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ální" style:master-page-name="MP0" style:family="paragraph">
      <style:paragraph-properties fo:widows="0" fo:orphans="0" fo:break-before="page" style:text-autospace="none" fo:margin-bottom="0in" fo:line-height="100%"/>
      <style:text-properties style:font-name="Arial" style:font-name-complex="Arial" fo:font-size="12pt" style:font-size-asian="12pt" style:font-size-complex="12pt"/>
    </style:style>
    <style:style style:name="P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10.5pt" style:font-size-asian="10.5pt" style:font-size-complex="10.5pt"/>
    </style:style>
    <style:style style:name="P6"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10.5pt" style:font-size-asian="10.5pt" style:font-size-complex="10.5pt"/>
    </style:style>
    <style:style style:name="P7"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10.5pt" style:font-size-asian="10.5pt" style:font-size-complex="10.5pt"/>
    </style:style>
    <style:style style:name="P8" style:parent-style-name="Normální" style:family="paragraph">
      <style:paragraph-properties fo:widows="0" fo:orphans="0" style:text-autospace="none" fo:text-align="center" fo:margin-bottom="0in" fo:line-height="100%"/>
      <style:text-properties style:font-name="Arial" style:font-name-complex="Arial" fo:font-size="10.5pt" style:font-size-asian="10.5pt" style:font-size-complex="10.5pt"/>
    </style:style>
    <style:style style:name="P9"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1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2"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3" style:parent-style-name="Normální" style:family="paragraph">
      <style:paragraph-properties fo:widows="0" fo:orphans="0" style:text-autospace="none" fo:margin-bottom="0in" fo:line-height="100%"/>
    </style:style>
    <style:style style:name="T14" style:parent-style-name="Standardnípísmoodstavce" style:family="text">
      <style:text-properties style:font-name="Arial" style:font-name-complex="Arial" fo:font-size="8pt" style:font-size-asian="8pt" style:font-size-complex="8pt"/>
    </style:style>
    <style:style style:name="T1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6" style:parent-style-name="Standardnípísmoodstavce" style:family="text">
      <style:text-properties style:font-name="Arial" style:font-name-complex="Arial" fo:font-size="8pt" style:font-size-asian="8pt" style:font-size-complex="8pt"/>
    </style:style>
    <style:style style:name="P17" style:parent-style-name="Normální" style:family="paragraph">
      <style:paragraph-properties fo:widows="0" fo:orphans="0" style:text-autospace="none" fo:margin-bottom="0in" fo:line-height="100%"/>
    </style:style>
    <style:style style:name="T18" style:parent-style-name="Standardnípísmoodstavce" style:family="text">
      <style:text-properties style:font-name="Arial" style:font-name-complex="Arial" fo:font-size="8pt" style:font-size-asian="8pt" style:font-size-complex="8pt"/>
    </style:style>
    <style:style style:name="T19"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20" style:parent-style-name="Standardnípísmoodstavce" style:family="text">
      <style:text-properties style:font-name="Arial" style:font-name-complex="Arial" fo:font-size="8pt" style:font-size-asian="8pt" style:font-size-complex="8pt"/>
    </style:style>
    <style:style style:name="P21" style:parent-style-name="Normální" style:family="paragraph">
      <style:paragraph-properties fo:widows="0" fo:orphans="0" style:text-autospace="none" fo:margin-bottom="0in" fo:line-height="100%"/>
    </style:style>
    <style:style style:name="T22" style:parent-style-name="Standardnípísmoodstavce" style:family="text">
      <style:text-properties style:font-name="Arial" style:font-name-complex="Arial" fo:font-size="8pt" style:font-size-asian="8pt" style:font-size-complex="8pt"/>
    </style:style>
    <style:style style:name="T2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24" style:parent-style-name="Standardnípísmoodstavce" style:family="text">
      <style:text-properties style:font-name="Arial" style:font-name-complex="Arial" fo:font-size="8pt" style:font-size-asian="8pt" style:font-size-complex="8pt"/>
    </style:style>
    <style:style style:name="P25" style:parent-style-name="Normální" style:family="paragraph">
      <style:paragraph-properties fo:widows="0" fo:orphans="0" style:text-autospace="none" fo:margin-bottom="0in" fo:line-height="100%"/>
    </style:style>
    <style:style style:name="T26" style:parent-style-name="Standardnípísmoodstavce" style:family="text">
      <style:text-properties style:font-name="Arial" style:font-name-complex="Arial" fo:font-size="8pt" style:font-size-asian="8pt" style:font-size-complex="8pt"/>
    </style:style>
    <style:style style:name="T2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28" style:parent-style-name="Standardnípísmoodstavce" style:family="text">
      <style:text-properties style:font-name="Arial" style:font-name-complex="Arial" fo:font-size="8pt" style:font-size-asian="8pt" style:font-size-complex="8pt"/>
    </style:style>
    <style:style style:name="P29" style:parent-style-name="Normální" style:family="paragraph">
      <style:paragraph-properties fo:widows="0" fo:orphans="0" style:text-autospace="none" fo:margin-bottom="0in" fo:line-height="100%"/>
    </style:style>
    <style:style style:name="T30" style:parent-style-name="Standardnípísmoodstavce" style:family="text">
      <style:text-properties style:font-name="Arial" style:font-name-complex="Arial" fo:font-size="8pt" style:font-size-asian="8pt" style:font-size-complex="8pt"/>
    </style:style>
    <style:style style:name="T3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32" style:parent-style-name="Standardnípísmoodstavce" style:family="text">
      <style:text-properties style:font-name="Arial" style:font-name-complex="Arial" fo:font-size="8pt" style:font-size-asian="8pt" style:font-size-complex="8pt"/>
    </style:style>
    <style:style style:name="P33" style:parent-style-name="Normální" style:family="paragraph">
      <style:paragraph-properties fo:widows="0" fo:orphans="0" style:text-autospace="none" fo:margin-bottom="0in" fo:line-height="100%"/>
    </style:style>
    <style:style style:name="T34" style:parent-style-name="Standardnípísmoodstavce" style:family="text">
      <style:text-properties style:font-name="Arial" style:font-name-complex="Arial" fo:font-size="8pt" style:font-size-asian="8pt" style:font-size-complex="8pt"/>
    </style:style>
    <style:style style:name="T3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36" style:parent-style-name="Standardnípísmoodstavce" style:family="text">
      <style:text-properties style:font-name="Arial" style:font-name-complex="Arial" fo:font-size="8pt" style:font-size-asian="8pt" style:font-size-complex="8pt"/>
    </style:style>
    <style:style style:name="P37" style:parent-style-name="Normální" style:family="paragraph">
      <style:paragraph-properties fo:widows="0" fo:orphans="0" style:text-autospace="none" fo:margin-bottom="0in" fo:line-height="100%"/>
    </style:style>
    <style:style style:name="T38" style:parent-style-name="Standardnípísmoodstavce" style:family="text">
      <style:text-properties style:font-name="Arial" style:font-name-complex="Arial" fo:font-size="8pt" style:font-size-asian="8pt" style:font-size-complex="8pt"/>
    </style:style>
    <style:style style:name="T39"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40" style:parent-style-name="Standardnípísmoodstavce" style:family="text">
      <style:text-properties style:font-name="Arial" style:font-name-complex="Arial" fo:font-size="8pt" style:font-size-asian="8pt" style:font-size-complex="8pt"/>
    </style:style>
    <style:style style:name="P41" style:parent-style-name="Normální" style:family="paragraph">
      <style:paragraph-properties fo:widows="0" fo:orphans="0" style:text-autospace="none" fo:margin-bottom="0in" fo:line-height="100%"/>
    </style:style>
    <style:style style:name="T42" style:parent-style-name="Standardnípísmoodstavce" style:family="text">
      <style:text-properties style:font-name="Arial" style:font-name-complex="Arial" fo:font-size="8pt" style:font-size-asian="8pt" style:font-size-complex="8pt"/>
    </style:style>
    <style:style style:name="T4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44" style:parent-style-name="Standardnípísmoodstavce" style:family="text">
      <style:text-properties style:font-name="Arial" style:font-name-complex="Arial" fo:font-size="8pt" style:font-size-asian="8pt" style:font-size-complex="8pt"/>
    </style:style>
    <style:style style:name="P45" style:parent-style-name="Normální" style:family="paragraph">
      <style:paragraph-properties fo:widows="0" fo:orphans="0" style:text-autospace="none" fo:margin-bottom="0in" fo:line-height="100%"/>
    </style:style>
    <style:style style:name="T46" style:parent-style-name="Standardnípísmoodstavce" style:family="text">
      <style:text-properties style:font-name="Arial" style:font-name-complex="Arial" fo:font-size="8pt" style:font-size-asian="8pt" style:font-size-complex="8pt"/>
    </style:style>
    <style:style style:name="T4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48" style:parent-style-name="Standardnípísmoodstavce" style:family="text">
      <style:text-properties style:font-name="Arial" style:font-name-complex="Arial" fo:font-size="8pt" style:font-size-asian="8pt" style:font-size-complex="8pt"/>
    </style:style>
    <style:style style:name="P49" style:parent-style-name="Normální" style:family="paragraph">
      <style:paragraph-properties fo:widows="0" fo:orphans="0" style:text-autospace="none" fo:margin-bottom="0in" fo:line-height="100%"/>
    </style:style>
    <style:style style:name="T50" style:parent-style-name="Standardnípísmoodstavce" style:family="text">
      <style:text-properties style:font-name="Arial" style:font-name-complex="Arial" fo:font-size="8pt" style:font-size-asian="8pt" style:font-size-complex="8pt"/>
    </style:style>
    <style:style style:name="T5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52" style:parent-style-name="Standardnípísmoodstavce" style:family="text">
      <style:text-properties style:font-name="Arial" style:font-name-complex="Arial" fo:font-size="8pt" style:font-size-asian="8pt" style:font-size-complex="8pt"/>
    </style:style>
    <style:style style:name="T5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54" style:parent-style-name="Standardnípísmoodstavce" style:family="text">
      <style:text-properties style:font-name="Arial" style:font-name-complex="Arial" fo:font-size="8pt" style:font-size-asian="8pt" style:font-size-complex="8pt"/>
    </style:style>
    <style:style style:name="P55" style:parent-style-name="Normální" style:family="paragraph">
      <style:paragraph-properties fo:widows="0" fo:orphans="0" style:text-autospace="none" fo:margin-bottom="0in" fo:line-height="100%"/>
    </style:style>
    <style:style style:name="T56" style:parent-style-name="Standardnípísmoodstavce" style:family="text">
      <style:text-properties style:font-name="Arial" style:font-name-complex="Arial" fo:font-size="8pt" style:font-size-asian="8pt" style:font-size-complex="8pt"/>
    </style:style>
    <style:style style:name="T5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58" style:parent-style-name="Standardnípísmoodstavce" style:family="text">
      <style:text-properties style:font-name="Arial" style:font-name-complex="Arial" fo:font-size="8pt" style:font-size-asian="8pt" style:font-size-complex="8pt"/>
    </style:style>
    <style:style style:name="P59" style:parent-style-name="Normální" style:family="paragraph">
      <style:paragraph-properties fo:widows="0" fo:orphans="0" style:text-autospace="none" fo:margin-bottom="0in" fo:line-height="100%"/>
    </style:style>
    <style:style style:name="T60" style:parent-style-name="Standardnípísmoodstavce" style:family="text">
      <style:text-properties style:font-name="Arial" style:font-name-complex="Arial" fo:font-size="8pt" style:font-size-asian="8pt" style:font-size-complex="8pt"/>
    </style:style>
    <style:style style:name="T6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62" style:parent-style-name="Standardnípísmoodstavce" style:family="text">
      <style:text-properties style:font-name="Arial" style:font-name-complex="Arial" fo:font-size="8pt" style:font-size-asian="8pt" style:font-size-complex="8pt"/>
    </style:style>
    <style:style style:name="T6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64" style:parent-style-name="Standardnípísmoodstavce" style:family="text">
      <style:text-properties style:font-name="Arial" style:font-name-complex="Arial" fo:font-size="8pt" style:font-size-asian="8pt" style:font-size-complex="8pt"/>
    </style:style>
    <style:style style:name="P65" style:parent-style-name="Normální" style:family="paragraph">
      <style:paragraph-properties fo:widows="0" fo:orphans="0" style:text-autospace="none" fo:margin-bottom="0in" fo:line-height="100%"/>
    </style:style>
    <style:style style:name="T66" style:parent-style-name="Standardnípísmoodstavce" style:family="text">
      <style:text-properties style:font-name="Arial" style:font-name-complex="Arial" fo:font-size="8pt" style:font-size-asian="8pt" style:font-size-complex="8pt"/>
    </style:style>
    <style:style style:name="T6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68" style:parent-style-name="Standardnípísmoodstavce" style:family="text">
      <style:text-properties style:font-name="Arial" style:font-name-complex="Arial" fo:font-size="8pt" style:font-size-asian="8pt" style:font-size-complex="8pt"/>
    </style:style>
    <style:style style:name="P69" style:parent-style-name="Normální" style:family="paragraph">
      <style:paragraph-properties fo:widows="0" fo:orphans="0" style:text-autospace="none" fo:margin-bottom="0in" fo:line-height="100%"/>
    </style:style>
    <style:style style:name="T70" style:parent-style-name="Standardnípísmoodstavce" style:family="text">
      <style:text-properties style:font-name="Arial" style:font-name-complex="Arial" fo:font-size="8pt" style:font-size-asian="8pt" style:font-size-complex="8pt"/>
    </style:style>
    <style:style style:name="T7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72" style:parent-style-name="Standardnípísmoodstavce" style:family="text">
      <style:text-properties style:font-name="Arial" style:font-name-complex="Arial" fo:font-size="8pt" style:font-size-asian="8pt" style:font-size-complex="8pt"/>
    </style:style>
    <style:style style:name="P73" style:parent-style-name="Normální" style:family="paragraph">
      <style:paragraph-properties fo:widows="0" fo:orphans="0" style:text-autospace="none" fo:margin-bottom="0in" fo:line-height="100%"/>
    </style:style>
    <style:style style:name="T74" style:parent-style-name="Standardnípísmoodstavce" style:family="text">
      <style:text-properties style:font-name="Arial" style:font-name-complex="Arial" fo:font-size="8pt" style:font-size-asian="8pt" style:font-size-complex="8pt"/>
    </style:style>
    <style:style style:name="T7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76" style:parent-style-name="Standardnípísmoodstavce" style:family="text">
      <style:text-properties style:font-name="Arial" style:font-name-complex="Arial" fo:font-size="8pt" style:font-size-asian="8pt" style:font-size-complex="8pt"/>
    </style:style>
    <style:style style:name="P77" style:parent-style-name="Normální" style:family="paragraph">
      <style:paragraph-properties fo:widows="0" fo:orphans="0" style:text-autospace="none" fo:margin-bottom="0in" fo:line-height="100%"/>
    </style:style>
    <style:style style:name="T78" style:parent-style-name="Standardnípísmoodstavce" style:family="text">
      <style:text-properties style:font-name="Arial" style:font-name-complex="Arial" fo:font-size="8pt" style:font-size-asian="8pt" style:font-size-complex="8pt"/>
    </style:style>
    <style:style style:name="T79"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80" style:parent-style-name="Standardnípísmoodstavce" style:family="text">
      <style:text-properties style:font-name="Arial" style:font-name-complex="Arial" fo:font-size="8pt" style:font-size-asian="8pt" style:font-size-complex="8pt"/>
    </style:style>
    <style:style style:name="P81" style:parent-style-name="Normální" style:family="paragraph">
      <style:paragraph-properties fo:widows="0" fo:orphans="0" style:text-autospace="none" fo:margin-bottom="0in" fo:line-height="100%"/>
    </style:style>
    <style:style style:name="T82" style:parent-style-name="Standardnípísmoodstavce" style:family="text">
      <style:text-properties style:font-name="Arial" style:font-name-complex="Arial" fo:font-size="8pt" style:font-size-asian="8pt" style:font-size-complex="8pt"/>
    </style:style>
    <style:style style:name="T8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84" style:parent-style-name="Standardnípísmoodstavce" style:family="text">
      <style:text-properties style:font-name="Arial" style:font-name-complex="Arial" fo:font-size="8pt" style:font-size-asian="8pt" style:font-size-complex="8pt"/>
    </style:style>
    <style:style style:name="P85" style:parent-style-name="Normální" style:family="paragraph">
      <style:paragraph-properties fo:widows="0" fo:orphans="0" style:text-autospace="none" fo:margin-bottom="0in" fo:line-height="100%"/>
    </style:style>
    <style:style style:name="T86" style:parent-style-name="Standardnípísmoodstavce" style:family="text">
      <style:text-properties style:font-name="Arial" style:font-name-complex="Arial" fo:font-size="8pt" style:font-size-asian="8pt" style:font-size-complex="8pt"/>
    </style:style>
    <style:style style:name="T8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88" style:parent-style-name="Standardnípísmoodstavce" style:family="text">
      <style:text-properties style:font-name="Arial" style:font-name-complex="Arial" fo:font-size="8pt" style:font-size-asian="8pt" style:font-size-complex="8pt"/>
    </style:style>
    <style:style style:name="P89" style:parent-style-name="Normální" style:family="paragraph">
      <style:paragraph-properties fo:widows="0" fo:orphans="0" style:text-autospace="none" fo:margin-bottom="0in" fo:line-height="100%"/>
    </style:style>
    <style:style style:name="T90" style:parent-style-name="Standardnípísmoodstavce" style:family="text">
      <style:text-properties style:font-name="Arial" style:font-name-complex="Arial" fo:font-size="8pt" style:font-size-asian="8pt" style:font-size-complex="8pt"/>
    </style:style>
    <style:style style:name="T9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92" style:parent-style-name="Standardnípísmoodstavce" style:family="text">
      <style:text-properties style:font-name="Arial" style:font-name-complex="Arial" fo:font-size="8pt" style:font-size-asian="8pt" style:font-size-complex="8pt"/>
    </style:style>
    <style:style style:name="P9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9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6"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10.5pt" style:font-size-asian="10.5pt" style:font-size-complex="10.5pt"/>
    </style:style>
    <style:style style:name="P97"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10.5pt" style:font-size-asian="10.5pt" style:font-size-complex="10.5pt"/>
    </style:style>
    <style:style style:name="P98"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10.5pt" style:font-size-asian="10.5pt" style:font-size-complex="10.5pt"/>
    </style:style>
    <style:style style:name="P99"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10.5pt" style:font-size-asian="10.5pt" style:font-size-complex="10.5pt"/>
    </style:style>
    <style:style style:name="P100" style:parent-style-name="Normální" style:family="paragraph">
      <style:paragraph-properties fo:widows="0" fo:orphans="0" style:text-autospace="none" fo:text-align="center" fo:margin-bottom="0in" fo:line-height="100%"/>
      <style:text-properties style:font-name="Arial" style:font-name-complex="Arial" fo:font-size="9pt" style:font-size-asian="9pt" style:font-size-complex="9pt"/>
    </style:style>
    <style:style style:name="P101" style:parent-style-name="Normální" style:family="paragraph">
      <style:paragraph-properties fo:widows="0" fo:orphans="0" style:text-autospace="none" fo:margin-bottom="0in" fo:line-height="100%"/>
      <style:text-properties style:font-name="Arial" style:font-name-complex="Arial" fo:font-size="9pt" style:font-size-asian="9pt" style:font-size-complex="9pt"/>
    </style:style>
    <style:style style:name="P102"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9pt" style:font-size-asian="9pt" style:font-size-complex="9pt"/>
    </style:style>
    <style:style style:name="P103"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9pt" style:font-size-asian="9pt" style:font-size-complex="9pt"/>
    </style:style>
    <style:style style:name="P104"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05"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06" style:parent-style-name="Normální" style:family="paragraph">
      <style:paragraph-properties fo:widows="0" fo:orphans="0" style:text-autospace="none" fo:text-align="center" fo:margin-bottom="0in" fo:line-height="100%"/>
    </style:style>
    <style:style style:name="T107" style:parent-style-name="Standardnípísmoodstavce" style:family="text">
      <style:text-properties style:font-name="Arial" style:font-name-complex="Arial" fo:font-size="8pt" style:font-size-asian="8pt" style:font-size-complex="8pt"/>
    </style:style>
    <style:style style:name="T108"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09" style:parent-style-name="Standardnípísmoodstavce" style:family="text">
      <style:text-properties style:font-name="Arial" style:font-name-complex="Arial" fo:font-size="8pt" style:font-size-asian="8pt" style:font-size-complex="8pt"/>
    </style:style>
    <style:style style:name="P11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1"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12"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1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2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1" style:parent-style-name="Normální" style:family="paragraph">
      <style:paragraph-properties fo:widows="0" fo:orphans="0" style:text-autospace="none" fo:text-align="center" fo:margin-bottom="0in" fo:line-height="100%"/>
    </style:style>
    <style:style style:name="T122" style:parent-style-name="Standardnípísmoodstavce" style:family="text">
      <style:text-properties style:font-name="Arial" style:font-name-complex="Arial" fo:font-size="8pt" style:font-size-asian="8pt" style:font-size-complex="8pt"/>
    </style:style>
    <style:style style:name="T12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24" style:parent-style-name="Standardnípísmoodstavce" style:family="text">
      <style:text-properties style:font-name="Arial" style:font-name-complex="Arial" fo:font-size="8pt" style:font-size-asian="8pt" style:font-size-complex="8pt"/>
    </style:style>
    <style:style style:name="P12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6"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27"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2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2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3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2" style:parent-style-name="Normální" style:family="paragraph">
      <style:paragraph-properties fo:widows="0" fo:orphans="0" style:text-autospace="none" fo:text-align="center" fo:margin-bottom="0in" fo:line-height="100%"/>
    </style:style>
    <style:style style:name="T133" style:parent-style-name="Standardnípísmoodstavce" style:family="text">
      <style:text-properties style:font-name="Arial" style:font-name-complex="Arial" fo:font-size="8pt" style:font-size-asian="8pt" style:font-size-complex="8pt"/>
    </style:style>
    <style:style style:name="T134"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35" style:parent-style-name="Standardnípísmoodstavce" style:family="text">
      <style:text-properties style:font-name="Arial" style:font-name-complex="Arial" fo:font-size="8pt" style:font-size-asian="8pt" style:font-size-complex="8pt"/>
    </style:style>
    <style:style style:name="P13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7"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38"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3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4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4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3" style:parent-style-name="Normální" style:family="paragraph">
      <style:paragraph-properties fo:widows="0" fo:orphans="0" style:text-autospace="none" fo:text-align="justify" fo:margin-bottom="0in" fo:line-height="100%"/>
    </style:style>
    <style:style style:name="T144" style:parent-style-name="Standardnípísmoodstavce" style:family="text">
      <style:text-properties style:font-name="Arial" style:font-name-complex="Arial" fo:font-size="8pt" style:font-size-asian="8pt" style:font-size-complex="8pt"/>
    </style:style>
    <style:style style:name="T145" style:parent-style-name="Standardnípísmoodstavce" style:family="text">
      <style:text-properties style:font-name="Arial" style:font-name-complex="Arial" style:text-position="super 62.5%" fo:font-size="8pt" style:font-size-asian="8pt" style:font-size-complex="8pt"/>
    </style:style>
    <style:style style:name="T146" style:parent-style-name="Standardnípísmoodstavce" style:family="text">
      <style:text-properties style:font-name="Arial" style:font-name-complex="Arial" fo:font-size="8pt" style:font-size-asian="8pt" style:font-size-complex="8pt"/>
    </style:style>
    <style:style style:name="P14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4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50" style:parent-style-name="Normální" style:family="paragraph">
      <style:paragraph-properties fo:widows="0" fo:orphans="0" style:text-autospace="none" fo:text-align="center" fo:margin-bottom="0in" fo:line-height="100%"/>
    </style:style>
    <style:style style:name="T151" style:parent-style-name="Standardnípísmoodstavce" style:family="text">
      <style:text-properties style:font-name="Arial" style:font-name-complex="Arial" fo:font-size="8pt" style:font-size-asian="8pt" style:font-size-complex="8pt"/>
    </style:style>
    <style:style style:name="T152"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53" style:parent-style-name="Standardnípísmoodstavce" style:family="text">
      <style:text-properties style:font-name="Arial" style:font-name-complex="Arial" fo:font-size="8pt" style:font-size-asian="8pt" style:font-size-complex="8pt"/>
    </style:style>
    <style:style style:name="P15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55"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56"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5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5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5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6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6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6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63" style:parent-style-name="Normální" style:family="paragraph">
      <style:paragraph-properties fo:widows="0" fo:orphans="0" style:text-autospace="none" fo:text-align="justify" fo:margin-bottom="0in" fo:line-height="100%"/>
    </style:style>
    <style:style style:name="T164" style:parent-style-name="Standardnípísmoodstavce" style:family="text">
      <style:text-properties style:font-name="Arial" style:font-name-complex="Arial" fo:font-size="8pt" style:font-size-asian="8pt" style:font-size-complex="8pt"/>
    </style:style>
    <style:style style:name="T16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66" style:parent-style-name="Standardnípísmoodstavce" style:family="text">
      <style:text-properties style:font-name="Arial" style:font-name-complex="Arial" fo:font-size="8pt" style:font-size-asian="8pt" style:font-size-complex="8pt"/>
    </style:style>
    <style:style style:name="P16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6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6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7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7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4" style:parent-style-name="Normální" style:family="paragraph">
      <style:paragraph-properties fo:widows="0" fo:orphans="0" style:text-autospace="none" fo:text-align="center" fo:margin-bottom="0in" fo:line-height="100%"/>
    </style:style>
    <style:style style:name="T175" style:parent-style-name="Standardnípísmoodstavce" style:family="text">
      <style:text-properties style:font-name="Arial" style:font-name-complex="Arial" fo:font-size="8pt" style:font-size-asian="8pt" style:font-size-complex="8pt"/>
    </style:style>
    <style:style style:name="T176"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77" style:parent-style-name="Standardnípísmoodstavce" style:family="text">
      <style:text-properties style:font-name="Arial" style:font-name-complex="Arial" fo:font-size="8pt" style:font-size-asian="8pt" style:font-size-complex="8pt"/>
    </style:style>
    <style:style style:name="P17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9"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80"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8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8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8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8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85" style:parent-style-name="Normální" style:family="paragraph">
      <style:paragraph-properties fo:widows="0" fo:orphans="0" style:text-autospace="none" fo:text-align="justify" fo:margin-bottom="0in" fo:line-height="100%"/>
    </style:style>
    <style:style style:name="T186" style:parent-style-name="Standardnípísmoodstavce" style:family="text">
      <style:text-properties style:font-name="Arial" style:font-name-complex="Arial" fo:font-size="8pt" style:font-size-asian="8pt" style:font-size-complex="8pt"/>
    </style:style>
    <style:style style:name="T187" style:parent-style-name="Standardnípísmoodstavce" style:family="text">
      <style:text-properties style:font-name="Arial" style:font-name-complex="Arial" style:text-position="super 62.5%" fo:font-size="8pt" style:font-size-asian="8pt" style:font-size-complex="8pt"/>
    </style:style>
    <style:style style:name="T188" style:parent-style-name="Standardnípísmoodstavce" style:family="text">
      <style:text-properties style:font-name="Arial" style:font-name-complex="Arial" fo:font-size="8pt" style:font-size-asian="8pt" style:font-size-complex="8pt"/>
    </style:style>
    <style:style style:name="P18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90" style:parent-style-name="Normální" style:family="paragraph">
      <style:paragraph-properties fo:widows="0" fo:orphans="0" style:text-autospace="none" fo:text-align="center" fo:margin-bottom="0in" fo:line-height="100%"/>
    </style:style>
    <style:style style:name="T191" style:parent-style-name="Standardnípísmoodstavce" style:family="text">
      <style:text-properties style:font-name="Arial" style:font-name-complex="Arial" fo:font-size="8pt" style:font-size-asian="8pt" style:font-size-complex="8pt"/>
    </style:style>
    <style:style style:name="T192"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93" style:parent-style-name="Standardnípísmoodstavce" style:family="text">
      <style:text-properties style:font-name="Arial" style:font-name-complex="Arial" fo:font-size="8pt" style:font-size-asian="8pt" style:font-size-complex="8pt"/>
    </style:style>
    <style:style style:name="P19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95"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96"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9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9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9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0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01" style:parent-style-name="Normální" style:family="paragraph">
      <style:paragraph-properties fo:widows="0" fo:orphans="0" style:text-autospace="none" fo:text-align="center" fo:margin-bottom="0in" fo:line-height="100%"/>
    </style:style>
    <style:style style:name="T202" style:parent-style-name="Standardnípísmoodstavce" style:family="text">
      <style:text-properties style:font-name="Arial" style:font-name-complex="Arial" fo:font-size="8pt" style:font-size-asian="8pt" style:font-size-complex="8pt"/>
    </style:style>
    <style:style style:name="T20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204" style:parent-style-name="Standardnípísmoodstavce" style:family="text">
      <style:text-properties style:font-name="Arial" style:font-name-complex="Arial" fo:font-size="8pt" style:font-size-asian="8pt" style:font-size-complex="8pt"/>
    </style:style>
    <style:style style:name="P20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06"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207"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20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0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1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1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1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1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1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1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1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1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1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1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2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2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22" style:parent-style-name="Normální" style:family="paragraph">
      <style:paragraph-properties fo:widows="0" fo:orphans="0" style:text-autospace="none" fo:text-align="justify" fo:margin-bottom="0in" fo:line-height="100%"/>
    </style:style>
    <style:style style:name="T223" style:parent-style-name="Standardnípísmoodstavce" style:family="text">
      <style:text-properties style:font-name="Arial" style:font-name-complex="Arial" fo:font-size="8pt" style:font-size-asian="8pt" style:font-size-complex="8pt"/>
    </style:style>
    <style:style style:name="T224"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225" style:parent-style-name="Standardnípísmoodstavce" style:family="text">
      <style:text-properties style:font-name="Arial" style:font-name-complex="Arial" fo:font-size="8pt" style:font-size-asian="8pt" style:font-size-complex="8pt"/>
    </style:style>
    <style:style style:name="P22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27" style:parent-style-name="Normální" style:family="paragraph">
      <style:paragraph-properties fo:widows="0" fo:orphans="0" style:text-autospace="none" fo:text-align="center" fo:margin-bottom="0in" fo:line-height="100%"/>
    </style:style>
    <style:style style:name="T228" style:parent-style-name="Standardnípísmoodstavce" style:family="text">
      <style:text-properties style:font-name="Arial" style:font-name-complex="Arial" fo:font-size="8pt" style:font-size-asian="8pt" style:font-size-complex="8pt"/>
    </style:style>
    <style:style style:name="T229"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230" style:parent-style-name="Standardnípísmoodstavce" style:family="text">
      <style:text-properties style:font-name="Arial" style:font-name-complex="Arial" fo:font-size="8pt" style:font-size-asian="8pt" style:font-size-complex="8pt"/>
    </style:style>
    <style:style style:name="P23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32"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233"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23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3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3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3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3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3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40" style:parent-style-name="Normální" style:family="paragraph">
      <style:paragraph-properties fo:widows="0" fo:orphans="0" style:text-autospace="none" fo:text-align="justify" fo:margin-bottom="0in" fo:line-height="100%"/>
    </style:style>
    <style:style style:name="T241" style:parent-style-name="Standardnípísmoodstavce" style:family="text">
      <style:text-properties style:font-name="Arial" style:font-name-complex="Arial" fo:font-size="8pt" style:font-size-asian="8pt" style:font-size-complex="8pt"/>
    </style:style>
    <style:style style:name="T242"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243" style:parent-style-name="Standardnípísmoodstavce" style:family="text">
      <style:text-properties style:font-name="Arial" style:font-name-complex="Arial" fo:font-size="8pt" style:font-size-asian="8pt" style:font-size-complex="8pt"/>
    </style:style>
    <style:style style:name="P24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4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4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47" style:parent-style-name="Normální" style:family="paragraph">
      <style:paragraph-properties fo:widows="0" fo:orphans="0" style:text-autospace="none" fo:text-align="center" fo:margin-bottom="0in" fo:line-height="100%"/>
    </style:style>
    <style:style style:name="T248" style:parent-style-name="Standardnípísmoodstavce" style:family="text">
      <style:text-properties style:font-name="Arial" style:font-name-complex="Arial" fo:font-size="8pt" style:font-size-asian="8pt" style:font-size-complex="8pt"/>
    </style:style>
    <style:style style:name="T249"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250" style:parent-style-name="Standardnípísmoodstavce" style:family="text">
      <style:text-properties style:font-name="Arial" style:font-name-complex="Arial" fo:font-size="8pt" style:font-size-asian="8pt" style:font-size-complex="8pt"/>
    </style:style>
    <style:style style:name="P25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52"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253"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25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5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5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5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5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5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60"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261"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262" style:parent-style-name="Normální" style:family="paragraph">
      <style:paragraph-properties fo:widows="0" fo:orphans="0" style:text-autospace="none" fo:text-align="center" fo:margin-bottom="0in" fo:line-height="100%"/>
    </style:style>
    <style:style style:name="T263" style:parent-style-name="Standardnípísmoodstavce" style:family="text">
      <style:text-properties style:font-name="Arial" style:font-name-complex="Arial" fo:font-size="8pt" style:font-size-asian="8pt" style:font-size-complex="8pt"/>
    </style:style>
    <style:style style:name="T264"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265" style:parent-style-name="Standardnípísmoodstavce" style:family="text">
      <style:text-properties style:font-name="Arial" style:font-name-complex="Arial" fo:font-size="8pt" style:font-size-asian="8pt" style:font-size-complex="8pt"/>
    </style:style>
    <style:style style:name="P26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6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6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69" style:parent-style-name="Normální" style:family="paragraph">
      <style:paragraph-properties fo:widows="0" fo:orphans="0" style:text-autospace="none" fo:text-align="center" fo:margin-bottom="0in" fo:line-height="100%"/>
    </style:style>
    <style:style style:name="T270" style:parent-style-name="Standardnípísmoodstavce" style:family="text">
      <style:text-properties style:font-name="Arial" style:font-name-complex="Arial" fo:font-size="8pt" style:font-size-asian="8pt" style:font-size-complex="8pt"/>
    </style:style>
    <style:style style:name="T27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272" style:parent-style-name="Standardnípísmoodstavce" style:family="text">
      <style:text-properties style:font-name="Arial" style:font-name-complex="Arial" fo:font-size="8pt" style:font-size-asian="8pt" style:font-size-complex="8pt"/>
    </style:style>
    <style:style style:name="P27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74"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275"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27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7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7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7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80" style:parent-style-name="Normální" style:family="paragraph">
      <style:paragraph-properties fo:widows="0" fo:orphans="0" style:text-autospace="none" fo:text-align="center" fo:margin-bottom="0in" fo:line-height="100%"/>
    </style:style>
    <style:style style:name="T281" style:parent-style-name="Standardnípísmoodstavce" style:family="text">
      <style:text-properties style:font-name="Arial" style:font-name-complex="Arial" fo:font-size="8pt" style:font-size-asian="8pt" style:font-size-complex="8pt"/>
    </style:style>
    <style:style style:name="T282"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283" style:parent-style-name="Standardnípísmoodstavce" style:family="text">
      <style:text-properties style:font-name="Arial" style:font-name-complex="Arial" fo:font-size="8pt" style:font-size-asian="8pt" style:font-size-complex="8pt"/>
    </style:style>
    <style:style style:name="P28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85"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286"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287" style:parent-style-name="Normální" style:family="paragraph">
      <style:paragraph-properties fo:widows="0" fo:orphans="0" style:text-autospace="none" fo:text-align="justify" fo:margin-bottom="0in" fo:line-height="100%"/>
    </style:style>
    <style:style style:name="T288" style:parent-style-name="Standardnípísmoodstavce" style:family="text">
      <style:text-properties style:font-name="Arial" style:font-name-complex="Arial" fo:font-size="8pt" style:font-size-asian="8pt" style:font-size-complex="8pt"/>
    </style:style>
    <style:style style:name="T289"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290" style:parent-style-name="Standardnípísmoodstavce" style:family="text">
      <style:text-properties style:font-name="Arial" style:font-name-complex="Arial" fo:font-size="8pt" style:font-size-asian="8pt" style:font-size-complex="8pt"/>
    </style:style>
    <style:style style:name="P29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92"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293"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294"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29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9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9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9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9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0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0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0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0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04" style:parent-style-name="Normální" style:family="paragraph">
      <style:paragraph-properties fo:widows="0" fo:orphans="0" style:text-autospace="none" fo:text-align="justify" fo:margin-bottom="0in" fo:line-height="100%"/>
    </style:style>
    <style:style style:name="T305" style:parent-style-name="Standardnípísmoodstavce" style:family="text">
      <style:text-properties style:font-name="Arial" style:font-name-complex="Arial" fo:font-size="8pt" style:font-size-asian="8pt" style:font-size-complex="8pt"/>
    </style:style>
    <style:style style:name="T306"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307" style:parent-style-name="Standardnípísmoodstavce" style:family="text">
      <style:text-properties style:font-name="Arial" style:font-name-complex="Arial" fo:font-size="8pt" style:font-size-asian="8pt" style:font-size-complex="8pt"/>
    </style:style>
    <style:style style:name="P30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0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1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11"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31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1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1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1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1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17" style:parent-style-name="Normální" style:family="paragraph">
      <style:paragraph-properties fo:widows="0" fo:orphans="0" style:text-autospace="none" fo:text-align="justify" fo:margin-bottom="0in" fo:line-height="100%"/>
    </style:style>
    <style:style style:name="T318" style:parent-style-name="Standardnípísmoodstavce" style:family="text">
      <style:text-properties style:font-name="Arial" style:font-name-complex="Arial" fo:font-size="8pt" style:font-size-asian="8pt" style:font-size-complex="8pt"/>
    </style:style>
    <style:style style:name="T319"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320" style:parent-style-name="Standardnípísmoodstavce" style:family="text">
      <style:text-properties style:font-name="Arial" style:font-name-complex="Arial" fo:font-size="8pt" style:font-size-asian="8pt" style:font-size-complex="8pt"/>
    </style:style>
    <style:style style:name="P32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22" style:parent-style-name="Normální" style:family="paragraph">
      <style:paragraph-properties fo:widows="0" fo:orphans="0" style:text-autospace="none" fo:text-align="justify" fo:margin-bottom="0in" fo:line-height="100%"/>
    </style:style>
    <style:style style:name="T323" style:parent-style-name="Standardnípísmoodstavce" style:family="text">
      <style:text-properties style:font-name="Arial" style:font-name-complex="Arial" fo:font-size="8pt" style:font-size-asian="8pt" style:font-size-complex="8pt"/>
    </style:style>
    <style:style style:name="T324"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325" style:parent-style-name="Standardnípísmoodstavce" style:family="text">
      <style:text-properties style:font-name="Arial" style:font-name-complex="Arial" fo:font-size="8pt" style:font-size-asian="8pt" style:font-size-complex="8pt"/>
    </style:style>
    <style:style style:name="P32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27"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9pt" style:font-size-asian="9pt" style:font-size-complex="9pt"/>
    </style:style>
    <style:style style:name="P328"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9pt" style:font-size-asian="9pt" style:font-size-complex="9pt"/>
    </style:style>
    <style:style style:name="P329"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330"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331" style:parent-style-name="Normální" style:family="paragraph">
      <style:paragraph-properties fo:widows="0" fo:orphans="0" style:text-autospace="none" fo:text-align="center" fo:margin-bottom="0in" fo:line-height="100%"/>
    </style:style>
    <style:style style:name="T332" style:parent-style-name="Standardnípísmoodstavce" style:family="text">
      <style:text-properties style:font-name="Arial" style:font-name-complex="Arial" fo:font-size="8pt" style:font-size-asian="8pt" style:font-size-complex="8pt"/>
    </style:style>
    <style:style style:name="T33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334" style:parent-style-name="Standardnípísmoodstavce" style:family="text">
      <style:text-properties style:font-name="Arial" style:font-name-complex="Arial" fo:font-size="8pt" style:font-size-asian="8pt" style:font-size-complex="8pt"/>
    </style:style>
    <style:style style:name="P33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3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3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38" style:parent-style-name="Normální" style:family="paragraph">
      <style:paragraph-properties fo:widows="0" fo:orphans="0" style:text-autospace="none" fo:text-align="center" fo:margin-bottom="0in" fo:line-height="100%"/>
      <style:text-properties style:font-name="Arial" style:font-name-complex="Arial" fo:font-size="9pt" style:font-size-asian="9pt" style:font-size-complex="9pt"/>
    </style:style>
    <style:style style:name="P339" style:parent-style-name="Normální" style:family="paragraph">
      <style:paragraph-properties fo:widows="0" fo:orphans="0" style:text-autospace="none" fo:margin-bottom="0in" fo:line-height="100%"/>
      <style:text-properties style:font-name="Arial" style:font-name-complex="Arial" fo:font-size="9pt" style:font-size-asian="9pt" style:font-size-complex="9pt"/>
    </style:style>
    <style:style style:name="P340" style:parent-style-name="Normální" style:family="paragraph">
      <style:paragraph-properties fo:widows="0" fo:orphans="0" style:text-autospace="none" fo:text-align="center" fo:margin-bottom="0in" fo:line-height="100%"/>
      <style:text-properties style:font-name="Arial" style:font-name-complex="Arial" fo:font-size="9pt" style:font-size-asian="9pt" style:font-size-complex="9pt"/>
    </style:style>
    <style:style style:name="P341" style:parent-style-name="Normální" style:family="paragraph">
      <style:paragraph-properties fo:widows="0" fo:orphans="0" style:text-autospace="none" fo:margin-bottom="0in" fo:line-height="100%"/>
      <style:text-properties style:font-name="Arial" style:font-name-complex="Arial" fo:font-size="9pt" style:font-size-asian="9pt" style:font-size-complex="9pt"/>
    </style:style>
    <style:style style:name="P342"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9pt" style:font-size-asian="9pt" style:font-size-complex="9pt"/>
    </style:style>
    <style:style style:name="P343"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9pt" style:font-size-asian="9pt" style:font-size-complex="9pt"/>
    </style:style>
    <style:style style:name="P344"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345"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346" style:parent-style-name="Normální" style:family="paragraph">
      <style:paragraph-properties fo:widows="0" fo:orphans="0" style:text-autospace="none" fo:text-align="center" fo:margin-bottom="0in" fo:line-height="100%"/>
    </style:style>
    <style:style style:name="T347" style:parent-style-name="Standardnípísmoodstavce" style:family="text">
      <style:text-properties style:font-name="Arial" style:font-name-complex="Arial" fo:font-size="8pt" style:font-size-asian="8pt" style:font-size-complex="8pt"/>
    </style:style>
    <style:style style:name="T348"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349" style:parent-style-name="Standardnípísmoodstavce" style:family="text">
      <style:text-properties style:font-name="Arial" style:font-name-complex="Arial" fo:font-size="8pt" style:font-size-asian="8pt" style:font-size-complex="8pt"/>
    </style:style>
    <style:style style:name="P35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51"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352"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35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5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55"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9pt" style:font-size-asian="9pt" style:font-size-complex="9pt"/>
    </style:style>
    <style:style style:name="P356"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9pt" style:font-size-asian="9pt" style:font-size-complex="9pt"/>
    </style:style>
    <style:style style:name="P357"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358"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359" style:parent-style-name="Normální" style:family="paragraph">
      <style:paragraph-properties fo:widows="0" fo:orphans="0" style:text-autospace="none" fo:text-align="center" fo:margin-bottom="0in" fo:line-height="100%"/>
    </style:style>
    <style:style style:name="T360" style:parent-style-name="Standardnípísmoodstavce" style:family="text">
      <style:text-properties style:font-name="Arial" style:font-name-complex="Arial" fo:font-size="8pt" style:font-size-asian="8pt" style:font-size-complex="8pt"/>
    </style:style>
    <style:style style:name="T36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362" style:parent-style-name="Standardnípísmoodstavce" style:family="text">
      <style:text-properties style:font-name="Arial" style:font-name-complex="Arial" fo:font-size="8pt" style:font-size-asian="8pt" style:font-size-complex="8pt"/>
    </style:style>
    <style:style style:name="P36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64"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365"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36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6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68" style:parent-style-name="Normální" style:family="paragraph">
      <style:paragraph-properties fo:widows="0" fo:orphans="0" style:text-autospace="none" fo:text-align="center" fo:margin-bottom="0in" fo:line-height="100%"/>
    </style:style>
    <style:style style:name="T369" style:parent-style-name="Standardnípísmoodstavce" style:family="text">
      <style:text-properties style:font-name="Arial" style:font-name-complex="Arial" fo:font-size="8pt" style:font-size-asian="8pt" style:font-size-complex="8pt"/>
    </style:style>
    <style:style style:name="T370"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371" style:parent-style-name="Standardnípísmoodstavce" style:family="text">
      <style:text-properties style:font-name="Arial" style:font-name-complex="Arial" fo:font-size="8pt" style:font-size-asian="8pt" style:font-size-complex="8pt"/>
    </style:style>
    <style:style style:name="P37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73"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374"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37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7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7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7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7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8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8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8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8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8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85" style:parent-style-name="Normální" style:family="paragraph">
      <style:paragraph-properties fo:widows="0" fo:orphans="0" style:text-autospace="none" fo:text-align="justify" fo:margin-bottom="0in" fo:line-height="100%"/>
    </style:style>
    <style:style style:name="T386" style:parent-style-name="Standardnípísmoodstavce" style:family="text">
      <style:text-properties style:font-name="Arial" style:font-name-complex="Arial" fo:font-size="8pt" style:font-size-asian="8pt" style:font-size-complex="8pt"/>
    </style:style>
    <style:style style:name="T387" style:parent-style-name="Standardnípísmoodstavce" style:family="text">
      <style:text-properties style:font-name="Arial" style:font-name-complex="Arial" style:text-position="super 62.5%" fo:font-size="8pt" style:font-size-asian="8pt" style:font-size-complex="8pt"/>
    </style:style>
    <style:style style:name="T388" style:parent-style-name="Standardnípísmoodstavce" style:family="text">
      <style:text-properties style:font-name="Arial" style:font-name-complex="Arial" fo:font-size="8pt" style:font-size-asian="8pt" style:font-size-complex="8pt"/>
    </style:style>
    <style:style style:name="P38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9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9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9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9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9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9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9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9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98" style:parent-style-name="Normální" style:family="paragraph">
      <style:paragraph-properties fo:widows="0" fo:orphans="0" style:text-autospace="none" fo:text-align="center" fo:margin-bottom="0in" fo:line-height="100%"/>
    </style:style>
    <style:style style:name="T399" style:parent-style-name="Standardnípísmoodstavce" style:family="text">
      <style:text-properties style:font-name="Arial" style:font-name-complex="Arial" fo:font-size="8pt" style:font-size-asian="8pt" style:font-size-complex="8pt"/>
    </style:style>
    <style:style style:name="T400"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401" style:parent-style-name="Standardnípísmoodstavce" style:family="text">
      <style:text-properties style:font-name="Arial" style:font-name-complex="Arial" fo:font-size="8pt" style:font-size-asian="8pt" style:font-size-complex="8pt"/>
    </style:style>
    <style:style style:name="P40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03"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404"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405"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40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0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08" style:parent-style-name="Normální" style:family="paragraph">
      <style:paragraph-properties fo:widows="0" fo:orphans="0" style:text-autospace="none" fo:text-align="justify" fo:margin-bottom="0in" fo:line-height="100%"/>
    </style:style>
    <style:style style:name="T409" style:parent-style-name="Standardnípísmoodstavce" style:family="text">
      <style:text-properties style:font-name="Arial" style:font-name-complex="Arial" fo:font-size="8pt" style:font-size-asian="8pt" style:font-size-complex="8pt"/>
    </style:style>
    <style:style style:name="T410"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411" style:parent-style-name="Standardnípísmoodstavce" style:family="text">
      <style:text-properties style:font-name="Arial" style:font-name-complex="Arial" fo:font-size="8pt" style:font-size-asian="8pt" style:font-size-complex="8pt"/>
    </style:style>
    <style:style style:name="P41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13" style:parent-style-name="Normální" style:family="paragraph">
      <style:paragraph-properties fo:widows="0" fo:orphans="0" style:text-autospace="none" fo:text-align="justify" fo:margin-bottom="0in" fo:line-height="100%"/>
    </style:style>
    <style:style style:name="T414" style:parent-style-name="Standardnípísmoodstavce" style:family="text">
      <style:text-properties style:font-name="Arial" style:font-name-complex="Arial" fo:font-size="8pt" style:font-size-asian="8pt" style:font-size-complex="8pt"/>
    </style:style>
    <style:style style:name="T415" style:parent-style-name="Standardnípísmoodstavce" style:family="text">
      <style:text-properties style:font-name="Arial" style:font-name-complex="Arial" style:text-position="super 62.5%" fo:font-size="8pt" style:font-size-asian="8pt" style:font-size-complex="8pt"/>
    </style:style>
    <style:style style:name="T416" style:parent-style-name="Standardnípísmoodstavce" style:family="text">
      <style:text-properties style:font-name="Arial" style:font-name-complex="Arial" fo:font-size="8pt" style:font-size-asian="8pt" style:font-size-complex="8pt"/>
    </style:style>
    <style:style style:name="P41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18" style:parent-style-name="Normální" style:family="paragraph">
      <style:paragraph-properties fo:widows="0" fo:orphans="0" style:text-autospace="none" fo:text-align="justify" fo:margin-bottom="0in" fo:line-height="100%"/>
    </style:style>
    <style:style style:name="T419" style:parent-style-name="Standardnípísmoodstavce" style:family="text">
      <style:text-properties style:font-name="Arial" style:font-name-complex="Arial" fo:font-size="8pt" style:font-size-asian="8pt" style:font-size-complex="8pt"/>
    </style:style>
    <style:style style:name="T420"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421" style:parent-style-name="Standardnípísmoodstavce" style:family="text">
      <style:text-properties style:font-name="Arial" style:font-name-complex="Arial" fo:font-size="8pt" style:font-size-asian="8pt" style:font-size-complex="8pt"/>
    </style:style>
    <style:style style:name="P42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23" style:parent-style-name="Normální" style:family="paragraph">
      <style:paragraph-properties fo:widows="0" fo:orphans="0" style:text-autospace="none" fo:text-align="justify" fo:margin-bottom="0in" fo:line-height="100%"/>
    </style:style>
    <style:style style:name="T424" style:parent-style-name="Standardnípísmoodstavce" style:family="text">
      <style:text-properties style:font-name="Arial" style:font-name-complex="Arial" fo:font-size="8pt" style:font-size-asian="8pt" style:font-size-complex="8pt"/>
    </style:style>
    <style:style style:name="T42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426" style:parent-style-name="Standardnípísmoodstavce" style:family="text">
      <style:text-properties style:font-name="Arial" style:font-name-complex="Arial" fo:font-size="8pt" style:font-size-asian="8pt" style:font-size-complex="8pt"/>
    </style:style>
    <style:style style:name="P42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28" style:parent-style-name="Normální" style:family="paragraph">
      <style:paragraph-properties fo:widows="0" fo:orphans="0" style:text-autospace="none" fo:text-align="center" fo:margin-bottom="0in" fo:line-height="100%"/>
    </style:style>
    <style:style style:name="T429" style:parent-style-name="Standardnípísmoodstavce" style:family="text">
      <style:text-properties style:font-name="Arial" style:font-name-complex="Arial" fo:font-size="8pt" style:font-size-asian="8pt" style:font-size-complex="8pt"/>
    </style:style>
    <style:style style:name="T430"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431" style:parent-style-name="Standardnípísmoodstavce" style:family="text">
      <style:text-properties style:font-name="Arial" style:font-name-complex="Arial" fo:font-size="8pt" style:font-size-asian="8pt" style:font-size-complex="8pt"/>
    </style:style>
    <style:style style:name="P43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33"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434"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43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3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3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3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39" style:parent-style-name="Normální" style:family="paragraph">
      <style:paragraph-properties fo:widows="0" fo:orphans="0" style:text-autospace="none" fo:text-align="justify" fo:margin-bottom="0in" fo:line-height="100%"/>
    </style:style>
    <style:style style:name="T440" style:parent-style-name="Standardnípísmoodstavce" style:family="text">
      <style:text-properties style:font-name="Arial" style:font-name-complex="Arial" fo:font-size="8pt" style:font-size-asian="8pt" style:font-size-complex="8pt"/>
    </style:style>
    <style:style style:name="T44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442" style:parent-style-name="Standardnípísmoodstavce" style:family="text">
      <style:text-properties style:font-name="Arial" style:font-name-complex="Arial" fo:font-size="8pt" style:font-size-asian="8pt" style:font-size-complex="8pt"/>
    </style:style>
    <style:style style:name="T44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444" style:parent-style-name="Standardnípísmoodstavce" style:family="text">
      <style:text-properties style:font-name="Arial" style:font-name-complex="Arial" fo:font-size="8pt" style:font-size-asian="8pt" style:font-size-complex="8pt"/>
    </style:style>
    <style:style style:name="P44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4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4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48" style:parent-style-name="Normální" style:family="paragraph">
      <style:paragraph-properties fo:widows="0" fo:orphans="0" style:text-autospace="none" fo:text-align="justify" fo:margin-bottom="0in" fo:line-height="100%"/>
    </style:style>
    <style:style style:name="T449" style:parent-style-name="Standardnípísmoodstavce" style:family="text">
      <style:text-properties style:font-name="Arial" style:font-name-complex="Arial" fo:font-size="8pt" style:font-size-asian="8pt" style:font-size-complex="8pt"/>
    </style:style>
    <style:style style:name="T450"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451" style:parent-style-name="Standardnípísmoodstavce" style:family="text">
      <style:text-properties style:font-name="Arial" style:font-name-complex="Arial" fo:font-size="8pt" style:font-size-asian="8pt" style:font-size-complex="8pt"/>
    </style:style>
    <style:style style:name="T452"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453" style:parent-style-name="Standardnípísmoodstavce" style:family="text">
      <style:text-properties style:font-name="Arial" style:font-name-complex="Arial" fo:font-size="8pt" style:font-size-asian="8pt" style:font-size-complex="8pt"/>
    </style:style>
    <style:style style:name="T454"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455" style:parent-style-name="Standardnípísmoodstavce" style:family="text">
      <style:text-properties style:font-name="Arial" style:font-name-complex="Arial" fo:font-size="8pt" style:font-size-asian="8pt" style:font-size-complex="8pt"/>
    </style:style>
    <style:style style:name="T456"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457" style:parent-style-name="Standardnípísmoodstavce" style:family="text">
      <style:text-properties style:font-name="Arial" style:font-name-complex="Arial" fo:font-size="8pt" style:font-size-asian="8pt" style:font-size-complex="8pt"/>
    </style:style>
    <style:style style:name="P45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59" style:parent-style-name="Normální" style:family="paragraph">
      <style:paragraph-properties fo:widows="0" fo:orphans="0" style:text-autospace="none" fo:text-align="center" fo:margin-bottom="0in" fo:line-height="100%"/>
    </style:style>
    <style:style style:name="T460" style:parent-style-name="Standardnípísmoodstavce" style:family="text">
      <style:text-properties style:font-name="Arial" style:font-name-complex="Arial" fo:font-size="8pt" style:font-size-asian="8pt" style:font-size-complex="8pt"/>
    </style:style>
    <style:style style:name="T46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462" style:parent-style-name="Standardnípísmoodstavce" style:family="text">
      <style:text-properties style:font-name="Arial" style:font-name-complex="Arial" fo:font-size="8pt" style:font-size-asian="8pt" style:font-size-complex="8pt"/>
    </style:style>
    <style:style style:name="P46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64"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465"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466"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46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6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6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7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7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7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7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7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7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7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7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7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7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8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8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8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8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8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85" style:parent-style-name="Normální" style:family="paragraph">
      <style:paragraph-properties fo:widows="0" fo:orphans="0" style:text-autospace="none" fo:text-align="center" fo:margin-bottom="0in" fo:line-height="100%"/>
    </style:style>
    <style:style style:name="T486" style:parent-style-name="Standardnípísmoodstavce" style:family="text">
      <style:text-properties style:font-name="Arial" style:font-name-complex="Arial" fo:font-size="8pt" style:font-size-asian="8pt" style:font-size-complex="8pt"/>
    </style:style>
    <style:style style:name="T48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488" style:parent-style-name="Standardnípísmoodstavce" style:family="text">
      <style:text-properties style:font-name="Arial" style:font-name-complex="Arial" fo:font-size="8pt" style:font-size-asian="8pt" style:font-size-complex="8pt"/>
    </style:style>
    <style:style style:name="P48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90"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491"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49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9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9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9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96" style:parent-style-name="Normální" style:family="paragraph">
      <style:paragraph-properties fo:widows="0" fo:orphans="0" style:text-autospace="none" fo:text-align="justify" fo:margin-bottom="0in" fo:line-height="100%"/>
    </style:style>
    <style:style style:name="T497" style:parent-style-name="Standardnípísmoodstavce" style:family="text">
      <style:text-properties style:font-name="Arial" style:font-name-complex="Arial" fo:font-size="8pt" style:font-size-asian="8pt" style:font-size-complex="8pt"/>
    </style:style>
    <style:style style:name="T498" style:parent-style-name="Standardnípísmoodstavce" style:family="text">
      <style:text-properties style:font-name="Arial" style:font-name-complex="Arial" style:text-position="super 62.5%" fo:font-size="8pt" style:font-size-asian="8pt" style:font-size-complex="8pt"/>
    </style:style>
    <style:style style:name="T499" style:parent-style-name="Standardnípísmoodstavce" style:family="text">
      <style:text-properties style:font-name="Arial" style:font-name-complex="Arial" fo:font-size="8pt" style:font-size-asian="8pt" style:font-size-complex="8pt"/>
    </style:style>
    <style:style style:name="P50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0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0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0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0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0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0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0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0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0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1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1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1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1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1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1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1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1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1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1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2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2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2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2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2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25" style:parent-style-name="Normální" style:family="paragraph">
      <style:paragraph-properties fo:widows="0" fo:orphans="0" style:text-autospace="none" fo:text-align="justify" fo:margin-bottom="0in" fo:line-height="100%"/>
    </style:style>
    <style:style style:name="T526" style:parent-style-name="Standardnípísmoodstavce" style:family="text">
      <style:text-properties style:font-name="Arial" style:font-name-complex="Arial" fo:font-size="8pt" style:font-size-asian="8pt" style:font-size-complex="8pt"/>
    </style:style>
    <style:style style:name="T527" style:parent-style-name="Standardnípísmoodstavce" style:family="text">
      <style:text-properties style:font-name="Arial" style:font-name-complex="Arial" style:text-position="super 62.5%" fo:font-size="8pt" style:font-size-asian="8pt" style:font-size-complex="8pt"/>
    </style:style>
    <style:style style:name="T528" style:parent-style-name="Standardnípísmoodstavce" style:family="text">
      <style:text-properties style:font-name="Arial" style:font-name-complex="Arial" fo:font-size="8pt" style:font-size-asian="8pt" style:font-size-complex="8pt"/>
    </style:style>
    <style:style style:name="P52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30" style:parent-style-name="Normální" style:family="paragraph">
      <style:paragraph-properties fo:widows="0" fo:orphans="0" style:text-autospace="none" fo:text-align="center" fo:margin-bottom="0in" fo:line-height="100%"/>
    </style:style>
    <style:style style:name="T531" style:parent-style-name="Standardnípísmoodstavce" style:family="text">
      <style:text-properties style:font-name="Arial" style:font-name-complex="Arial" fo:font-size="8pt" style:font-size-asian="8pt" style:font-size-complex="8pt"/>
    </style:style>
    <style:style style:name="T532"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533" style:parent-style-name="Standardnípísmoodstavce" style:family="text">
      <style:text-properties style:font-name="Arial" style:font-name-complex="Arial" fo:font-size="8pt" style:font-size-asian="8pt" style:font-size-complex="8pt"/>
    </style:style>
    <style:style style:name="P53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35"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536"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53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3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3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4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41" style:parent-style-name="Normální" style:family="paragraph">
      <style:paragraph-properties fo:widows="0" fo:orphans="0" style:text-autospace="none" fo:text-align="center" fo:margin-bottom="0in" fo:line-height="100%"/>
    </style:style>
    <style:style style:name="T542" style:parent-style-name="Standardnípísmoodstavce" style:family="text">
      <style:text-properties style:font-name="Arial" style:font-name-complex="Arial" fo:font-size="8pt" style:font-size-asian="8pt" style:font-size-complex="8pt"/>
    </style:style>
    <style:style style:name="T54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544" style:parent-style-name="Standardnípísmoodstavce" style:family="text">
      <style:text-properties style:font-name="Arial" style:font-name-complex="Arial" fo:font-size="8pt" style:font-size-asian="8pt" style:font-size-complex="8pt"/>
    </style:style>
    <style:style style:name="P54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46"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547"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54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4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50" style:parent-style-name="Normální" style:family="paragraph">
      <style:paragraph-properties fo:widows="0" fo:orphans="0" style:text-autospace="none" fo:text-align="justify" fo:margin-bottom="0in" fo:line-height="100%"/>
    </style:style>
    <style:style style:name="T551" style:parent-style-name="Standardnípísmoodstavce" style:family="text">
      <style:text-properties style:font-name="Arial" style:font-name-complex="Arial" fo:font-size="8pt" style:font-size-asian="8pt" style:font-size-complex="8pt"/>
    </style:style>
    <style:style style:name="T552"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553" style:parent-style-name="Standardnípísmoodstavce" style:family="text">
      <style:text-properties style:font-name="Arial" style:font-name-complex="Arial" fo:font-size="8pt" style:font-size-asian="8pt" style:font-size-complex="8pt"/>
    </style:style>
    <style:style style:name="P55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55" style:parent-style-name="Normální" style:family="paragraph">
      <style:paragraph-properties fo:widows="0" fo:orphans="0" style:text-autospace="none" fo:text-align="center" fo:margin-bottom="0in" fo:line-height="100%"/>
    </style:style>
    <style:style style:name="T556" style:parent-style-name="Standardnípísmoodstavce" style:family="text">
      <style:text-properties style:font-name="Arial" style:font-name-complex="Arial" fo:font-size="8pt" style:font-size-asian="8pt" style:font-size-complex="8pt"/>
    </style:style>
    <style:style style:name="T55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558" style:parent-style-name="Standardnípísmoodstavce" style:family="text">
      <style:text-properties style:font-name="Arial" style:font-name-complex="Arial" fo:font-size="8pt" style:font-size-asian="8pt" style:font-size-complex="8pt"/>
    </style:style>
    <style:style style:name="P55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60"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561"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56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6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6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6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6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6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68" style:parent-style-name="Normální" style:family="paragraph">
      <style:paragraph-properties fo:widows="0" fo:orphans="0" style:text-autospace="none" fo:text-align="center" fo:margin-bottom="0in" fo:line-height="100%"/>
    </style:style>
    <style:style style:name="T569" style:parent-style-name="Standardnípísmoodstavce" style:family="text">
      <style:text-properties style:font-name="Arial" style:font-name-complex="Arial" fo:font-size="8pt" style:font-size-asian="8pt" style:font-size-complex="8pt"/>
    </style:style>
    <style:style style:name="T570"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571" style:parent-style-name="Standardnípísmoodstavce" style:family="text">
      <style:text-properties style:font-name="Arial" style:font-name-complex="Arial" fo:font-size="8pt" style:font-size-asian="8pt" style:font-size-complex="8pt"/>
    </style:style>
    <style:style style:name="P57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73"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574"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57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7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7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7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79" style:parent-style-name="Normální" style:family="paragraph">
      <style:paragraph-properties fo:widows="0" fo:orphans="0" style:text-autospace="none" fo:text-align="justify" fo:margin-bottom="0in" fo:line-height="100%"/>
    </style:style>
    <style:style style:name="T580" style:parent-style-name="Standardnípísmoodstavce" style:family="text">
      <style:text-properties style:font-name="Arial" style:font-name-complex="Arial" fo:font-size="8pt" style:font-size-asian="8pt" style:font-size-complex="8pt"/>
    </style:style>
    <style:style style:name="T58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582" style:parent-style-name="Standardnípísmoodstavce" style:family="text">
      <style:text-properties style:font-name="Arial" style:font-name-complex="Arial" fo:font-size="8pt" style:font-size-asian="8pt" style:font-size-complex="8pt"/>
    </style:style>
    <style:style style:name="P58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8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8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8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8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88" style:parent-style-name="Normální" style:family="paragraph">
      <style:paragraph-properties fo:widows="0" fo:orphans="0" style:text-autospace="none" fo:text-align="center" fo:margin-bottom="0in" fo:line-height="100%"/>
    </style:style>
    <style:style style:name="T589" style:parent-style-name="Standardnípísmoodstavce" style:family="text">
      <style:text-properties style:font-name="Arial" style:font-name-complex="Arial" fo:font-size="8pt" style:font-size-asian="8pt" style:font-size-complex="8pt"/>
    </style:style>
    <style:style style:name="T590"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591" style:parent-style-name="Standardnípísmoodstavce" style:family="text">
      <style:text-properties style:font-name="Arial" style:font-name-complex="Arial" fo:font-size="8pt" style:font-size-asian="8pt" style:font-size-complex="8pt"/>
    </style:style>
    <style:style style:name="P59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93"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594"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59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9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9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9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9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0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01" style:parent-style-name="Normální" style:family="paragraph">
      <style:paragraph-properties fo:widows="0" fo:orphans="0" style:text-autospace="none" fo:text-align="justify" fo:margin-bottom="0in" fo:line-height="100%"/>
    </style:style>
    <style:style style:name="T602" style:parent-style-name="Standardnípísmoodstavce" style:family="text">
      <style:text-properties style:font-name="Arial" style:font-name-complex="Arial" fo:font-size="8pt" style:font-size-asian="8pt" style:font-size-complex="8pt"/>
    </style:style>
    <style:style style:name="T60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604" style:parent-style-name="Standardnípísmoodstavce" style:family="text">
      <style:text-properties style:font-name="Arial" style:font-name-complex="Arial" fo:font-size="8pt" style:font-size-asian="8pt" style:font-size-complex="8pt"/>
    </style:style>
    <style:style style:name="T60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606" style:parent-style-name="Standardnípísmoodstavce" style:family="text">
      <style:text-properties style:font-name="Arial" style:font-name-complex="Arial" fo:font-size="8pt" style:font-size-asian="8pt" style:font-size-complex="8pt"/>
    </style:style>
    <style:style style:name="T60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608" style:parent-style-name="Standardnípísmoodstavce" style:family="text">
      <style:text-properties style:font-name="Arial" style:font-name-complex="Arial" fo:font-size="8pt" style:font-size-asian="8pt" style:font-size-complex="8pt"/>
    </style:style>
    <style:style style:name="P60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10" style:parent-style-name="Normální" style:family="paragraph">
      <style:paragraph-properties fo:widows="0" fo:orphans="0" style:text-autospace="none" fo:text-align="justify" fo:margin-bottom="0in" fo:line-height="100%"/>
    </style:style>
    <style:style style:name="T611" style:parent-style-name="Standardnípísmoodstavce" style:family="text">
      <style:text-properties style:font-name="Arial" style:font-name-complex="Arial" fo:font-size="8pt" style:font-size-asian="8pt" style:font-size-complex="8pt"/>
    </style:style>
    <style:style style:name="T612"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613" style:parent-style-name="Standardnípísmoodstavce" style:family="text">
      <style:text-properties style:font-name="Arial" style:font-name-complex="Arial" fo:font-size="8pt" style:font-size-asian="8pt" style:font-size-complex="8pt"/>
    </style:style>
    <style:style style:name="T614"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615" style:parent-style-name="Standardnípísmoodstavce" style:family="text">
      <style:text-properties style:font-name="Arial" style:font-name-complex="Arial" fo:font-size="8pt" style:font-size-asian="8pt" style:font-size-complex="8pt"/>
    </style:style>
    <style:style style:name="P61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1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1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19" style:parent-style-name="Normální" style:family="paragraph">
      <style:paragraph-properties fo:widows="0" fo:orphans="0" style:text-autospace="none" fo:text-align="center" fo:margin-bottom="0in" fo:line-height="100%"/>
    </style:style>
    <style:style style:name="T620" style:parent-style-name="Standardnípísmoodstavce" style:family="text">
      <style:text-properties style:font-name="Arial" style:font-name-complex="Arial" fo:font-size="8pt" style:font-size-asian="8pt" style:font-size-complex="8pt"/>
    </style:style>
    <style:style style:name="T62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622" style:parent-style-name="Standardnípísmoodstavce" style:family="text">
      <style:text-properties style:font-name="Arial" style:font-name-complex="Arial" fo:font-size="8pt" style:font-size-asian="8pt" style:font-size-complex="8pt"/>
    </style:style>
    <style:style style:name="P62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24"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625"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62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2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2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2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3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3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3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3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34" style:parent-style-name="Normální" style:family="paragraph">
      <style:paragraph-properties fo:widows="0" fo:orphans="0" style:text-autospace="none" fo:text-align="center" fo:margin-bottom="0in" fo:line-height="100%"/>
    </style:style>
    <style:style style:name="T635" style:parent-style-name="Standardnípísmoodstavce" style:family="text">
      <style:text-properties style:font-name="Arial" style:font-name-complex="Arial" fo:font-size="8pt" style:font-size-asian="8pt" style:font-size-complex="8pt"/>
    </style:style>
    <style:style style:name="T636"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637" style:parent-style-name="Standardnípísmoodstavce" style:family="text">
      <style:text-properties style:font-name="Arial" style:font-name-complex="Arial" fo:font-size="8pt" style:font-size-asian="8pt" style:font-size-complex="8pt"/>
    </style:style>
    <style:style style:name="P63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39"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640"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64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4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43" style:parent-style-name="Normální" style:family="paragraph">
      <style:paragraph-properties fo:widows="0" fo:orphans="0" style:text-autospace="none" fo:text-align="justify" fo:margin-bottom="0in" fo:line-height="100%"/>
    </style:style>
    <style:style style:name="T644" style:parent-style-name="Standardnípísmoodstavce" style:family="text">
      <style:text-properties style:font-name="Arial" style:font-name-complex="Arial" fo:font-size="8pt" style:font-size-asian="8pt" style:font-size-complex="8pt"/>
    </style:style>
    <style:style style:name="T64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646" style:parent-style-name="Standardnípísmoodstavce" style:family="text">
      <style:text-properties style:font-name="Arial" style:font-name-complex="Arial" fo:font-size="8pt" style:font-size-asian="8pt" style:font-size-complex="8pt"/>
    </style:style>
    <style:style style:name="P64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4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4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5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5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52"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9pt" style:font-size-asian="9pt" style:font-size-complex="9pt"/>
    </style:style>
    <style:style style:name="P653"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9pt" style:font-size-asian="9pt" style:font-size-complex="9pt"/>
    </style:style>
    <style:style style:name="P654"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655"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656" style:parent-style-name="Normální" style:family="paragraph">
      <style:paragraph-properties fo:widows="0" fo:orphans="0" style:text-autospace="none" fo:text-align="center" fo:margin-bottom="0in" fo:line-height="100%"/>
    </style:style>
    <style:style style:name="T657" style:parent-style-name="Standardnípísmoodstavce" style:family="text">
      <style:text-properties style:font-name="Arial" style:font-name-complex="Arial" fo:font-size="8pt" style:font-size-asian="8pt" style:font-size-complex="8pt"/>
    </style:style>
    <style:style style:name="T658"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659" style:parent-style-name="Standardnípísmoodstavce" style:family="text">
      <style:text-properties style:font-name="Arial" style:font-name-complex="Arial" fo:font-size="8pt" style:font-size-asian="8pt" style:font-size-complex="8pt"/>
    </style:style>
    <style:style style:name="P66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61"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662"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663" style:parent-style-name="Normální" style:family="paragraph">
      <style:paragraph-properties fo:widows="0" fo:orphans="0" style:text-autospace="none" fo:text-align="justify" fo:margin-bottom="0in" fo:line-height="100%"/>
    </style:style>
    <style:style style:name="T664" style:parent-style-name="Standardnípísmoodstavce" style:family="text">
      <style:text-properties style:font-name="Arial" style:font-name-complex="Arial" fo:font-size="8pt" style:font-size-asian="8pt" style:font-size-complex="8pt"/>
    </style:style>
    <style:style style:name="T665" style:parent-style-name="Standardnípísmoodstavce" style:family="text">
      <style:text-properties style:font-name="Arial" style:font-name-complex="Arial" style:text-position="super 62.5%" fo:font-size="8pt" style:font-size-asian="8pt" style:font-size-complex="8pt"/>
    </style:style>
    <style:style style:name="T666" style:parent-style-name="Standardnípísmoodstavce" style:family="text">
      <style:text-properties style:font-name="Arial" style:font-name-complex="Arial" fo:font-size="8pt" style:font-size-asian="8pt" style:font-size-complex="8pt"/>
    </style:style>
    <style:style style:name="P66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6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6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7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7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7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7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7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7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76" style:parent-style-name="Normální" style:family="paragraph">
      <style:paragraph-properties fo:widows="0" fo:orphans="0" style:text-autospace="none" fo:text-align="justify" fo:margin-bottom="0in" fo:line-height="100%"/>
    </style:style>
    <style:style style:name="T677" style:parent-style-name="Standardnípísmoodstavce" style:family="text">
      <style:text-properties style:font-name="Arial" style:font-name-complex="Arial" fo:font-size="8pt" style:font-size-asian="8pt" style:font-size-complex="8pt"/>
    </style:style>
    <style:style style:name="T678"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679" style:parent-style-name="Standardnípísmoodstavce" style:family="text">
      <style:text-properties style:font-name="Arial" style:font-name-complex="Arial" fo:font-size="8pt" style:font-size-asian="8pt" style:font-size-complex="8pt"/>
    </style:style>
    <style:style style:name="P68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8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8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8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8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8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8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8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8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8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9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9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9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9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9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9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9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9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9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9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0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0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0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0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0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0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0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0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0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0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1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1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1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1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1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1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1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1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1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1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2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2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2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23" style:parent-style-name="Normální" style:family="paragraph">
      <style:paragraph-properties fo:widows="0" fo:orphans="0" style:text-autospace="none" fo:text-align="center" fo:margin-bottom="0in" fo:line-height="100%"/>
    </style:style>
    <style:style style:name="T724" style:parent-style-name="Standardnípísmoodstavce" style:family="text">
      <style:text-properties style:font-name="Arial" style:font-name-complex="Arial" fo:font-size="8pt" style:font-size-asian="8pt" style:font-size-complex="8pt"/>
    </style:style>
    <style:style style:name="T72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726" style:parent-style-name="Standardnípísmoodstavce" style:family="text">
      <style:text-properties style:font-name="Arial" style:font-name-complex="Arial" fo:font-size="8pt" style:font-size-asian="8pt" style:font-size-complex="8pt"/>
    </style:style>
    <style:style style:name="P72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28"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729"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73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3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3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3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3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3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3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3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3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3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40" style:parent-style-name="Normální" style:family="paragraph">
      <style:paragraph-properties fo:widows="0" fo:orphans="0" style:text-autospace="none" fo:text-align="center" fo:margin-bottom="0in" fo:line-height="100%"/>
    </style:style>
    <style:style style:name="T741" style:parent-style-name="Standardnípísmoodstavce" style:family="text">
      <style:text-properties style:font-name="Arial" style:font-name-complex="Arial" fo:font-size="8pt" style:font-size-asian="8pt" style:font-size-complex="8pt"/>
    </style:style>
    <style:style style:name="T742"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743" style:parent-style-name="Standardnípísmoodstavce" style:family="text">
      <style:text-properties style:font-name="Arial" style:font-name-complex="Arial" fo:font-size="8pt" style:font-size-asian="8pt" style:font-size-complex="8pt"/>
    </style:style>
    <style:style style:name="P74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45"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746"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74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4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4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5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51" style:parent-style-name="Normální" style:family="paragraph">
      <style:paragraph-properties fo:widows="0" fo:orphans="0" style:text-autospace="none" fo:text-align="justify" fo:margin-bottom="0in" fo:line-height="100%"/>
    </style:style>
    <style:style style:name="T752" style:parent-style-name="Standardnípísmoodstavce" style:family="text">
      <style:text-properties style:font-name="Arial" style:font-name-complex="Arial" fo:font-size="8pt" style:font-size-asian="8pt" style:font-size-complex="8pt"/>
    </style:style>
    <style:style style:name="T75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754" style:parent-style-name="Standardnípísmoodstavce" style:family="text">
      <style:text-properties style:font-name="Arial" style:font-name-complex="Arial" fo:font-size="8pt" style:font-size-asian="8pt" style:font-size-complex="8pt"/>
    </style:style>
    <style:style style:name="T75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756" style:parent-style-name="Standardnípísmoodstavce" style:family="text">
      <style:text-properties style:font-name="Arial" style:font-name-complex="Arial" fo:font-size="8pt" style:font-size-asian="8pt" style:font-size-complex="8pt"/>
    </style:style>
    <style:style style:name="P75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5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5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60" style:parent-style-name="Normální" style:family="paragraph">
      <style:paragraph-properties fo:widows="0" fo:orphans="0" style:text-autospace="none" fo:text-align="justify" fo:margin-bottom="0in" fo:line-height="100%"/>
    </style:style>
    <style:style style:name="T761" style:parent-style-name="Standardnípísmoodstavce" style:family="text">
      <style:text-properties style:font-name="Arial" style:font-name-complex="Arial" fo:font-size="8pt" style:font-size-asian="8pt" style:font-size-complex="8pt"/>
    </style:style>
    <style:style style:name="T762"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763" style:parent-style-name="Standardnípísmoodstavce" style:family="text">
      <style:text-properties style:font-name="Arial" style:font-name-complex="Arial" fo:font-size="8pt" style:font-size-asian="8pt" style:font-size-complex="8pt"/>
    </style:style>
    <style:style style:name="P76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65" style:parent-style-name="Normální" style:family="paragraph">
      <style:paragraph-properties fo:widows="0" fo:orphans="0" style:text-autospace="none" fo:text-align="center" fo:margin-bottom="0in" fo:line-height="100%"/>
    </style:style>
    <style:style style:name="T766" style:parent-style-name="Standardnípísmoodstavce" style:family="text">
      <style:text-properties style:font-name="Arial" style:font-name-complex="Arial" fo:font-size="8pt" style:font-size-asian="8pt" style:font-size-complex="8pt"/>
    </style:style>
    <style:style style:name="T76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768" style:parent-style-name="Standardnípísmoodstavce" style:family="text">
      <style:text-properties style:font-name="Arial" style:font-name-complex="Arial" fo:font-size="8pt" style:font-size-asian="8pt" style:font-size-complex="8pt"/>
    </style:style>
    <style:style style:name="P76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70"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771"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77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7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74" style:parent-style-name="Normální" style:family="paragraph">
      <style:paragraph-properties fo:widows="0" fo:orphans="0" style:text-autospace="none" fo:text-align="center" fo:margin-bottom="0in" fo:line-height="100%"/>
    </style:style>
    <style:style style:name="T775" style:parent-style-name="Standardnípísmoodstavce" style:family="text">
      <style:text-properties style:font-name="Arial" style:font-name-complex="Arial" fo:font-size="8pt" style:font-size-asian="8pt" style:font-size-complex="8pt"/>
    </style:style>
    <style:style style:name="T776"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777" style:parent-style-name="Standardnípísmoodstavce" style:family="text">
      <style:text-properties style:font-name="Arial" style:font-name-complex="Arial" fo:font-size="8pt" style:font-size-asian="8pt" style:font-size-complex="8pt"/>
    </style:style>
    <style:style style:name="P77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79"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780"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78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8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8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8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8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8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8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8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89" style:parent-style-name="Normální" style:family="paragraph">
      <style:paragraph-properties fo:widows="0" fo:orphans="0" style:text-autospace="none" fo:text-align="center" fo:margin-bottom="0in" fo:line-height="100%"/>
    </style:style>
    <style:style style:name="T790" style:parent-style-name="Standardnípísmoodstavce" style:family="text">
      <style:text-properties style:font-name="Arial" style:font-name-complex="Arial" fo:font-size="8pt" style:font-size-asian="8pt" style:font-size-complex="8pt"/>
    </style:style>
    <style:style style:name="T79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792" style:parent-style-name="Standardnípísmoodstavce" style:family="text">
      <style:text-properties style:font-name="Arial" style:font-name-complex="Arial" fo:font-size="8pt" style:font-size-asian="8pt" style:font-size-complex="8pt"/>
    </style:style>
    <style:style style:name="P79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94"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795"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79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9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9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9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0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0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0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0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04" style:parent-style-name="Normální" style:family="paragraph">
      <style:paragraph-properties fo:widows="0" fo:orphans="0" style:text-autospace="none" fo:text-align="justify" fo:margin-bottom="0in" fo:line-height="100%"/>
    </style:style>
    <style:style style:name="T805" style:parent-style-name="Standardnípísmoodstavce" style:family="text">
      <style:text-properties style:font-name="Arial" style:font-name-complex="Arial" fo:font-size="8pt" style:font-size-asian="8pt" style:font-size-complex="8pt"/>
    </style:style>
    <style:style style:name="T806"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807" style:parent-style-name="Standardnípísmoodstavce" style:family="text">
      <style:text-properties style:font-name="Arial" style:font-name-complex="Arial" fo:font-size="8pt" style:font-size-asian="8pt" style:font-size-complex="8pt"/>
    </style:style>
    <style:style style:name="T808"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809" style:parent-style-name="Standardnípísmoodstavce" style:family="text">
      <style:text-properties style:font-name="Arial" style:font-name-complex="Arial" fo:font-size="8pt" style:font-size-asian="8pt" style:font-size-complex="8pt"/>
    </style:style>
    <style:style style:name="P81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11" style:parent-style-name="Normální" style:family="paragraph">
      <style:paragraph-properties fo:widows="0" fo:orphans="0" style:text-autospace="none" fo:text-align="justify" fo:margin-bottom="0in" fo:line-height="100%"/>
    </style:style>
    <style:style style:name="T812" style:parent-style-name="Standardnípísmoodstavce" style:family="text">
      <style:text-properties style:font-name="Arial" style:font-name-complex="Arial" fo:font-size="8pt" style:font-size-asian="8pt" style:font-size-complex="8pt"/>
    </style:style>
    <style:style style:name="T81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814" style:parent-style-name="Standardnípísmoodstavce" style:family="text">
      <style:text-properties style:font-name="Arial" style:font-name-complex="Arial" fo:font-size="8pt" style:font-size-asian="8pt" style:font-size-complex="8pt"/>
    </style:style>
    <style:style style:name="P81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16" style:parent-style-name="Normální" style:family="paragraph">
      <style:paragraph-properties fo:widows="0" fo:orphans="0" style:text-autospace="none" fo:text-align="center" fo:margin-bottom="0in" fo:line-height="100%"/>
    </style:style>
    <style:style style:name="T817" style:parent-style-name="Standardnípísmoodstavce" style:family="text">
      <style:text-properties style:font-name="Arial" style:font-name-complex="Arial" fo:font-size="8pt" style:font-size-asian="8pt" style:font-size-complex="8pt"/>
    </style:style>
    <style:style style:name="T818"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819" style:parent-style-name="Standardnípísmoodstavce" style:family="text">
      <style:text-properties style:font-name="Arial" style:font-name-complex="Arial" fo:font-size="8pt" style:font-size-asian="8pt" style:font-size-complex="8pt"/>
    </style:style>
    <style:style style:name="P82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21"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822"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82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2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2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2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27" style:parent-style-name="Normální" style:family="paragraph">
      <style:paragraph-properties fo:widows="0" fo:orphans="0" style:text-autospace="none" fo:text-align="center" fo:margin-bottom="0in" fo:line-height="100%"/>
    </style:style>
    <style:style style:name="T828" style:parent-style-name="Standardnípísmoodstavce" style:family="text">
      <style:text-properties style:font-name="Arial" style:font-name-complex="Arial" fo:font-size="8pt" style:font-size-asian="8pt" style:font-size-complex="8pt"/>
    </style:style>
    <style:style style:name="T829"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830" style:parent-style-name="Standardnípísmoodstavce" style:family="text">
      <style:text-properties style:font-name="Arial" style:font-name-complex="Arial" fo:font-size="8pt" style:font-size-asian="8pt" style:font-size-complex="8pt"/>
    </style:style>
    <style:style style:name="P83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32"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833"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83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3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36" style:parent-style-name="Normální" style:family="paragraph">
      <style:paragraph-properties fo:widows="0" fo:orphans="0" style:text-autospace="none" fo:text-align="justify" fo:margin-bottom="0in" fo:line-height="100%"/>
    </style:style>
    <style:style style:name="T837" style:parent-style-name="Standardnípísmoodstavce" style:family="text">
      <style:text-properties style:font-name="Arial" style:font-name-complex="Arial" fo:font-size="8pt" style:font-size-asian="8pt" style:font-size-complex="8pt"/>
    </style:style>
    <style:style style:name="T838"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839" style:parent-style-name="Standardnípísmoodstavce" style:family="text">
      <style:text-properties style:font-name="Arial" style:font-name-complex="Arial" fo:font-size="8pt" style:font-size-asian="8pt" style:font-size-complex="8pt"/>
    </style:style>
    <style:style style:name="P84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4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4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4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4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45" style:parent-style-name="Normální" style:family="paragraph">
      <style:paragraph-properties fo:widows="0" fo:orphans="0" style:text-autospace="none" fo:text-align="justify" fo:margin-bottom="0in" fo:line-height="100%"/>
    </style:style>
    <style:style style:name="T846" style:parent-style-name="Standardnípísmoodstavce" style:family="text">
      <style:text-properties style:font-name="Arial" style:font-name-complex="Arial" fo:font-size="8pt" style:font-size-asian="8pt" style:font-size-complex="8pt"/>
    </style:style>
    <style:style style:name="T84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848" style:parent-style-name="Standardnípísmoodstavce" style:family="text">
      <style:text-properties style:font-name="Arial" style:font-name-complex="Arial" fo:font-size="8pt" style:font-size-asian="8pt" style:font-size-complex="8pt"/>
    </style:style>
    <style:style style:name="P84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5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5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5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5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5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5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5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5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5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5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6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6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62" style:parent-style-name="Normální" style:family="paragraph">
      <style:paragraph-properties fo:widows="0" fo:orphans="0" style:text-autospace="none" fo:text-align="center" fo:margin-bottom="0in" fo:line-height="100%"/>
    </style:style>
    <style:style style:name="T863" style:parent-style-name="Standardnípísmoodstavce" style:family="text">
      <style:text-properties style:font-name="Arial" style:font-name-complex="Arial" fo:font-size="8pt" style:font-size-asian="8pt" style:font-size-complex="8pt"/>
    </style:style>
    <style:style style:name="T864"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865" style:parent-style-name="Standardnípísmoodstavce" style:family="text">
      <style:text-properties style:font-name="Arial" style:font-name-complex="Arial" fo:font-size="8pt" style:font-size-asian="8pt" style:font-size-complex="8pt"/>
    </style:style>
    <style:style style:name="P86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67"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868"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86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7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71" style:parent-style-name="Normální" style:family="paragraph">
      <style:paragraph-properties fo:widows="0" fo:orphans="0" style:text-autospace="none" fo:text-align="justify" fo:margin-bottom="0in" fo:line-height="100%"/>
    </style:style>
    <style:style style:name="T872" style:parent-style-name="Standardnípísmoodstavce" style:family="text">
      <style:text-properties style:font-name="Arial" style:font-name-complex="Arial" fo:font-size="8pt" style:font-size-asian="8pt" style:font-size-complex="8pt"/>
    </style:style>
    <style:style style:name="T87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874" style:parent-style-name="Standardnípísmoodstavce" style:family="text">
      <style:text-properties style:font-name="Arial" style:font-name-complex="Arial" fo:font-size="8pt" style:font-size-asian="8pt" style:font-size-complex="8pt"/>
    </style:style>
    <style:style style:name="P87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76" style:parent-style-name="Normální" style:family="paragraph">
      <style:paragraph-properties fo:widows="0" fo:orphans="0" style:text-autospace="none" fo:text-align="justify" fo:margin-bottom="0in" fo:line-height="100%"/>
    </style:style>
    <style:style style:name="T877" style:parent-style-name="Standardnípísmoodstavce" style:family="text">
      <style:text-properties style:font-name="Arial" style:font-name-complex="Arial" fo:font-size="8pt" style:font-size-asian="8pt" style:font-size-complex="8pt"/>
    </style:style>
    <style:style style:name="T878"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879" style:parent-style-name="Standardnípísmoodstavce" style:family="text">
      <style:text-properties style:font-name="Arial" style:font-name-complex="Arial" fo:font-size="8pt" style:font-size-asian="8pt" style:font-size-complex="8pt"/>
    </style:style>
    <style:style style:name="P88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81" style:parent-style-name="Normální" style:family="paragraph">
      <style:paragraph-properties fo:widows="0" fo:orphans="0" style:text-autospace="none" fo:text-align="justify" fo:margin-bottom="0in" fo:line-height="100%"/>
    </style:style>
    <style:style style:name="T882" style:parent-style-name="Standardnípísmoodstavce" style:family="text">
      <style:text-properties style:font-name="Arial" style:font-name-complex="Arial" fo:font-size="8pt" style:font-size-asian="8pt" style:font-size-complex="8pt"/>
    </style:style>
    <style:style style:name="T88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884" style:parent-style-name="Standardnípísmoodstavce" style:family="text">
      <style:text-properties style:font-name="Arial" style:font-name-complex="Arial" fo:font-size="8pt" style:font-size-asian="8pt" style:font-size-complex="8pt"/>
    </style:style>
    <style:style style:name="P88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8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8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88" style:parent-style-name="Normální" style:family="paragraph">
      <style:paragraph-properties fo:widows="0" fo:orphans="0" style:text-autospace="none" fo:text-align="justify" fo:margin-bottom="0in" fo:line-height="100%"/>
    </style:style>
    <style:style style:name="T889" style:parent-style-name="Standardnípísmoodstavce" style:family="text">
      <style:text-properties style:font-name="Arial" style:font-name-complex="Arial" fo:font-size="8pt" style:font-size-asian="8pt" style:font-size-complex="8pt"/>
    </style:style>
    <style:style style:name="T890"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891" style:parent-style-name="Standardnípísmoodstavce" style:family="text">
      <style:text-properties style:font-name="Arial" style:font-name-complex="Arial" fo:font-size="8pt" style:font-size-asian="8pt" style:font-size-complex="8pt"/>
    </style:style>
    <style:style style:name="P89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9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9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9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9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9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9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99" style:parent-style-name="Normální" style:family="paragraph">
      <style:paragraph-properties fo:widows="0" fo:orphans="0" style:text-autospace="none" fo:text-align="justify" fo:margin-bottom="0in" fo:line-height="100%"/>
    </style:style>
    <style:style style:name="T900" style:parent-style-name="Standardnípísmoodstavce" style:family="text">
      <style:text-properties style:font-name="Arial" style:font-name-complex="Arial" fo:font-size="8pt" style:font-size-asian="8pt" style:font-size-complex="8pt"/>
    </style:style>
    <style:style style:name="T90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902" style:parent-style-name="Standardnípísmoodstavce" style:family="text">
      <style:text-properties style:font-name="Arial" style:font-name-complex="Arial" fo:font-size="8pt" style:font-size-asian="8pt" style:font-size-complex="8pt"/>
    </style:style>
    <style:style style:name="P90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04" style:parent-style-name="Normální" style:family="paragraph">
      <style:paragraph-properties fo:widows="0" fo:orphans="0" style:text-autospace="none" fo:text-align="justify" fo:margin-bottom="0in" fo:line-height="100%"/>
    </style:style>
    <style:style style:name="T905" style:parent-style-name="Standardnípísmoodstavce" style:family="text">
      <style:text-properties style:font-name="Arial" style:font-name-complex="Arial" fo:font-size="8pt" style:font-size-asian="8pt" style:font-size-complex="8pt"/>
    </style:style>
    <style:style style:name="T906"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907" style:parent-style-name="Standardnípísmoodstavce" style:family="text">
      <style:text-properties style:font-name="Arial" style:font-name-complex="Arial" fo:font-size="8pt" style:font-size-asian="8pt" style:font-size-complex="8pt"/>
    </style:style>
    <style:style style:name="P90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09" style:parent-style-name="Normální" style:family="paragraph">
      <style:paragraph-properties fo:widows="0" fo:orphans="0" style:text-autospace="none" fo:text-align="justify" fo:margin-bottom="0in" fo:line-height="100%"/>
    </style:style>
    <style:style style:name="T910" style:parent-style-name="Standardnípísmoodstavce" style:family="text">
      <style:text-properties style:font-name="Arial" style:font-name-complex="Arial" fo:font-size="8pt" style:font-size-asian="8pt" style:font-size-complex="8pt"/>
    </style:style>
    <style:style style:name="T91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912" style:parent-style-name="Standardnípísmoodstavce" style:family="text">
      <style:text-properties style:font-name="Arial" style:font-name-complex="Arial" fo:font-size="8pt" style:font-size-asian="8pt" style:font-size-complex="8pt"/>
    </style:style>
    <style:style style:name="P91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14" style:parent-style-name="Normální" style:family="paragraph">
      <style:paragraph-properties fo:widows="0" fo:orphans="0" style:text-autospace="none" fo:text-align="justify" fo:margin-bottom="0in" fo:line-height="100%"/>
    </style:style>
    <style:style style:name="T915" style:parent-style-name="Standardnípísmoodstavce" style:family="text">
      <style:text-properties style:font-name="Arial" style:font-name-complex="Arial" fo:font-size="8pt" style:font-size-asian="8pt" style:font-size-complex="8pt"/>
    </style:style>
    <style:style style:name="T916"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917" style:parent-style-name="Standardnípísmoodstavce" style:family="text">
      <style:text-properties style:font-name="Arial" style:font-name-complex="Arial" fo:font-size="8pt" style:font-size-asian="8pt" style:font-size-complex="8pt"/>
    </style:style>
    <style:style style:name="T918"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919" style:parent-style-name="Standardnípísmoodstavce" style:family="text">
      <style:text-properties style:font-name="Arial" style:font-name-complex="Arial" fo:font-size="8pt" style:font-size-asian="8pt" style:font-size-complex="8pt"/>
    </style:style>
    <style:style style:name="T920"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921" style:parent-style-name="Standardnípísmoodstavce" style:family="text">
      <style:text-properties style:font-name="Arial" style:font-name-complex="Arial" fo:font-size="8pt" style:font-size-asian="8pt" style:font-size-complex="8pt"/>
    </style:style>
    <style:style style:name="P92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23"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9pt" style:font-size-asian="9pt" style:font-size-complex="9pt"/>
    </style:style>
    <style:style style:name="P924"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9pt" style:font-size-asian="9pt" style:font-size-complex="9pt"/>
    </style:style>
    <style:style style:name="P925"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926"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927" style:parent-style-name="Normální" style:family="paragraph">
      <style:paragraph-properties fo:widows="0" fo:orphans="0" style:text-autospace="none" fo:text-align="center" fo:margin-bottom="0in" fo:line-height="100%"/>
    </style:style>
    <style:style style:name="T928" style:parent-style-name="Standardnípísmoodstavce" style:family="text">
      <style:text-properties style:font-name="Arial" style:font-name-complex="Arial" fo:font-size="8pt" style:font-size-asian="8pt" style:font-size-complex="8pt"/>
    </style:style>
    <style:style style:name="T929"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930" style:parent-style-name="Standardnípísmoodstavce" style:family="text">
      <style:text-properties style:font-name="Arial" style:font-name-complex="Arial" fo:font-size="8pt" style:font-size-asian="8pt" style:font-size-complex="8pt"/>
    </style:style>
    <style:style style:name="P93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32"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933"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934" style:parent-style-name="Normální" style:family="paragraph">
      <style:paragraph-properties fo:widows="0" fo:orphans="0" style:text-autospace="none" fo:text-align="justify" fo:margin-bottom="0in" fo:line-height="100%"/>
    </style:style>
    <style:style style:name="T935" style:parent-style-name="Standardnípísmoodstavce" style:family="text">
      <style:text-properties style:font-name="Arial" style:font-name-complex="Arial" fo:font-size="8pt" style:font-size-asian="8pt" style:font-size-complex="8pt"/>
    </style:style>
    <style:style style:name="T936"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937" style:parent-style-name="Standardnípísmoodstavce" style:family="text">
      <style:text-properties style:font-name="Arial" style:font-name-complex="Arial" fo:font-size="8pt" style:font-size-asian="8pt" style:font-size-complex="8pt"/>
    </style:style>
    <style:style style:name="P93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39" style:parent-style-name="Normální" style:family="paragraph">
      <style:paragraph-properties fo:widows="0" fo:orphans="0" style:text-autospace="none" fo:text-align="center" fo:margin-bottom="0in" fo:line-height="100%"/>
    </style:style>
    <style:style style:name="T940" style:parent-style-name="Standardnípísmoodstavce" style:family="text">
      <style:text-properties style:font-name="Arial" style:font-name-complex="Arial" fo:font-size="8pt" style:font-size-asian="8pt" style:font-size-complex="8pt"/>
    </style:style>
    <style:style style:name="T94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942" style:parent-style-name="Standardnípísmoodstavce" style:family="text">
      <style:text-properties style:font-name="Arial" style:font-name-complex="Arial" fo:font-size="8pt" style:font-size-asian="8pt" style:font-size-complex="8pt"/>
    </style:style>
    <style:style style:name="P94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44"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945"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94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94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4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94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50" style:parent-style-name="Normální" style:family="paragraph">
      <style:paragraph-properties fo:widows="0" fo:orphans="0" style:text-autospace="none" fo:text-align="center" fo:margin-bottom="0in" fo:line-height="100%"/>
    </style:style>
    <style:style style:name="T951" style:parent-style-name="Standardnípísmoodstavce" style:family="text">
      <style:text-properties style:font-name="Arial" style:font-name-complex="Arial" fo:font-size="8pt" style:font-size-asian="8pt" style:font-size-complex="8pt"/>
    </style:style>
    <style:style style:name="T952"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953" style:parent-style-name="Standardnípísmoodstavce" style:family="text">
      <style:text-properties style:font-name="Arial" style:font-name-complex="Arial" fo:font-size="8pt" style:font-size-asian="8pt" style:font-size-complex="8pt"/>
    </style:style>
    <style:style style:name="P95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55"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956"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957" style:parent-style-name="Normální" style:family="paragraph">
      <style:paragraph-properties fo:widows="0" fo:orphans="0" style:text-autospace="none" fo:text-align="justify" fo:margin-bottom="0in" fo:line-height="100%"/>
    </style:style>
    <style:style style:name="T958" style:parent-style-name="Standardnípísmoodstavce" style:family="text">
      <style:text-properties style:font-name="Arial" style:font-name-complex="Arial" fo:font-size="8pt" style:font-size-asian="8pt" style:font-size-complex="8pt"/>
    </style:style>
    <style:style style:name="T959" style:parent-style-name="Standardnípísmoodstavce" style:family="text">
      <style:text-properties style:font-name="Arial" style:font-name-complex="Arial" style:text-position="super 62.5%" fo:font-size="8pt" style:font-size-asian="8pt" style:font-size-complex="8pt"/>
    </style:style>
    <style:style style:name="T960" style:parent-style-name="Standardnípísmoodstavce" style:family="text">
      <style:text-properties style:font-name="Arial" style:font-name-complex="Arial" fo:font-size="8pt" style:font-size-asian="8pt" style:font-size-complex="8pt"/>
    </style:style>
    <style:style style:name="T961" style:parent-style-name="Standardnípísmoodstavce" style:family="text">
      <style:text-properties style:font-name="Arial" style:font-name-complex="Arial" fo:font-size="8pt" style:font-size-asian="8pt" style:font-size-complex="8pt"/>
    </style:style>
    <style:style style:name="T962" style:parent-style-name="Standardnípísmoodstavce" style:family="text">
      <style:text-properties style:font-name="Arial" style:font-name-complex="Arial" style:text-position="super 62.5%" fo:font-size="8pt" style:font-size-asian="8pt" style:font-size-complex="8pt"/>
    </style:style>
    <style:style style:name="T963" style:parent-style-name="Standardnípísmoodstavce" style:family="text">
      <style:text-properties style:font-name="Arial" style:font-name-complex="Arial" fo:font-size="8pt" style:font-size-asian="8pt" style:font-size-complex="8pt"/>
    </style:style>
    <style:style style:name="P96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6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96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67" style:parent-style-name="Normální" style:family="paragraph">
      <style:paragraph-properties fo:widows="0" fo:orphans="0" style:text-autospace="none" fo:text-align="center" fo:margin-bottom="0in" fo:line-height="100%"/>
    </style:style>
    <style:style style:name="T968" style:parent-style-name="Standardnípísmoodstavce" style:family="text">
      <style:text-properties style:font-name="Arial" style:font-name-complex="Arial" fo:font-size="8pt" style:font-size-asian="8pt" style:font-size-complex="8pt"/>
    </style:style>
    <style:style style:name="T969"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970" style:parent-style-name="Standardnípísmoodstavce" style:family="text">
      <style:text-properties style:font-name="Arial" style:font-name-complex="Arial" fo:font-size="8pt" style:font-size-asian="8pt" style:font-size-complex="8pt"/>
    </style:style>
    <style:style style:name="P97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72"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973"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97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97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76" style:parent-style-name="Normální" style:family="paragraph">
      <style:paragraph-properties fo:widows="0" fo:orphans="0" style:text-autospace="none" fo:text-align="justify" fo:margin-bottom="0in" fo:line-height="100%"/>
    </style:style>
    <style:style style:name="T977" style:parent-style-name="Standardnípísmoodstavce" style:family="text">
      <style:text-properties style:font-name="Arial" style:font-name-complex="Arial" fo:font-size="8pt" style:font-size-asian="8pt" style:font-size-complex="8pt"/>
    </style:style>
    <style:style style:name="T978"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979" style:parent-style-name="Standardnípísmoodstavce" style:family="text">
      <style:text-properties style:font-name="Arial" style:font-name-complex="Arial" fo:font-size="8pt" style:font-size-asian="8pt" style:font-size-complex="8pt"/>
    </style:style>
    <style:style style:name="P98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81" style:parent-style-name="Normální" style:family="paragraph">
      <style:paragraph-properties fo:widows="0" fo:orphans="0" style:text-autospace="none" fo:text-align="justify" fo:margin-bottom="0in" fo:line-height="100%"/>
    </style:style>
    <style:style style:name="T982" style:parent-style-name="Standardnípísmoodstavce" style:family="text">
      <style:text-properties style:font-name="Arial" style:font-name-complex="Arial" fo:font-size="8pt" style:font-size-asian="8pt" style:font-size-complex="8pt"/>
    </style:style>
    <style:style style:name="T98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984" style:parent-style-name="Standardnípísmoodstavce" style:family="text">
      <style:text-properties style:font-name="Arial" style:font-name-complex="Arial" fo:font-size="8pt" style:font-size-asian="8pt" style:font-size-complex="8pt"/>
    </style:style>
    <style:style style:name="T98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986" style:parent-style-name="Standardnípísmoodstavce" style:family="text">
      <style:text-properties style:font-name="Arial" style:font-name-complex="Arial" fo:font-size="8pt" style:font-size-asian="8pt" style:font-size-complex="8pt"/>
    </style:style>
    <style:style style:name="T98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988" style:parent-style-name="Standardnípísmoodstavce" style:family="text">
      <style:text-properties style:font-name="Arial" style:font-name-complex="Arial" fo:font-size="8pt" style:font-size-asian="8pt" style:font-size-complex="8pt"/>
    </style:style>
    <style:style style:name="P98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90" style:parent-style-name="Normální" style:family="paragraph">
      <style:paragraph-properties fo:widows="0" fo:orphans="0" style:text-autospace="none" fo:text-align="justify" fo:margin-bottom="0in" fo:line-height="100%"/>
    </style:style>
    <style:style style:name="T991" style:parent-style-name="Standardnípísmoodstavce" style:family="text">
      <style:text-properties style:font-name="Arial" style:font-name-complex="Arial" fo:font-size="8pt" style:font-size-asian="8pt" style:font-size-complex="8pt"/>
    </style:style>
    <style:style style:name="T992"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993" style:parent-style-name="Standardnípísmoodstavce" style:family="text">
      <style:text-properties style:font-name="Arial" style:font-name-complex="Arial" fo:font-size="8pt" style:font-size-asian="8pt" style:font-size-complex="8pt"/>
    </style:style>
    <style:style style:name="P99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95" style:parent-style-name="Normální" style:family="paragraph">
      <style:paragraph-properties fo:widows="0" fo:orphans="0" style:text-autospace="none" fo:text-align="center" fo:margin-bottom="0in" fo:line-height="100%"/>
      <style:text-properties style:font-name="Arial" style:font-name-complex="Arial" fo:font-size="9pt" style:font-size-asian="9pt" style:font-size-complex="9pt"/>
    </style:style>
    <style:style style:name="P996" style:parent-style-name="Normální" style:family="paragraph">
      <style:paragraph-properties fo:widows="0" fo:orphans="0" style:text-autospace="none" fo:margin-bottom="0in" fo:line-height="100%"/>
      <style:text-properties style:font-name="Arial" style:font-name-complex="Arial" fo:font-size="9pt" style:font-size-asian="9pt" style:font-size-complex="9pt"/>
    </style:style>
    <style:style style:name="P997" style:parent-style-name="Normální" style:family="paragraph">
      <style:paragraph-properties fo:widows="0" fo:orphans="0" style:text-autospace="none" fo:text-align="center" fo:margin-bottom="0in" fo:line-height="100%"/>
      <style:text-properties style:font-name="Arial" style:font-name-complex="Arial" fo:font-size="9pt" style:font-size-asian="9pt" style:font-size-complex="9pt"/>
    </style:style>
    <style:style style:name="P998" style:parent-style-name="Normální" style:family="paragraph">
      <style:paragraph-properties fo:widows="0" fo:orphans="0" style:text-autospace="none" fo:margin-bottom="0in" fo:line-height="100%"/>
      <style:text-properties style:font-name="Arial" style:font-name-complex="Arial" fo:font-size="9pt" style:font-size-asian="9pt" style:font-size-complex="9pt"/>
    </style:style>
    <style:style style:name="P999" style:parent-style-name="Normální" style:family="paragraph">
      <style:paragraph-properties fo:widows="0" fo:orphans="0" style:text-autospace="none" fo:text-align="center" fo:margin-bottom="0in" fo:line-height="100%"/>
    </style:style>
    <style:style style:name="T1000" style:parent-style-name="Standardnípísmoodstavce" style:family="text">
      <style:text-properties style:font-name="Arial" style:font-name-complex="Arial" fo:font-size="8pt" style:font-size-asian="8pt" style:font-size-complex="8pt"/>
    </style:style>
    <style:style style:name="T100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002" style:parent-style-name="Standardnípísmoodstavce" style:family="text">
      <style:text-properties style:font-name="Arial" style:font-name-complex="Arial" fo:font-size="8pt" style:font-size-asian="8pt" style:font-size-complex="8pt"/>
    </style:style>
    <style:style style:name="P100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004"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005"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00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00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00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00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01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01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012" style:parent-style-name="Normální" style:family="paragraph">
      <style:paragraph-properties fo:widows="0" fo:orphans="0" style:text-autospace="none" fo:text-align="center" fo:margin-bottom="0in" fo:line-height="100%"/>
    </style:style>
    <style:style style:name="T1013" style:parent-style-name="Standardnípísmoodstavce" style:family="text">
      <style:text-properties style:font-name="Arial" style:font-name-complex="Arial" fo:font-size="8pt" style:font-size-asian="8pt" style:font-size-complex="8pt"/>
    </style:style>
    <style:style style:name="T1014"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015" style:parent-style-name="Standardnípísmoodstavce" style:family="text">
      <style:text-properties style:font-name="Arial" style:font-name-complex="Arial" fo:font-size="8pt" style:font-size-asian="8pt" style:font-size-complex="8pt"/>
    </style:style>
    <style:style style:name="P101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017"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018"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01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02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02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02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02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02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02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02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02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02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029" style:parent-style-name="Normální" style:family="paragraph">
      <style:paragraph-properties fo:widows="0" fo:orphans="0" style:text-autospace="none" fo:text-align="center" fo:margin-bottom="0in" fo:line-height="100%"/>
    </style:style>
    <style:style style:name="T1030" style:parent-style-name="Standardnípísmoodstavce" style:family="text">
      <style:text-properties style:font-name="Arial" style:font-name-complex="Arial" fo:font-size="8pt" style:font-size-asian="8pt" style:font-size-complex="8pt"/>
    </style:style>
    <style:style style:name="T103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032" style:parent-style-name="Standardnípísmoodstavce" style:family="text">
      <style:text-properties style:font-name="Arial" style:font-name-complex="Arial" fo:font-size="8pt" style:font-size-asian="8pt" style:font-size-complex="8pt"/>
    </style:style>
    <style:style style:name="P103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034"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035"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03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03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038"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103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040"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041"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04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04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04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04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04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04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048" style:parent-style-name="Normální" style:family="paragraph">
      <style:paragraph-properties fo:widows="0" fo:orphans="0" style:text-autospace="none" fo:text-align="center" fo:margin-bottom="0in" fo:line-height="100%"/>
    </style:style>
    <style:style style:name="T1049" style:parent-style-name="Standardnípísmoodstavce" style:family="text">
      <style:text-properties style:font-name="Arial" style:font-name-complex="Arial" fo:font-size="8pt" style:font-size-asian="8pt" style:font-size-complex="8pt"/>
    </style:style>
    <style:style style:name="T1050"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051" style:parent-style-name="Standardnípísmoodstavce" style:family="text">
      <style:text-properties style:font-name="Arial" style:font-name-complex="Arial" fo:font-size="8pt" style:font-size-asian="8pt" style:font-size-complex="8pt"/>
    </style:style>
    <style:style style:name="P105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053"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054"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05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05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05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05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059" style:parent-style-name="Normální" style:family="paragraph">
      <style:paragraph-properties fo:widows="0" fo:orphans="0" style:text-autospace="none" fo:text-align="justify" fo:margin-bottom="0in" fo:line-height="100%"/>
    </style:style>
    <style:style style:name="T1060" style:parent-style-name="Standardnípísmoodstavce" style:family="text">
      <style:text-properties style:font-name="Arial" style:font-name-complex="Arial" fo:font-size="8pt" style:font-size-asian="8pt" style:font-size-complex="8pt"/>
    </style:style>
    <style:style style:name="T106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062" style:parent-style-name="Standardnípísmoodstavce" style:family="text">
      <style:text-properties style:font-name="Arial" style:font-name-complex="Arial" fo:font-size="8pt" style:font-size-asian="8pt" style:font-size-complex="8pt"/>
    </style:style>
    <style:style style:name="P106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06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06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066" style:parent-style-name="Normální" style:family="paragraph">
      <style:paragraph-properties fo:widows="0" fo:orphans="0" style:text-autospace="none" fo:text-align="justify" fo:margin-bottom="0in" fo:line-height="100%"/>
    </style:style>
    <style:style style:name="T1067" style:parent-style-name="Standardnípísmoodstavce" style:family="text">
      <style:text-properties style:font-name="Arial" style:font-name-complex="Arial" fo:font-size="8pt" style:font-size-asian="8pt" style:font-size-complex="8pt"/>
    </style:style>
    <style:style style:name="T1068"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069" style:parent-style-name="Standardnípísmoodstavce" style:family="text">
      <style:text-properties style:font-name="Arial" style:font-name-complex="Arial" fo:font-size="8pt" style:font-size-asian="8pt" style:font-size-complex="8pt"/>
    </style:style>
    <style:style style:name="T1070"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071" style:parent-style-name="Standardnípísmoodstavce" style:family="text">
      <style:text-properties style:font-name="Arial" style:font-name-complex="Arial" fo:font-size="8pt" style:font-size-asian="8pt" style:font-size-complex="8pt"/>
    </style:style>
    <style:style style:name="P107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073" style:parent-style-name="Normální" style:family="paragraph">
      <style:paragraph-properties fo:widows="0" fo:orphans="0" style:text-autospace="none" fo:text-align="center" fo:margin-bottom="0in" fo:line-height="100%"/>
    </style:style>
    <style:style style:name="T1074" style:parent-style-name="Standardnípísmoodstavce" style:family="text">
      <style:text-properties style:font-name="Arial" style:font-name-complex="Arial" fo:font-size="8pt" style:font-size-asian="8pt" style:font-size-complex="8pt"/>
    </style:style>
    <style:style style:name="T107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076" style:parent-style-name="Standardnípísmoodstavce" style:family="text">
      <style:text-properties style:font-name="Arial" style:font-name-complex="Arial" fo:font-size="8pt" style:font-size-asian="8pt" style:font-size-complex="8pt"/>
    </style:style>
    <style:style style:name="P107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078"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079"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08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08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082" style:parent-style-name="Normální" style:family="paragraph">
      <style:paragraph-properties fo:widows="0" fo:orphans="0" style:text-autospace="none" fo:text-align="center" fo:margin-bottom="0in" fo:line-height="100%"/>
    </style:style>
    <style:style style:name="T1083" style:parent-style-name="Standardnípísmoodstavce" style:family="text">
      <style:text-properties style:font-name="Arial" style:font-name-complex="Arial" fo:font-size="8pt" style:font-size-asian="8pt" style:font-size-complex="8pt"/>
    </style:style>
    <style:style style:name="T1084"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085" style:parent-style-name="Standardnípísmoodstavce" style:family="text">
      <style:text-properties style:font-name="Arial" style:font-name-complex="Arial" fo:font-size="8pt" style:font-size-asian="8pt" style:font-size-complex="8pt"/>
    </style:style>
    <style:style style:name="P108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087"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088"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1089"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109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09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09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09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09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09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09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09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09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09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0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0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0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0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0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0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0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0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0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0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10" style:parent-style-name="Normální" style:family="paragraph">
      <style:paragraph-properties fo:widows="0" fo:orphans="0" style:text-autospace="none" fo:text-align="center" fo:margin-bottom="0in" fo:line-height="100%"/>
    </style:style>
    <style:style style:name="T1111" style:parent-style-name="Standardnípísmoodstavce" style:family="text">
      <style:text-properties style:font-name="Arial" style:font-name-complex="Arial" fo:font-size="8pt" style:font-size-asian="8pt" style:font-size-complex="8pt"/>
    </style:style>
    <style:style style:name="T1112"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113" style:parent-style-name="Standardnípísmoodstavce" style:family="text">
      <style:text-properties style:font-name="Arial" style:font-name-complex="Arial" fo:font-size="8pt" style:font-size-asian="8pt" style:font-size-complex="8pt"/>
    </style:style>
    <style:style style:name="P111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15"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116"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11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1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1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2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2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2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2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2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2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2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2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2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2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3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3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3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3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3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3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3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3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3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3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4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41" style:parent-style-name="Normální" style:family="paragraph">
      <style:paragraph-properties fo:widows="0" fo:orphans="0" style:text-autospace="none" fo:text-align="justify" fo:margin-bottom="0in" fo:line-height="100%"/>
    </style:style>
    <style:style style:name="T1142" style:parent-style-name="Standardnípísmoodstavce" style:family="text">
      <style:text-properties style:font-name="Arial" style:font-name-complex="Arial" fo:font-size="8pt" style:font-size-asian="8pt" style:font-size-complex="8pt"/>
    </style:style>
    <style:style style:name="T114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144" style:parent-style-name="Standardnípísmoodstavce" style:family="text">
      <style:text-properties style:font-name="Arial" style:font-name-complex="Arial" fo:font-size="8pt" style:font-size-asian="8pt" style:font-size-complex="8pt"/>
    </style:style>
    <style:style style:name="T114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146" style:parent-style-name="Standardnípísmoodstavce" style:family="text">
      <style:text-properties style:font-name="Arial" style:font-name-complex="Arial" fo:font-size="8pt" style:font-size-asian="8pt" style:font-size-complex="8pt"/>
    </style:style>
    <style:style style:name="P114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48" style:parent-style-name="Normální" style:family="paragraph">
      <style:paragraph-properties fo:widows="0" fo:orphans="0" style:text-autospace="none" fo:text-align="center" fo:margin-bottom="0in" fo:line-height="100%"/>
    </style:style>
    <style:style style:name="T1149" style:parent-style-name="Standardnípísmoodstavce" style:family="text">
      <style:text-properties style:font-name="Arial" style:font-name-complex="Arial" fo:font-size="8pt" style:font-size-asian="8pt" style:font-size-complex="8pt"/>
    </style:style>
    <style:style style:name="T1150"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151" style:parent-style-name="Standardnípísmoodstavce" style:family="text">
      <style:text-properties style:font-name="Arial" style:font-name-complex="Arial" fo:font-size="8pt" style:font-size-asian="8pt" style:font-size-complex="8pt"/>
    </style:style>
    <style:style style:name="P115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53"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154"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15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5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5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5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5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6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61" style:parent-style-name="Normální" style:family="paragraph">
      <style:paragraph-properties fo:widows="0" fo:orphans="0" style:text-autospace="none" fo:text-align="center" fo:margin-bottom="0in" fo:line-height="100%"/>
    </style:style>
    <style:style style:name="T1162" style:parent-style-name="Standardnípísmoodstavce" style:family="text">
      <style:text-properties style:font-name="Arial" style:font-name-complex="Arial" fo:font-size="8pt" style:font-size-asian="8pt" style:font-size-complex="8pt"/>
    </style:style>
    <style:style style:name="T116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164" style:parent-style-name="Standardnípísmoodstavce" style:family="text">
      <style:text-properties style:font-name="Arial" style:font-name-complex="Arial" fo:font-size="8pt" style:font-size-asian="8pt" style:font-size-complex="8pt"/>
    </style:style>
    <style:style style:name="P116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66"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167"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16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6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7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7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7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7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7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7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7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7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7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7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8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8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82" style:parent-style-name="Normální" style:family="paragraph">
      <style:paragraph-properties fo:widows="0" fo:orphans="0" style:text-autospace="none" fo:text-align="center" fo:margin-bottom="0in" fo:line-height="100%"/>
    </style:style>
    <style:style style:name="T1183" style:parent-style-name="Standardnípísmoodstavce" style:family="text">
      <style:text-properties style:font-name="Arial" style:font-name-complex="Arial" fo:font-size="8pt" style:font-size-asian="8pt" style:font-size-complex="8pt"/>
    </style:style>
    <style:style style:name="T1184"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185" style:parent-style-name="Standardnípísmoodstavce" style:family="text">
      <style:text-properties style:font-name="Arial" style:font-name-complex="Arial" fo:font-size="8pt" style:font-size-asian="8pt" style:font-size-complex="8pt"/>
    </style:style>
    <style:style style:name="P118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87"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188"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18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9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9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9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9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9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9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9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97" style:parent-style-name="Normální" style:family="paragraph">
      <style:paragraph-properties fo:widows="0" fo:orphans="0" style:text-autospace="none" fo:text-align="center" fo:margin-bottom="0in" fo:line-height="100%"/>
    </style:style>
    <style:style style:name="T1198" style:parent-style-name="Standardnípísmoodstavce" style:family="text">
      <style:text-properties style:font-name="Arial" style:font-name-complex="Arial" fo:font-size="8pt" style:font-size-asian="8pt" style:font-size-complex="8pt"/>
    </style:style>
    <style:style style:name="T1199"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200" style:parent-style-name="Standardnípísmoodstavce" style:family="text">
      <style:text-properties style:font-name="Arial" style:font-name-complex="Arial" fo:font-size="8pt" style:font-size-asian="8pt" style:font-size-complex="8pt"/>
    </style:style>
    <style:style style:name="P120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02"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203"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20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20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20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20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0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20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1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21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1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21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1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21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16" style:parent-style-name="Normální" style:family="paragraph">
      <style:paragraph-properties fo:widows="0" fo:orphans="0" style:text-autospace="none" fo:text-align="center" fo:margin-bottom="0in" fo:line-height="100%"/>
    </style:style>
    <style:style style:name="T1217" style:parent-style-name="Standardnípísmoodstavce" style:family="text">
      <style:text-properties style:font-name="Arial" style:font-name-complex="Arial" fo:font-size="8pt" style:font-size-asian="8pt" style:font-size-complex="8pt"/>
    </style:style>
    <style:style style:name="T1218"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219" style:parent-style-name="Standardnípísmoodstavce" style:family="text">
      <style:text-properties style:font-name="Arial" style:font-name-complex="Arial" fo:font-size="8pt" style:font-size-asian="8pt" style:font-size-complex="8pt"/>
    </style:style>
    <style:style style:name="P122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21"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222"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22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22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2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22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27" style:parent-style-name="Normální" style:family="paragraph">
      <style:paragraph-properties fo:widows="0" fo:orphans="0" style:text-autospace="none" fo:text-align="center" fo:margin-bottom="0in" fo:line-height="100%"/>
    </style:style>
    <style:style style:name="T1228" style:parent-style-name="Standardnípísmoodstavce" style:family="text">
      <style:text-properties style:font-name="Arial" style:font-name-complex="Arial" fo:font-size="8pt" style:font-size-asian="8pt" style:font-size-complex="8pt"/>
    </style:style>
    <style:style style:name="T1229"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230" style:parent-style-name="Standardnípísmoodstavce" style:family="text">
      <style:text-properties style:font-name="Arial" style:font-name-complex="Arial" fo:font-size="8pt" style:font-size-asian="8pt" style:font-size-complex="8pt"/>
    </style:style>
    <style:style style:name="P123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32"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233"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23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23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3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23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3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23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40" style:parent-style-name="Normální" style:family="paragraph">
      <style:paragraph-properties fo:widows="0" fo:orphans="0" style:text-autospace="none" fo:text-align="justify" fo:margin-bottom="0in" fo:line-height="100%"/>
    </style:style>
    <style:style style:name="T1241" style:parent-style-name="Standardnípísmoodstavce" style:family="text">
      <style:text-properties style:font-name="Arial" style:font-name-complex="Arial" fo:font-size="8pt" style:font-size-asian="8pt" style:font-size-complex="8pt"/>
    </style:style>
    <style:style style:name="T1242"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243" style:parent-style-name="Standardnípísmoodstavce" style:family="text">
      <style:text-properties style:font-name="Arial" style:font-name-complex="Arial" fo:font-size="8pt" style:font-size-asian="8pt" style:font-size-complex="8pt"/>
    </style:style>
    <style:style style:name="T1244"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245" style:parent-style-name="Standardnípísmoodstavce" style:family="text">
      <style:text-properties style:font-name="Arial" style:font-name-complex="Arial" fo:font-size="8pt" style:font-size-asian="8pt" style:font-size-complex="8pt"/>
    </style:style>
    <style:style style:name="T1246"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247" style:parent-style-name="Standardnípísmoodstavce" style:family="text">
      <style:text-properties style:font-name="Arial" style:font-name-complex="Arial" fo:font-size="8pt" style:font-size-asian="8pt" style:font-size-complex="8pt"/>
    </style:style>
    <style:style style:name="P124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49" style:parent-style-name="Normální" style:family="paragraph">
      <style:paragraph-properties fo:widows="0" fo:orphans="0" style:text-autospace="none" fo:text-align="center" fo:margin-bottom="0in" fo:line-height="100%"/>
    </style:style>
    <style:style style:name="T1250" style:parent-style-name="Standardnípísmoodstavce" style:family="text">
      <style:text-properties style:font-name="Arial" style:font-name-complex="Arial" fo:font-size="8pt" style:font-size-asian="8pt" style:font-size-complex="8pt"/>
    </style:style>
    <style:style style:name="T125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252" style:parent-style-name="Standardnípísmoodstavce" style:family="text">
      <style:text-properties style:font-name="Arial" style:font-name-complex="Arial" fo:font-size="8pt" style:font-size-asian="8pt" style:font-size-complex="8pt"/>
    </style:style>
    <style:style style:name="P125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54"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255"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25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25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5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25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6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26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62" style:parent-style-name="Normální" style:family="paragraph">
      <style:paragraph-properties fo:widows="0" fo:orphans="0" style:text-autospace="none" fo:text-align="center" fo:margin-bottom="0in" fo:line-height="100%"/>
    </style:style>
    <style:style style:name="T1263" style:parent-style-name="Standardnípísmoodstavce" style:family="text">
      <style:text-properties style:font-name="Arial" style:font-name-complex="Arial" fo:font-size="8pt" style:font-size-asian="8pt" style:font-size-complex="8pt"/>
    </style:style>
    <style:style style:name="T1264"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265" style:parent-style-name="Standardnípísmoodstavce" style:family="text">
      <style:text-properties style:font-name="Arial" style:font-name-complex="Arial" fo:font-size="8pt" style:font-size-asian="8pt" style:font-size-complex="8pt"/>
    </style:style>
    <style:style style:name="P126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67"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268"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26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27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7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27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73" style:parent-style-name="Normální" style:family="paragraph">
      <style:paragraph-properties fo:widows="0" fo:orphans="0" style:text-autospace="none" fo:text-align="center" fo:margin-bottom="0in" fo:line-height="100%"/>
    </style:style>
    <style:style style:name="T1274" style:parent-style-name="Standardnípísmoodstavce" style:family="text">
      <style:text-properties style:font-name="Arial" style:font-name-complex="Arial" fo:font-size="8pt" style:font-size-asian="8pt" style:font-size-complex="8pt"/>
    </style:style>
    <style:style style:name="T127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276" style:parent-style-name="Standardnípísmoodstavce" style:family="text">
      <style:text-properties style:font-name="Arial" style:font-name-complex="Arial" fo:font-size="8pt" style:font-size-asian="8pt" style:font-size-complex="8pt"/>
    </style:style>
    <style:style style:name="P127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78"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279"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28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28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8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28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8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28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86" style:parent-style-name="Normální" style:family="paragraph">
      <style:paragraph-properties fo:widows="0" fo:orphans="0" style:text-autospace="none" fo:text-align="center" fo:margin-bottom="0in" fo:line-height="100%"/>
    </style:style>
    <style:style style:name="T1287" style:parent-style-name="Standardnípísmoodstavce" style:family="text">
      <style:text-properties style:font-name="Arial" style:font-name-complex="Arial" fo:font-size="8pt" style:font-size-asian="8pt" style:font-size-complex="8pt"/>
    </style:style>
    <style:style style:name="T1288"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289" style:parent-style-name="Standardnípísmoodstavce" style:family="text">
      <style:text-properties style:font-name="Arial" style:font-name-complex="Arial" fo:font-size="8pt" style:font-size-asian="8pt" style:font-size-complex="8pt"/>
    </style:style>
    <style:style style:name="P129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91"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292"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29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29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9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29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9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29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99" style:parent-style-name="Normální" style:family="paragraph">
      <style:paragraph-properties fo:widows="0" fo:orphans="0" style:text-autospace="none" fo:text-align="center" fo:margin-bottom="0in" fo:line-height="100%"/>
    </style:style>
    <style:style style:name="T1300" style:parent-style-name="Standardnípísmoodstavce" style:family="text">
      <style:text-properties style:font-name="Arial" style:font-name-complex="Arial" fo:font-size="8pt" style:font-size-asian="8pt" style:font-size-complex="8pt"/>
    </style:style>
    <style:style style:name="T130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302" style:parent-style-name="Standardnípísmoodstavce" style:family="text">
      <style:text-properties style:font-name="Arial" style:font-name-complex="Arial" fo:font-size="8pt" style:font-size-asian="8pt" style:font-size-complex="8pt"/>
    </style:style>
    <style:style style:name="P130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04"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305"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30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30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0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30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1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31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1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31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1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31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16" style:parent-style-name="Normální" style:family="paragraph">
      <style:paragraph-properties fo:widows="0" fo:orphans="0" style:text-autospace="none" fo:text-align="center" fo:margin-bottom="0in" fo:line-height="100%"/>
      <style:text-properties style:font-name="Arial" style:font-name-complex="Arial" fo:font-size="9pt" style:font-size-asian="9pt" style:font-size-complex="9pt"/>
    </style:style>
    <style:style style:name="P1317" style:parent-style-name="Normální" style:family="paragraph">
      <style:paragraph-properties fo:widows="0" fo:orphans="0" style:text-autospace="none" fo:margin-bottom="0in" fo:line-height="100%"/>
      <style:text-properties style:font-name="Arial" style:font-name-complex="Arial" fo:font-size="9pt" style:font-size-asian="9pt" style:font-size-complex="9pt"/>
    </style:style>
    <style:style style:name="P1318" style:parent-style-name="Normální" style:family="paragraph">
      <style:paragraph-properties fo:widows="0" fo:orphans="0" style:text-autospace="none" fo:text-align="center" fo:margin-bottom="0in" fo:line-height="100%"/>
      <style:text-properties style:font-name="Arial" style:font-name-complex="Arial" fo:font-size="9pt" style:font-size-asian="9pt" style:font-size-complex="9pt"/>
    </style:style>
    <style:style style:name="P1319" style:parent-style-name="Normální" style:family="paragraph">
      <style:paragraph-properties fo:widows="0" fo:orphans="0" style:text-autospace="none" fo:margin-bottom="0in" fo:line-height="100%"/>
      <style:text-properties style:font-name="Arial" style:font-name-complex="Arial" fo:font-size="9pt" style:font-size-asian="9pt" style:font-size-complex="9pt"/>
    </style:style>
    <style:style style:name="P1320"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9pt" style:font-size-asian="9pt" style:font-size-complex="9pt"/>
    </style:style>
    <style:style style:name="P1321"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9pt" style:font-size-asian="9pt" style:font-size-complex="9pt"/>
    </style:style>
    <style:style style:name="P1322"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323"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324" style:parent-style-name="Normální" style:family="paragraph">
      <style:paragraph-properties fo:widows="0" fo:orphans="0" style:text-autospace="none" fo:text-align="center" fo:margin-bottom="0in" fo:line-height="100%"/>
    </style:style>
    <style:style style:name="T1325" style:parent-style-name="Standardnípísmoodstavce" style:family="text">
      <style:text-properties style:font-name="Arial" style:font-name-complex="Arial" fo:font-size="8pt" style:font-size-asian="8pt" style:font-size-complex="8pt"/>
    </style:style>
    <style:style style:name="T1326"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327" style:parent-style-name="Standardnípísmoodstavce" style:family="text">
      <style:text-properties style:font-name="Arial" style:font-name-complex="Arial" fo:font-size="8pt" style:font-size-asian="8pt" style:font-size-complex="8pt"/>
    </style:style>
    <style:style style:name="P132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2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33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3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33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33" style:parent-style-name="Normální" style:family="paragraph">
      <style:paragraph-properties fo:widows="0" fo:orphans="0" style:text-autospace="none" fo:text-align="justify" fo:margin-bottom="0in" fo:line-height="100%"/>
    </style:style>
    <style:style style:name="T1334" style:parent-style-name="Standardnípísmoodstavce" style:family="text">
      <style:text-properties style:font-name="Arial" style:font-name-complex="Arial" fo:font-size="8pt" style:font-size-asian="8pt" style:font-size-complex="8pt"/>
    </style:style>
    <style:style style:name="T133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336" style:parent-style-name="Standardnípísmoodstavce" style:family="text">
      <style:text-properties style:font-name="Arial" style:font-name-complex="Arial" fo:font-size="8pt" style:font-size-asian="8pt" style:font-size-complex="8pt"/>
    </style:style>
    <style:style style:name="T133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338" style:parent-style-name="Standardnípísmoodstavce" style:family="text">
      <style:text-properties style:font-name="Arial" style:font-name-complex="Arial" fo:font-size="8pt" style:font-size-asian="8pt" style:font-size-complex="8pt"/>
    </style:style>
    <style:style style:name="T1339"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340" style:parent-style-name="Standardnípísmoodstavce" style:family="text">
      <style:text-properties style:font-name="Arial" style:font-name-complex="Arial" fo:font-size="8pt" style:font-size-asian="8pt" style:font-size-complex="8pt"/>
    </style:style>
    <style:style style:name="P134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42"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9pt" style:font-size-asian="9pt" style:font-size-complex="9pt"/>
    </style:style>
    <style:style style:name="P1343"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9pt" style:font-size-asian="9pt" style:font-size-complex="9pt"/>
    </style:style>
    <style:style style:name="P1344"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345"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346" style:parent-style-name="Normální" style:family="paragraph">
      <style:paragraph-properties fo:widows="0" fo:orphans="0" style:text-autospace="none" fo:text-align="center" fo:margin-bottom="0in" fo:line-height="100%"/>
    </style:style>
    <style:style style:name="T1347" style:parent-style-name="Standardnípísmoodstavce" style:family="text">
      <style:text-properties style:font-name="Arial" style:font-name-complex="Arial" fo:font-size="8pt" style:font-size-asian="8pt" style:font-size-complex="8pt"/>
    </style:style>
    <style:style style:name="T1348"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349" style:parent-style-name="Standardnípísmoodstavce" style:family="text">
      <style:text-properties style:font-name="Arial" style:font-name-complex="Arial" fo:font-size="8pt" style:font-size-asian="8pt" style:font-size-complex="8pt"/>
    </style:style>
    <style:style style:name="P135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5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35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5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35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5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35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5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35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5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36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6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36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6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36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6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36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6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36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6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37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71"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9pt" style:font-size-asian="9pt" style:font-size-complex="9pt"/>
    </style:style>
    <style:style style:name="P1372"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9pt" style:font-size-asian="9pt" style:font-size-complex="9pt"/>
    </style:style>
    <style:style style:name="P1373"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374"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375" style:parent-style-name="Normální" style:family="paragraph">
      <style:paragraph-properties fo:widows="0" fo:orphans="0" style:text-autospace="none" fo:text-align="center" fo:margin-bottom="0in" fo:line-height="100%"/>
    </style:style>
    <style:style style:name="T1376" style:parent-style-name="Standardnípísmoodstavce" style:family="text">
      <style:text-properties style:font-name="Arial" style:font-name-complex="Arial" fo:font-size="8pt" style:font-size-asian="8pt" style:font-size-complex="8pt"/>
    </style:style>
    <style:style style:name="T137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378" style:parent-style-name="Standardnípísmoodstavce" style:family="text">
      <style:text-properties style:font-name="Arial" style:font-name-complex="Arial" fo:font-size="8pt" style:font-size-asian="8pt" style:font-size-complex="8pt"/>
    </style:style>
    <style:style style:name="P137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8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38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82" style:parent-style-name="Normální" style:family="paragraph">
      <style:paragraph-properties fo:widows="0" fo:orphans="0" style:text-autospace="none" fo:text-align="center" fo:margin-bottom="0in" fo:line-height="100%"/>
    </style:style>
    <style:style style:name="T1383" style:parent-style-name="Standardnípísmoodstavce" style:family="text">
      <style:text-properties style:font-name="Arial" style:font-name-complex="Arial" fo:font-size="8pt" style:font-size-asian="8pt" style:font-size-complex="8pt"/>
    </style:style>
    <style:style style:name="T1384"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385" style:parent-style-name="Standardnípísmoodstavce" style:family="text">
      <style:text-properties style:font-name="Arial" style:font-name-complex="Arial" fo:font-size="8pt" style:font-size-asian="8pt" style:font-size-complex="8pt"/>
    </style:style>
    <style:style style:name="P138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8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38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8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39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9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39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93" style:parent-style-name="Normální" style:family="paragraph">
      <style:paragraph-properties fo:widows="0" fo:orphans="0" style:text-autospace="none" fo:text-align="justify" fo:margin-bottom="0in" fo:line-height="100%"/>
    </style:style>
    <style:style style:name="T1394" style:parent-style-name="Standardnípísmoodstavce" style:family="text">
      <style:text-properties style:font-name="Arial" style:font-name-complex="Arial" fo:font-size="8pt" style:font-size-asian="8pt" style:font-size-complex="8pt"/>
    </style:style>
    <style:style style:name="T139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396" style:parent-style-name="Standardnípísmoodstavce" style:family="text">
      <style:text-properties style:font-name="Arial" style:font-name-complex="Arial" fo:font-size="8pt" style:font-size-asian="8pt" style:font-size-complex="8pt"/>
    </style:style>
    <style:style style:name="P139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9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39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0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40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0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40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0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40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06" style:parent-style-name="Normální" style:family="paragraph">
      <style:paragraph-properties fo:widows="0" fo:orphans="0" style:text-autospace="none" fo:text-align="justify" fo:margin-bottom="0in" fo:line-height="100%"/>
    </style:style>
    <style:style style:name="T1407" style:parent-style-name="Standardnípísmoodstavce" style:family="text">
      <style:text-properties style:font-name="Arial" style:font-name-complex="Arial" fo:font-size="8pt" style:font-size-asian="8pt" style:font-size-complex="8pt"/>
    </style:style>
    <style:style style:name="T1408" style:parent-style-name="Standardnípísmoodstavce" style:family="text">
      <style:text-properties style:font-name="Arial" style:font-name-complex="Arial" fo:font-size="8pt" style:font-size-asian="8pt" style:font-size-complex="8pt"/>
    </style:style>
    <style:style style:name="T1409"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410" style:parent-style-name="Standardnípísmoodstavce" style:family="text">
      <style:text-properties style:font-name="Arial" style:font-name-complex="Arial" fo:font-size="8pt" style:font-size-asian="8pt" style:font-size-complex="8pt"/>
    </style:style>
    <style:style style:name="P141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12" style:parent-style-name="Normální" style:family="paragraph">
      <style:paragraph-properties fo:widows="0" fo:orphans="0" style:text-autospace="none" fo:text-align="center" fo:margin-bottom="0in" fo:line-height="100%"/>
    </style:style>
    <style:style style:name="T1413" style:parent-style-name="Standardnípísmoodstavce" style:family="text">
      <style:text-properties style:font-name="Arial" style:font-name-complex="Arial" fo:font-size="8pt" style:font-size-asian="8pt" style:font-size-complex="8pt"/>
    </style:style>
    <style:style style:name="T1414"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415" style:parent-style-name="Standardnípísmoodstavce" style:family="text">
      <style:text-properties style:font-name="Arial" style:font-name-complex="Arial" fo:font-size="8pt" style:font-size-asian="8pt" style:font-size-complex="8pt"/>
    </style:style>
    <style:style style:name="P141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17"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418"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1419"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142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42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22" style:parent-style-name="Normální" style:family="paragraph">
      <style:paragraph-properties fo:widows="0" fo:orphans="0" style:text-autospace="none" fo:text-align="center" fo:margin-bottom="0in" fo:line-height="100%"/>
    </style:style>
    <style:style style:name="T1423" style:parent-style-name="Standardnípísmoodstavce" style:family="text">
      <style:text-properties style:font-name="Arial" style:font-name-complex="Arial" fo:font-size="8pt" style:font-size-asian="8pt" style:font-size-complex="8pt"/>
    </style:style>
    <style:style style:name="T1424"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425" style:parent-style-name="Standardnípísmoodstavce" style:family="text">
      <style:text-properties style:font-name="Arial" style:font-name-complex="Arial" fo:font-size="8pt" style:font-size-asian="8pt" style:font-size-complex="8pt"/>
    </style:style>
    <style:style style:name="P142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27"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428"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42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43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43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43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3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43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3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43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3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43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3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44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4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44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4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44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4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44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4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44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49" style:parent-style-name="Normální" style:family="paragraph">
      <style:paragraph-properties fo:widows="0" fo:orphans="0" style:text-autospace="none" fo:text-align="center" fo:margin-bottom="0in" fo:line-height="100%"/>
    </style:style>
    <style:style style:name="T1450" style:parent-style-name="Standardnípísmoodstavce" style:family="text">
      <style:text-properties style:font-name="Arial" style:font-name-complex="Arial" fo:font-size="8pt" style:font-size-asian="8pt" style:font-size-complex="8pt"/>
    </style:style>
    <style:style style:name="T145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452" style:parent-style-name="Standardnípísmoodstavce" style:family="text">
      <style:text-properties style:font-name="Arial" style:font-name-complex="Arial" fo:font-size="8pt" style:font-size-asian="8pt" style:font-size-complex="8pt"/>
    </style:style>
    <style:style style:name="P145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54"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455"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45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45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5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45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6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46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6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46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6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46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6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46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6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46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7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47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7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47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74" style:parent-style-name="Normální" style:family="paragraph">
      <style:paragraph-properties fo:widows="0" fo:orphans="0" style:text-autospace="none" fo:text-align="justify" fo:margin-bottom="0in" fo:line-height="100%"/>
    </style:style>
    <style:style style:name="T1475" style:parent-style-name="Standardnípísmoodstavce" style:family="text">
      <style:text-properties style:font-name="Arial" style:font-name-complex="Arial" fo:font-size="8pt" style:font-size-asian="8pt" style:font-size-complex="8pt"/>
    </style:style>
    <style:style style:name="T1476"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477" style:parent-style-name="Standardnípísmoodstavce" style:family="text">
      <style:text-properties style:font-name="Arial" style:font-name-complex="Arial" fo:font-size="8pt" style:font-size-asian="8pt" style:font-size-complex="8pt"/>
    </style:style>
    <style:style style:name="T1478"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479" style:parent-style-name="Standardnípísmoodstavce" style:family="text">
      <style:text-properties style:font-name="Arial" style:font-name-complex="Arial" fo:font-size="8pt" style:font-size-asian="8pt" style:font-size-complex="8pt"/>
    </style:style>
    <style:style style:name="P148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81" style:parent-style-name="Normální" style:family="paragraph">
      <style:paragraph-properties fo:widows="0" fo:orphans="0" style:text-autospace="none" fo:text-align="center" fo:margin-bottom="0in" fo:line-height="100%"/>
    </style:style>
    <style:style style:name="T1482" style:parent-style-name="Standardnípísmoodstavce" style:family="text">
      <style:text-properties style:font-name="Arial" style:font-name-complex="Arial" fo:font-size="8pt" style:font-size-asian="8pt" style:font-size-complex="8pt"/>
    </style:style>
    <style:style style:name="T148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484" style:parent-style-name="Standardnípísmoodstavce" style:family="text">
      <style:text-properties style:font-name="Arial" style:font-name-complex="Arial" fo:font-size="8pt" style:font-size-asian="8pt" style:font-size-complex="8pt"/>
    </style:style>
    <style:style style:name="P148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86"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487"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488" style:parent-style-name="Normální" style:family="paragraph">
      <style:paragraph-properties fo:widows="0" fo:orphans="0" style:text-autospace="none" fo:text-align="justify" fo:margin-bottom="0in" fo:line-height="100%"/>
    </style:style>
    <style:style style:name="T1489" style:parent-style-name="Standardnípísmoodstavce" style:family="text">
      <style:text-properties style:font-name="Arial" style:font-name-complex="Arial" fo:font-size="8pt" style:font-size-asian="8pt" style:font-size-complex="8pt"/>
    </style:style>
    <style:style style:name="T1490"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491" style:parent-style-name="Standardnípísmoodstavce" style:family="text">
      <style:text-properties style:font-name="Arial" style:font-name-complex="Arial" fo:font-size="8pt" style:font-size-asian="8pt" style:font-size-complex="8pt"/>
    </style:style>
    <style:style style:name="P149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9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49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95"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9pt" style:font-size-asian="9pt" style:font-size-complex="9pt"/>
    </style:style>
    <style:style style:name="P1496"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9pt" style:font-size-asian="9pt" style:font-size-complex="9pt"/>
    </style:style>
    <style:style style:name="P1497"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498"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499" style:parent-style-name="Normální" style:family="paragraph">
      <style:paragraph-properties fo:widows="0" fo:orphans="0" style:text-autospace="none" fo:text-align="center" fo:margin-bottom="0in" fo:line-height="100%"/>
    </style:style>
    <style:style style:name="T1500" style:parent-style-name="Standardnípísmoodstavce" style:family="text">
      <style:text-properties style:font-name="Arial" style:font-name-complex="Arial" fo:font-size="8pt" style:font-size-asian="8pt" style:font-size-complex="8pt"/>
    </style:style>
    <style:style style:name="T150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502" style:parent-style-name="Standardnípísmoodstavce" style:family="text">
      <style:text-properties style:font-name="Arial" style:font-name-complex="Arial" fo:font-size="8pt" style:font-size-asian="8pt" style:font-size-complex="8pt"/>
    </style:style>
    <style:style style:name="P150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504"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505"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50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50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50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50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51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51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51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51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514" style:parent-style-name="Normální" style:family="paragraph">
      <style:paragraph-properties fo:widows="0" fo:orphans="0" style:text-autospace="none" fo:text-align="center" fo:margin-bottom="0in" fo:line-height="100%"/>
    </style:style>
    <style:style style:name="T1515" style:parent-style-name="Standardnípísmoodstavce" style:family="text">
      <style:text-properties style:font-name="Arial" style:font-name-complex="Arial" fo:font-size="8pt" style:font-size-asian="8pt" style:font-size-complex="8pt"/>
    </style:style>
    <style:style style:name="T1516"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517" style:parent-style-name="Standardnípísmoodstavce" style:family="text">
      <style:text-properties style:font-name="Arial" style:font-name-complex="Arial" fo:font-size="8pt" style:font-size-asian="8pt" style:font-size-complex="8pt"/>
    </style:style>
    <style:style style:name="P151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519"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520"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52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52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523" style:parent-style-name="Normální" style:family="paragraph">
      <style:paragraph-properties fo:widows="0" fo:orphans="0" style:text-autospace="none" fo:text-align="justify" fo:margin-bottom="0in" fo:line-height="100%"/>
    </style:style>
    <style:style style:name="T1524" style:parent-style-name="Standardnípísmoodstavce" style:family="text">
      <style:text-properties style:font-name="Arial" style:font-name-complex="Arial" fo:font-size="8pt" style:font-size-asian="8pt" style:font-size-complex="8pt"/>
    </style:style>
    <style:style style:name="T152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526" style:parent-style-name="Standardnípísmoodstavce" style:family="text">
      <style:text-properties style:font-name="Arial" style:font-name-complex="Arial" fo:font-size="8pt" style:font-size-asian="8pt" style:font-size-complex="8pt"/>
    </style:style>
    <style:style style:name="P152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528" style:parent-style-name="Normální" style:family="paragraph">
      <style:paragraph-properties fo:widows="0" fo:orphans="0" style:text-autospace="none" fo:text-align="justify" fo:margin-bottom="0in" fo:line-height="100%"/>
    </style:style>
    <style:style style:name="T1529" style:parent-style-name="Standardnípísmoodstavce" style:family="text">
      <style:text-properties style:font-name="Arial" style:font-name-complex="Arial" fo:font-size="8pt" style:font-size-asian="8pt" style:font-size-complex="8pt"/>
    </style:style>
    <style:style style:name="T1530"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531" style:parent-style-name="Standardnípísmoodstavce" style:family="text">
      <style:text-properties style:font-name="Arial" style:font-name-complex="Arial" fo:font-size="8pt" style:font-size-asian="8pt" style:font-size-complex="8pt"/>
    </style:style>
    <style:style style:name="P153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53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53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53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53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53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53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539" style:parent-style-name="Normální" style:family="paragraph">
      <style:paragraph-properties fo:widows="0" fo:orphans="0" style:text-autospace="none" fo:text-align="justify" fo:margin-bottom="0in" fo:line-height="100%"/>
    </style:style>
    <style:style style:name="T1540" style:parent-style-name="Standardnípísmoodstavce" style:family="text">
      <style:text-properties style:font-name="Arial" style:font-name-complex="Arial" fo:font-size="8pt" style:font-size-asian="8pt" style:font-size-complex="8pt"/>
    </style:style>
    <style:style style:name="T154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542" style:parent-style-name="Standardnípísmoodstavce" style:family="text">
      <style:text-properties style:font-name="Arial" style:font-name-complex="Arial" fo:font-size="8pt" style:font-size-asian="8pt" style:font-size-complex="8pt"/>
    </style:style>
    <style:style style:name="P154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544" style:parent-style-name="Normální" style:family="paragraph">
      <style:paragraph-properties fo:widows="0" fo:orphans="0" style:text-autospace="none" fo:text-align="center" fo:margin-bottom="0in" fo:line-height="100%"/>
    </style:style>
    <style:style style:name="T1545" style:parent-style-name="Standardnípísmoodstavce" style:family="text">
      <style:text-properties style:font-name="Arial" style:font-name-complex="Arial" fo:font-size="8pt" style:font-size-asian="8pt" style:font-size-complex="8pt"/>
    </style:style>
    <style:style style:name="T1546"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547" style:parent-style-name="Standardnípísmoodstavce" style:family="text">
      <style:text-properties style:font-name="Arial" style:font-name-complex="Arial" fo:font-size="8pt" style:font-size-asian="8pt" style:font-size-complex="8pt"/>
    </style:style>
    <style:style style:name="P154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549"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550"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55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55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553"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9pt" style:font-size-asian="9pt" style:font-size-complex="9pt"/>
    </style:style>
    <style:style style:name="P1554"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9pt" style:font-size-asian="9pt" style:font-size-complex="9pt"/>
    </style:style>
    <style:style style:name="P1555"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556"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557" style:parent-style-name="Normální" style:family="paragraph">
      <style:paragraph-properties fo:widows="0" fo:orphans="0" style:text-autospace="none" fo:text-align="center" fo:margin-bottom="0in" fo:line-height="100%"/>
    </style:style>
    <style:style style:name="T1558" style:parent-style-name="Standardnípísmoodstavce" style:family="text">
      <style:text-properties style:font-name="Arial" style:font-name-complex="Arial" fo:font-size="8pt" style:font-size-asian="8pt" style:font-size-complex="8pt"/>
    </style:style>
    <style:style style:name="T1559"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560" style:parent-style-name="Standardnípísmoodstavce" style:family="text">
      <style:text-properties style:font-name="Arial" style:font-name-complex="Arial" fo:font-size="8pt" style:font-size-asian="8pt" style:font-size-complex="8pt"/>
    </style:style>
    <style:style style:name="P156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56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56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56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56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566" style:parent-style-name="Normální" style:family="paragraph">
      <style:paragraph-properties fo:widows="0" fo:orphans="0" style:text-autospace="none" fo:text-align="justify" fo:margin-bottom="0in" fo:line-height="100%"/>
    </style:style>
    <style:style style:name="T1567" style:parent-style-name="Standardnípísmoodstavce" style:family="text">
      <style:text-properties style:font-name="Arial" style:font-name-complex="Arial" fo:font-size="8pt" style:font-size-asian="8pt" style:font-size-complex="8pt"/>
    </style:style>
    <style:style style:name="T1568" style:parent-style-name="Standardnípísmoodstavce" style:family="text">
      <style:text-properties style:font-name="Arial" style:font-name-complex="Arial" style:text-position="super 62.5%" fo:font-size="8pt" style:font-size-asian="8pt" style:font-size-complex="8pt"/>
    </style:style>
    <style:style style:name="T1569" style:parent-style-name="Standardnípísmoodstavce" style:family="text">
      <style:text-properties style:font-name="Arial" style:font-name-complex="Arial" fo:font-size="8pt" style:font-size-asian="8pt" style:font-size-complex="8pt"/>
    </style:style>
    <style:style style:name="P157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57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57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57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57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575"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9pt" style:font-size-asian="9pt" style:font-size-complex="9pt"/>
    </style:style>
    <style:style style:name="P1576"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9pt" style:font-size-asian="9pt" style:font-size-complex="9pt"/>
    </style:style>
    <style:style style:name="P1577"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578"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579" style:parent-style-name="Normální" style:family="paragraph">
      <style:paragraph-properties fo:widows="0" fo:orphans="0" style:text-autospace="none" fo:text-align="center" fo:margin-bottom="0in" fo:line-height="100%"/>
    </style:style>
    <style:style style:name="T1580" style:parent-style-name="Standardnípísmoodstavce" style:family="text">
      <style:text-properties style:font-name="Arial" style:font-name-complex="Arial" fo:font-size="8pt" style:font-size-asian="8pt" style:font-size-complex="8pt"/>
    </style:style>
    <style:style style:name="T158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582" style:parent-style-name="Standardnípísmoodstavce" style:family="text">
      <style:text-properties style:font-name="Arial" style:font-name-complex="Arial" fo:font-size="8pt" style:font-size-asian="8pt" style:font-size-complex="8pt"/>
    </style:style>
    <style:style style:name="P158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58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58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58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58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58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58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59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59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59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593"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9pt" style:font-size-asian="9pt" style:font-size-complex="9pt"/>
    </style:style>
    <style:style style:name="P1594"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9pt" style:font-size-asian="9pt" style:font-size-complex="9pt"/>
    </style:style>
    <style:style style:name="P1595"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596"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597" style:parent-style-name="Normální" style:family="paragraph">
      <style:paragraph-properties fo:widows="0" fo:orphans="0" style:text-autospace="none" fo:text-align="center" fo:margin-bottom="0in" fo:line-height="100%"/>
    </style:style>
    <style:style style:name="T1598" style:parent-style-name="Standardnípísmoodstavce" style:family="text">
      <style:text-properties style:font-name="Arial" style:font-name-complex="Arial" fo:font-size="8pt" style:font-size-asian="8pt" style:font-size-complex="8pt"/>
    </style:style>
    <style:style style:name="T1599"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600" style:parent-style-name="Standardnípísmoodstavce" style:family="text">
      <style:text-properties style:font-name="Arial" style:font-name-complex="Arial" fo:font-size="8pt" style:font-size-asian="8pt" style:font-size-complex="8pt"/>
    </style:style>
    <style:style style:name="P160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60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60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60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60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606"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9pt" style:font-size-asian="9pt" style:font-size-complex="9pt"/>
    </style:style>
    <style:style style:name="P1607"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9pt" style:font-size-asian="9pt" style:font-size-complex="9pt"/>
    </style:style>
    <style:style style:name="P1608"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609"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610" style:parent-style-name="Normální" style:family="paragraph">
      <style:paragraph-properties fo:widows="0" fo:orphans="0" style:text-autospace="none" fo:text-align="center" fo:margin-bottom="0in" fo:line-height="100%"/>
    </style:style>
    <style:style style:name="T1611" style:parent-style-name="Standardnípísmoodstavce" style:family="text">
      <style:text-properties style:font-name="Arial" style:font-name-complex="Arial" fo:font-size="8pt" style:font-size-asian="8pt" style:font-size-complex="8pt"/>
    </style:style>
    <style:style style:name="T1612"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613" style:parent-style-name="Standardnípísmoodstavce" style:family="text">
      <style:text-properties style:font-name="Arial" style:font-name-complex="Arial" fo:font-size="8pt" style:font-size-asian="8pt" style:font-size-complex="8pt"/>
    </style:style>
    <style:style style:name="P161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61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61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61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61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61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62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621" style:parent-style-name="Normální" style:family="paragraph">
      <style:paragraph-properties fo:widows="0" fo:orphans="0" style:text-autospace="none" fo:text-align="justify" fo:margin-bottom="0in" fo:line-height="100%"/>
    </style:style>
    <style:style style:name="T1622" style:parent-style-name="Standardnípísmoodstavce" style:family="text">
      <style:text-properties style:font-name="Arial" style:font-name-complex="Arial" fo:font-size="8pt" style:font-size-asian="8pt" style:font-size-complex="8pt"/>
    </style:style>
    <style:style style:name="T162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624" style:parent-style-name="Standardnípísmoodstavce" style:family="text">
      <style:text-properties style:font-name="Arial" style:font-name-complex="Arial" fo:font-size="8pt" style:font-size-asian="8pt" style:font-size-complex="8pt"/>
    </style:style>
    <style:style style:name="P162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62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62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62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62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630"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9pt" style:font-size-asian="9pt" style:font-size-complex="9pt"/>
    </style:style>
    <style:style style:name="P1631"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9pt" style:font-size-asian="9pt" style:font-size-complex="9pt"/>
    </style:style>
    <style:style style:name="P1632"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633"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634"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163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63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63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63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63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64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64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64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64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64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64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64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64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648" style:parent-style-name="Normální" style:family="paragraph">
      <style:paragraph-properties fo:widows="0" fo:orphans="0" style:text-autospace="none" fo:text-align="justify" fo:margin-bottom="0in" fo:line-height="100%"/>
    </style:style>
    <style:style style:name="T1649" style:parent-style-name="Standardnípísmoodstavce" style:family="text">
      <style:text-properties style:font-name="Arial" style:font-name-complex="Arial" fo:font-size="8pt" style:font-size-asian="8pt" style:font-size-complex="8pt"/>
    </style:style>
    <style:style style:name="T1650"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651" style:parent-style-name="Standardnípísmoodstavce" style:family="text">
      <style:text-properties style:font-name="Arial" style:font-name-complex="Arial" fo:font-size="8pt" style:font-size-asian="8pt" style:font-size-complex="8pt"/>
    </style:style>
    <style:style style:name="T1652"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653" style:parent-style-name="Standardnípísmoodstavce" style:family="text">
      <style:text-properties style:font-name="Arial" style:font-name-complex="Arial" fo:font-size="8pt" style:font-size-asian="8pt" style:font-size-complex="8pt"/>
    </style:style>
    <style:style style:name="P165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655" style:parent-style-name="Normální" style:family="paragraph">
      <style:paragraph-properties fo:widows="0" fo:orphans="0" style:text-autospace="none" fo:text-align="justify" fo:margin-bottom="0in" fo:line-height="100%"/>
    </style:style>
    <style:style style:name="T1656" style:parent-style-name="Standardnípísmoodstavce" style:family="text">
      <style:text-properties style:font-name="Arial" style:font-name-complex="Arial" fo:font-size="8pt" style:font-size-asian="8pt" style:font-size-complex="8pt"/>
    </style:style>
    <style:style style:name="T165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658" style:parent-style-name="Standardnípísmoodstavce" style:family="text">
      <style:text-properties style:font-name="Arial" style:font-name-complex="Arial" fo:font-size="8pt" style:font-size-asian="8pt" style:font-size-complex="8pt"/>
    </style:style>
    <style:style style:name="P165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66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66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662"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9pt" style:font-size-asian="9pt" style:font-size-complex="9pt"/>
    </style:style>
    <style:style style:name="P1663"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9pt" style:font-size-asian="9pt" style:font-size-complex="9pt"/>
    </style:style>
    <style:style style:name="P1664"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665"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666"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166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668" style:parent-style-name="Normální" style:family="paragraph">
      <style:paragraph-properties fo:widows="0" fo:orphans="0" style:text-autospace="none" fo:text-align="justify" fo:margin-bottom="0in" fo:line-height="100%"/>
    </style:style>
    <style:style style:name="T1669" style:parent-style-name="Standardnípísmoodstavce" style:family="text">
      <style:text-properties style:font-name="Arial" style:font-name-complex="Arial" fo:font-size="8pt" style:font-size-asian="8pt" style:font-size-complex="8pt"/>
    </style:style>
    <style:style style:name="T1670"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671" style:parent-style-name="Standardnípísmoodstavce" style:family="text">
      <style:text-properties style:font-name="Arial" style:font-name-complex="Arial" fo:font-size="8pt" style:font-size-asian="8pt" style:font-size-complex="8pt"/>
    </style:style>
    <style:style style:name="T1672"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673" style:parent-style-name="Standardnípísmoodstavce" style:family="text">
      <style:text-properties style:font-name="Arial" style:font-name-complex="Arial" fo:font-size="8pt" style:font-size-asian="8pt" style:font-size-complex="8pt"/>
    </style:style>
    <style:style style:name="T1674"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675" style:parent-style-name="Standardnípísmoodstavce" style:family="text">
      <style:text-properties style:font-name="Arial" style:font-name-complex="Arial" fo:font-size="8pt" style:font-size-asian="8pt" style:font-size-complex="8pt"/>
    </style:style>
    <style:style style:name="T1676"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677" style:parent-style-name="Standardnípísmoodstavce" style:family="text">
      <style:text-properties style:font-name="Arial" style:font-name-complex="Arial" fo:font-size="8pt" style:font-size-asian="8pt" style:font-size-complex="8pt"/>
    </style:style>
    <style:style style:name="T1678"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679" style:parent-style-name="Standardnípísmoodstavce" style:family="text">
      <style:text-properties style:font-name="Arial" style:font-name-complex="Arial" fo:font-size="8pt" style:font-size-asian="8pt" style:font-size-complex="8pt"/>
    </style:style>
    <style:style style:name="T1680"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681" style:parent-style-name="Standardnípísmoodstavce" style:family="text">
      <style:text-properties style:font-name="Arial" style:font-name-complex="Arial" fo:font-size="8pt" style:font-size-asian="8pt" style:font-size-complex="8pt"/>
    </style:style>
    <style:style style:name="P168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683" style:parent-style-name="Normální" style:family="paragraph">
      <style:paragraph-properties fo:widows="0" fo:orphans="0" style:text-autospace="none" fo:text-align="center" fo:margin-bottom="0in" fo:line-height="100%"/>
      <style:text-properties style:font-name="Arial" style:font-name-complex="Arial" fo:font-size="9pt" style:font-size-asian="9pt" style:font-size-complex="9pt"/>
    </style:style>
    <style:style style:name="P1684" style:parent-style-name="Normální" style:family="paragraph">
      <style:paragraph-properties fo:widows="0" fo:orphans="0" style:text-autospace="none" fo:margin-bottom="0in" fo:line-height="100%"/>
      <style:text-properties style:font-name="Arial" style:font-name-complex="Arial" fo:font-size="9pt" style:font-size-asian="9pt" style:font-size-complex="9pt"/>
    </style:style>
    <style:style style:name="P1685" style:parent-style-name="Normální" style:family="paragraph">
      <style:paragraph-properties fo:widows="0" fo:orphans="0" style:text-autospace="none" fo:text-align="center" fo:margin-bottom="0in" fo:line-height="100%"/>
      <style:text-properties style:font-name="Arial" style:font-name-complex="Arial" fo:font-size="9pt" style:font-size-asian="9pt" style:font-size-complex="9pt"/>
    </style:style>
    <style:style style:name="P1686" style:parent-style-name="Normální" style:family="paragraph">
      <style:paragraph-properties fo:widows="0" fo:orphans="0" style:text-autospace="none" fo:margin-bottom="0in" fo:line-height="100%"/>
      <style:text-properties style:font-name="Arial" style:font-name-complex="Arial" fo:font-size="9pt" style:font-size-asian="9pt" style:font-size-complex="9pt"/>
    </style:style>
    <style:style style:name="P1687" style:parent-style-name="Normální" style:family="paragraph">
      <style:paragraph-properties fo:widows="0" fo:orphans="0" style:text-autospace="none" fo:text-align="center" fo:margin-bottom="0in" fo:line-height="100%"/>
    </style:style>
    <style:style style:name="T1688" style:parent-style-name="Standardnípísmoodstavce" style:family="text">
      <style:text-properties style:font-name="Arial" style:font-name-complex="Arial" fo:font-size="8pt" style:font-size-asian="8pt" style:font-size-complex="8pt"/>
    </style:style>
    <style:style style:name="T1689"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690" style:parent-style-name="Standardnípísmoodstavce" style:family="text">
      <style:text-properties style:font-name="Arial" style:font-name-complex="Arial" fo:font-size="8pt" style:font-size-asian="8pt" style:font-size-complex="8pt"/>
    </style:style>
    <style:style style:name="P169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692"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693"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69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69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69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69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69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69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0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70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02" style:parent-style-name="Normální" style:family="paragraph">
      <style:paragraph-properties fo:widows="0" fo:orphans="0" style:text-autospace="none" fo:text-align="justify" fo:margin-bottom="0in" fo:line-height="100%"/>
    </style:style>
    <style:style style:name="T1703" style:parent-style-name="Standardnípísmoodstavce" style:family="text">
      <style:text-properties style:font-name="Arial" style:font-name-complex="Arial" fo:font-size="8pt" style:font-size-asian="8pt" style:font-size-complex="8pt"/>
    </style:style>
    <style:style style:name="T1704"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705" style:parent-style-name="Standardnípísmoodstavce" style:family="text">
      <style:text-properties style:font-name="Arial" style:font-name-complex="Arial" fo:font-size="8pt" style:font-size-asian="8pt" style:font-size-complex="8pt"/>
    </style:style>
    <style:style style:name="P170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07" style:parent-style-name="Normální" style:family="paragraph">
      <style:paragraph-properties fo:widows="0" fo:orphans="0" style:text-autospace="none" fo:text-align="center" fo:margin-bottom="0in" fo:line-height="100%"/>
    </style:style>
    <style:style style:name="T1708" style:parent-style-name="Standardnípísmoodstavce" style:family="text">
      <style:text-properties style:font-name="Arial" style:font-name-complex="Arial" fo:font-size="8pt" style:font-size-asian="8pt" style:font-size-complex="8pt"/>
    </style:style>
    <style:style style:name="T1709"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710" style:parent-style-name="Standardnípísmoodstavce" style:family="text">
      <style:text-properties style:font-name="Arial" style:font-name-complex="Arial" fo:font-size="8pt" style:font-size-asian="8pt" style:font-size-complex="8pt"/>
    </style:style>
    <style:style style:name="P171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12"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713"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71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71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1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71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18" style:parent-style-name="Normální" style:family="paragraph">
      <style:paragraph-properties fo:widows="0" fo:orphans="0" style:text-autospace="none" fo:text-align="center" fo:margin-bottom="0in" fo:line-height="100%"/>
    </style:style>
    <style:style style:name="T1719" style:parent-style-name="Standardnípísmoodstavce" style:family="text">
      <style:text-properties style:font-name="Arial" style:font-name-complex="Arial" fo:font-size="8pt" style:font-size-asian="8pt" style:font-size-complex="8pt"/>
    </style:style>
    <style:style style:name="T1720"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721" style:parent-style-name="Standardnípísmoodstavce" style:family="text">
      <style:text-properties style:font-name="Arial" style:font-name-complex="Arial" fo:font-size="8pt" style:font-size-asian="8pt" style:font-size-complex="8pt"/>
    </style:style>
    <style:style style:name="P172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23"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724"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72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72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27" style:parent-style-name="Normální" style:family="paragraph">
      <style:paragraph-properties fo:widows="0" fo:orphans="0" style:text-autospace="none" fo:text-align="center" fo:margin-bottom="0in" fo:line-height="100%"/>
      <style:text-properties style:font-name="Arial" style:font-name-complex="Arial" fo:font-size="9pt" style:font-size-asian="9pt" style:font-size-complex="9pt"/>
    </style:style>
    <style:style style:name="P1728" style:parent-style-name="Normální" style:family="paragraph">
      <style:paragraph-properties fo:widows="0" fo:orphans="0" style:text-autospace="none" fo:margin-bottom="0in" fo:line-height="100%"/>
      <style:text-properties style:font-name="Arial" style:font-name-complex="Arial" fo:font-size="9pt" style:font-size-asian="9pt" style:font-size-complex="9pt"/>
    </style:style>
    <style:style style:name="P1729" style:parent-style-name="Normální" style:family="paragraph">
      <style:paragraph-properties fo:widows="0" fo:orphans="0" style:text-autospace="none" fo:text-align="center" fo:margin-bottom="0in" fo:line-height="100%"/>
      <style:text-properties style:font-name="Arial" style:font-name-complex="Arial" fo:font-size="9pt" style:font-size-asian="9pt" style:font-size-complex="9pt"/>
    </style:style>
    <style:style style:name="P1730" style:parent-style-name="Normální" style:family="paragraph">
      <style:paragraph-properties fo:widows="0" fo:orphans="0" style:text-autospace="none" fo:margin-bottom="0in" fo:line-height="100%"/>
      <style:text-properties style:font-name="Arial" style:font-name-complex="Arial" fo:font-size="9pt" style:font-size-asian="9pt" style:font-size-complex="9pt"/>
    </style:style>
    <style:style style:name="P1731"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9pt" style:font-size-asian="9pt" style:font-size-complex="9pt"/>
    </style:style>
    <style:style style:name="P1732"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9pt" style:font-size-asian="9pt" style:font-size-complex="9pt"/>
    </style:style>
    <style:style style:name="P1733"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734"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735" style:parent-style-name="Normální" style:family="paragraph">
      <style:paragraph-properties fo:widows="0" fo:orphans="0" style:text-autospace="none" fo:text-align="center" fo:margin-bottom="0in" fo:line-height="100%"/>
    </style:style>
    <style:style style:name="T1736" style:parent-style-name="Standardnípísmoodstavce" style:family="text">
      <style:text-properties style:font-name="Arial" style:font-name-complex="Arial" fo:font-size="8pt" style:font-size-asian="8pt" style:font-size-complex="8pt"/>
    </style:style>
    <style:style style:name="T173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738" style:parent-style-name="Standardnípísmoodstavce" style:family="text">
      <style:text-properties style:font-name="Arial" style:font-name-complex="Arial" fo:font-size="8pt" style:font-size-asian="8pt" style:font-size-complex="8pt"/>
    </style:style>
    <style:style style:name="P173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40"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741"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742" style:parent-style-name="Normální" style:family="paragraph">
      <style:paragraph-properties fo:widows="0" fo:orphans="0" style:text-autospace="none" fo:text-align="justify" fo:margin-bottom="0in" fo:line-height="100%"/>
    </style:style>
    <style:style style:name="T1743" style:parent-style-name="Standardnípísmoodstavce" style:family="text">
      <style:text-properties style:font-name="Arial" style:font-name-complex="Arial" fo:font-size="8pt" style:font-size-asian="8pt" style:font-size-complex="8pt"/>
    </style:style>
    <style:style style:name="T1744"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745" style:parent-style-name="Standardnípísmoodstavce" style:family="text">
      <style:text-properties style:font-name="Arial" style:font-name-complex="Arial" fo:font-size="8pt" style:font-size-asian="8pt" style:font-size-complex="8pt"/>
    </style:style>
    <style:style style:name="P174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4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74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4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75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5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75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5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75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55" style:parent-style-name="Normální" style:family="paragraph">
      <style:paragraph-properties fo:widows="0" fo:orphans="0" style:text-autospace="none" fo:text-align="center" fo:margin-bottom="0in" fo:line-height="100%"/>
    </style:style>
    <style:style style:name="T1756" style:parent-style-name="Standardnípísmoodstavce" style:family="text">
      <style:text-properties style:font-name="Arial" style:font-name-complex="Arial" fo:font-size="8pt" style:font-size-asian="8pt" style:font-size-complex="8pt"/>
    </style:style>
    <style:style style:name="T175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758" style:parent-style-name="Standardnípísmoodstavce" style:family="text">
      <style:text-properties style:font-name="Arial" style:font-name-complex="Arial" fo:font-size="8pt" style:font-size-asian="8pt" style:font-size-complex="8pt"/>
    </style:style>
    <style:style style:name="P175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60"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761"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76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76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64" style:parent-style-name="Normální" style:family="paragraph">
      <style:paragraph-properties fo:widows="0" fo:orphans="0" style:text-autospace="none" fo:text-align="center" fo:margin-bottom="0in" fo:line-height="100%"/>
    </style:style>
    <style:style style:name="T1765" style:parent-style-name="Standardnípísmoodstavce" style:family="text">
      <style:text-properties style:font-name="Arial" style:font-name-complex="Arial" fo:font-size="8pt" style:font-size-asian="8pt" style:font-size-complex="8pt"/>
    </style:style>
    <style:style style:name="T1766"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767" style:parent-style-name="Standardnípísmoodstavce" style:family="text">
      <style:text-properties style:font-name="Arial" style:font-name-complex="Arial" fo:font-size="8pt" style:font-size-asian="8pt" style:font-size-complex="8pt"/>
    </style:style>
    <style:style style:name="P176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69"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770"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77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77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7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77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77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77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7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77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7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78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8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78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8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78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8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78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87" style:parent-style-name="Normální" style:family="paragraph">
      <style:paragraph-properties fo:widows="0" fo:orphans="0" style:text-autospace="none" fo:text-align="justify" fo:margin-bottom="0in" fo:line-height="100%"/>
    </style:style>
    <style:style style:name="T1788" style:parent-style-name="Standardnípísmoodstavce" style:family="text">
      <style:text-properties style:font-name="Arial" style:font-name-complex="Arial" fo:font-size="8pt" style:font-size-asian="8pt" style:font-size-complex="8pt"/>
    </style:style>
    <style:style style:name="T1789"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790" style:parent-style-name="Standardnípísmoodstavce" style:family="text">
      <style:text-properties style:font-name="Arial" style:font-name-complex="Arial" fo:font-size="8pt" style:font-size-asian="8pt" style:font-size-complex="8pt"/>
    </style:style>
    <style:style style:name="P179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9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79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94" style:parent-style-name="Normální" style:family="paragraph">
      <style:paragraph-properties fo:widows="0" fo:orphans="0" style:text-autospace="none" fo:text-align="center" fo:margin-bottom="0in" fo:line-height="100%"/>
    </style:style>
    <style:style style:name="T1795" style:parent-style-name="Standardnípísmoodstavce" style:family="text">
      <style:text-properties style:font-name="Arial" style:font-name-complex="Arial" fo:font-size="8pt" style:font-size-asian="8pt" style:font-size-complex="8pt"/>
    </style:style>
    <style:style style:name="T1796"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797" style:parent-style-name="Standardnípísmoodstavce" style:family="text">
      <style:text-properties style:font-name="Arial" style:font-name-complex="Arial" fo:font-size="8pt" style:font-size-asian="8pt" style:font-size-complex="8pt"/>
    </style:style>
    <style:style style:name="P179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99"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800"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801" style:parent-style-name="Normální" style:family="paragraph">
      <style:paragraph-properties fo:widows="0" fo:orphans="0" style:text-autospace="none" fo:text-align="justify" fo:margin-bottom="0in" fo:line-height="100%"/>
    </style:style>
    <style:style style:name="T1802" style:parent-style-name="Standardnípísmoodstavce" style:family="text">
      <style:text-properties style:font-name="Arial" style:font-name-complex="Arial" fo:font-size="8pt" style:font-size-asian="8pt" style:font-size-complex="8pt"/>
    </style:style>
    <style:style style:name="T1803" style:parent-style-name="Standardnípísmoodstavce" style:family="text">
      <style:text-properties style:font-name="Arial" style:font-name-complex="Arial" style:text-position="super 62.5%" fo:font-size="8pt" style:font-size-asian="8pt" style:font-size-complex="8pt"/>
    </style:style>
    <style:style style:name="T1804" style:parent-style-name="Standardnípísmoodstavce" style:family="text">
      <style:text-properties style:font-name="Arial" style:font-name-complex="Arial" fo:font-size="8pt" style:font-size-asian="8pt" style:font-size-complex="8pt"/>
    </style:style>
    <style:style style:name="P180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806"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9pt" style:font-size-asian="9pt" style:font-size-complex="9pt"/>
    </style:style>
    <style:style style:name="P1807"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9pt" style:font-size-asian="9pt" style:font-size-complex="9pt"/>
    </style:style>
    <style:style style:name="P1808"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809"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810" style:parent-style-name="Normální" style:family="paragraph">
      <style:paragraph-properties fo:widows="0" fo:orphans="0" style:text-autospace="none" fo:text-align="center" fo:margin-bottom="0in" fo:line-height="100%"/>
    </style:style>
    <style:style style:name="T1811" style:parent-style-name="Standardnípísmoodstavce" style:family="text">
      <style:text-properties style:font-name="Arial" style:font-name-complex="Arial" fo:font-size="8pt" style:font-size-asian="8pt" style:font-size-complex="8pt"/>
    </style:style>
    <style:style style:name="T1812"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813" style:parent-style-name="Standardnípísmoodstavce" style:family="text">
      <style:text-properties style:font-name="Arial" style:font-name-complex="Arial" fo:font-size="8pt" style:font-size-asian="8pt" style:font-size-complex="8pt"/>
    </style:style>
    <style:style style:name="P181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815"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816"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81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81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819" style:parent-style-name="Normální" style:family="paragraph">
      <style:paragraph-properties fo:widows="0" fo:orphans="0" style:text-autospace="none" fo:text-align="center" fo:margin-bottom="0in" fo:line-height="100%"/>
    </style:style>
    <style:style style:name="T1820" style:parent-style-name="Standardnípísmoodstavce" style:family="text">
      <style:text-properties style:font-name="Arial" style:font-name-complex="Arial" fo:font-size="8pt" style:font-size-asian="8pt" style:font-size-complex="8pt"/>
    </style:style>
    <style:style style:name="T182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822" style:parent-style-name="Standardnípísmoodstavce" style:family="text">
      <style:text-properties style:font-name="Arial" style:font-name-complex="Arial" fo:font-size="8pt" style:font-size-asian="8pt" style:font-size-complex="8pt"/>
    </style:style>
    <style:style style:name="P182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824"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825"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82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82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82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82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83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83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83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83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83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83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83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83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83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83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84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84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84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84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844" style:parent-style-name="Normální" style:family="paragraph">
      <style:paragraph-properties fo:widows="0" fo:orphans="0" style:text-autospace="none" fo:text-align="center" fo:margin-bottom="0in" fo:line-height="100%"/>
    </style:style>
    <style:style style:name="T1845" style:parent-style-name="Standardnípísmoodstavce" style:family="text">
      <style:text-properties style:font-name="Arial" style:font-name-complex="Arial" fo:font-size="8pt" style:font-size-asian="8pt" style:font-size-complex="8pt"/>
    </style:style>
    <style:style style:name="T1846"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847" style:parent-style-name="Standardnípísmoodstavce" style:family="text">
      <style:text-properties style:font-name="Arial" style:font-name-complex="Arial" fo:font-size="8pt" style:font-size-asian="8pt" style:font-size-complex="8pt"/>
    </style:style>
    <style:style style:name="P184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849"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850"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851" style:parent-style-name="Normální" style:family="paragraph">
      <style:paragraph-properties fo:widows="0" fo:orphans="0" style:text-autospace="none" fo:text-align="justify" fo:margin-bottom="0in" fo:line-height="100%"/>
    </style:style>
    <style:style style:name="T1852" style:parent-style-name="Standardnípísmoodstavce" style:family="text">
      <style:text-properties style:font-name="Arial" style:font-name-complex="Arial" fo:font-size="8pt" style:font-size-asian="8pt" style:font-size-complex="8pt"/>
    </style:style>
    <style:style style:name="T185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854" style:parent-style-name="Standardnípísmoodstavce" style:family="text">
      <style:text-properties style:font-name="Arial" style:font-name-complex="Arial" fo:font-size="8pt" style:font-size-asian="8pt" style:font-size-complex="8pt"/>
    </style:style>
    <style:style style:name="T185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856" style:parent-style-name="Standardnípísmoodstavce" style:family="text">
      <style:text-properties style:font-name="Arial" style:font-name-complex="Arial" fo:font-size="8pt" style:font-size-asian="8pt" style:font-size-complex="8pt"/>
    </style:style>
    <style:style style:name="T185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858" style:parent-style-name="Standardnípísmoodstavce" style:family="text">
      <style:text-properties style:font-name="Arial" style:font-name-complex="Arial" fo:font-size="8pt" style:font-size-asian="8pt" style:font-size-complex="8pt"/>
    </style:style>
    <style:style style:name="T1859"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860" style:parent-style-name="Standardnípísmoodstavce" style:family="text">
      <style:text-properties style:font-name="Arial" style:font-name-complex="Arial" fo:font-size="8pt" style:font-size-asian="8pt" style:font-size-complex="8pt"/>
    </style:style>
    <style:style style:name="T186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862" style:parent-style-name="Standardnípísmoodstavce" style:family="text">
      <style:text-properties style:font-name="Arial" style:font-name-complex="Arial" fo:font-size="8pt" style:font-size-asian="8pt" style:font-size-complex="8pt"/>
    </style:style>
    <style:style style:name="T186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864" style:parent-style-name="Standardnípísmoodstavce" style:family="text">
      <style:text-properties style:font-name="Arial" style:font-name-complex="Arial" fo:font-size="8pt" style:font-size-asian="8pt" style:font-size-complex="8pt"/>
    </style:style>
    <style:style style:name="T186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866" style:parent-style-name="Standardnípísmoodstavce" style:family="text">
      <style:text-properties style:font-name="Arial" style:font-name-complex="Arial" fo:font-size="8pt" style:font-size-asian="8pt" style:font-size-complex="8pt"/>
    </style:style>
    <style:style style:name="T186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868" style:parent-style-name="Standardnípísmoodstavce" style:family="text">
      <style:text-properties style:font-name="Arial" style:font-name-complex="Arial" fo:font-size="8pt" style:font-size-asian="8pt" style:font-size-complex="8pt"/>
    </style:style>
    <style:style style:name="P186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870"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10.5pt" style:font-size-asian="10.5pt" style:font-size-complex="10.5pt"/>
    </style:style>
    <style:style style:name="P1871"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10.5pt" style:font-size-asian="10.5pt" style:font-size-complex="10.5pt"/>
    </style:style>
    <style:style style:name="P1872" style:parent-style-name="Normální" style:family="paragraph">
      <style:paragraph-properties fo:widows="0" fo:orphans="0" style:text-autospace="none" fo:text-align="center" fo:margin-bottom="0in" fo:line-height="100%"/>
    </style:style>
    <style:style style:name="T1873" style:parent-style-name="Standardnípísmoodstavce" style:family="text">
      <style:text-properties style:font-name="Arial" style:font-name-complex="Arial" fo:font-weight="bold" style:font-weight-asian="bold" style:font-weight-complex="bold" fo:font-size="10.5pt" style:font-size-asian="10.5pt" style:font-size-complex="10.5pt"/>
    </style:style>
    <style:style style:name="T1874" style:parent-style-name="Standardnípísmoodstavce" style:family="text">
      <style:text-properties style:font-name="Arial" style:font-name-complex="Arial" fo:font-weight="bold" style:font-weight-asian="bold" style:font-weight-complex="bold" fo:color="#0000FF" fo:font-size="10.5pt" style:font-size-asian="10.5pt" style:font-size-complex="10.5pt" style:text-underline-type="single" style:text-underline-style="solid" style:text-underline-width="auto" style:text-underline-mode="continuous"/>
    </style:style>
    <style:style style:name="T1875" style:parent-style-name="Standardnípísmoodstavce" style:family="text">
      <style:text-properties style:font-name="Arial" style:font-name-complex="Arial" fo:font-weight="bold" style:font-weight-asian="bold" style:font-weight-complex="bold" fo:font-size="10.5pt" style:font-size-asian="10.5pt" style:font-size-complex="10.5pt"/>
    </style:style>
    <style:style style:name="P1876"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10.5pt" style:font-size-asian="10.5pt" style:font-size-complex="10.5pt"/>
    </style:style>
    <style:style style:name="P1877" style:parent-style-name="Normální" style:family="paragraph">
      <style:paragraph-properties fo:widows="0" fo:orphans="0" style:text-autospace="none" fo:text-align="center" fo:margin-bottom="0in" fo:line-height="100%"/>
    </style:style>
    <style:style style:name="T1878" style:parent-style-name="Standardnípísmoodstavce" style:family="text">
      <style:text-properties style:font-name="Arial" style:font-name-complex="Arial" fo:font-size="8pt" style:font-size-asian="8pt" style:font-size-complex="8pt"/>
    </style:style>
    <style:style style:name="T1879"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880" style:parent-style-name="Standardnípísmoodstavce" style:family="text">
      <style:text-properties style:font-name="Arial" style:font-name-complex="Arial" fo:font-size="8pt" style:font-size-asian="8pt" style:font-size-complex="8pt"/>
    </style:style>
    <style:style style:name="P188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882" style:parent-style-name="Normální" style:family="paragraph">
      <style:paragraph-properties fo:widows="0" fo:orphans="0" style:text-autospace="none" fo:text-align="justify" fo:margin-bottom="0in" fo:line-height="100%"/>
    </style:style>
    <style:style style:name="T1883" style:parent-style-name="Standardnípísmoodstavce" style:family="text">
      <style:text-properties style:font-name="Arial" style:font-name-complex="Arial" fo:font-size="8pt" style:font-size-asian="8pt" style:font-size-complex="8pt"/>
    </style:style>
    <style:style style:name="T1884"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885" style:parent-style-name="Standardnípísmoodstavce" style:family="text">
      <style:text-properties style:font-name="Arial" style:font-name-complex="Arial" fo:font-size="8pt" style:font-size-asian="8pt" style:font-size-complex="8pt"/>
    </style:style>
    <style:style style:name="T1886"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887" style:parent-style-name="Standardnípísmoodstavce" style:family="text">
      <style:text-properties style:font-name="Arial" style:font-name-complex="Arial" fo:font-size="8pt" style:font-size-asian="8pt" style:font-size-complex="8pt"/>
    </style:style>
    <style:style style:name="T1888"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889" style:parent-style-name="Standardnípísmoodstavce" style:family="text">
      <style:text-properties style:font-name="Arial" style:font-name-complex="Arial" fo:font-size="8pt" style:font-size-asian="8pt" style:font-size-complex="8pt"/>
    </style:style>
    <style:style style:name="P189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891" style:parent-style-name="Normální" style:family="paragraph">
      <style:paragraph-properties fo:widows="0" fo:orphans="0" style:text-autospace="none" fo:text-align="justify" fo:margin-bottom="0in" fo:line-height="100%"/>
    </style:style>
    <style:style style:name="T1892" style:parent-style-name="Standardnípísmoodstavce" style:family="text">
      <style:text-properties style:font-name="Arial" style:font-name-complex="Arial" fo:font-size="8pt" style:font-size-asian="8pt" style:font-size-complex="8pt"/>
    </style:style>
    <style:style style:name="T189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894" style:parent-style-name="Standardnípísmoodstavce" style:family="text">
      <style:text-properties style:font-name="Arial" style:font-name-complex="Arial" fo:font-size="8pt" style:font-size-asian="8pt" style:font-size-complex="8pt"/>
    </style:style>
    <style:style style:name="T189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896" style:parent-style-name="Standardnípísmoodstavce" style:family="text">
      <style:text-properties style:font-name="Arial" style:font-name-complex="Arial" fo:font-size="8pt" style:font-size-asian="8pt" style:font-size-complex="8pt"/>
    </style:style>
    <style:style style:name="P189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898"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189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90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90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902" style:parent-style-name="Normální" style:family="paragraph">
      <style:paragraph-properties fo:widows="0" fo:orphans="0" style:text-autospace="none" fo:text-align="justify" fo:margin-bottom="0in" fo:line-height="100%"/>
    </style:style>
    <style:style style:name="T1903" style:parent-style-name="Standardnípísmoodstavce" style:family="text">
      <style:text-properties style:font-name="Arial" style:font-name-complex="Arial" fo:font-size="8pt" style:font-size-asian="8pt" style:font-size-complex="8pt"/>
    </style:style>
    <style:style style:name="T1904"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905" style:parent-style-name="Standardnípísmoodstavce" style:family="text">
      <style:text-properties style:font-name="Arial" style:font-name-complex="Arial" fo:font-size="8pt" style:font-size-asian="8pt" style:font-size-complex="8pt"/>
    </style:style>
    <style:style style:name="T1906"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907" style:parent-style-name="Standardnípísmoodstavce" style:family="text">
      <style:text-properties style:font-name="Arial" style:font-name-complex="Arial" fo:font-size="8pt" style:font-size-asian="8pt" style:font-size-complex="8pt"/>
    </style:style>
    <style:style style:name="P190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909"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191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911" style:parent-style-name="Normální" style:family="paragraph">
      <style:paragraph-properties fo:widows="0" fo:orphans="0" style:text-autospace="none" fo:text-align="justify" fo:margin-bottom="0in" fo:line-height="100%"/>
    </style:style>
    <style:style style:name="T1912" style:parent-style-name="Standardnípísmoodstavce" style:family="text">
      <style:text-properties style:font-name="Arial" style:font-name-complex="Arial" fo:font-size="8pt" style:font-size-asian="8pt" style:font-size-complex="8pt"/>
    </style:style>
    <style:style style:name="T191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914" style:parent-style-name="Standardnípísmoodstavce" style:family="text">
      <style:text-properties style:font-name="Arial" style:font-name-complex="Arial" fo:font-size="8pt" style:font-size-asian="8pt" style:font-size-complex="8pt"/>
    </style:style>
    <style:style style:name="T191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916" style:parent-style-name="Standardnípísmoodstavce" style:family="text">
      <style:text-properties style:font-name="Arial" style:font-name-complex="Arial" fo:font-size="8pt" style:font-size-asian="8pt" style:font-size-complex="8pt"/>
    </style:style>
    <style:style style:name="T191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918" style:parent-style-name="Standardnípísmoodstavce" style:family="text">
      <style:text-properties style:font-name="Arial" style:font-name-complex="Arial" fo:font-size="8pt" style:font-size-asian="8pt" style:font-size-complex="8pt"/>
    </style:style>
    <style:style style:name="T1919"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920" style:parent-style-name="Standardnípísmoodstavce" style:family="text">
      <style:text-properties style:font-name="Arial" style:font-name-complex="Arial" fo:font-size="8pt" style:font-size-asian="8pt" style:font-size-complex="8pt"/>
    </style:style>
    <style:style style:name="T192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922" style:parent-style-name="Standardnípísmoodstavce" style:family="text">
      <style:text-properties style:font-name="Arial" style:font-name-complex="Arial" fo:font-size="8pt" style:font-size-asian="8pt" style:font-size-complex="8pt"/>
    </style:style>
    <style:style style:name="P192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924" style:parent-style-name="Normální" style:family="paragraph">
      <style:paragraph-properties fo:widows="0" fo:orphans="0" style:text-autospace="none" fo:text-align="justify" fo:margin-bottom="0in" fo:line-height="100%"/>
    </style:style>
    <style:style style:name="T1925" style:parent-style-name="Standardnípísmoodstavce" style:family="text">
      <style:text-properties style:font-name="Arial" style:font-name-complex="Arial" fo:font-size="8pt" style:font-size-asian="8pt" style:font-size-complex="8pt"/>
    </style:style>
    <style:style style:name="T1926"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927" style:parent-style-name="Standardnípísmoodstavce" style:family="text">
      <style:text-properties style:font-name="Arial" style:font-name-complex="Arial" fo:font-size="8pt" style:font-size-asian="8pt" style:font-size-complex="8pt"/>
    </style:style>
    <style:style style:name="T1928"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929" style:parent-style-name="Standardnípísmoodstavce" style:family="text">
      <style:text-properties style:font-name="Arial" style:font-name-complex="Arial" fo:font-size="8pt" style:font-size-asian="8pt" style:font-size-complex="8pt"/>
    </style:style>
    <style:style style:name="P193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931"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193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933" style:parent-style-name="Normální" style:family="paragraph">
      <style:paragraph-properties fo:widows="0" fo:orphans="0" style:text-autospace="none" fo:text-align="justify" fo:margin-bottom="0in" fo:line-height="100%"/>
    </style:style>
    <style:style style:name="T1934" style:parent-style-name="Standardnípísmoodstavce" style:family="text">
      <style:text-properties style:font-name="Arial" style:font-name-complex="Arial" fo:font-size="8pt" style:font-size-asian="8pt" style:font-size-complex="8pt"/>
    </style:style>
    <style:style style:name="T193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936" style:parent-style-name="Standardnípísmoodstavce" style:family="text">
      <style:text-properties style:font-name="Arial" style:font-name-complex="Arial" fo:font-size="8pt" style:font-size-asian="8pt" style:font-size-complex="8pt"/>
    </style:style>
    <style:style style:name="T193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938" style:parent-style-name="Standardnípísmoodstavce" style:family="text">
      <style:text-properties style:font-name="Arial" style:font-name-complex="Arial" fo:font-size="8pt" style:font-size-asian="8pt" style:font-size-complex="8pt"/>
    </style:style>
    <style:style style:name="P193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940"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10.5pt" style:font-size-asian="10.5pt" style:font-size-complex="10.5pt"/>
    </style:style>
    <style:style style:name="P1941"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10.5pt" style:font-size-asian="10.5pt" style:font-size-complex="10.5pt"/>
    </style:style>
    <style:style style:name="P1942" style:parent-style-name="Normální" style:family="paragraph">
      <style:paragraph-properties fo:widows="0" fo:orphans="0" style:text-autospace="none" fo:text-align="center" fo:margin-bottom="0in" fo:line-height="100%"/>
    </style:style>
    <style:style style:name="T1943" style:parent-style-name="Standardnípísmoodstavce" style:family="text">
      <style:text-properties style:font-name="Arial" style:font-name-complex="Arial" fo:font-weight="bold" style:font-weight-asian="bold" style:font-weight-complex="bold" fo:font-size="10.5pt" style:font-size-asian="10.5pt" style:font-size-complex="10.5pt"/>
    </style:style>
    <style:style style:name="T1944" style:parent-style-name="Standardnípísmoodstavce" style:family="text">
      <style:text-properties style:font-name="Arial" style:font-name-complex="Arial" fo:font-weight="bold" style:font-weight-asian="bold" style:font-weight-complex="bold" fo:color="#0000FF" fo:font-size="10.5pt" style:font-size-asian="10.5pt" style:font-size-complex="10.5pt" style:text-underline-type="single" style:text-underline-style="solid" style:text-underline-width="auto" style:text-underline-mode="continuous"/>
    </style:style>
    <style:style style:name="T1945" style:parent-style-name="Standardnípísmoodstavce" style:family="text">
      <style:text-properties style:font-name="Arial" style:font-name-complex="Arial" fo:font-weight="bold" style:font-weight-asian="bold" style:font-weight-complex="bold" fo:font-size="10.5pt" style:font-size-asian="10.5pt" style:font-size-complex="10.5pt"/>
    </style:style>
    <style:style style:name="P1946"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10.5pt" style:font-size-asian="10.5pt" style:font-size-complex="10.5pt"/>
    </style:style>
    <style:style style:name="P1947" style:parent-style-name="Normální" style:family="paragraph">
      <style:paragraph-properties fo:widows="0" fo:orphans="0" style:text-autospace="none" fo:text-align="center" fo:margin-bottom="0in" fo:line-height="100%"/>
    </style:style>
    <style:style style:name="T1948" style:parent-style-name="Standardnípísmoodstavce" style:family="text">
      <style:text-properties style:font-name="Arial" style:font-name-complex="Arial" fo:font-size="8pt" style:font-size-asian="8pt" style:font-size-complex="8pt"/>
    </style:style>
    <style:style style:name="T1949"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950" style:parent-style-name="Standardnípísmoodstavce" style:family="text">
      <style:text-properties style:font-name="Arial" style:font-name-complex="Arial" fo:font-size="8pt" style:font-size-asian="8pt" style:font-size-complex="8pt"/>
    </style:style>
    <style:style style:name="P195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952" style:parent-style-name="Normální" style:family="paragraph">
      <style:paragraph-properties fo:widows="0" fo:orphans="0" style:text-autospace="none" fo:text-align="justify" fo:margin-bottom="0in" fo:line-height="100%"/>
    </style:style>
    <style:style style:name="T1953" style:parent-style-name="Standardnípísmoodstavce" style:family="text">
      <style:text-properties style:font-name="Arial" style:font-name-complex="Arial" fo:font-size="8pt" style:font-size-asian="8pt" style:font-size-complex="8pt"/>
    </style:style>
    <style:style style:name="T1954"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955" style:parent-style-name="Standardnípísmoodstavce" style:family="text">
      <style:text-properties style:font-name="Arial" style:font-name-complex="Arial" fo:font-size="8pt" style:font-size-asian="8pt" style:font-size-complex="8pt"/>
    </style:style>
    <style:style style:name="P195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957" style:parent-style-name="Normální" style:family="paragraph">
      <style:paragraph-properties fo:widows="0" fo:orphans="0" style:text-autospace="none" fo:text-align="justify" fo:margin-bottom="0in" fo:line-height="100%"/>
    </style:style>
    <style:style style:name="T1958" style:parent-style-name="Standardnípísmoodstavce" style:family="text">
      <style:text-properties style:font-name="Arial" style:font-name-complex="Arial" fo:font-size="8pt" style:font-size-asian="8pt" style:font-size-complex="8pt"/>
    </style:style>
    <style:style style:name="T1959"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960" style:parent-style-name="Standardnípísmoodstavce" style:family="text">
      <style:text-properties style:font-name="Arial" style:font-name-complex="Arial" fo:font-size="8pt" style:font-size-asian="8pt" style:font-size-complex="8pt"/>
    </style:style>
    <style:style style:name="P196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962" style:parent-style-name="Normální" style:family="paragraph">
      <style:paragraph-properties fo:widows="0" fo:orphans="0" style:text-autospace="none" fo:text-align="justify" fo:margin-bottom="0in" fo:line-height="100%"/>
    </style:style>
    <style:style style:name="T1963" style:parent-style-name="Standardnípísmoodstavce" style:family="text">
      <style:text-properties style:font-name="Arial" style:font-name-complex="Arial" fo:font-size="8pt" style:font-size-asian="8pt" style:font-size-complex="8pt"/>
    </style:style>
    <style:style style:name="T1964" style:parent-style-name="Standardnípísmoodstavce" style:family="text">
      <style:text-properties style:font-name="Arial" style:font-name-complex="Arial" style:text-position="super 62.5%" fo:font-size="8pt" style:font-size-asian="8pt" style:font-size-complex="8pt"/>
    </style:style>
    <style:style style:name="T1965" style:parent-style-name="Standardnípísmoodstavce" style:family="text">
      <style:text-properties style:font-name="Arial" style:font-name-complex="Arial" fo:font-size="8pt" style:font-size-asian="8pt" style:font-size-complex="8pt"/>
    </style:style>
    <style:style style:name="P1966" style:parent-style-name="Normální" style:family="paragraph">
      <style:paragraph-properties fo:widows="0" fo:orphans="0" style:text-autospace="none" fo:text-align="justify" fo:margin-bottom="0in" fo:line-height="100%"/>
    </style:style>
    <style:style style:name="T1967" style:parent-style-name="Standardnípísmoodstavce" style:family="text">
      <style:text-properties style:font-name="Arial" style:font-name-complex="Arial" fo:font-size="7pt" style:font-size-asian="7pt" style:font-size-complex="7pt"/>
    </style:style>
    <style:style style:name="T1968"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1969" style:parent-style-name="Standardnípísmoodstavce" style:family="text">
      <style:text-properties style:font-name="Arial" style:font-name-complex="Arial" fo:font-size="7pt" style:font-size-asian="7pt" style:font-size-complex="7pt"/>
    </style:style>
    <style:style style:name="P1970"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1971" style:parent-style-name="Normální" style:family="paragraph">
      <style:paragraph-properties fo:widows="0" fo:orphans="0" style:text-autospace="none" fo:text-align="justify" fo:margin-bottom="0in" fo:line-height="100%"/>
    </style:style>
    <style:style style:name="T1972" style:parent-style-name="Standardnípísmoodstavce" style:family="text">
      <style:text-properties style:font-name="Arial" style:font-name-complex="Arial" fo:font-size="7pt" style:font-size-asian="7pt" style:font-size-complex="7pt"/>
    </style:style>
    <style:style style:name="T1973"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1974" style:parent-style-name="Standardnípísmoodstavce" style:family="text">
      <style:text-properties style:font-name="Arial" style:font-name-complex="Arial" fo:font-size="7pt" style:font-size-asian="7pt" style:font-size-complex="7pt"/>
    </style:style>
    <style:style style:name="P1975"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197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97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978" style:parent-style-name="Normální" style:family="paragraph">
      <style:paragraph-properties fo:widows="0" fo:orphans="0" style:text-autospace="none" fo:text-align="justify" fo:margin-bottom="0in" fo:line-height="100%"/>
    </style:style>
    <style:style style:name="T1979" style:parent-style-name="Standardnípísmoodstavce" style:family="text">
      <style:text-properties style:font-name="Arial" style:font-name-complex="Arial" fo:font-size="8pt" style:font-size-asian="8pt" style:font-size-complex="8pt"/>
    </style:style>
    <style:style style:name="T1980"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981" style:parent-style-name="Standardnípísmoodstavce" style:family="text">
      <style:text-properties style:font-name="Arial" style:font-name-complex="Arial" fo:font-size="8pt" style:font-size-asian="8pt" style:font-size-complex="8pt"/>
    </style:style>
    <style:style style:name="P198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983" style:parent-style-name="Normální" style:family="paragraph">
      <style:paragraph-properties fo:widows="0" fo:orphans="0" style:text-autospace="none" fo:text-align="justify" fo:margin-bottom="0in" fo:line-height="100%"/>
    </style:style>
    <style:style style:name="T1984" style:parent-style-name="Standardnípísmoodstavce" style:family="text">
      <style:text-properties style:font-name="Arial" style:font-name-complex="Arial" fo:font-size="8pt" style:font-size-asian="8pt" style:font-size-complex="8pt"/>
    </style:style>
    <style:style style:name="T198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986" style:parent-style-name="Standardnípísmoodstavce" style:family="text">
      <style:text-properties style:font-name="Arial" style:font-name-complex="Arial" fo:font-size="8pt" style:font-size-asian="8pt" style:font-size-complex="8pt"/>
    </style:style>
    <style:style style:name="P198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988" style:parent-style-name="Normální" style:family="paragraph">
      <style:paragraph-properties fo:widows="0" fo:orphans="0" style:text-autospace="none" fo:text-align="justify" fo:margin-bottom="0in" fo:line-height="100%"/>
    </style:style>
    <style:style style:name="T1989" style:parent-style-name="Standardnípísmoodstavce" style:family="text">
      <style:text-properties style:font-name="Arial" style:font-name-complex="Arial" fo:font-size="8pt" style:font-size-asian="8pt" style:font-size-complex="8pt"/>
    </style:style>
    <style:style style:name="T1990" style:parent-style-name="Standardnípísmoodstavce" style:family="text">
      <style:text-properties style:font-name="Arial" style:font-name-complex="Arial" fo:font-size="8pt" style:font-size-asian="8pt" style:font-size-complex="8pt"/>
    </style:style>
    <style:style style:name="T199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992" style:parent-style-name="Standardnípísmoodstavce" style:family="text">
      <style:text-properties style:font-name="Arial" style:font-name-complex="Arial" fo:font-size="8pt" style:font-size-asian="8pt" style:font-size-complex="8pt"/>
    </style:style>
    <style:style style:name="T199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994" style:parent-style-name="Standardnípísmoodstavce" style:family="text">
      <style:text-properties style:font-name="Arial" style:font-name-complex="Arial" fo:font-size="8pt" style:font-size-asian="8pt" style:font-size-complex="8pt"/>
    </style:style>
    <style:style style:name="T199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996" style:parent-style-name="Standardnípísmoodstavce" style:family="text">
      <style:text-properties style:font-name="Arial" style:font-name-complex="Arial" fo:font-size="8pt" style:font-size-asian="8pt" style:font-size-complex="8pt"/>
    </style:style>
    <style:style style:name="T199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998" style:parent-style-name="Standardnípísmoodstavce" style:family="text">
      <style:text-properties style:font-name="Arial" style:font-name-complex="Arial" fo:font-size="8pt" style:font-size-asian="8pt" style:font-size-complex="8pt"/>
    </style:style>
    <style:style style:name="P199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000"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10.5pt" style:font-size-asian="10.5pt" style:font-size-complex="10.5pt"/>
    </style:style>
    <style:style style:name="P2001"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10.5pt" style:font-size-asian="10.5pt" style:font-size-complex="10.5pt"/>
    </style:style>
    <style:style style:name="P2002"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10.5pt" style:font-size-asian="10.5pt" style:font-size-complex="10.5pt"/>
    </style:style>
    <style:style style:name="P2003" style:parent-style-name="Normální" style:family="paragraph">
      <style:paragraph-properties fo:widows="0" fo:orphans="0" style:text-autospace="none" fo:text-align="center" fo:margin-bottom="0in" fo:line-height="100%"/>
      <style:text-properties style:font-name="Arial" style:font-name-complex="Arial" fo:font-size="10.5pt" style:font-size-asian="10.5pt" style:font-size-complex="10.5pt"/>
    </style:style>
    <style:style style:name="P2004" style:parent-style-name="Normální" style:family="paragraph">
      <style:paragraph-properties fo:widows="0" fo:orphans="0" style:text-autospace="none" fo:text-align="center" fo:margin-bottom="0in" fo:line-height="100%"/>
      <style:text-properties style:font-name="Arial" style:font-name-complex="Arial" fo:font-size="10.5pt" style:font-size-asian="10.5pt" style:font-size-complex="10.5pt"/>
    </style:style>
    <style:style style:name="P2005" style:parent-style-name="Normální" style:family="paragraph">
      <style:paragraph-properties fo:widows="0" fo:orphans="0" style:text-autospace="none" fo:text-align="center" fo:margin-bottom="0in" fo:line-height="100%"/>
    </style:style>
    <style:style style:name="T2006" style:parent-style-name="Standardnípísmoodstavce" style:family="text">
      <style:text-properties style:font-name="Arial" style:font-name-complex="Arial" fo:font-size="8pt" style:font-size-asian="8pt" style:font-size-complex="8pt"/>
    </style:style>
    <style:style style:name="T200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2008" style:parent-style-name="Standardnípísmoodstavce" style:family="text">
      <style:text-properties style:font-name="Arial" style:font-name-complex="Arial" fo:font-size="8pt" style:font-size-asian="8pt" style:font-size-complex="8pt"/>
    </style:style>
    <style:style style:name="P200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010"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2011"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2012"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2013"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10.5pt" style:font-size-asian="10.5pt" style:font-size-complex="10.5pt"/>
    </style:style>
    <style:style style:name="P2014"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10.5pt" style:font-size-asian="10.5pt" style:font-size-complex="10.5pt"/>
    </style:style>
    <style:style style:name="P2015" style:parent-style-name="Normální" style:family="paragraph">
      <style:paragraph-properties fo:widows="0" fo:orphans="0" style:text-autospace="none" fo:text-align="center" fo:margin-bottom="0in" fo:line-height="100%"/>
    </style:style>
    <style:style style:name="T2016" style:parent-style-name="Standardnípísmoodstavce" style:family="text">
      <style:text-properties style:font-name="Arial" style:font-name-complex="Arial" fo:font-size="8pt" style:font-size-asian="8pt" style:font-size-complex="8pt"/>
    </style:style>
    <style:style style:name="T201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2018" style:parent-style-name="Standardnípísmoodstavce" style:family="text">
      <style:text-properties style:font-name="Arial" style:font-name-complex="Arial" fo:font-size="8pt" style:font-size-asian="8pt" style:font-size-complex="8pt"/>
    </style:style>
    <style:style style:name="P201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020"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2021"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2022"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202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02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025"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2026"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2027"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2028"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2029"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2030"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2031"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9pt" style:font-size-asian="9pt" style:font-size-complex="9pt"/>
    </style:style>
    <style:style style:name="P2032"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9pt" style:font-size-asian="9pt" style:font-size-complex="9pt"/>
    </style:style>
    <style:style style:name="P2033" style:parent-style-name="Normální" style:family="paragraph">
      <style:paragraph-properties fo:widows="0" fo:orphans="0" style:text-autospace="none" fo:text-align="center" fo:margin-bottom="0in" fo:line-height="100%"/>
    </style:style>
    <style:style style:name="T2034" style:parent-style-name="Standardnípísmoodstavce" style:family="text">
      <style:text-properties style:font-name="Arial" style:font-name-complex="Arial" fo:font-size="9pt" style:font-size-asian="9pt" style:font-size-complex="9pt"/>
    </style:style>
    <style:style style:name="T2035" style:parent-style-name="Standardnípísmoodstavce" style:family="text">
      <style:text-properties style:font-name="Arial" style:font-name-complex="Arial" fo:color="#0000FF" fo:font-size="9pt" style:font-size-asian="9pt" style:font-size-complex="9pt" style:text-underline-type="single" style:text-underline-style="solid" style:text-underline-width="auto" style:text-underline-mode="continuous"/>
    </style:style>
    <style:style style:name="T2036" style:parent-style-name="Standardnípísmoodstavce" style:family="text">
      <style:text-properties style:font-name="Arial" style:font-name-complex="Arial" fo:font-size="9pt" style:font-size-asian="9pt" style:font-size-complex="9pt"/>
    </style:style>
    <style:style style:name="P2037" style:parent-style-name="Normální" style:family="paragraph">
      <style:paragraph-properties fo:widows="0" fo:orphans="0" style:text-autospace="none" fo:margin-bottom="0in" fo:line-height="100%"/>
      <style:text-properties style:font-name="Arial" style:font-name-complex="Arial" fo:font-size="9pt" style:font-size-asian="9pt" style:font-size-complex="9pt"/>
    </style:style>
    <style:style style:name="P2038"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2039"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204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04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04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04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04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045" style:parent-style-name="Normální" style:family="paragraph">
      <style:paragraph-properties fo:widows="0" fo:orphans="0" style:text-autospace="none" fo:text-align="justify" fo:margin-bottom="0in" fo:line-height="100%"/>
    </style:style>
    <style:style style:name="T2046" style:parent-style-name="Standardnípísmoodstavce" style:family="text">
      <style:text-properties style:font-name="Arial" style:font-name-complex="Arial" fo:font-size="7pt" style:font-size-asian="7pt" style:font-size-complex="7pt"/>
    </style:style>
    <style:style style:name="T2047"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2048" style:parent-style-name="Standardnípísmoodstavce" style:family="text">
      <style:text-properties style:font-name="Arial" style:font-name-complex="Arial" fo:font-size="7pt" style:font-size-asian="7pt" style:font-size-complex="7pt"/>
    </style:style>
    <style:style style:name="P2049"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2050" style:parent-style-name="Normální" style:family="paragraph">
      <style:paragraph-properties fo:widows="0" fo:orphans="0" style:text-autospace="none" fo:text-align="justify" fo:margin-bottom="0in" fo:line-height="100%"/>
    </style:style>
    <style:style style:name="T2051" style:parent-style-name="Standardnípísmoodstavce" style:family="text">
      <style:text-properties style:font-name="Arial" style:font-name-complex="Arial" fo:font-size="7pt" style:font-size-asian="7pt" style:font-size-complex="7pt"/>
    </style:style>
    <style:style style:name="T2052"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2053" style:parent-style-name="Standardnípísmoodstavce" style:family="text">
      <style:text-properties style:font-name="Arial" style:font-name-complex="Arial" fo:font-size="7pt" style:font-size-asian="7pt" style:font-size-complex="7pt"/>
    </style:style>
    <style:style style:name="P2054"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2055" style:parent-style-name="Normální" style:family="paragraph">
      <style:paragraph-properties fo:widows="0" fo:orphans="0" style:text-autospace="none" fo:text-align="justify" fo:margin-bottom="0in" fo:line-height="100%"/>
    </style:style>
    <style:style style:name="T2056" style:parent-style-name="Standardnípísmoodstavce" style:family="text">
      <style:text-properties style:font-name="Arial" style:font-name-complex="Arial" fo:font-size="7pt" style:font-size-asian="7pt" style:font-size-complex="7pt"/>
    </style:style>
    <style:style style:name="T2057"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2058" style:parent-style-name="Standardnípísmoodstavce" style:family="text">
      <style:text-properties style:font-name="Arial" style:font-name-complex="Arial" fo:font-size="7pt" style:font-size-asian="7pt" style:font-size-complex="7pt"/>
    </style:style>
    <style:style style:name="P2059"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2060" style:parent-style-name="Normální" style:family="paragraph">
      <style:paragraph-properties fo:widows="0" fo:orphans="0" style:text-autospace="none" fo:text-align="justify" fo:margin-bottom="0in" fo:line-height="100%"/>
    </style:style>
    <style:style style:name="T2061" style:parent-style-name="Standardnípísmoodstavce" style:family="text">
      <style:text-properties style:font-name="Arial" style:font-name-complex="Arial" fo:font-size="7pt" style:font-size-asian="7pt" style:font-size-complex="7pt"/>
    </style:style>
    <style:style style:name="T2062"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2063" style:parent-style-name="Standardnípísmoodstavce" style:family="text">
      <style:text-properties style:font-name="Arial" style:font-name-complex="Arial" fo:font-size="7pt" style:font-size-asian="7pt" style:font-size-complex="7pt"/>
    </style:style>
    <style:style style:name="P2064"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2065" style:parent-style-name="Normální" style:family="paragraph">
      <style:paragraph-properties fo:widows="0" fo:orphans="0" style:text-autospace="none" fo:text-align="justify" fo:margin-bottom="0in" fo:line-height="100%"/>
    </style:style>
    <style:style style:name="T2066" style:parent-style-name="Standardnípísmoodstavce" style:family="text">
      <style:text-properties style:font-name="Arial" style:font-name-complex="Arial" fo:font-size="7pt" style:font-size-asian="7pt" style:font-size-complex="7pt"/>
    </style:style>
    <style:style style:name="T2067"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2068" style:parent-style-name="Standardnípísmoodstavce" style:family="text">
      <style:text-properties style:font-name="Arial" style:font-name-complex="Arial" fo:font-size="7pt" style:font-size-asian="7pt" style:font-size-complex="7pt"/>
    </style:style>
    <style:style style:name="P2069"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2070" style:parent-style-name="Normální" style:family="paragraph">
      <style:paragraph-properties fo:widows="0" fo:orphans="0" style:text-autospace="none" fo:text-align="justify" fo:margin-bottom="0in" fo:line-height="100%"/>
    </style:style>
    <style:style style:name="T2071" style:parent-style-name="Standardnípísmoodstavce" style:family="text">
      <style:text-properties style:font-name="Arial" style:font-name-complex="Arial" fo:font-size="7pt" style:font-size-asian="7pt" style:font-size-complex="7pt"/>
    </style:style>
    <style:style style:name="T2072"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2073" style:parent-style-name="Standardnípísmoodstavce" style:family="text">
      <style:text-properties style:font-name="Arial" style:font-name-complex="Arial" fo:font-size="7pt" style:font-size-asian="7pt" style:font-size-complex="7pt"/>
    </style:style>
    <style:style style:name="P2074"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2075" style:parent-style-name="Normální" style:family="paragraph">
      <style:paragraph-properties fo:widows="0" fo:orphans="0" style:text-autospace="none" fo:text-align="justify" fo:margin-bottom="0in" fo:line-height="100%"/>
    </style:style>
    <style:style style:name="T2076" style:parent-style-name="Standardnípísmoodstavce" style:family="text">
      <style:text-properties style:font-name="Arial" style:font-name-complex="Arial" fo:font-size="7pt" style:font-size-asian="7pt" style:font-size-complex="7pt"/>
    </style:style>
    <style:style style:name="T2077"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2078" style:parent-style-name="Standardnípísmoodstavce" style:family="text">
      <style:text-properties style:font-name="Arial" style:font-name-complex="Arial" fo:font-size="7pt" style:font-size-asian="7pt" style:font-size-complex="7pt"/>
    </style:style>
    <style:style style:name="P2079"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2080" style:parent-style-name="Normální" style:family="paragraph">
      <style:paragraph-properties fo:widows="0" fo:orphans="0" style:text-autospace="none" fo:text-align="justify" fo:margin-bottom="0in" fo:line-height="100%"/>
    </style:style>
    <style:style style:name="T2081" style:parent-style-name="Standardnípísmoodstavce" style:family="text">
      <style:text-properties style:font-name="Arial" style:font-name-complex="Arial" fo:font-size="7pt" style:font-size-asian="7pt" style:font-size-complex="7pt"/>
    </style:style>
    <style:style style:name="T2082"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2083" style:parent-style-name="Standardnípísmoodstavce" style:family="text">
      <style:text-properties style:font-name="Arial" style:font-name-complex="Arial" fo:font-size="7pt" style:font-size-asian="7pt" style:font-size-complex="7pt"/>
    </style:style>
    <style:style style:name="P2084" style:parent-style-name="Normální" style:family="paragraph">
      <style:paragraph-properties fo:widows="0" fo:orphans="0" style:text-autospace="none" fo:text-align="justify" fo:margin-bottom="0in" fo:line-height="100%"/>
      <style:text-properties style:font-name="Arial" style:font-name-complex="Arial" fo:font-size="7pt" style:font-size-asian="7pt" style:font-size-complex="7pt"/>
    </style:style>
    <style:style style:name="P2085" style:parent-style-name="Normální" style:family="paragraph">
      <style:paragraph-properties fo:widows="0" fo:orphans="0" style:text-autospace="none" fo:text-align="justify" fo:margin-bottom="0in" fo:line-height="100%"/>
    </style:style>
    <style:style style:name="T2086" style:parent-style-name="Standardnípísmoodstavce" style:family="text">
      <style:text-properties style:font-name="Arial" style:font-name-complex="Arial" fo:font-size="7pt" style:font-size-asian="7pt" style:font-size-complex="7pt"/>
    </style:style>
    <style:style style:name="T2087"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2088" style:parent-style-name="Standardnípísmoodstavce" style:family="text">
      <style:text-properties style:font-name="Arial" style:font-name-complex="Arial" fo:font-size="7pt" style:font-size-asian="7pt" style:font-size-complex="7pt"/>
    </style:style>
    <style:style style:name="P2089"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2090" style:parent-style-name="Normální" style:family="paragraph">
      <style:paragraph-properties fo:widows="0" fo:orphans="0" style:text-autospace="none" fo:text-align="justify" fo:margin-bottom="0in" fo:line-height="100%"/>
    </style:style>
    <style:style style:name="T2091" style:parent-style-name="Standardnípísmoodstavce" style:family="text">
      <style:text-properties style:font-name="Arial" style:font-name-complex="Arial" fo:font-size="7pt" style:font-size-asian="7pt" style:font-size-complex="7pt"/>
    </style:style>
    <style:style style:name="T2092"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2093" style:parent-style-name="Standardnípísmoodstavce" style:family="text">
      <style:text-properties style:font-name="Arial" style:font-name-complex="Arial" fo:font-size="7pt" style:font-size-asian="7pt" style:font-size-complex="7pt"/>
    </style:style>
    <style:style style:name="P2094"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2095" style:parent-style-name="Normální" style:family="paragraph">
      <style:paragraph-properties fo:widows="0" fo:orphans="0" style:text-autospace="none" fo:text-align="justify" fo:margin-bottom="0in" fo:line-height="100%"/>
    </style:style>
    <style:style style:name="T2096" style:parent-style-name="Standardnípísmoodstavce" style:family="text">
      <style:text-properties style:font-name="Arial" style:font-name-complex="Arial" fo:font-size="7pt" style:font-size-asian="7pt" style:font-size-complex="7pt"/>
    </style:style>
    <style:style style:name="T2097"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2098" style:parent-style-name="Standardnípísmoodstavce" style:family="text">
      <style:text-properties style:font-name="Arial" style:font-name-complex="Arial" fo:font-size="7pt" style:font-size-asian="7pt" style:font-size-complex="7pt"/>
    </style:style>
    <style:style style:name="T2099"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2100" style:parent-style-name="Standardnípísmoodstavce" style:family="text">
      <style:text-properties style:font-name="Arial" style:font-name-complex="Arial" fo:font-size="7pt" style:font-size-asian="7pt" style:font-size-complex="7pt"/>
    </style:style>
    <style:style style:name="P2101"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2102" style:parent-style-name="Normální" style:family="paragraph">
      <style:paragraph-properties fo:widows="0" fo:orphans="0" style:text-autospace="none" fo:text-align="justify" fo:margin-bottom="0in" fo:line-height="100%"/>
    </style:style>
    <style:style style:name="T2103" style:parent-style-name="Standardnípísmoodstavce" style:family="text">
      <style:text-properties style:font-name="Arial" style:font-name-complex="Arial" fo:font-size="7pt" style:font-size-asian="7pt" style:font-size-complex="7pt"/>
    </style:style>
    <style:style style:name="T2104"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2105" style:parent-style-name="Standardnípísmoodstavce" style:family="text">
      <style:text-properties style:font-name="Arial" style:font-name-complex="Arial" fo:font-size="7pt" style:font-size-asian="7pt" style:font-size-complex="7pt"/>
    </style:style>
    <style:style style:name="P2106"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2107" style:parent-style-name="Normální" style:family="paragraph">
      <style:paragraph-properties fo:widows="0" fo:orphans="0" style:text-autospace="none" fo:text-align="justify" fo:margin-bottom="0in" fo:line-height="100%"/>
    </style:style>
    <style:style style:name="T2108" style:parent-style-name="Standardnípísmoodstavce" style:family="text">
      <style:text-properties style:font-name="Arial" style:font-name-complex="Arial" fo:font-size="7pt" style:font-size-asian="7pt" style:font-size-complex="7pt"/>
    </style:style>
    <style:style style:name="T2109"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2110" style:parent-style-name="Standardnípísmoodstavce" style:family="text">
      <style:text-properties style:font-name="Arial" style:font-name-complex="Arial" fo:font-size="7pt" style:font-size-asian="7pt" style:font-size-complex="7pt"/>
    </style:style>
    <style:style style:name="P2111"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2112" style:parent-style-name="Normální" style:family="paragraph">
      <style:paragraph-properties fo:widows="0" fo:orphans="0" style:text-autospace="none" fo:text-align="justify" fo:margin-bottom="0in" fo:line-height="100%"/>
    </style:style>
    <style:style style:name="T2113" style:parent-style-name="Standardnípísmoodstavce" style:family="text">
      <style:text-properties style:font-name="Arial" style:font-name-complex="Arial" fo:font-size="7pt" style:font-size-asian="7pt" style:font-size-complex="7pt"/>
    </style:style>
    <style:style style:name="T2114"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2115" style:parent-style-name="Standardnípísmoodstavce" style:family="text">
      <style:text-properties style:font-name="Arial" style:font-name-complex="Arial" fo:font-size="7pt" style:font-size-asian="7pt" style:font-size-complex="7pt"/>
    </style:style>
    <style:style style:name="P2116"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2117" style:parent-style-name="Normální" style:family="paragraph">
      <style:paragraph-properties fo:widows="0" fo:orphans="0" style:text-autospace="none" fo:text-align="justify" fo:margin-bottom="0in" fo:line-height="100%"/>
    </style:style>
    <style:style style:name="T2118" style:parent-style-name="Standardnípísmoodstavce" style:family="text">
      <style:text-properties style:font-name="Arial" style:font-name-complex="Arial" fo:font-size="7pt" style:font-size-asian="7pt" style:font-size-complex="7pt"/>
    </style:style>
    <style:style style:name="T2119"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2120" style:parent-style-name="Standardnípísmoodstavce" style:family="text">
      <style:text-properties style:font-name="Arial" style:font-name-complex="Arial" fo:font-size="7pt" style:font-size-asian="7pt" style:font-size-complex="7pt"/>
    </style:style>
    <style:style style:name="P2121"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2122" style:parent-style-name="Normální" style:family="paragraph">
      <style:paragraph-properties fo:widows="0" fo:orphans="0" style:text-autospace="none" fo:text-align="justify" fo:margin-bottom="0in" fo:line-height="100%"/>
    </style:style>
    <style:style style:name="T2123" style:parent-style-name="Standardnípísmoodstavce" style:family="text">
      <style:text-properties style:font-name="Arial" style:font-name-complex="Arial" fo:font-size="7pt" style:font-size-asian="7pt" style:font-size-complex="7pt"/>
    </style:style>
    <style:style style:name="T2124"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2125" style:parent-style-name="Standardnípísmoodstavce" style:family="text">
      <style:text-properties style:font-name="Arial" style:font-name-complex="Arial" fo:font-size="7pt" style:font-size-asian="7pt" style:font-size-complex="7pt"/>
    </style:style>
    <style:style style:name="P2126"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2127" style:parent-style-name="Normální" style:family="paragraph">
      <style:paragraph-properties fo:widows="0" fo:orphans="0" style:text-autospace="none" fo:text-align="justify" fo:margin-bottom="0in" fo:line-height="100%"/>
    </style:style>
    <style:style style:name="T2128" style:parent-style-name="Standardnípísmoodstavce" style:family="text">
      <style:text-properties style:font-name="Arial" style:font-name-complex="Arial" fo:font-size="7pt" style:font-size-asian="7pt" style:font-size-complex="7pt"/>
    </style:style>
    <style:style style:name="T2129"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2130" style:parent-style-name="Standardnípísmoodstavce" style:family="text">
      <style:text-properties style:font-name="Arial" style:font-name-complex="Arial" fo:font-size="7pt" style:font-size-asian="7pt" style:font-size-complex="7pt"/>
    </style:style>
    <style:style style:name="P2131"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2132" style:parent-style-name="Normální" style:family="paragraph">
      <style:paragraph-properties fo:widows="0" fo:orphans="0" style:text-autospace="none" fo:text-align="justify" fo:margin-bottom="0in" fo:line-height="100%"/>
    </style:style>
    <style:style style:name="T2133" style:parent-style-name="Standardnípísmoodstavce" style:family="text">
      <style:text-properties style:font-name="Arial" style:font-name-complex="Arial" fo:font-size="7pt" style:font-size-asian="7pt" style:font-size-complex="7pt"/>
    </style:style>
    <style:style style:name="T2134"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2135" style:parent-style-name="Standardnípísmoodstavce" style:family="text">
      <style:text-properties style:font-name="Arial" style:font-name-complex="Arial" fo:font-size="7pt" style:font-size-asian="7pt" style:font-size-complex="7pt"/>
    </style:style>
    <style:style style:name="P2136"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2137" style:parent-style-name="Normální" style:family="paragraph">
      <style:paragraph-properties fo:widows="0" fo:orphans="0" style:text-autospace="none" fo:text-align="justify" fo:margin-bottom="0in" fo:line-height="100%"/>
    </style:style>
    <style:style style:name="T2138" style:parent-style-name="Standardnípísmoodstavce" style:family="text">
      <style:text-properties style:font-name="Arial" style:font-name-complex="Arial" fo:font-size="7pt" style:font-size-asian="7pt" style:font-size-complex="7pt"/>
    </style:style>
    <style:style style:name="T2139"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2140" style:parent-style-name="Standardnípísmoodstavce" style:family="text">
      <style:text-properties style:font-name="Arial" style:font-name-complex="Arial" fo:font-size="7pt" style:font-size-asian="7pt" style:font-size-complex="7pt"/>
    </style:style>
    <style:style style:name="P2141"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2142" style:parent-style-name="Normální" style:family="paragraph">
      <style:paragraph-properties fo:widows="0" fo:orphans="0" style:text-autospace="none" fo:text-align="justify" fo:margin-bottom="0in" fo:line-height="100%"/>
    </style:style>
    <style:style style:name="T2143" style:parent-style-name="Standardnípísmoodstavce" style:family="text">
      <style:text-properties style:font-name="Arial" style:font-name-complex="Arial" fo:font-size="7pt" style:font-size-asian="7pt" style:font-size-complex="7pt"/>
    </style:style>
    <style:style style:name="T2144"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2145" style:parent-style-name="Standardnípísmoodstavce" style:family="text">
      <style:text-properties style:font-name="Arial" style:font-name-complex="Arial" fo:font-size="7pt" style:font-size-asian="7pt" style:font-size-complex="7pt"/>
    </style:style>
    <style:style style:name="P2146"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2147" style:parent-style-name="Normální" style:family="paragraph">
      <style:paragraph-properties fo:widows="0" fo:orphans="0" style:text-autospace="none" fo:text-align="justify" fo:margin-bottom="0in" fo:line-height="100%"/>
    </style:style>
    <style:style style:name="T2148" style:parent-style-name="Standardnípísmoodstavce" style:family="text">
      <style:text-properties style:font-name="Arial" style:font-name-complex="Arial" fo:font-size="7pt" style:font-size-asian="7pt" style:font-size-complex="7pt"/>
    </style:style>
    <style:style style:name="T2149"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2150" style:parent-style-name="Standardnípísmoodstavce" style:family="text">
      <style:text-properties style:font-name="Arial" style:font-name-complex="Arial" fo:font-size="7pt" style:font-size-asian="7pt" style:font-size-complex="7pt"/>
    </style:style>
    <style:style style:name="T2151"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2152" style:parent-style-name="Standardnípísmoodstavce" style:family="text">
      <style:text-properties style:font-name="Arial" style:font-name-complex="Arial" fo:font-size="7pt" style:font-size-asian="7pt" style:font-size-complex="7pt"/>
    </style:style>
    <style:style style:name="T2153"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2154" style:parent-style-name="Standardnípísmoodstavce" style:family="text">
      <style:text-properties style:font-name="Arial" style:font-name-complex="Arial" fo:font-size="7pt" style:font-size-asian="7pt" style:font-size-complex="7pt"/>
    </style:style>
    <style:style style:name="P2155"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2156" style:parent-style-name="Normální" style:family="paragraph">
      <style:paragraph-properties fo:widows="0" fo:orphans="0" style:text-autospace="none" fo:text-align="justify" fo:margin-bottom="0in" fo:line-height="100%"/>
    </style:style>
    <style:style style:name="T2157" style:parent-style-name="Standardnípísmoodstavce" style:family="text">
      <style:text-properties style:font-name="Arial" style:font-name-complex="Arial" fo:font-size="7pt" style:font-size-asian="7pt" style:font-size-complex="7pt"/>
    </style:style>
    <style:style style:name="T2158"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2159" style:parent-style-name="Standardnípísmoodstavce" style:family="text">
      <style:text-properties style:font-name="Arial" style:font-name-complex="Arial" fo:font-size="7pt" style:font-size-asian="7pt" style:font-size-complex="7pt"/>
    </style:style>
    <style:style style:name="P2160"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2161" style:parent-style-name="Normální" style:family="paragraph">
      <style:paragraph-properties fo:widows="0" fo:orphans="0" style:text-autospace="none" fo:text-align="justify" fo:margin-bottom="0in" fo:line-height="100%"/>
    </style:style>
    <style:style style:name="T2162" style:parent-style-name="Standardnípísmoodstavce" style:family="text">
      <style:text-properties style:font-name="Arial" style:font-name-complex="Arial" fo:font-size="7pt" style:font-size-asian="7pt" style:font-size-complex="7pt"/>
    </style:style>
    <style:style style:name="T2163"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2164" style:parent-style-name="Standardnípísmoodstavce" style:family="text">
      <style:text-properties style:font-name="Arial" style:font-name-complex="Arial" fo:font-size="7pt" style:font-size-asian="7pt" style:font-size-complex="7pt"/>
    </style:style>
    <style:style style:name="P2165"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2166" style:parent-style-name="Normální" style:family="paragraph">
      <style:paragraph-properties fo:widows="0" fo:orphans="0" style:text-autospace="none" fo:text-align="justify" fo:margin-bottom="0in" fo:line-height="100%"/>
    </style:style>
    <style:style style:name="T2167" style:parent-style-name="Standardnípísmoodstavce" style:family="text">
      <style:text-properties style:font-name="Arial" style:font-name-complex="Arial" fo:font-size="7pt" style:font-size-asian="7pt" style:font-size-complex="7pt"/>
    </style:style>
    <style:style style:name="T2168"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2169" style:parent-style-name="Standardnípísmoodstavce" style:family="text">
      <style:text-properties style:font-name="Arial" style:font-name-complex="Arial" fo:font-size="7pt" style:font-size-asian="7pt" style:font-size-complex="7pt"/>
    </style:style>
    <style:style style:name="P2170"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2171" style:parent-style-name="Normální" style:family="paragraph">
      <style:paragraph-properties fo:widows="0" fo:orphans="0" style:text-autospace="none" fo:text-align="justify" fo:margin-bottom="0in" fo:line-height="100%"/>
    </style:style>
    <style:style style:name="T2172" style:parent-style-name="Standardnípísmoodstavce" style:family="text">
      <style:text-properties style:font-name="Arial" style:font-name-complex="Arial" fo:font-size="7pt" style:font-size-asian="7pt" style:font-size-complex="7pt"/>
    </style:style>
    <style:style style:name="T2173"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2174" style:parent-style-name="Standardnípísmoodstavce" style:family="text">
      <style:text-properties style:font-name="Arial" style:font-name-complex="Arial" fo:font-size="7pt" style:font-size-asian="7pt" style:font-size-complex="7pt"/>
    </style:style>
    <style:style style:name="P2175"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2176" style:parent-style-name="Normální" style:family="paragraph">
      <style:paragraph-properties fo:widows="0" fo:orphans="0" style:text-autospace="none" fo:text-align="justify" fo:margin-bottom="0in" fo:line-height="100%"/>
    </style:style>
    <style:style style:name="T2177" style:parent-style-name="Standardnípísmoodstavce" style:family="text">
      <style:text-properties style:font-name="Arial" style:font-name-complex="Arial" fo:font-size="7pt" style:font-size-asian="7pt" style:font-size-complex="7pt"/>
    </style:style>
    <style:style style:name="T2178"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2179" style:parent-style-name="Standardnípísmoodstavce" style:family="text">
      <style:text-properties style:font-name="Arial" style:font-name-complex="Arial" fo:font-size="7pt" style:font-size-asian="7pt" style:font-size-complex="7pt"/>
    </style:style>
  </office:automatic-styles>
  <office:body>
    <office:text text:use-soft-page-breaks="true">
      <text:p text:style-name="P1">____________________________________________________________</text:p>
      <text:p text:style-name="P2">Systém ASPI - stav k 16.9.2018 do částky 100/2018 Sb. a 26/2018 Sb.m.s. - RA1269</text:p>
      <text:p text:style-name="P3">169/1999 Sb. - o výkonu trestu odnětí svobody - poslední stav textu<text:s/></text:p>
      <text:p text:style-name="P4"/>
      <text:p text:style-name="P5">169/1999 Sb.<text:s/></text:p>
      <text:p text:style-name="P6"/>
      <text:p text:style-name="P7">ZÁKON</text:p>
      <text:p text:style-name="P8"/>
      <text:p text:style-name="P9">ze dne 30. června 1999<text:s/></text:p>
      <text:p text:style-name="P10"/>
      <text:p text:style-name="P11">o výkonu trestu odnětí svobody a o změně některých souvisejících zákonů<text:s/></text:p>
      <text:p text:style-name="P12"/>
      <text:p text:style-name="P13"><text:span text:style-name="T14">Změna:<text:s/></text:span><text:a xlink:href="aspi://module='ASPI'&amp;link='359/1999%20Sb.%2523'&amp;ucin-k-dni='30.12.9999'" office:target-frame-name="_top" xlink:show="replace"><text:span text:style-name="T15">359/1999 Sb.</text:span></text:a><text:span text:style-name="T16"><text:s/></text:span></text:p>
      <text:p text:style-name="P17"><text:span text:style-name="T18">Změna:<text:s/></text:span><text:a xlink:href="aspi://module='ASPI'&amp;link='3/2002%20Sb.%2523'&amp;ucin-k-dni='30.12.9999'" office:target-frame-name="_top" xlink:show="replace"><text:span text:style-name="T19">3/2002 Sb.</text:span></text:a><text:span text:style-name="T20"><text:s/></text:span></text:p>
      <text:p text:style-name="P21"><text:span text:style-name="T22">Změna:<text:s/></text:span><text:a xlink:href="aspi://module='ASPI'&amp;link='320/2002%20Sb.%2523'&amp;ucin-k-dni='30.12.9999'" office:target-frame-name="_top" xlink:show="replace"><text:span text:style-name="T23">320/2002 Sb.</text:span></text:a><text:span text:style-name="T24"><text:s/></text:span></text:p>
      <text:p text:style-name="P25"><text:span text:style-name="T26">Změna:<text:s/></text:span><text:a xlink:href="aspi://module='ASPI'&amp;link='218/2003%20Sb.%2523'&amp;ucin-k-dni='30.12.9999'" office:target-frame-name="_top" xlink:show="replace"><text:span text:style-name="T27">218/2003 Sb.</text:span></text:a><text:span text:style-name="T28"><text:s/></text:span></text:p>
      <text:p text:style-name="P29"><text:span text:style-name="T30">Změna:<text:s/></text:span><text:a xlink:href="aspi://module='ASPI'&amp;link='52/2004%20Sb.%2523'&amp;ucin-k-dni='30.12.9999'" office:target-frame-name="_top" xlink:show="replace"><text:span text:style-name="T31">52/2004 Sb.</text:span></text:a><text:span text:style-name="T32"><text:s/></text:span></text:p>
      <text:p text:style-name="P33"><text:span text:style-name="T34">Změna:<text:s/></text:span><text:a xlink:href="aspi://module='ASPI'&amp;link='539/2004%20Sb.%2523'&amp;ucin-k-dni='30.12.9999'" office:target-frame-name="_top" xlink:show="replace"><text:span text:style-name="T35">539/2004 Sb.</text:span></text:a><text:span text:style-name="T36"><text:s/></text:span></text:p>
      <text:p text:style-name="P37"><text:span text:style-name="T38">Změna:<text:s/></text:span><text:a xlink:href="aspi://module='ASPI'&amp;link='109/2006%20Sb.%2523'&amp;ucin-k-dni='30.12.9999'" office:target-frame-name="_top" xlink:show="replace"><text:span text:style-name="T39">109/2006 Sb.</text:span></text:a><text:span text:style-name="T40"><text:s/></text:span></text:p>
      <text:p text:style-name="P41"><text:span text:style-name="T42">Změna:<text:s/></text:span><text:a xlink:href="aspi://module='ASPI'&amp;link='346/2007%20Sb.%2523'&amp;ucin-k-dni='30.12.9999'" office:target-frame-name="_top" xlink:show="replace"><text:span text:style-name="T43">346/2007 Sb.</text:span></text:a><text:span text:style-name="T44"><text:s/></text:span></text:p>
      <text:p text:style-name="P45"><text:span text:style-name="T46">Změna:<text:s/></text:span><text:a xlink:href="aspi://module='ASPI'&amp;link='7/2009%20Sb.%2523'&amp;ucin-k-dni='30.12.9999'" office:target-frame-name="_top" xlink:show="replace"><text:span text:style-name="T47">7/2009 Sb.</text:span></text:a><text:span text:style-name="T48"><text:s/></text:span></text:p>
      <text:p text:style-name="P49"><text:span text:style-name="T50">Změna:<text:s/></text:span><text:a xlink:href="aspi://module='ASPI'&amp;link='306/2008%20Sb.%2523'&amp;ucin-k-dni='30.12.9999'" office:target-frame-name="_top" xlink:show="replace"><text:span text:style-name="T51">306/2008 Sb.</text:span></text:a><text:span text:style-name="T52">,<text:s/></text:span><text:a xlink:href="aspi://module='ASPI'&amp;link='41/2009%20Sb.%2523'&amp;ucin-k-dni='30.12.9999'" office:target-frame-name="_top" xlink:show="replace"><text:span text:style-name="T53">41/2009 Sb.</text:span></text:a><text:span text:style-name="T54"><text:s/></text:span></text:p>
      <text:p text:style-name="P55"><text:span text:style-name="T56">Změna:<text:s/></text:span><text:a xlink:href="aspi://module='ASPI'&amp;link='281/2009%20Sb.%2523'&amp;ucin-k-dni='30.12.9999'" office:target-frame-name="_top" xlink:show="replace"><text:span text:style-name="T57">281/2009 Sb.</text:span></text:a><text:span text:style-name="T58"><text:s/></text:span></text:p>
      <text:p text:style-name="P59"><text:span text:style-name="T60">Změna:<text:s/></text:span><text:a xlink:href="aspi://module='ASPI'&amp;link='341/2010%20Sb.%2523'&amp;ucin-k-dni='30.12.9999'" office:target-frame-name="_top" xlink:show="replace"><text:span text:style-name="T61">341/2010 Sb.</text:span></text:a><text:span text:style-name="T62">,<text:s/></text:span><text:a xlink:href="aspi://module='ASPI'&amp;link='181/2011%20Sb.%2523'&amp;ucin-k-dni='30.12.9999'" office:target-frame-name="_top" xlink:show="replace"><text:span text:style-name="T63">181/2011 Sb.</text:span></text:a><text:span text:style-name="T64"><text:s/></text:span></text:p>
      <text:p text:style-name="P65"><text:span text:style-name="T66">Změna:<text:s/></text:span><text:a xlink:href="aspi://module='ASPI'&amp;link='375/2011%20Sb.%2523'&amp;ucin-k-dni='30.12.9999'" office:target-frame-name="_top" xlink:show="replace"><text:span text:style-name="T67">375/2011 Sb.</text:span></text:a><text:span text:style-name="T68"><text:s/></text:span></text:p>
      <text:p text:style-name="P69"><text:span text:style-name="T70">Změna:<text:s/></text:span><text:a xlink:href="aspi://module='ASPI'&amp;link='399/2012%20Sb.%2523'&amp;ucin-k-dni='30.12.9999'" office:target-frame-name="_top" xlink:show="replace"><text:span text:style-name="T71">399/2012 Sb.</text:span></text:a><text:span text:style-name="T72"><text:s/></text:span></text:p>
      <text:p text:style-name="P73"><text:span text:style-name="T74">Změna:<text:s/></text:span><text:a xlink:href="aspi://module='ASPI'&amp;link='276/2013%20Sb.%2523'&amp;ucin-k-dni='30.12.9999'" office:target-frame-name="_top" xlink:show="replace"><text:span text:style-name="T75">276/2013 Sb.</text:span></text:a><text:span text:style-name="T76"><text:s/></text:span></text:p>
      <text:p text:style-name="P77"><text:span text:style-name="T78">Změna:<text:s/></text:span><text:a xlink:href="aspi://module='ASPI'&amp;link='377/2015%20Sb.%2523'&amp;ucin-k-dni='30.12.9999'" office:target-frame-name="_top" xlink:show="replace"><text:span text:style-name="T79">377/2015 Sb.</text:span></text:a><text:span text:style-name="T80"><text:s/></text:span></text:p>
      <text:p text:style-name="P81"><text:span text:style-name="T82">Změna:<text:s/></text:span><text:a xlink:href="aspi://module='ASPI'&amp;link='204/2015%20Sb.%2523'&amp;ucin-k-dni='30.12.9999'" office:target-frame-name="_top" xlink:show="replace"><text:span text:style-name="T83">204/2015 Sb.</text:span></text:a><text:span text:style-name="T84"><text:s/></text:span></text:p>
      <text:p text:style-name="P85"><text:span text:style-name="T86">Změna:<text:s/></text:span><text:a xlink:href="aspi://module='ASPI'&amp;link='188/2016%20Sb.%2523'&amp;ucin-k-dni='30.12.9999'" office:target-frame-name="_top" xlink:show="replace"><text:span text:style-name="T87">188/2016 Sb.</text:span></text:a><text:span text:style-name="T88"><text:s/></text:span></text:p>
      <text:p text:style-name="P89"><text:span text:style-name="T90">Změna:<text:s/></text:span><text:a xlink:href="aspi://module='ASPI'&amp;link='58/2017%20Sb.%2523'&amp;ucin-k-dni='30.12.9999'" office:target-frame-name="_top" xlink:show="replace"><text:span text:style-name="T91">58/2017 Sb.</text:span></text:a><text:span text:style-name="T92"><text:s/></text:span></text:p>
      <text:p text:style-name="P93"><text:s/></text:p>
      <text:p text:style-name="P94"><text:tab/>Parlament se usnesl na tomto zákoně České republiky:<text:s/></text:p>
      <text:p text:style-name="P95"/>
      <text:p text:style-name="P96">ČÁST PRVNÍ<text:s/></text:p>
      <text:p text:style-name="P97"/>
      <text:p text:style-name="P98">VÝKON TRESTU ODNĚTÍ SVOBODY<text:s/></text:p>
      <text:p text:style-name="P99"/>
      <text:p text:style-name="P100">HLAVA I<text:s/></text:p>
      <text:p text:style-name="P101"/>
      <text:p text:style-name="P102"><text:tab/>Díl 1<text:s/></text:p>
      <text:p text:style-name="P103"/>
      <text:p text:style-name="P104"><text:tab/>Obecná ustanovení<text:s/></text:p>
      <text:p text:style-name="P105"/>
      <text:p text:style-name="P106"><text:span text:style-name="T107"><text:tab/>§ 1<text:s/></text:span><text:a xlink:href="aspi://module='KO'&amp;link='KO169_1999CZ%25231'&amp;ucin-k-dni='30.12.9999'" office:target-frame-name="_top" xlink:show="replace"><text:span text:style-name="T108">[Komentář WK] [DZ]</text:span></text:a><text:span text:style-name="T109"><text:s/></text:span></text:p>
      <text:p text:style-name="P110"/>
      <text:p text:style-name="P111"><text:tab/>Předmět úpravy<text:s/></text:p>
      <text:p text:style-name="P112"/>
      <text:p text:style-name="P113"><text:tab/>(1) Tento zákon upravuje výkon trestu odnětí svobody (dále jen "výkon trestu") ve věznicích a ve zvláštních odděleních vazebních věznic.<text:s/></text:p>
      <text:p text:style-name="P114"><text:s/></text:p>
      <text:p text:style-name="P115"><text:tab/>(2) Účelem výkonu trestu odnětí svobody (dále jen „trest“) je prostředky stanovenými tímto zákonem působit na odsouzené tak, aby snižovali nebezpečí recidivy svého kriminálního chování a vedli po propuštění soběstačný život v souladu se zákonem, chránit společnost před pachateli trestných činů a zabránit jim v dalším páchání trestné činnosti.<text:s/></text:p>
      <text:p text:style-name="P116"><text:s/></text:p>
      <text:p text:style-name="P117"><text:tab/>(3) Výkonem trestu se podle tohoto zákona rozumí též výkon trestního opatření odnětí svobody uloženého mladistvému; jeho výkonem se sleduje dosažení účelu stanoveného zákonem o soudnictví ve věcech mládeže.<text:s/></text:p>
      <text:p text:style-name="P118"><text:s/></text:p>
      <text:p text:style-name="P119"><text:tab/>(4) Mladistvým se pro účely tohoto zákona rozumí osoba, která v době spáchání provinění dovršila patnáctý a nepřekročila osmnáctý rok svého věku.<text:s/></text:p>
      <text:p text:style-name="P120"><text:s/></text:p>
      <text:p text:style-name="P121"><text:span text:style-name="T122"><text:tab/>§ 2<text:s/></text:span><text:a xlink:href="aspi://module='KO'&amp;link='KO169_1999CZ%25232'&amp;ucin-k-dni='30.12.9999'" office:target-frame-name="_top" xlink:show="replace"><text:span text:style-name="T123">[Komentář WK] [DZ]</text:span></text:a><text:span text:style-name="T124"><text:s/></text:span></text:p>
      <text:p text:style-name="P125"/>
      <text:p text:style-name="P126"><text:tab/>Hlavní zásady výkonu trestu<text:s/></text:p>
      <text:p text:style-name="P127"/>
      <text:p text:style-name="P128"><text:tab/>(1) Trest může být vykonáván jen takovým způsobem, který respektuje důstojnost osobnosti odsouzeného a omezuje škodlivé účinky zbavení svobody; tím však nesmí být ohrožena potřeba ochrany společnosti.<text:s/></text:p>
      <text:p text:style-name="P129"><text:s/></text:p>
      <text:p text:style-name="P130"><text:tab/>(2) S odsouzenými ve výkonu trestu se musí jednat tak, aby bylo zachováno jejich zdraví, a pokud to doba výkonu trestu umožní, podporovaly se takové postoje a dovednosti, které odsouzeným pomohou k návratu do společnosti a umožní vést po propuštění soběstačný život v souladu se zákonem.<text:s/></text:p>
      <text:p text:style-name="P131"><text:s/></text:p>
      <text:soft-page-break/>
      <text:p text:style-name="P132"><text:span text:style-name="T133"><text:tab/>§ 3<text:s/></text:span><text:a xlink:href="aspi://module='KO'&amp;link='KO169_1999CZ%25233'&amp;ucin-k-dni='30.12.9999'" office:target-frame-name="_top" xlink:show="replace"><text:span text:style-name="T134">[Komentář WK] [DZ]</text:span></text:a><text:span text:style-name="T135"><text:s/></text:span></text:p>
      <text:p text:style-name="P136"/>
      <text:p text:style-name="P137"><text:tab/>Orgán zajišťující výkon trestu<text:s/></text:p>
      <text:p text:style-name="P138"/>
      <text:p text:style-name="P139"><text:tab/>(1) Střežení odsouzených, dozor nad nimi, metody zacházení s odsouzenými a stanovené podmínky výkonu trestu zajišťuje Vězeňská služba České republiky (dále jen "Vězeňská služba").<text:s/></text:p>
      <text:p text:style-name="P140"><text:s/></text:p>
      <text:p text:style-name="P141"><text:tab/>(2) Vězeňská služba je oprávněna odsouzeným vydávat pokyny a příkazy a používat vůči nim jen taková omezení a donucovací prostředky, které připouští zvláštní zákon.1)<text:s/></text:p>
      <text:p text:style-name="P142"><text:s/></text:p>
      <text:p text:style-name="P143"><text:span text:style-name="T144"><text:tab/>(3) Povinnosti a oprávnění příslušníka Vězeňské služby stanoví zvláštní zákon.</text:span><text:span text:style-name="T145">1)</text:span><text:span text:style-name="T146"><text:s/>Pokyny a příkazy v rozsahu stanoveném tímto zákonem jsou oprávněni vydávat vedle příslušníků Vězeňské služby i zaměstnanci Vězeňské služby.<text:s/></text:span></text:p>
      <text:p text:style-name="P147"><text:s/></text:p>
      <text:p text:style-name="P148"><text:tab/>(4) Zaměstnancem Vězeňské služby se pro účely tohoto zákona rozumí jak zaměstnanec České republiky zařazený k výkonu práce ve Vězeňské službě, tak příslušník Vězeňské služby.<text:s/></text:p>
      <text:p text:style-name="P149"><text:s/></text:p>
      <text:p text:style-name="P150"><text:span text:style-name="T151"><text:tab/>§ 4<text:s/></text:span><text:a xlink:href="aspi://module='KO'&amp;link='KO169_1999CZ%25234'&amp;ucin-k-dni='30.12.9999'" office:target-frame-name="_top" xlink:show="replace"><text:span text:style-name="T152">[Komentář WK] [DZ]</text:span></text:a><text:span text:style-name="T153"><text:s/></text:span></text:p>
      <text:p text:style-name="P154"/>
      <text:p text:style-name="P155"><text:tab/>Poradní komise<text:s/></text:p>
      <text:p text:style-name="P156"/>
      <text:p text:style-name="P157"><text:tab/>(1) K uplatňování poznatků, forem a metod zacházení s odsouzenými, které napomáhají k dosažení účelu výkonu trestu a k ochraně práv odsouzených, zřídí ředitel věznice poradní komisi (dále jen "komise") z odborníků, kteří zejména působí v oblasti práce s pachateli trestných činů a osobami se sociálně patologickým nebo obdobným rizikovým způsobem chování, kteří se mohou spolupodílet na naplňování účelu trestu nebo kteří se mohou podílet na zajištění začlenění odsouzeného po výkonu trestu do společnosti nebo na zajištění jeho léčby. Členem komise nemůže být zaměstnanec Vězeňské služby.<text:s/></text:p>
      <text:p text:style-name="P158"><text:s/></text:p>
      <text:p text:style-name="P159"><text:tab/>(2) Členy komise jmenuje s jejich souhlasem ministr spravedlnosti (dále jen "ministr") na návrh ředitele věznice na dobu čtyř let, a to i opakovaně. Ředitel věznice ministrovi podává návrhy na jmenování členů komise prostřednictvím generálního ředitele Vězeňské služby. Komise se skládá minimálně z pěti členů.<text:s/></text:p>
      <text:p text:style-name="P160"><text:s/></text:p>
      <text:p text:style-name="P161"><text:tab/>(3) Ministr odvolá člena komise, jestliže poruší závažným způsobem nebo opakovaně povinnosti vyplývající z členství v komisi, a to na návrh ředitele věznice nebo předsedy komise. Ředitel věznice ministrovi podává návrh na odvolání člena komise prostřednictvím generálního ředitele Vězeňské služby.<text:s/></text:p>
      <text:p text:style-name="P162"><text:s/></text:p>
      <text:p text:style-name="P163"><text:span text:style-name="T164"><text:tab/>(4) Činnost člena komise je jiným úkonem v obecném zájmu. Vězeňská služba poskytne členovi komise při cestách v souvislosti s výkonem činnosti cestovní náhrady ve stejném rozsahu, výši a za podmínek stanovených<text:s/></text:span><text:a xlink:href="aspi://module='ASPI'&amp;link='262/2006%20Sb.%2523'&amp;ucin-k-dni='30.12.9999'" office:target-frame-name="_top" xlink:show="replace"><text:span text:style-name="T165">zákoníkem práce</text:span></text:a><text:span text:style-name="T166"><text:s/>pro zaměstnance v pracovním poměru; za pravidelné pracoviště člena komise se pro účely cestovních náhrad považuje místo jeho bydliště.<text:s/></text:span></text:p>
      <text:p text:style-name="P167"><text:s/></text:p>
      <text:p text:style-name="P168"><text:tab/>(5) Člen komise má povinnost zachovávat mlčenlivost o skutečnostech, které se dozví v souvislosti s výkonem své funkce. Zprostit této povinnosti může člena komise ministr. Člen komise je povinen účastnit se jednání komise a podílet se řádně na její činnosti.<text:s/></text:p>
      <text:p text:style-name="P169"><text:s/></text:p>
      <text:p text:style-name="P170"><text:tab/>(6) Předseda komise každoročně do 31. března podává generálnímu ředitelství Vězeňské služby souhrnnou písemnou zprávu o činnosti komise za uplynulý rok. Ke zprávě o činnosti komise připojí své stanovisko ředitel věznice. Generální ředitelství Vězeňské služby vypracuje na základě zpráv komisí jednotlivých věznic celkovou komplexní zprávu o jejich činnosti a předloží ji ministrovi nejpozději do 31. května.<text:s/></text:p>
      <text:p text:style-name="P171"><text:s/></text:p>
      <text:p text:style-name="P172"><text:tab/>(7) Způsob jednání a vnitřní organizaci komise stanoví statut a jednací řád komise, který vydá generální ředitel Vězeňské služby.<text:s/></text:p>
      <text:p text:style-name="P173"><text:s/></text:p>
      <text:p text:style-name="P174"><text:span text:style-name="T175"><text:tab/>§ 5<text:s/></text:span><text:a xlink:href="aspi://module='KO'&amp;link='KO169_1999CZ%25235'&amp;ucin-k-dni='30.12.9999'" office:target-frame-name="_top" xlink:show="replace"><text:span text:style-name="T176">[Komentář WK] [DZ]</text:span></text:a><text:span text:style-name="T177"><text:s/></text:span></text:p>
      <text:p text:style-name="P178"/>
      <text:p text:style-name="P179"><text:tab/>Místo výkonu trestu<text:s/></text:p>
      <text:p text:style-name="P180"/>
      <text:p text:style-name="P181"><text:tab/>(1) Trest se vykonává ve věznici nebo ve zvláštním oddělení vazební věznice. Věznice zřizuje a zrušuje ministr a jejich správu vykonává Vězeňská služba podle zvláštního zákona.1)<text:s/></text:p>
      <text:p text:style-name="P182"><text:s/></text:p>
      <text:p text:style-name="P183"><text:tab/>(2) Vyžaduje-li zdravotní stav odsouzeného poskytnutí zdravotních služeb, které nelze poskytnout ve zdravotnickém zařízení Vězeňské služby, a výkon trestu nelze přerušit, trest se na nezbytně nutnou dobu vykonává poskytovateli zdravotních služeb mimo objekty spravované Vězeňskou službou, přičemž střežení odsouzeného v takovém případě zajišťuje nejbližší věznice. Zvýšené náklady spojené s provedením takových opatření hradí zdravotnickému zařízení Vězeňská služba.<text:s/></text:p>
      <text:p text:style-name="P184"><text:s/></text:p>
      <text:p text:style-name="P185"><text:span text:style-name="T186"><text:tab/>(3) Trestní opatření odnětí svobody u mladistvých,</text:span><text:span text:style-name="T187">3b)</text:span><text:span text:style-name="T188"><text:s/>kteří nepřekročili 19. rok svého věku, se vykonává odděleně od ostatních odsouzených, a to ve věznicích nebo zvláštních odděleních pro mladistvé s uplatňováním vnitřní diferenciace.<text:s/></text:span></text:p>
      <text:p text:style-name="P189"><text:s/></text:p>
      <text:p text:style-name="P190"><text:span text:style-name="T191"><text:tab/>§ 6<text:s/></text:span><text:a xlink:href="aspi://module='KO'&amp;link='KO169_1999CZ%25236'&amp;ucin-k-dni='30.12.9999'" office:target-frame-name="_top" xlink:show="replace"><text:span text:style-name="T192">[Komentář WK] [DZ]</text:span></text:a><text:span text:style-name="T193"><text:s/></text:span></text:p>
      <text:p text:style-name="P194"/>
      <text:p text:style-name="P195"><text:tab/>Přijímání odsouzených do výkonu trestu<text:s/></text:p>
      <text:p text:style-name="P196"/>
      <text:p text:style-name="P197"><text:tab/>(1) Do výkonu trestu lze přijmout odsouzeného jen na základě písemného nařízení výkonu trestu vyhotoveného soudem. Není-li k nařízení výkonu trestu připojeno písemné vyhotovení pravomocného rozsudku, soud je věznici zašle dodatečně.<text:s/></text:p>
      <text:p text:style-name="P198"><text:s/></text:p>
      <text:p text:style-name="P199"><text:tab/>(2) Při přijetí do výkonu trestu musí být odsouzený prokazatelně seznámen se svými právy a povinnostmi podle tohoto zákona a řádu výkonu trestu a s vnitřním řádem věznice. Písemné vyhotovení seznámení s právy a povinnostmi v jazyce<text:s/><text:soft-page-break/>státu, jehož je občanem, nebo v jazyce, kterému rozumí, se bez odkladu předá odsouzenému.<text:s/></text:p>
      <text:p text:style-name="P200"><text:s/></text:p>
      <text:p text:style-name="P201"><text:span text:style-name="T202"><text:tab/>§ 7<text:s/></text:span><text:a xlink:href="aspi://module='KO'&amp;link='KO169_1999CZ%25237'&amp;ucin-k-dni='30.12.9999'" office:target-frame-name="_top" xlink:show="replace"><text:span text:style-name="T203">[Komentář WK] [DZ]</text:span></text:a><text:span text:style-name="T204"><text:s/></text:span></text:p>
      <text:p text:style-name="P205"/>
      <text:p text:style-name="P206"><text:tab/>Umísťování odsouzených<text:s/></text:p>
      <text:p text:style-name="P207"/>
      <text:p text:style-name="P208"><text:tab/>Odděleně se umísťují odsouzení muži od odsouzených žen, odsouzení s infekčním onemocněním nebo u nichž je podezření na infekční onemocnění a dále zpravidla odsouzení:<text:s/></text:p>
      <text:p text:style-name="P209"><text:s/></text:p>
      <text:p text:style-name="P210">a) mladiství od dospělých,<text:s/></text:p>
      <text:p text:style-name="P211"><text:s/></text:p>
      <text:p text:style-name="P212">b) recidivisté od odsouzených, kteří jsou ve výkonu trestu poprvé,<text:s/></text:p>
      <text:p text:style-name="P213"><text:s/></text:p>
      <text:p text:style-name="P214">c) za úmyslně spáchané trestné činy od odsouzených za trestné činy z nedbalosti,<text:s/></text:p>
      <text:p text:style-name="P215"><text:s/></text:p>
      <text:p text:style-name="P216">d) trvale pracovně nezařaditelní,<text:s/></text:p>
      <text:p text:style-name="P217"><text:s/></text:p>
      <text:p text:style-name="P218">e) s poruchami duševními, poruchami chování,<text:s/></text:p>
      <text:p text:style-name="P219"><text:s/></text:p>
      <text:p text:style-name="P220">f) s uloženým ochranným léčením a zabezpečovací detencí a<text:s/></text:p>
      <text:p text:style-name="P221"><text:s/></text:p>
      <text:p text:style-name="P222"><text:span text:style-name="T223">g) velmi nebezpeční podle<text:s/></text:span><text:a xlink:href="aspi://module='ASPI'&amp;link='169/1999%20Sb.%252372a'&amp;ucin-k-dni='30.12.9999'" office:target-frame-name="_top" xlink:show="replace"><text:span text:style-name="T224">§ 72a</text:span></text:a><text:span text:style-name="T225">.<text:s/></text:span></text:p>
      <text:p text:style-name="P226"><text:s/></text:p>
      <text:p text:style-name="P227"><text:span text:style-name="T228"><text:tab/>§ 8<text:s/></text:span><text:a xlink:href="aspi://module='KO'&amp;link='KO169_1999CZ%25238'&amp;ucin-k-dni='30.12.9999'" office:target-frame-name="_top" xlink:show="replace"><text:span text:style-name="T229">[Komentář WK] [DZ]</text:span></text:a><text:span text:style-name="T230"><text:s/></text:span></text:p>
      <text:p text:style-name="P231"/>
      <text:p text:style-name="P232"><text:tab/>Typy věznic<text:s/></text:p>
      <text:p text:style-name="P233"/>
      <text:p text:style-name="P234"><text:tab/>(1) Věznice se člení podle způsobu vnějšího střežení, zajištění bezpečnosti a režimu výkonu trestu do dvou typů, a to na věznici<text:s/></text:p>
      <text:p text:style-name="P235"><text:s/></text:p>
      <text:p text:style-name="P236">a) s ostrahou a<text:s/></text:p>
      <text:p text:style-name="P237"><text:s/></text:p>
      <text:p text:style-name="P238">b) se zvýšenou ostrahou.<text:s/></text:p>
      <text:p text:style-name="P239"><text:s/></text:p>
      <text:p text:style-name="P240"><text:span text:style-name="T241"><text:tab/>(2) Vedle základních typů věznic uvedených v<text:s/></text:span><text:a xlink:href="aspi://module='ASPI'&amp;link='169/1999%20Sb.%25238'&amp;ucin-k-dni='30.12.9999'" office:target-frame-name="_top" xlink:show="replace"><text:span text:style-name="T242">odstavci 1</text:span></text:a><text:span text:style-name="T243"><text:s/>se zřizují zvláštní věznice pro mladistvé.<text:s/></text:span></text:p>
      <text:p text:style-name="P244"><text:s/></text:p>
      <text:p text:style-name="P245"><text:tab/>(3) V rámci jedné věznice mohou být zřízena oddělení různých typů, pokud tím nebude ohrožen účel výkonu trestu.<text:s/></text:p>
      <text:p text:style-name="P246"><text:s/></text:p>
      <text:p text:style-name="P247"><text:span text:style-name="T248"><text:tab/>§ 9<text:s/></text:span><text:a xlink:href="aspi://module='KO'&amp;link='KO169_1999CZ%25239'&amp;ucin-k-dni='30.12.9999'" office:target-frame-name="_top" xlink:show="replace"><text:span text:style-name="T249">[Komentář WK] [DZ]</text:span></text:a><text:span text:style-name="T250"><text:s/></text:span></text:p>
      <text:p text:style-name="P251"/>
      <text:p text:style-name="P252"><text:tab/>Zařazování odsouzených do typů věznic<text:s/></text:p>
      <text:p text:style-name="P253"/>
      <text:p text:style-name="P254"><text:tab/>(1) O tom, do jakého typu věznice bude odsouzený zařazen k výkonu trestu, rozhoduje soud podle zvláštního zákona.4)<text:s/></text:p>
      <text:p text:style-name="P255"><text:s/></text:p>
      <text:p text:style-name="P256"><text:tab/>(2) Odsouzený nastupuje výkon trestu ve věznici, kterou soud ve výzvě k nástupu trestu určil. Z důležitých důvodů může odsouzeného k nástupu výkonu trestu přijmout i jiná věznice.<text:s/></text:p>
      <text:p text:style-name="P257"><text:s/></text:p>
      <text:p text:style-name="P258"><text:tab/>(3) Další umísťování odsouzených do jednotlivých věznic v souladu s rozhodnutím soudu o zařazení do určitého typu věznice provádí generální ředitelství Vězeňské služby ve spolupráci s ředitelem věznice, ve které odsouzený nastoupil k výkonu trestu.<text:s/></text:p>
      <text:p text:style-name="P259"><text:s/></text:p>
      <text:p text:style-name="P260"><text:tab/>Přeřazování odsouzených<text:s/></text:p>
      <text:p text:style-name="P261"/>
      <text:p text:style-name="P262"><text:span text:style-name="T263"><text:tab/>§ 10<text:s/></text:span><text:a xlink:href="aspi://module='KO'&amp;link='KO169_1999CZ%252310'&amp;ucin-k-dni='30.12.9999'" office:target-frame-name="_top" xlink:show="replace"><text:span text:style-name="T264">[Komentář WK] [DZ]</text:span></text:a><text:span text:style-name="T265"><text:s/></text:span></text:p>
      <text:p text:style-name="P266"/>
      <text:p text:style-name="P267"><text:tab/>O přeřazení odsouzeného do věznice jiného typu během výkonu trestu rozhoduje soud podle zvláštního zákona.4)<text:s/></text:p>
      <text:p text:style-name="P268"><text:s/></text:p>
      <text:p text:style-name="P269"><text:span text:style-name="T270"><text:tab/>§ 11<text:s/></text:span><text:a xlink:href="aspi://module='KO'&amp;link='KO169_1999CZ%252311'&amp;ucin-k-dni='30.12.9999'" office:target-frame-name="_top" xlink:show="replace"><text:span text:style-name="T271">[Komentář WK] [DZ]</text:span></text:a><text:span text:style-name="T272"><text:s/></text:span></text:p>
      <text:p text:style-name="P273"/>
      <text:p text:style-name="P274"><text:tab/>Návrh ředitele věznice na přeřazení odsouzeného<text:s/></text:p>
      <text:p text:style-name="P275"/>
      <text:p text:style-name="P276"><text:tab/>(1) Ředitel věznice je povinen podat soudu návrh na přeřazení odsouzeného do jiného typu věznice, má-li za to, že přeřazení přispěje k dosažení účelu výkonu trestu.4)<text:s/></text:p>
      <text:p text:style-name="P277"><text:s/></text:p>
      <text:p text:style-name="P278"><text:tab/>(2) K návrhu na přeřazení odsouzeného do věznice jiného typu ředitel věznice vždy připojí vyhodnocení průběhu a účinnosti programu zacházení s odsouzeným, zhodnocení průběhu a úspěšnosti výkonu ochranného léčení, pokud bylo odsouzenému uloženo, a uvede i další skutečnosti, které mohou mít význam pro rozhodnutí soudu. Současně označí důkazy, které navrhuje provést, pokud to soud bude považovat za potřebné.<text:s/></text:p>
      <text:p text:style-name="P279"><text:s/></text:p>
      <text:p text:style-name="P280"><text:span text:style-name="T281"><text:tab/>§ 12<text:s/></text:span><text:a xlink:href="aspi://module='KO'&amp;link='KO169_1999CZ%252312'&amp;ucin-k-dni='30.12.9999'" office:target-frame-name="_top" xlink:show="replace"><text:span text:style-name="T282">[Komentář WK] [DZ]</text:span></text:a><text:span text:style-name="T283"><text:s/></text:span></text:p>
      <text:p text:style-name="P284"/>
      <text:p text:style-name="P285"><text:tab/>Návrh odsouzeného na přeřazení<text:s/></text:p>
      <text:p text:style-name="P286"/>
      <text:p text:style-name="P287"><text:span text:style-name="T288"><text:tab/>Oznámí-li odsouzený řediteli věznice, že podává soudu návrh na své přeřazení do jiného typu věznice, ředitel věznice zašle soudu i bez jeho výzvy přílohy uvedené v<text:s/></text:span><text:a xlink:href="aspi://module='ASPI'&amp;link='169/1999%20Sb.%252311'&amp;ucin-k-dni='30.12.9999'" office:target-frame-name="_top" xlink:show="replace"><text:span text:style-name="T289">§ 11 odst. 2</text:span></text:a><text:span text:style-name="T290">.<text:s/></text:span></text:p>
      <text:soft-page-break/>
      <text:p text:style-name="P291"><text:s/></text:p>
      <text:p text:style-name="P292"><text:tab/>Vnitřní členění věznice s ostrahou<text:s/></text:p>
      <text:p text:style-name="P293"/>
      <text:p text:style-name="P294"><text:tab/>§ 12a<text:s/></text:p>
      <text:p text:style-name="P295"/>
      <text:p text:style-name="P296"><text:tab/>(1) Věznice s ostrahou se podle stupně zabezpečení člení na oddělení<text:s/></text:p>
      <text:p text:style-name="P297"><text:s/></text:p>
      <text:p text:style-name="P298">a) s nízkým stupněm zabezpečení,<text:s/></text:p>
      <text:p text:style-name="P299"><text:s/></text:p>
      <text:p text:style-name="P300">b) se středním stupněm zabezpečení a<text:s/></text:p>
      <text:p text:style-name="P301"><text:s/></text:p>
      <text:p text:style-name="P302">c) s vysokým stupněm zabezpečení.<text:s/></text:p>
      <text:p text:style-name="P303"><text:s/></text:p>
      <text:p text:style-name="P304"><text:span text:style-name="T305"><text:tab/>(2) Do oddělení podle<text:s/></text:span><text:a xlink:href="aspi://module='ASPI'&amp;link='169/1999%20Sb.%252312a'&amp;ucin-k-dni='30.12.9999'" office:target-frame-name="_top" xlink:show="replace"><text:span text:style-name="T306">odstavce 1</text:span></text:a><text:span text:style-name="T307"><text:s/>jsou odsouzení umisťováni podle míry vnějšího a vnitřního rizika.<text:s/></text:span></text:p>
      <text:p text:style-name="P308"><text:s/></text:p>
      <text:p text:style-name="P309"><text:tab/>(3) Vnější riziko vyjadřuje míru nebezpečnosti odsouzeného pro společnost, zejména s ohledem na trestnou činnost, za kterou mu byl uložen trest, délku trestu a formu zavinění a s přihlédnutím k tomu, zda již byl ve výkonu trestu. Vnitřní riziko vyjadřuje míru rizika ohrožení bezpečnosti během výkonu trestu s ohledem na individuální charakteristiku odsouzeného, v níž se zohledňují zejména povaha jeho trestné činnosti, nevykonaná ochranná opatření, průběh předchozích výkonů trestu a hrozba útěku.<text:s/></text:p>
      <text:p text:style-name="P310"><text:s/></text:p>
      <text:p text:style-name="P311"><text:tab/>§ 12b<text:s/></text:p>
      <text:p text:style-name="P312"/>
      <text:p text:style-name="P313"><text:tab/>(1) Vyhodnocení míry vnějších a vnitřních rizik provede odborná komise, která je složena z vedoucího oddělení výkonu trestu nebo oddělení výkonu vazby a trestu anebo ředitelem věznice pověřeného zaměstnance tohoto oddělení, a dále z psychologa, speciálního pedagoga, sociálního pracovníka, vychovatele a popřípadě dalších zaměstnanců Vězeňské služby určených ředitelem věznice. Odborná komise toto vyhodnocení včetně doporučení na umístění do některého z oddělení věznice s ostrahou předá bez zbytečného odkladu řediteli věznice.<text:s/></text:p>
      <text:p text:style-name="P314"><text:s/></text:p>
      <text:p text:style-name="P315"><text:tab/>(2) O umístění do některého z oddělení věznice s ostrahou rozhoduje ředitel věznice, ve které je odsouzený umístěn. Při svém rozhodování přihlédne k doporučení odborné komise; rozhodne-li odchylně od jejího doporučení, tento postup odůvodní a o rozhodnutí informuje Ministerstvo spravedlnosti (dále jen "ministerstvo"). Rozhodnutí je třeba písemně vyhotovit a doručit odsouzenému.<text:s/></text:p>
      <text:p text:style-name="P316"><text:s/></text:p>
      <text:p text:style-name="P317"><text:span text:style-name="T318"><text:tab/>(3) Odsouzený umístěný do oddělení se středním nebo vysokým stupněm zabezpečení věznice s ostrahou má právo do 3 dnů ode dne doručení rozhodnutí podle<text:s/></text:span><text:a xlink:href="aspi://module='ASPI'&amp;link='169/1999%20Sb.%252312b'&amp;ucin-k-dni='30.12.9999'" office:target-frame-name="_top" xlink:show="replace"><text:span text:style-name="T319">odstavce 2</text:span></text:a><text:span text:style-name="T320"><text:s/>podat návrh na umístění do oddělení s nižším stupněm zabezpečení, o čemž musí být poučen. Tento návrh nemá odkladný účinek.<text:s/></text:span></text:p>
      <text:p text:style-name="P321"><text:s/></text:p>
      <text:p text:style-name="P322"><text:span text:style-name="T323"><text:tab/>(4) Návrh podle<text:s/></text:span><text:a xlink:href="aspi://module='ASPI'&amp;link='169/1999%20Sb.%252312b'&amp;ucin-k-dni='30.12.9999'" office:target-frame-name="_top" xlink:show="replace"><text:span text:style-name="T324">odstavce 3</text:span></text:a><text:span text:style-name="T325"><text:s/>se podává u ředitele věznice, který jej spolu s rozhodnutím o umístění do některého z oddělení věznice s ostrahou, podklady pro vydání tohoto rozhodnutí a dokladem o doručení tohoto rozhodnutí odsouzenému předloží neprodleně soudu.<text:s/></text:span></text:p>
      <text:p text:style-name="P326"><text:s/></text:p>
      <text:p text:style-name="P327"><text:tab/>Díl 2<text:s/></text:p>
      <text:p text:style-name="P328"/>
      <text:p text:style-name="P329"><text:tab/>Místo výkonu trestu v objektech nespravovaných Vězeňskou službou<text:s/></text:p>
      <text:p text:style-name="P330"/>
      <text:p text:style-name="P331"><text:span text:style-name="T332"><text:tab/>§ 13<text:s/></text:span><text:a xlink:href="aspi://module='KO'&amp;link='KO169_1999CZ%252313'&amp;ucin-k-dni='30.12.9999'" office:target-frame-name="_top" xlink:show="replace"><text:span text:style-name="T333">[Komentář WK] [DZ]</text:span></text:a><text:span text:style-name="T334"><text:s/></text:span></text:p>
      <text:p text:style-name="P335"/>
      <text:p text:style-name="P336"><text:tab/>Ministr může zřídit věznici i v jiném objektu, než který je ve správě Vězeňské služby, pokud s tím vlastník takového objektu souhlasí a uzavře smlouvu o zřízení věcného břemene. Objekt, ve kterém je věznice zřízena, spravuje a provozuje vlastník objektu na základě smlouvy uzavřené s Vězeňskou službou. Vězeňská služba však odpovídá za střežení, zacházení s odsouzenými a dodržování zákonných podmínek výkonu trestu. V těchto objektech rovněž provádí státní stavební dohled. Uzavřením smlouvy o správě a provozu není dotčeno právo dozoru a kontroly nad výkonem trestu.<text:s/></text:p>
      <text:p text:style-name="P337"><text:s/></text:p>
      <text:p text:style-name="P338">HLAVA II<text:s/></text:p>
      <text:p text:style-name="P339"/>
      <text:p text:style-name="P340">PRÁVA ODSOUZENÝCH<text:s/></text:p>
      <text:p text:style-name="P341"/>
      <text:p text:style-name="P342"><text:tab/>Díl 1<text:s/></text:p>
      <text:p text:style-name="P343"/>
      <text:p text:style-name="P344"><text:tab/>Obecná ustanovení<text:s/></text:p>
      <text:p text:style-name="P345"/>
      <text:p text:style-name="P346"><text:span text:style-name="T347"><text:tab/>§ 14<text:s/></text:span><text:a xlink:href="aspi://module='KO'&amp;link='KO169_1999CZ%252314'&amp;ucin-k-dni='30.12.9999'" office:target-frame-name="_top" xlink:show="replace"><text:span text:style-name="T348">[Komentář WK] [DZ]</text:span></text:a><text:span text:style-name="T349"><text:s/></text:span></text:p>
      <text:p text:style-name="P350"/>
      <text:p text:style-name="P351"><text:tab/>Vnitřní řád věznice<text:s/></text:p>
      <text:p text:style-name="P352"/>
      <text:p text:style-name="P353"><text:tab/>Pro každou věznici stanoví její ředitel se souhlasem generálního ředitelství Vězeňské služby vnitřní řád věznice, kterým se stanoví denní rozvrh chodu věznice, činnost odsouzených a jejich podíl na řešení otázek souvisejících se životem ve věznici.<text:s/></text:p>
      <text:p text:style-name="P354"><text:s/></text:p>
      <text:p text:style-name="P355"><text:tab/>Díl 2<text:s/></text:p>
      <text:p text:style-name="P356"/>
      <text:p text:style-name="P357"><text:tab/>Práva odsouzených<text:s/></text:p>
      <text:p text:style-name="P358"/>
      <text:soft-page-break/>
      <text:p text:style-name="P359"><text:span text:style-name="T360"><text:tab/>§ 15<text:s/></text:span><text:a xlink:href="aspi://module='KO'&amp;link='KO169_1999CZ%252315'&amp;ucin-k-dni='30.12.9999'" office:target-frame-name="_top" xlink:show="replace"><text:span text:style-name="T361">[Komentář WK] [DZ]</text:span></text:a><text:span text:style-name="T362"><text:s/></text:span></text:p>
      <text:p text:style-name="P363"/>
      <text:p text:style-name="P364"><text:tab/>Rovnost práv<text:s/></text:p>
      <text:p text:style-name="P365"/>
      <text:p text:style-name="P366"><text:tab/>Odsouzeným ve výkonu trestu přísluší stejná práva za podmínek a v rozsahu stanoveném tímto zákonem.<text:s/></text:p>
      <text:p text:style-name="P367"><text:s/></text:p>
      <text:p text:style-name="P368"><text:span text:style-name="T369"><text:tab/>§ 16<text:s/></text:span><text:a xlink:href="aspi://module='KO'&amp;link='KO169_1999CZ%252316'&amp;ucin-k-dni='30.12.9999'" office:target-frame-name="_top" xlink:show="replace"><text:span text:style-name="T370">[Komentář WK] [DZ]</text:span></text:a><text:span text:style-name="T371"><text:s/></text:span></text:p>
      <text:p text:style-name="P372"/>
      <text:p text:style-name="P373"><text:tab/>Sociální podmínky odsouzených a poskytování zdravotních služeb<text:s/></text:p>
      <text:p text:style-name="P374"/>
      <text:p text:style-name="P375"><text:tab/>(1) Odsouzeným se poskytuje pravidelná strava za podmínek a v hodnotách, které odpovídají požadavku udržení zdraví a přihlížejí k jeho zdravotnímu stavu, věku a obtížnosti vykonávané práce. V rozsahu, v jakém to umožňuje provoz věznice, se přitom přihlíží k požadavkům kulturních a náboženských tradic odsouzených.<text:s/></text:p>
      <text:p text:style-name="P376"><text:s/></text:p>
      <text:p text:style-name="P377"><text:tab/>(2) Jsou-li pro to vytvořeny ve věznici odpovídající stavební, materiální a hygienické podmínky, umožní se zejména odsouzeným umístěným ve výstupních oddílech věznic, aby si stravu připravovali sami z potravin dodaných věznicí.<text:s/></text:p>
      <text:p text:style-name="P378"><text:s/></text:p>
      <text:p text:style-name="P379"><text:tab/>(3) Každý odsouzený musí mít zabezpečeno lůžko a uzamykatelnou skříňku k uložení osobních věcí.<text:s/></text:p>
      <text:p text:style-name="P380"><text:s/></text:p>
      <text:p text:style-name="P381"><text:tab/>(4) Odívání odsouzených musí odpovídat klimatickým podmínkám a musí dostatečně chránit jejich zdraví.<text:s/></text:p>
      <text:p text:style-name="P382"><text:s/></text:p>
      <text:p text:style-name="P383"><text:tab/>(5) Odsouzeným se zabezpečuje denně osmihodinová doba ke spánku, doba potřebná k osobní hygieně a úklidu, stravování, nejméně jednohodinová vycházka a přiměřené osobní volno.<text:s/></text:p>
      <text:p text:style-name="P384"><text:s/></text:p>
      <text:p text:style-name="P385"><text:span text:style-name="T386"><text:tab/>(6) Odsouzený má právo na zdravotní služby v rozsahu a za podmínek stanovených zvláštním právním předpisem</text:span><text:span text:style-name="T387">5)</text:span><text:span text:style-name="T388"><text:s/>s přihlédnutím k omezením vyplývajícím z účelu trestu.<text:s/></text:span></text:p>
      <text:p text:style-name="P389"><text:s/></text:p>
      <text:p text:style-name="P390"><text:tab/>(7) Odsouzený s těžkým zdravotním postižením má právo na zajištění přiměřených podmínek umožňujících důstojný výkon trestu.<text:s/></text:p>
      <text:p text:style-name="P391"><text:s/></text:p>
      <text:p text:style-name="P392"><text:tab/>(8) Odsouzenému, který není zařazen do práce, neodmítl bez závažného důvodu práci a neměl v období jednoho kalendářního měsíce jiný příjem nebo jiné finanční prostředky ve výši alespoň 100 Kč, poskytuje věznice jedenkrát za měsíc balíček, který obsahuje základní věci osobní potřeby.<text:s/></text:p>
      <text:p text:style-name="P393"><text:s/></text:p>
      <text:p text:style-name="P394"><text:tab/>(9) O závažném onemocnění odsouzeného nebo o jeho úrazu vyžadujícím hospitalizaci vyrozumí věznice bez odkladu osobu, kterou odsouzený určil, nebo jeho osobu blízkou; osobu blízkou nevyrozumí, pokud ji odsouzený požádal, aby tak neučinila. Věznice vždy vyrozumí bez odkladu některou z těchto osob, jakož i státního zástupce, který vykonává dozor nad dodržováním právních předpisů při výkonu trestu, v případě, že dojde k úmrtí odsouzeného.<text:s/></text:p>
      <text:p text:style-name="P395"><text:s/></text:p>
      <text:p text:style-name="P396"><text:tab/>(10) Sociální pracovník věznice zajišťuje odsouzenému právo na poskytování sociálního poradenství, pomoci a podpory v rozsahu stanoveném zákonem upravujícím poskytování sociálních služeb.<text:s/></text:p>
      <text:p text:style-name="P397"><text:s/></text:p>
      <text:p text:style-name="P398"><text:span text:style-name="T399"><text:tab/>§ 17<text:s/></text:span><text:a xlink:href="aspi://module='KO'&amp;link='KO169_1999CZ%252317'&amp;ucin-k-dni='30.12.9999'" office:target-frame-name="_top" xlink:show="replace"><text:span text:style-name="T400">[Komentář WK] [DZ]</text:span></text:a><text:span text:style-name="T401"><text:s/></text:span></text:p>
      <text:p text:style-name="P402"/>
      <text:p text:style-name="P403"><text:tab/>Korespondence</text:p>
      <text:p text:style-name="P404"/>
      <text:p text:style-name="P405"><text:s/></text:p>
      <text:p text:style-name="P406"><text:tab/>(1) Odsouzený má právo přijímat a na svůj náklad odesílat písemná sdělení (dále jen "korespondence") bez omezení, pokud zákon nestanoví jinak.<text:s/></text:p>
      <text:p text:style-name="P407"><text:s/></text:p>
      <text:p text:style-name="P408"><text:span text:style-name="T409"><text:tab/>(2) Vězeňská služba je oprávněna provádět kontrolu korespondence uvedené v<text:s/></text:span><text:a xlink:href="aspi://module='ASPI'&amp;link='169/1999%20Sb.%252317'&amp;ucin-k-dni='30.12.9999'" office:target-frame-name="_top" xlink:show="replace"><text:span text:style-name="T410">odstavci 1</text:span></text:a><text:span text:style-name="T411">; přitom je oprávněna seznámit se s obsahem zasílaných písemností. Pokud obsah korespondence zakládá podezření, že je připravován nebo páchán trestný čin, Vězeňská služba korespondenci zadrží a předá ji orgánu činnému v trestním řízení.<text:s/></text:span></text:p>
      <text:p text:style-name="P412"><text:s/></text:p>
      <text:p text:style-name="P413"><text:span text:style-name="T414"><text:tab/>(3) Kontrola korespondence mezi odsouzeným a jeho obhájcem, mezi odsouzeným a advokátem, který odsouzeného zastupuje v jiné věci, mezi odsouzeným a státními orgány České republiky nebo diplomatickou misí anebo konzulárním úřadem cizího státu,</text:span><text:span text:style-name="T415">6)</text:span><text:span text:style-name="T416"><text:s/>anebo mezi odsouzeným a mezinárodní organizací, která podle mezinárodní úmluvy, jíž je Česká republika vázána, je příslušná k projednávání podnětů týkajících se ochrany lidských práv, je nepřípustná. Tato korespondence se adresátu odesílá a odsouzenému doručuje neprodleně.<text:s/></text:span></text:p>
      <text:p text:style-name="P417"><text:s/></text:p>
      <text:p text:style-name="P418"><text:span text:style-name="T419"><text:tab/>(4) Odsouzenému, který neumí nebo nemůže číst anebo psát, Vězeňská služba zajistí, aby mu byla došlá korespondence přečtena, nebo mu poskytne písařskou pomoc při sepisování žádostí, podání a stížností státním orgánům a mezinárodním organizacím uvedeným v<text:s/></text:span><text:a xlink:href="aspi://module='ASPI'&amp;link='169/1999%20Sb.%252317'&amp;ucin-k-dni='30.12.9999'" office:target-frame-name="_top" xlink:show="replace"><text:span text:style-name="T420">odstavci 3</text:span></text:a><text:span text:style-name="T421"><text:s/>a při dopisování s advokátem.<text:s/></text:span></text:p>
      <text:p text:style-name="P422"><text:s/></text:p>
      <text:p text:style-name="P423"><text:span text:style-name="T424"><text:tab/>(5) Korespondence odsouzeného, který nemá žádné finanční prostředky, adresovaná orgánům uvedeným v<text:s/></text:span><text:a xlink:href="aspi://module='ASPI'&amp;link='169/1999%20Sb.%252317'&amp;ucin-k-dni='30.12.9999'" office:target-frame-name="_top" xlink:show="replace"><text:span text:style-name="T425">odstavci 3</text:span></text:a><text:span text:style-name="T426"><text:s/>se odešle na náklady věznice.<text:s/></text:span></text:p>
      <text:p text:style-name="P427"><text:s/></text:p>
      <text:p text:style-name="P428"><text:span text:style-name="T429"><text:tab/>§ 18<text:s/></text:span><text:a xlink:href="aspi://module='KO'&amp;link='KO169_1999CZ%252318'&amp;ucin-k-dni='30.12.9999'" office:target-frame-name="_top" xlink:show="replace"><text:span text:style-name="T430">[Komentář WK] [DZ]</text:span></text:a><text:span text:style-name="T431"><text:s/></text:span></text:p>
      <text:p text:style-name="P432"/>
      <text:p text:style-name="P433"><text:tab/>Užívání telefonu<text:s/></text:p>
      <text:p text:style-name="P434"/>
      <text:p text:style-name="P435"><text:tab/>(1) Odsouzený má právo na použití telefonu ke kontaktu s osobou blízkou v době vymezené vnitřním řádem věznice; při tom může použít pouze telefon určený pro tento účel věznicí. Toto právo odsouzeného lze omezit pouze v odůvodněných případech, zejména je-li to nutné k ochraně bezpečnosti nebo práv jiných osob.<text:s/></text:p>
      <text:p text:style-name="P436"><text:s/></text:p>
      <text:p text:style-name="P437"><text:tab/>(2) Odsouzený má právo na použití telefonu v době vymezené vnitřním řádem věznice ke kontaktu se svým obhájcem<text:s/><text:soft-page-break/>nebo advokátem, který odsouzeného zastupuje v jiné věci.<text:s/></text:p>
      <text:p text:style-name="P438"><text:s/></text:p>
      <text:p text:style-name="P439"><text:span text:style-name="T440"><text:tab/>(3) V zájmu nápravy odsouzeného nebo z jiného závažného důvodu lze odsouzenému povolit použití telefonu ke kontaktu s jinou osobou, než jsou osoby uvedené v<text:s/></text:span><text:a xlink:href="aspi://module='ASPI'&amp;link='169/1999%20Sb.%252318'&amp;ucin-k-dni='30.12.9999'" office:target-frame-name="_top" xlink:show="replace"><text:span text:style-name="T441">odstavcích 1</text:span></text:a><text:span text:style-name="T442"><text:s/>a<text:s/></text:span><text:a xlink:href="aspi://module='ASPI'&amp;link='169/1999%20Sb.%252318'&amp;ucin-k-dni='30.12.9999'" office:target-frame-name="_top" xlink:show="replace"><text:span text:style-name="T443">2</text:span></text:a><text:span text:style-name="T444">.<text:s/></text:span></text:p>
      <text:p text:style-name="P445"><text:s/></text:p>
      <text:p text:style-name="P446"><text:tab/>(4) Náklady spojené s použitím telefonu hradí odsouzený.<text:s/></text:p>
      <text:p text:style-name="P447"><text:s/></text:p>
      <text:p text:style-name="P448"><text:span text:style-name="T449"><text:tab/>(5) Nejde-li o telefonáty s osobou uvedenou v<text:s/></text:span><text:a xlink:href="aspi://module='ASPI'&amp;link='169/1999%20Sb.%252317'&amp;ucin-k-dni='30.12.9999'" office:target-frame-name="_top" xlink:show="replace"><text:span text:style-name="T450">§ 17 odst. 3</text:span></text:a><text:span text:style-name="T451"><text:s/>nebo<text:s/></text:span><text:a xlink:href="aspi://module='ASPI'&amp;link='169/1999%20Sb.%252361'&amp;ucin-k-dni='30.12.9999'" office:target-frame-name="_top" xlink:show="replace"><text:span text:style-name="T452">§ 61 odst. 9</text:span></text:a><text:span text:style-name="T453">, je Vězeňská služba oprávněna se seznamovat formou odposlechu s telefonáty uvedenými v<text:s/></text:span><text:a xlink:href="aspi://module='ASPI'&amp;link='169/1999%20Sb.%252318'&amp;ucin-k-dni='30.12.9999'" office:target-frame-name="_top" xlink:show="replace"><text:span text:style-name="T454">odstavcích 1</text:span></text:a><text:span text:style-name="T455"><text:s/>a<text:s/></text:span><text:a xlink:href="aspi://module='ASPI'&amp;link='169/1999%20Sb.%252318'&amp;ucin-k-dni='30.12.9999'" office:target-frame-name="_top" xlink:show="replace"><text:span text:style-name="T456">3</text:span></text:a><text:span text:style-name="T457"><text:s/>a pořizovat jejich záznam.<text:s/></text:span></text:p>
      <text:p text:style-name="P458"><text:s/></text:p>
      <text:p text:style-name="P459"><text:span text:style-name="T460"><text:tab/>§ 19<text:s/></text:span><text:a xlink:href="aspi://module='KO'&amp;link='KO169_1999CZ%252319'&amp;ucin-k-dni='30.12.9999'" office:target-frame-name="_top" xlink:show="replace"><text:span text:style-name="T461">[Komentář WK] [DZ]</text:span></text:a><text:span text:style-name="T462"><text:s/></text:span></text:p>
      <text:p text:style-name="P463"/>
      <text:p text:style-name="P464"><text:tab/>Návštěvy</text:p>
      <text:p text:style-name="P465"/>
      <text:p text:style-name="P466"><text:s/></text:p>
      <text:p text:style-name="P467"><text:tab/>(1) Odsouzený má právo přijímat v čase určeném ředitelem věznice návštěvy blízkých osob na dobu 3 hodin během jednoho kalendářního měsíce.<text:s/></text:p>
      <text:p text:style-name="P468"><text:s/></text:p>
      <text:p text:style-name="P469"><text:tab/>(2) Návštěvy probíhají zpravidla v místnostech k tomu určených. Návštěvy odsouzených umístěných v lůžkové části zdravotnického zařízení jsou možné jen tehdy, jestliže s tím ošetřující lékař s ohledem na zdravotní stav odsouzeného souhlasí. Je-li odsouzený umístěn u poskytovatele zdravotních služeb mimo objekty spravované Vězeňskou službou, projedná podmínky uskutečnění návštěvy Vězeňská služba s poskytovatelem zdravotních služeb.<text:s/></text:p>
      <text:p text:style-name="P470"><text:s/></text:p>
      <text:p text:style-name="P471"><text:tab/>(3) Nestanoví-li vnitřní řád věznice počet vyšší, mohou odsouzeného současně navštívit nejvýše 4 osoby včetně nezletilých dětí. Nezletilé děti ve věku do 15 let se mohou zúčastnit návštěvy pouze v doprovodu osoby starší 18 let.<text:s/></text:p>
      <text:p text:style-name="P472"><text:s/></text:p>
      <text:p text:style-name="P473"><text:tab/>(4) V zájmu nápravy odsouzeného nebo z jiného závažného důvodu lze odsouzenému povolit návštěvu jiných než blízkých osob. Ředitelé věznic mohou ve zvlášť odůvodněných případech povolit návštěvu mezi odsouzenými, kteří jsou blízkými osobami. Náklady předvedení hradí v takovém případě odsouzení rovným dílem, nedohodnou-li se jinak.<text:s/></text:p>
      <text:p text:style-name="P474"><text:s/></text:p>
      <text:p text:style-name="P475"><text:tab/>(5) Ředitel věznice může povolit uskutečnění návštěvy odsouzeného bez zrakové a sluchové kontroly zaměstnanců Vězeňské služby v prostorách k tomu určených.<text:s/></text:p>
      <text:p text:style-name="P476"><text:s/></text:p>
      <text:p text:style-name="P477"><text:tab/>(6) V odůvodněných případech může ředitel věznice rozhodnout, že z bezpečnostních důvodů se návštěva uskuteční v místnosti, kde je návštěvník od odsouzeného oddělen přepážkou.<text:s/></text:p>
      <text:p text:style-name="P478"><text:s/></text:p>
      <text:p text:style-name="P479"><text:tab/>(7) Při návštěvách jsou odsouzení povinni chovat se slušně a ohleduplně k ostatním přítomným osobám. Nesmějí odevzdávat nebo přijímat peníze, dopisy nebo jiné věci, s výjimkou věcí povolených ředitelem věznice nebo jím pověřeným zaměstnancem Vězeňské služby.<text:s/></text:p>
      <text:p text:style-name="P480"><text:s/></text:p>
      <text:p text:style-name="P481"><text:tab/>(8) Odsouzenému může ředitel věznice povolit v souvislosti s návštěvou opuštění věznice, lze-li mít důvodně za to, že tím nebude ohrožen účel výkonu trestu.<text:s/></text:p>
      <text:p text:style-name="P482"><text:s/></text:p>
      <text:p text:style-name="P483"><text:tab/>(9) Zaměstnanec Vězeňské služby je oprávněn návštěvu přerušit nebo předčasně ukončit bez náhrady, jestliže odsouzený nebo návštěvníci přes upozornění porušují pořádek, kázeň nebo bezpečnost věznice.<text:s/></text:p>
      <text:p text:style-name="P484"><text:s/></text:p>
      <text:p text:style-name="P485"><text:span text:style-name="T486"><text:tab/>§ 20<text:s/></text:span><text:a xlink:href="aspi://module='KO'&amp;link='KO169_1999CZ%252320'&amp;ucin-k-dni='30.12.9999'" office:target-frame-name="_top" xlink:show="replace"><text:span text:style-name="T487">[Komentář WK] [DZ]</text:span></text:a><text:span text:style-name="T488"><text:s/></text:span></text:p>
      <text:p text:style-name="P489"/>
      <text:p text:style-name="P490"><text:tab/>Duchovní a sociální služby<text:s/></text:p>
      <text:p text:style-name="P491"/>
      <text:p text:style-name="P492"><text:tab/>(1) Odsouzenému se zajišťuje právo na poskytování duchovních a dalších obdobných služeb sledujících humanitární cíle v rozsahu vyplývajícím ze zvláštních právních předpisů.<text:s/></text:p>
      <text:p text:style-name="P493"><text:s/></text:p>
      <text:p text:style-name="P494"><text:tab/>(2) Věznice umožňují konat zpravidla v době pracovního klidu společné náboženské obřady odsouzených. Účast na náboženských obřadech je dobrovolná. Dobu konání společných náboženských obřadů vymezí vnitřní řád věznice.<text:s/></text:p>
      <text:p text:style-name="P495"><text:s/></text:p>
      <text:p text:style-name="P496"><text:span text:style-name="T497"><text:tab/>(3) K výkonu duchovní služby v místech, kde se vykonává trest odnětí svobody, jsou oprávněny pouze ty registrované církve a náboženské společnosti, kterým bylo přiznáno oprávnění k výkonu tohoto práva podle zvláštního právního předpisu</text:span><text:span text:style-name="T498">8)</text:span><text:span text:style-name="T499"><text:s/>(dále jen "církev").<text:s/></text:span></text:p>
      <text:p text:style-name="P500"><text:s/></text:p>
      <text:p text:style-name="P501"><text:tab/>(4) Církev se může podílet na naplňování účelu výkonu trestu poskytováním duchovní služby zejména<text:s/></text:p>
      <text:p text:style-name="P502"><text:s/></text:p>
      <text:p text:style-name="P503">a) konáním bohoslužeb pro zájemce z řad odsouzených,<text:s/></text:p>
      <text:p text:style-name="P504"><text:s/></text:p>
      <text:p text:style-name="P505">b) individuálními rozhovory, pastoračními návštěvami a umožněním individuálního přístupu k náboženským úkonům,<text:s/></text:p>
      <text:p text:style-name="P506"><text:s/></text:p>
      <text:p text:style-name="P507">c) vedením studijních hodin k výkladu náboženských textů,<text:s/></text:p>
      <text:p text:style-name="P508"><text:s/></text:p>
      <text:p text:style-name="P509">d) zajišťováním duchovní a náboženské literatury a zpěvníků,<text:s/></text:p>
      <text:p text:style-name="P510"><text:s/></text:p>
      <text:p text:style-name="P511">e) pořádáním přednášek a besed, zejména s etickou tématikou, popřípadě koncertů hudebních skupin a jednotlivců,<text:s/></text:p>
      <text:p text:style-name="P512"><text:s/></text:p>
      <text:p text:style-name="P513">f) při přípravě odsouzených k jejich propuštění,<text:s/></text:p>
      <text:p text:style-name="P514"><text:s/></text:p>
      <text:p text:style-name="P515">g) dalšími vhodnými formami přispívajícími k dosažení účelu výkonu trestu.<text:s/></text:p>
      <text:p text:style-name="P516"><text:s/></text:p>
      <text:soft-page-break/>
      <text:p text:style-name="P517"><text:tab/>(5) Věznice informuje odsouzené o poskytování duchovní služby ve vnitřním řádu věznice nebo jiným vhodným způsobem.<text:s/></text:p>
      <text:p text:style-name="P518"><text:s/></text:p>
      <text:p text:style-name="P519"><text:tab/>(6) Odsouzený nesmí být k účasti na bohoslužbách a jiných obřadech nebo k rozhovoru s osobami pověřenými církví nucen. Požádá-li odsouzený o umožnění návštěvy církví pověřené osoby, je věznice povinna jí tuto skutečnost neprodleně oznámit.<text:s/></text:p>
      <text:p text:style-name="P520"><text:s/></text:p>
      <text:p text:style-name="P521"><text:tab/>(7) Církví pověřené osoby správa věznice poučí o povinnosti dodržovat právní předpisy pro výkon trestu a vnitřní řád věznice.<text:s/></text:p>
      <text:p text:style-name="P522"><text:s/></text:p>
      <text:p text:style-name="P523"><text:tab/>(8) Věznice je oprávněna odepřít možnost výkonu duchovní služby osobám, které se dopustily porušení povinností vyplývajících z právních předpisů pro výkon trestu nebo vnitřního řádu věznice.<text:s/></text:p>
      <text:p text:style-name="P524"><text:s/></text:p>
      <text:p text:style-name="P525"><text:span text:style-name="T526"><text:tab/>(9) Věznice umožňují obecním úřadům obcí s rozšířenou působností poskytovat odsouzeným sociální služby</text:span><text:span text:style-name="T527">9)</text:span><text:span text:style-name="T528"><text:s/>mající za cíl pomáhat odsouzeným při vytváření příznivých podmínek k tomu, aby mohli po propuštění vést soběstačný život v souladu se zákonem.<text:s/></text:span></text:p>
      <text:p text:style-name="P529"><text:s/></text:p>
      <text:p text:style-name="P530"><text:span text:style-name="T531"><text:tab/>§ 21<text:s/></text:span><text:a xlink:href="aspi://module='KO'&amp;link='KO169_1999CZ%252321'&amp;ucin-k-dni='30.12.9999'" office:target-frame-name="_top" xlink:show="replace"><text:span text:style-name="T532">[Komentář WK] [DZ]</text:span></text:a><text:span text:style-name="T533"><text:s/></text:span></text:p>
      <text:p text:style-name="P534"/>
      <text:p text:style-name="P535"><text:tab/>Uspokojování kulturních potřeb<text:s/></text:p>
      <text:p text:style-name="P536"/>
      <text:p text:style-name="P537"><text:tab/>(1) Odsouzený má právo objednat si na svůj náklad knihy, denní tisk a časopisy, včetně zahraničních, pokud jsou rozšiřovány v České republice; tím není dotčeno právo Vězeňské služby odebrat odsouzenému věc, kterou by se narušoval účel výkonu trestu.<text:s/></text:p>
      <text:p text:style-name="P538"><text:s/></text:p>
      <text:p text:style-name="P539"><text:tab/>(2) Odsouzený si může bezplatně půjčovat z vězeňské knihovny knihy včetně odborných publikací a právních předpisů.<text:s/></text:p>
      <text:p text:style-name="P540"><text:s/></text:p>
      <text:p text:style-name="P541"><text:span text:style-name="T542"><text:tab/>§ 22<text:s/></text:span><text:a xlink:href="aspi://module='KO'&amp;link='KO169_1999CZ%252322'&amp;ucin-k-dni='30.12.9999'" office:target-frame-name="_top" xlink:show="replace"><text:span text:style-name="T543">[Komentář WK] [DZ]</text:span></text:a><text:span text:style-name="T544"><text:s/></text:span></text:p>
      <text:p text:style-name="P545"/>
      <text:p text:style-name="P546"><text:tab/>Používání dalších věcí<text:s/></text:p>
      <text:p text:style-name="P547"/>
      <text:p text:style-name="P548"><text:tab/>(1) Odsouzený má právo půjčovat si a hrát společenské hry, které jsou ve věznici k dispozici.<text:s/></text:p>
      <text:p text:style-name="P549"><text:s/></text:p>
      <text:p text:style-name="P550"><text:span text:style-name="T551"><text:tab/>(2) Odsouzenému lze v odůvodněných případech umožnit zakoupení, zaslání, případně dovezení a používání dalších věcí, majících vztah k zajištění jeho dalšího vzdělávání, programu zacházení s odsouzeným podle<text:s/></text:span><text:a xlink:href="aspi://module='ASPI'&amp;link='169/1999%20Sb.%252341'&amp;ucin-k-dni='30.12.9999'" office:target-frame-name="_top" xlink:show="replace"><text:span text:style-name="T552">§ 41</text:span></text:a><text:span text:style-name="T553"><text:s/>(dále jen "program zacházení"), případně zájmové činnosti, pokud tyto věci nebudou v rozporu s účelem výkonu trestu a jejich množství, povaha nebo užívání nebudou narušovat pořádek v ubytovacím prostoru nebo škodit na zdraví anebo omezovat ostatní odsouzené.<text:s/></text:span></text:p>
      <text:p text:style-name="P554"><text:s/></text:p>
      <text:p text:style-name="P555"><text:span text:style-name="T556"><text:tab/>§ 23<text:s/></text:span><text:a xlink:href="aspi://module='KO'&amp;link='KO169_1999CZ%252323'&amp;ucin-k-dni='30.12.9999'" office:target-frame-name="_top" xlink:show="replace"><text:span text:style-name="T557">[Komentář WK] [DZ]</text:span></text:a><text:span text:style-name="T558"><text:s/></text:span></text:p>
      <text:p text:style-name="P559"/>
      <text:p text:style-name="P560"><text:tab/>Nákup potravin a věcí osobní potřeby<text:s/></text:p>
      <text:p text:style-name="P561"/>
      <text:p text:style-name="P562"><text:tab/>(1) Odsouzený má právo nakupovat nejméně jedenkrát týdně v prodejně věznice potraviny a věci osobní potřeby, případně věci pro zájmovou a vzdělávací činnost nebo k realizaci programu zacházení. Nákup se uskutečňuje formou bezhotovostní platby z té části peněžních prostředků, s níž může volně disponovat. Ředitel věznice může upřednostnit před nákupem úhradu nákladů na nezbytné léčivé přípravky, potraviny pro zvláštní lékařské účely, zdravotnické prostředky a doplatky za ně, na zdravotní výkony nehrazené nebo částečně hrazené z veřejného zdravotního pojištění a na regulační poplatky nebo spojených s pořízením nezbytných osobních dokladů.<text:s/></text:p>
      <text:p text:style-name="P563"><text:s/></text:p>
      <text:p text:style-name="P564"><text:tab/>(2) Ve věznici se pro odsouzené zřizují prodejny s potravinářským, drogistickým a průmyslovým zbožím. Minimální sortiment zboží stanoví vnitřní řád věznice. Nelze-li nákup tohoto zboží provádět v prodejně věznice, zajišťuje se prostřednictvím Vězeňské služby.<text:s/></text:p>
      <text:p text:style-name="P565"><text:s/></text:p>
      <text:p text:style-name="P566"><text:tab/>(3) Ředitel věznice je oprávněn stanovit nejvyšší peněžní částku, za kterou může odsouzený jednorázově nakoupit.<text:s/></text:p>
      <text:p text:style-name="P567"><text:s/></text:p>
      <text:p text:style-name="P568"><text:span text:style-name="T569"><text:tab/>§ 24<text:s/></text:span><text:a xlink:href="aspi://module='KO'&amp;link='KO169_1999CZ%252324'&amp;ucin-k-dni='30.12.9999'" office:target-frame-name="_top" xlink:show="replace"><text:span text:style-name="T570">[Komentář WK] [DZ]</text:span></text:a><text:span text:style-name="T571"><text:s/></text:span></text:p>
      <text:p text:style-name="P572"/>
      <text:p text:style-name="P573"><text:tab/>Přijetí balíčku<text:s/></text:p>
      <text:p text:style-name="P574"/>
      <text:p text:style-name="P575"><text:tab/>(1) Odsouzený má právo jedenkrát za šest měsíců přijmout balíček s potravinami a věcmi osobní potřeby do hmotnosti 5 kg. Právo na přijetí balíčku vzniká a lhůta podle věty první počíná dnem nástupu do výkonu trestu nebo dnem převedení z výkonu vazby.<text:s/></text:p>
      <text:p text:style-name="P576"><text:s/></text:p>
      <text:p text:style-name="P577"><text:tab/>(2) Balíčky podléhají kontrole zaměstnanců Vězeňské služby. Odsouzenému se nepředají věci, které odporují účelu výkonu trestu nebo které není dovoleno mít u sebe, zejména věci, kterými by mohl ohrozit život a zdraví vlastní nebo jiných osob. Věci, které nemohou být předány odsouzenému a se kterými není třeba naložit podle právních předpisů jiným způsobem, se odešlou na náklady odsouzeného zpět odesílateli, kromě potravin s krátkodobou trvanlivostí nebo prošlou lhůtou spotřeby, které se zlikvidují.<text:s/></text:p>
      <text:p text:style-name="P578"><text:s/></text:p>
      <text:p text:style-name="P579"><text:span text:style-name="T580"><text:tab/>(3) Na balíčky obsahující prádlo, oděv a potřeby k realizaci programu zacházení, pro vzdělávání nebo zájmovou činnost se nevztahují omezení uvedená v<text:s/></text:span><text:a xlink:href="aspi://module='ASPI'&amp;link='169/1999%20Sb.%252324'&amp;ucin-k-dni='30.12.9999'" office:target-frame-name="_top" xlink:show="replace"><text:span text:style-name="T581">odstavci 1</text:span></text:a><text:span text:style-name="T582">.<text:s/></text:span></text:p>
      <text:p text:style-name="P583"><text:s/></text:p>
      <text:p text:style-name="P584"><text:tab/>(4) Balíček, na jehož přijetí nemá odsouzený právo nebo jehož přijetí odsouzený odmítl, odešle věznice na náklady odsouzeného odesílateli.<text:s/></text:p>
      <text:p text:style-name="P585"><text:s/></text:p>
      <text:soft-page-break/>
      <text:p text:style-name="P586"><text:tab/>(5) Nemá-li odsouzený finanční prostředky na odeslání nepředaných věcí nebo balíčku odesílateli, odešlou se na náklady věznice a vynaložené náklady se předepíší odsouzenému k úhradě jako náklady spojené s výkonem trestu odnětí svobody.<text:s/></text:p>
      <text:p text:style-name="P587"><text:s/></text:p>
      <text:p text:style-name="P588"><text:span text:style-name="T589"><text:tab/>§ 25<text:s/></text:span><text:a xlink:href="aspi://module='KO'&amp;link='KO169_1999CZ%252325'&amp;ucin-k-dni='30.12.9999'" office:target-frame-name="_top" xlink:show="replace"><text:span text:style-name="T590">[Komentář WK] [DZ]</text:span></text:a><text:span text:style-name="T591"><text:s/></text:span></text:p>
      <text:p text:style-name="P592"/>
      <text:p text:style-name="P593"><text:tab/>Příjem peněz a nakládání s nimi<text:s/></text:p>
      <text:p text:style-name="P594"/>
      <text:p text:style-name="P595"><text:tab/>(1) Pokud byly odsouzenému do věznice zaslány peníze, převedou se na jeho účet zřízený a vedený věznicí a odsouzený se o tom vyrozumí. Odsouzený nesmí mít u sebe během výkonu trestu finanční hotovost. Peníze zaslané odsouzenému výslovně na úhradu nákladů na zdravotní služby nehrazené z veřejného zdravotního pojištění, na úhradu regulačních poplatků a na nákup léčivých přípravků, potravin pro zvláštní lékařské účely a zdravotnických prostředků musí být uloženy na zvláštní účet, z něhož lze čerpat peníze pouze na úhradu uvedených nákladů. Nesouhlasí-li odsouzený s přijetím peněz, peníze se vrátí odesílateli na náklady odsouzeného. Nemá-li odsouzený dostatek finančních prostředků na odeslání, odečte věznice náklady na odeslání z odesílaných peněz. K přijetí peněz zaslaných orgány státní správy a příjmu podléhajícího dani z příjmu se nevyžaduje souhlas odsouzeného.<text:s/></text:p>
      <text:p text:style-name="P596"><text:s/></text:p>
      <text:p text:style-name="P597"><text:tab/>(2) K nákupu může odsouzený použít též peníze, které mu byly do věznice během výkonu trestu zaslány nebo které předal věznici k úschově při nástupu do výkonu trestu.<text:s/></text:p>
      <text:p text:style-name="P598"><text:s/></text:p>
      <text:p text:style-name="P599"><text:tab/>(3) Má-li však odsouzený v úschově věznice menší částku peněz, než je předpokládaná cena jízdného do místa bydliště a výše stravného na jeden den v době propuštění z výkonu trestu, nákup potravin a dalších věcí nebo jiná dispozice s těmito penězi se mu neumožní.<text:s/></text:p>
      <text:p text:style-name="P600"><text:s/></text:p>
      <text:p text:style-name="P601"><text:span text:style-name="T602"><text:tab/>(4) Neuhradí-li odsouzený rozsudkem stanovenou škodu nebo nemajetkovou újmu způsobenou trestným činem, pro který se nachází ve výkonu trestu, pohledávky spojené s trestním řízením, pohledávky vzniklé v souvislosti s poskytnutím nebo zajištěním zdravotních služeb a úhrady regulačních poplatků a doplatků nad rámec veřejného zdravotního pojištění, soudní a správní poplatky a škodu nebo nemajetkovou újmu, kterou způsobil Vězeňské službě během výkonu trestu, může k úhradě za poskytnuté zdravotní služby nehrazené z veřejného zdravotního pojištění a nákupu podle<text:s/></text:span><text:a xlink:href="aspi://module='ASPI'&amp;link='169/1999%20Sb.%252323'&amp;ucin-k-dni='30.12.9999'" office:target-frame-name="_top" xlink:show="replace"><text:span text:style-name="T603">§ 23</text:span></text:a><text:span text:style-name="T604"><text:s/>použít pouze polovinu peněžních prostředků podle<text:s/></text:span><text:a xlink:href="aspi://module='ASPI'&amp;link='169/1999%20Sb.%252325'&amp;ucin-k-dni='30.12.9999'" office:target-frame-name="_top" xlink:show="replace"><text:span text:style-name="T605">odstavce 1</text:span></text:a><text:span text:style-name="T606"><text:s/>věty první a zbývající část peněžních prostředků může použít jen na úhradu těchto pohledávek; to neplatí pro peníze výslovně zaslané na úhradu nákladů uvedených v<text:s/></text:span><text:a xlink:href="aspi://module='ASPI'&amp;link='169/1999%20Sb.%252325'&amp;ucin-k-dni='30.12.9999'" office:target-frame-name="_top" xlink:show="replace"><text:span text:style-name="T607">odstavci 1</text:span></text:a><text:span text:style-name="T608"><text:s/>větě třetí.<text:s/></text:span></text:p>
      <text:p text:style-name="P609"><text:s/></text:p>
      <text:p text:style-name="P610"><text:span text:style-name="T611"><text:tab/>(5) Ustanovením<text:s/></text:span><text:a xlink:href="aspi://module='ASPI'&amp;link='169/1999%20Sb.%252325'&amp;ucin-k-dni='30.12.9999'" office:target-frame-name="_top" xlink:show="replace"><text:span text:style-name="T612">odstavce 4</text:span></text:a><text:span text:style-name="T613"><text:s/>není dotčeno právo odsouzeného nakládat podle<text:s/></text:span><text:a xlink:href="aspi://module='ASPI'&amp;link='169/1999%20Sb.%252333'&amp;ucin-k-dni='30.12.9999'" office:target-frame-name="_top" xlink:show="replace"><text:span text:style-name="T614">§ 33 odst. 6</text:span></text:a><text:span text:style-name="T615"><text:s/>s úložným pocházejícím z jeho odměny za práci.<text:s/></text:span></text:p>
      <text:p text:style-name="P616"><text:s/></text:p>
      <text:p text:style-name="P617"><text:tab/>(6) Účet odsouzeného vedený věznicí není úročen a za jeho vedení se nevybírají poplatky. Peníze v cizí měně, které nelze směnit na českou měnu, se uloží ve věznici společně s jinými věcmi odsouzeného. Na účtu musí vždy zůstat částka potřebná k úhradě nákladů spojených s cestou odsouzeného z místa výkonu trestu do místa, kde se bude po propuštění zdržovat.<text:s/></text:p>
      <text:p text:style-name="P618"><text:s/></text:p>
      <text:p text:style-name="P619"><text:span text:style-name="T620"><text:tab/>§ 26<text:s/></text:span><text:a xlink:href="aspi://module='KO'&amp;link='KO169_1999CZ%252326'&amp;ucin-k-dni='30.12.9999'" office:target-frame-name="_top" xlink:show="replace"><text:span text:style-name="T621">[Komentář WK] [DZ]</text:span></text:a><text:span text:style-name="T622"><text:s/></text:span></text:p>
      <text:p text:style-name="P623"/>
      <text:p text:style-name="P624"><text:tab/>Ochrana práv odsouzených včetně prostředků právní ochrany<text:s/></text:p>
      <text:p text:style-name="P625"/>
      <text:p text:style-name="P626"><text:tab/>(1) Odsouzený smí k uplatnění svých práv a oprávněných zájmů podávat stížnosti a žádosti orgánům příslušným k jejich vyřízení; stížnost, případně žádost musí být orgánu, jemuž je adresována, neprodleně odeslána. Žádost o přemístění do jiné věznice může odsouzený opakovat nejdříve po uplynutí tří měsíců od vyřízení jeho předchozí žádosti. Ředitel věznice určí okruh zaměstnanců Vězeňské služby pověřených přebíráním a odesíláním stížností a žádostí a jejich evidencí; vytvoří takové podmínky pro podávání stížností a žádostí odsouzených, aby bylo vyloučeno, že s nimi budou zacházet jiné než oprávněné osoby.<text:s/></text:p>
      <text:p text:style-name="P627"><text:s/></text:p>
      <text:p text:style-name="P628"><text:tab/>(2) Zaměstnanci Vězeňské služby bez odkladu vyrozumí ředitele věznice, státního zástupce, soudce nebo orgán, který provádí kontrolu věznice, o žádosti odsouzeného o rozmluvu a na jejich pokyn takovou rozmluvu ve věznici umožní.<text:s/></text:p>
      <text:p text:style-name="P629"><text:s/></text:p>
      <text:p text:style-name="P630"><text:tab/>(3) Odsouzený má právo na poskytování právní pomoci advokátem, jenž má oprávnění v mezích svého zmocnění vést s odsouzeným korespondenci a hovořit s ním bez přítomnosti třetí osoby. Toto právo odsouzeného musí být zajištěno nejpozději do 24 hodin od přijetí žádosti.<text:s/></text:p>
      <text:p text:style-name="P631"><text:s/></text:p>
      <text:p text:style-name="P632"><text:tab/>(4) Zaměstnanci Vězeňské služby jsou povinni dbát na zachovávání práv, která odsouzení mají ve výkonu trestu.<text:s/></text:p>
      <text:p text:style-name="P633"><text:s/></text:p>
      <text:p text:style-name="P634"><text:span text:style-name="T635"><text:tab/>§ 27<text:s/></text:span><text:a xlink:href="aspi://module='KO'&amp;link='KO169_1999CZ%252327'&amp;ucin-k-dni='30.12.9999'" office:target-frame-name="_top" xlink:show="replace"><text:span text:style-name="T636">[Komentář WK] [DZ]</text:span></text:a><text:span text:style-name="T637"><text:s/></text:span></text:p>
      <text:p text:style-name="P638"/>
      <text:p text:style-name="P639"><text:tab/>Omezení a zbavení některých práv a svobod<text:s/></text:p>
      <text:p text:style-name="P640"/>
      <text:p text:style-name="P641"><text:tab/>(1) Po dobu výkonu trestu jsou odsouzení povinni podrobit se omezením některých práv a svobod, jejichž výkon by byl v rozporu s účelem výkonu trestu nebo která nemohou být vzhledem k výkonu trestu uplatněna.<text:s/></text:p>
      <text:p text:style-name="P642"><text:s/></text:p>
      <text:p text:style-name="P643"><text:span text:style-name="T644"><text:tab/>(2) Z důvodů uvedených v<text:s/></text:span><text:a xlink:href="aspi://module='ASPI'&amp;link='169/1999%20Sb.%252327'&amp;ucin-k-dni='30.12.9999'" office:target-frame-name="_top" xlink:show="replace"><text:span text:style-name="T645">odstavci 1</text:span></text:a><text:span text:style-name="T646"><text:s/>jsou omezena práva a svobody na nedotknutelnost osoby a jejího soukromí, svobodu pohybu a pobytu, zachování listovního tajemství a tajemství jiných písemností, záznamů a zpráv a právo svobodné volby povolání.<text:s/></text:span></text:p>
      <text:p text:style-name="P647"><text:s/></text:p>
      <text:p text:style-name="P648"><text:tab/>(3) Po dobu výkonu trestu odsouzeným nepřísluší právo na stávku, výkon práva sdružovat se ve spolcích, společnostech a jiných sdruženích, zakládat odborové organizace a výkon práva sdružovat se v nich, právo podnikat a provozovat jinou hospodářskou činnost, právo svobodné volby poskytovatele zdravotních služeb a zdravotnického zařízení. Odsouzení nemohou ve výkonu trestu zakládat politické strany nebo politická hnutí, vykonávat právo sdružovat se v nich a nemohou vykonávat volené a jiné veřejné funkce.<text:s/></text:p>
      <text:soft-page-break/>
      <text:p text:style-name="P649"><text:s/></text:p>
      <text:p text:style-name="P650"><text:tab/>(4) O omezeních, jež budou uplatněna vůči odsouzenému ve výkonu trestu, proti němuž je vedeno trestní stíhání, a jsou-li splněny důvody vazby, rozhoduje soud podle zvláštního zákona.<text:s/></text:p>
      <text:p text:style-name="P651"><text:s/></text:p>
      <text:p text:style-name="P652"><text:tab/>Díl 3<text:s/></text:p>
      <text:p text:style-name="P653"/>
      <text:p text:style-name="P654"><text:tab/>Povinnosti odsouzených<text:s/></text:p>
      <text:p text:style-name="P655"/>
      <text:p text:style-name="P656"><text:span text:style-name="T657"><text:tab/>§ 28<text:s/></text:span><text:a xlink:href="aspi://module='KO'&amp;link='KO169_1999CZ%252328'&amp;ucin-k-dni='30.12.9999'" office:target-frame-name="_top" xlink:show="replace"><text:span text:style-name="T658">[Komentář WK] [DZ]</text:span></text:a><text:span text:style-name="T659"><text:s/></text:span></text:p>
      <text:p text:style-name="P660"/>
      <text:p text:style-name="P661"><text:tab/>Základní povinnosti odsouzených<text:s/></text:p>
      <text:p text:style-name="P662"/>
      <text:p text:style-name="P663"><text:span text:style-name="T664"><text:tab/>(1) Odsouzený je ve výkonu trestu povinen dodržovat stanovený pořádek a kázeň, plnit pokyny a příkazy zaměstnanců Vězeňské služby, pracovat, pokud je mu přidělena práce a není uznán dočasně práce neschopným nebo není po dobu výkonu trestu uznán zdravotně nezpůsobilým k výkonu práce, plnit úkoly vyplývající z programu zacházení, šetrně zacházet se svěřenými věcmi, nepoškozovat cizí majetek, dodržovat zásady slušného jednání s osobami, s nimiž přichází do styku, a i jinak zachovávat ustanovení vnitřního řádu věznice. Dále je povinen dodržovat opatření a pokyny podle zvláštních právních předpisů</text:span><text:span text:style-name="T665">10)</text:span><text:span text:style-name="T666"><text:s/>k zajišťování bezpečnosti a ochrany zdraví při práci a požární ochrany.<text:s/></text:span></text:p>
      <text:p text:style-name="P667"><text:s/></text:p>
      <text:p text:style-name="P668"><text:tab/>(2) Odsouzený je dále povinen<text:s/></text:p>
      <text:p text:style-name="P669"><text:s/></text:p>
      <text:p text:style-name="P670">a) podrobit se osobní a další prohlídce v zájmu zajišťování vnitřního pořádku ve věznici a vyloučení toho, aby u sebe měl věc, kterou by narušoval účel výkonu trestu,<text:s/></text:p>
      <text:p text:style-name="P671"><text:s/></text:p>
      <text:p text:style-name="P672">b) umožnit zaměstnancům Vězeňské služby kontrolu svých osobních věcí; pokud své osobní věci uzamyká v uzamykatelné skříňce k uložení osobních věcí, je povinen předat náhradní klíč od této skříňky ředitelem věznice pověřenému zaměstnanci Vězeňské služby,<text:s/></text:p>
      <text:p text:style-name="P673"><text:s/></text:p>
      <text:p text:style-name="P674">c) podrobit se preventivní vstupní, periodické, mimořádné a výstupní lékařské prohlídce v rozsahu určeném lékařem nebo zvláštním právním předpisem, včetně nezbytných diagnostických a laboratorních vyšetření a očkování, a opatřením stanoveným orgány hygienické služby,<text:s/></text:p>
      <text:p text:style-name="P675"><text:s/></text:p>
      <text:p text:style-name="P676"><text:span text:style-name="T677">d) strpět úkony, které souvisejí s jeho identifikací, a podrobit se úkonům nezbytným pro zpracování komplexní zprávy (</text:span><text:a xlink:href="aspi://module='ASPI'&amp;link='169/1999%20Sb.%252341'&amp;ucin-k-dni='30.12.9999'" office:target-frame-name="_top" xlink:show="replace"><text:span text:style-name="T678">§ 41 odst. 2</text:span></text:a><text:span text:style-name="T679">),<text:s/></text:span></text:p>
      <text:p text:style-name="P680"><text:s/></text:p>
      <text:p text:style-name="P681">e) pokud onemocní, stane se mu úraz nebo je zraněn, tyto skutečnosti neprodleně ohlásit zaměstnanci Vězeňské služby,<text:s/></text:p>
      <text:p text:style-name="P682"><text:s/></text:p>
      <text:p text:style-name="P683">f) oznámit neprodleně zaměstnanci Vězeňské služby okolnosti, které mohou způsobit vážné ohrožení bezpečnosti jemu samotnému, spoluodsouzeným, zaměstnancům Vězeňské služby nebo věznici, pokud se o nich dozví nebo je zjistil,<text:s/></text:p>
      <text:p text:style-name="P684"><text:s/></text:p>
      <text:p text:style-name="P685">g) podrobit se opatřením, která jsou nezbytná k potlačení výroby, držení nebo zneužívání návykových látek a jedů ve věznici,<text:s/></text:p>
      <text:p text:style-name="P686"><text:s/></text:p>
      <text:p text:style-name="P687">h) dodržovat zásady hygieny,<text:s/></text:p>
      <text:p text:style-name="P688"><text:s/></text:p>
      <text:p text:style-name="P689">i) oznámit neprodleně věznici skutečnost, že je poživatelem důchodu, výsluhového příspěvku nebo má příjem podléhající dani z příjmu a z uvedených finančních prostředků zajistit zasílání částky na účet vedený věznicí na úhradu nákladů výkonu trestu ve výši stanovené zvláštním právním předpisem,<text:s/></text:p>
      <text:p text:style-name="P690"><text:s/></text:p>
      <text:p text:style-name="P691">j) odevzdat do úschovy věznice věci, jejichž držení s ohledem na jejich cenu, množství nebo způsob používání je zakázáno nebo je v rozporu s účelem výkonu trestu,<text:s/></text:p>
      <text:p text:style-name="P692"><text:s/></text:p>
      <text:p text:style-name="P693">k) uhradit náklady na zdravotní služby poskytnuté v zájmu zachování nebo zlepšení jeho zdravotního stavu nad rámec zdravotních služeb hrazených z veřejného zdravotního pojištění nebo ze státního rozpočtu nad rámec mezinárodních dohod, kterými je Česká republika vázána, a to včetně regulačních poplatků,<text:s/></text:p>
      <text:p text:style-name="P694"><text:s/></text:p>
      <text:p text:style-name="P695">l) oznámit věznici jméno a příjmení obhájce nebo advokáta, který jej bude zastupovat v jiné věci nebo mu poskytovat právní službu,<text:s/></text:p>
      <text:p text:style-name="P696"><text:s/></text:p>
      <text:p text:style-name="P697">m) oznámit věznici změnu zdravotní pojišťovny a změnu osobních či rodinných údajů, které nahlásil při přijetí do výkonu trestu,<text:s/></text:p>
      <text:p text:style-name="P698"><text:s/></text:p>
      <text:p text:style-name="P699">n) podrobit se vyšetření ke zjištění, zda užil návykovou látku, a v případě, že se prokáže přítomnost návykové látky, uhradit náklady na toto vyšetření,<text:s/></text:p>
      <text:p text:style-name="P700"><text:s/></text:p>
      <text:p text:style-name="P701">o) dodržovat zákaz kouření v místech, kde je to vzhledem k možnému ohrožení zdraví nekuřáků nebo z protipožárních důvodů ředitelem věznice zakázáno,<text:s/></text:p>
      <text:p text:style-name="P702"><text:s/></text:p>
      <text:p text:style-name="P703">p) během osmihodinové doby určené ke spánku dodržovat noční klid.<text:s/></text:p>
      <text:p text:style-name="P704"><text:s/></text:p>
      <text:p text:style-name="P705"><text:tab/>(3) Odsouzeným je zakázáno<text:s/></text:p>
      <text:p text:style-name="P706"><text:s/></text:p>
      <text:p text:style-name="P707">a) navazovat styky s jinými osobami v rozporu s tímto zákonem nebo s pokynem vydaným na základě tohoto zákona,<text:s/></text:p>
      <text:p text:style-name="P708"><text:s/></text:p>
      <text:p text:style-name="P709">b) vyrábět, přechovávat a konzumovat alkoholické nápoje a jiné návykové látky, vyrábět a přechovávat předměty, které by mohly být použity k ohrožení bezpečnosti osob a majetku nebo k útěku, nebo které by svým množstvím nebo povahou mohly narušovat pořádek anebo poškodit zdraví,<text:s/></text:p>
      <text:soft-page-break/>
      <text:p text:style-name="P710"><text:s/></text:p>
      <text:p text:style-name="P711">c) přechovávat a rozšiřovat tiskoviny nebo materiály propagující národnostní, etnickou, rasovou, náboženskou nebo sociální nesnášenlivost, fašismus a podobná hnutí směřující k potlačení práv a svobod člověka, násilí a hrubost, tiskoviny nebo materiály obsahující popis výroby a použití jedů, výbušnin, zbraní a střeliva, jakož i tiskoviny nebo materiály obsahující popis výroby návykových látek,<text:s/></text:p>
      <text:p text:style-name="P712"><text:s/></text:p>
      <text:p text:style-name="P713">d) hrát hry o peníze, věci, služby nebo o jiné úkony; účastnit se hazardních her,<text:s/></text:p>
      <text:p text:style-name="P714"><text:s/></text:p>
      <text:p text:style-name="P715">e) tetovat sebe nebo jinou osobu, nechat se tetovat nebo mít ve věznici v držení pomůcky k provádění tetování; to platí obdobně také pro jiné způsoby porušování integrity lidské kůže a držení pomůcek k provádění takové činnosti,<text:s/></text:p>
      <text:p text:style-name="P716"><text:s/></text:p>
      <text:p text:style-name="P717">f) předstírat poruchu zdraví nebo se úmyslně poškozovat na zdraví,<text:s/></text:p>
      <text:p text:style-name="P718"><text:s/></text:p>
      <text:p text:style-name="P719">g) bez souhlasu Vězeňské služby prodávat, směňovat a darovat věci, které má v držení ve věznici.<text:s/></text:p>
      <text:p text:style-name="P720"><text:s/></text:p>
      <text:p text:style-name="P721"><text:tab/>(4) Vůči odsouzenému, který neoprávněně odmítá plnit své povinnosti a k nápravě nestačí výzva nebo napomenutí, užije Vězeňská služba v nezbytném rozsahu prostředky povolené zákonem.<text:s/></text:p>
      <text:p text:style-name="P722"><text:s/></text:p>
      <text:p text:style-name="P723"><text:span text:style-name="T724"><text:tab/>§ 29<text:s/></text:span><text:a xlink:href="aspi://module='KO'&amp;link='KO169_1999CZ%252329'&amp;ucin-k-dni='30.12.9999'" office:target-frame-name="_top" xlink:show="replace"><text:span text:style-name="T725">[Komentář WK] [DZ]</text:span></text:a><text:span text:style-name="T726"><text:s/></text:span></text:p>
      <text:p text:style-name="P727"/>
      <text:p text:style-name="P728"><text:tab/>Zaměstnávání a vzdělávání odsouzených<text:s/></text:p>
      <text:p text:style-name="P729"/>
      <text:p text:style-name="P730"><text:tab/>(1) Odsouzený, který byl zařazen do práce, je povinen pracovat, pokud je k práci zdravotně způsobilý.<text:s/></text:p>
      <text:p text:style-name="P731"><text:s/></text:p>
      <text:p text:style-name="P732"><text:tab/>(2) Při zaměstnávání a vzdělávání odsouzených věznice zajišťuje<text:s/></text:p>
      <text:p text:style-name="P733"><text:s/></text:p>
      <text:p text:style-name="P734">a) zařazování odsouzených do práce odpovídající jejich zdravotní způsobilosti s přihlédnutím k jejich odborným znalostem a dovednostem včetně způsobilosti poskytovat zdravotní služby,<text:s/></text:p>
      <text:p text:style-name="P735"><text:s/></text:p>
      <text:p text:style-name="P736">b) odměňování odsouzených za práci,<text:s/></text:p>
      <text:p text:style-name="P737"><text:s/></text:p>
      <text:p text:style-name="P738">c) vytváření podmínek pro to, aby odsouzení mohli získat a zvyšovat si svoji pracovní kvalifikaci a rozšiřovat si svoji všeobecnou informovanost.<text:s/></text:p>
      <text:p text:style-name="P739"><text:s/></text:p>
      <text:p text:style-name="P740"><text:span text:style-name="T741"><text:tab/>§ 30<text:s/></text:span><text:a xlink:href="aspi://module='KO'&amp;link='KO169_1999CZ%252330'&amp;ucin-k-dni='30.12.9999'" office:target-frame-name="_top" xlink:show="replace"><text:span text:style-name="T742">[Komentář WK] [DZ]</text:span></text:a><text:span text:style-name="T743"><text:s/></text:span></text:p>
      <text:p text:style-name="P744"/>
      <text:p text:style-name="P745"><text:tab/>Zařazování odsouzených do práce<text:s/></text:p>
      <text:p text:style-name="P746"/>
      <text:p text:style-name="P747"><text:tab/>(1) Věznice vytvářejí podmínky pro zaměstnávání odsouzených buď v rámci svého provozu, vlastní výroby nebo podnikatelské činnosti anebo smluvně u jiných subjektů.<text:s/></text:p>
      <text:p text:style-name="P748"><text:s/></text:p>
      <text:p text:style-name="P749"><text:tab/>(2) Smlouva mezi věznicí a jiným subjektem, na jejímž základě se uskutečňuje zařazení odsouzených do práce, stanoví podrobnější podmínky, za nichž budou odsouzení pracovat, případně i postup při zaškolení odsouzených k výkonu určených prací a způsob zvyšování jejich pracovní kvalifikace. Při vytváření podmínek k bezpečnosti a ochraně zdraví při práci a dodržování protipožárních a hygienických předpisů má jiný subjekt stejné povinnosti, jaké by měl podle zvláštních právních předpisů vůči svým zaměstnancům v pracovním poměru.<text:s/></text:p>
      <text:p text:style-name="P750"><text:s/></text:p>
      <text:p text:style-name="P751"><text:span text:style-name="T752"><text:tab/>(3) Jiné subjekty uvedené v<text:s/></text:span><text:a xlink:href="aspi://module='ASPI'&amp;link='169/1999%20Sb.%252330'&amp;ucin-k-dni='30.12.9999'" office:target-frame-name="_top" xlink:show="replace"><text:span text:style-name="T753">odstavcích 1</text:span></text:a><text:span text:style-name="T754"><text:s/>a<text:s/></text:span><text:a xlink:href="aspi://module='ASPI'&amp;link='169/1999%20Sb.%252330'&amp;ucin-k-dni='30.12.9999'" office:target-frame-name="_top" xlink:show="replace"><text:span text:style-name="T755">2</text:span></text:a><text:span text:style-name="T756"><text:s/>poskytují věznicím za práci odsouzených dohodnuté plnění.<text:s/></text:span></text:p>
      <text:p text:style-name="P757"><text:s/></text:p>
      <text:p text:style-name="P758"><text:tab/>(4) K zaměstnávání odsouzeného u jiného subjektu než věznice je třeba předchozího písemného souhlasu odsouzeného; to neplatí, pokud je odsouzený zaměstnáván Českou republikou, krajem, obcí, dobrovolným svazkem obcí nebo subjektem, který jimi byl zřízen či založen a v němž mají většinovou majetkovou účast, většinový podíl na hlasovacích právech anebo vykonávají rozhodující vliv na jeho řízení či provozování.<text:s/></text:p>
      <text:p text:style-name="P759"><text:s/></text:p>
      <text:p text:style-name="P760"><text:span text:style-name="T761"><text:tab/>(5) Odsouzený může souhlas uvedený v<text:s/></text:span><text:a xlink:href="aspi://module='ASPI'&amp;link='169/1999%20Sb.%252330'&amp;ucin-k-dni='30.12.9999'" office:target-frame-name="_top" xlink:show="replace"><text:span text:style-name="T762">odstavci 4</text:span></text:a><text:span text:style-name="T763"><text:s/>odvolat prohlášením učiněným vůči Vězeňské službě. Pokud prohlášení nemá písemnou formu, zaměstnanec Vězeňské služby o prohlášení odsouzeného učiní bezodkladně zápis, který předloží odsouzenému k podpisu. Účinky odvolání souhlasu nastávají uplynutím posledního dne kalendářního měsíce bezprostředně následujícího po měsíci, v němž odsouzený souhlas odvolal. Odvolání souhlasu odsouzeným se nepovažuje za odmítnutí práce.<text:s/></text:span></text:p>
      <text:p text:style-name="P764"><text:s/></text:p>
      <text:p text:style-name="P765"><text:span text:style-name="T766"><text:tab/>§ 31<text:s/></text:span><text:a xlink:href="aspi://module='KO'&amp;link='KO169_1999CZ%252331'&amp;ucin-k-dni='30.12.9999'" office:target-frame-name="_top" xlink:show="replace"><text:span text:style-name="T767">[Komentář WK] [DZ]</text:span></text:a><text:span text:style-name="T768"><text:s/></text:span></text:p>
      <text:p text:style-name="P769"/>
      <text:p text:style-name="P770"><text:tab/>Zákaz některých prací<text:s/></text:p>
      <text:p text:style-name="P771"/>
      <text:p text:style-name="P772"><text:tab/>Je zakázáno školit a zařazovat odsouzené k výkonu prací s výbušninami. Jestliže odsouzený při práci přichází do styku s omamnými a psychotropními látkami nebo jedy anebo s jinými látkami, které mohou vyvolat zvýšené nebezpečí újmy na zdraví nebo škody na majetku, je třeba nad ním zajistit zvýšenou kontrolu. Zákaz některých prací pro odsouzené ženy a mladistvé je stanoven zvláštními právními předpisy.12)<text:s/></text:p>
      <text:p text:style-name="P773"><text:s/></text:p>
      <text:p text:style-name="P774"><text:span text:style-name="T775"><text:tab/>§ 32<text:s/></text:span><text:a xlink:href="aspi://module='KO'&amp;link='KO169_1999CZ%252332'&amp;ucin-k-dni='30.12.9999'" office:target-frame-name="_top" xlink:show="replace"><text:span text:style-name="T776">[Komentář WK] [DZ]</text:span></text:a><text:span text:style-name="T777"><text:s/></text:span></text:p>
      <text:p text:style-name="P778"/>
      <text:p text:style-name="P779"><text:tab/>Pracovní postavení a podmínky odsouzených<text:s/></text:p>
      <text:p text:style-name="P780"/>
      <text:p text:style-name="P781"><text:tab/>(1) Pracovní podmínky, pracovní doba a podmínky pro uložení přesčasové práce u odsouzených se řídí zvláštními právními předpisy vztahujícími se na zaměstnance v pracovním poměru. Ředitel věznice může nařídit odsouzeným práci přesčas v rozsahu a za podmínek stanovených zvláštním právním předpisem.13)<text:s/></text:p>
      <text:soft-page-break/>
      <text:p text:style-name="P782"><text:s/></text:p>
      <text:p text:style-name="P783"><text:tab/>(2) Do pracovní doby se nepočítá úklidová a další obdobná činnost potřebná k zajištění každodenního provozu věznice, kterou provádějí zpravidla všichni odsouzení, a pracovní terapie, pokud je součástí programu zacházení; tyto práce jsou odsouzení, pokud jsou k nim zdravotně způsobilí, povinni provádět bez nároku na pracovní odměnu a nesmějí být nařízeny na úkor doby nutné k odpočinku odsouzených. V době vycházek lze takové práce nařídit jen výjimečně, vyžaduje-li to mimořádná situace.<text:s/></text:p>
      <text:p text:style-name="P784"><text:s/></text:p>
      <text:p text:style-name="P785"><text:tab/>(3) Odsouzeným se zajišťuje formou připomínek a námětů účast na řešení otázek týkajících se bezpečnosti a ochrany zdraví při jejich práci.<text:s/></text:p>
      <text:p text:style-name="P786"><text:s/></text:p>
      <text:p text:style-name="P787"><text:tab/>(4) Odsouzení pracují pod dohledem zaměstnanců Vězeňské služby.<text:s/></text:p>
      <text:p text:style-name="P788"><text:s/></text:p>
      <text:p text:style-name="P789"><text:span text:style-name="T790"><text:tab/>§ 33<text:s/></text:span><text:a xlink:href="aspi://module='KO'&amp;link='KO169_1999CZ%252333'&amp;ucin-k-dni='30.12.9999'" office:target-frame-name="_top" xlink:show="replace"><text:span text:style-name="T791">[Komentář WK] [DZ]</text:span></text:a><text:span text:style-name="T792"><text:s/></text:span></text:p>
      <text:p text:style-name="P793"/>
      <text:p text:style-name="P794"><text:tab/>Pracovní odměna odsouzených<text:s/></text:p>
      <text:p text:style-name="P795"/>
      <text:p text:style-name="P796"><text:tab/>(1) Odsouzeným přísluší odměna podle vykonané práce. Vláda stanoví nařízením výši této odměny a podmínky pro její poskytování.<text:s/></text:p>
      <text:p text:style-name="P797"><text:s/></text:p>
      <text:p text:style-name="P798"><text:tab/>(2) Vězeňská služba poskytuje odsouzenému zařazenému do práce v době jeho dočasné pracovní neschopnosti náhradu odměny za stejných podmínek, jako ji poskytuje zaměstnavatel zaměstnanci podle zákoníku práce.<text:s/></text:p>
      <text:p text:style-name="P799"><text:s/></text:p>
      <text:p text:style-name="P800"><text:tab/>(3) Pracovní odměna odsouzeného se pro účely srážek daní a pojistného na sociální zabezpečení nebo zdravotní pojištění považuje za příjem ze závislé činnosti. Z této odměny se po srážce zálohy na daň a pojistného provedou i další srážky jednak k úhradě výživného pro děti, kterým je odsouzený povinen poskytovat výživu, včetně příspěvku na úhradu nákladů při péči o dítě v ústavní nebo ochranné výchově, a jednak k úhradě nákladů výkonu trestu a dalších nákladů spojených s výkonem trestu. Rozsah a pořadí dalších srážek z pracovní odměny odsouzeného stanoví ministerstvo vyhláškou. Přitom přihlédne zejména k zabezpečení výživy dětí odsouzeného a oprávněným nárokům poškozených trestným činem.<text:s/></text:p>
      <text:p text:style-name="P801"><text:s/></text:p>
      <text:p text:style-name="P802"><text:tab/>(4) Je-li však soudem nařízen výkon rozhodnutí srážkami z pracovní odměny odsouzeného, postupuje se podle občanského soudního řádu a předpisů vydaných na jeho základě. Tento postup se uplatní i v případě exekuce nařízené správcem daně.<text:s/></text:p>
      <text:p text:style-name="P803"><text:s/></text:p>
      <text:p text:style-name="P804"><text:span text:style-name="T805"><text:tab/>(5) Část pracovní odměny odsouzeného, která zbývá po provedení srážek podle<text:s/></text:span><text:a xlink:href="aspi://module='ASPI'&amp;link='169/1999%20Sb.%252333'&amp;ucin-k-dni='30.12.9999'" office:target-frame-name="_top" xlink:show="replace"><text:span text:style-name="T806">odstavce 3</text:span></text:a><text:span text:style-name="T807">, případně podle<text:s/></text:span><text:a xlink:href="aspi://module='ASPI'&amp;link='169/1999%20Sb.%252333'&amp;ucin-k-dni='30.12.9999'" office:target-frame-name="_top" xlink:show="replace"><text:span text:style-name="T808">odstavce 4</text:span></text:a><text:span text:style-name="T809">, se rozdělí na kapesné a úložné. Kapesným se rozumí částka, kterou může odsouzený použít podle vlastního rozhodnutí. Úložným se rozumí zbývající část pracovní odměny, kterou věznice převede na účet odsouzeného.<text:s/></text:span></text:p>
      <text:p text:style-name="P810"><text:s/></text:p>
      <text:p text:style-name="P811"><text:span text:style-name="T812"><text:tab/>(6) Ministerstvo stanoví vyhláškou způsob rozdělení části pracovní odměny na kapesné a úložné podle<text:s/></text:span><text:a xlink:href="aspi://module='ASPI'&amp;link='169/1999%20Sb.%252333'&amp;ucin-k-dni='30.12.9999'" office:target-frame-name="_top" xlink:show="replace"><text:span text:style-name="T813">odstavce 5</text:span></text:a><text:span text:style-name="T814"><text:s/>a stanoví rozsah a podmínky, za nichž odsouzený může úložné použít. Nevyčerpané úložné se odsouzenému vyplatí při propuštění z výkonu trestu, pokud se věznice s odsouzeným nedohodne jinak.<text:s/></text:span></text:p>
      <text:p text:style-name="P815"><text:s/></text:p>
      <text:p text:style-name="P816"><text:span text:style-name="T817"><text:tab/>§ 34<text:s/></text:span><text:a xlink:href="aspi://module='KO'&amp;link='KO169_1999CZ%252334'&amp;ucin-k-dni='30.12.9999'" office:target-frame-name="_top" xlink:show="replace"><text:span text:style-name="T818">[Komentář WK] [DZ]</text:span></text:a><text:span text:style-name="T819"><text:s/></text:span></text:p>
      <text:p text:style-name="P820"/>
      <text:p text:style-name="P821"><text:tab/>Vzdělávání odsouzených<text:s/></text:p>
      <text:p text:style-name="P822"/>
      <text:p text:style-name="P823"><text:tab/>(1) Odsouzeným, u nichž jsou pro to předpoklady, se obvykle umožní, aby získali vzdělání na základní nebo i střední škole, anebo se zúčastnili dalších forem vzdělávání, které jim umožní získat a zvyšovat si svoji pracovní kvalifikaci.<text:s/></text:p>
      <text:p text:style-name="P824"><text:s/></text:p>
      <text:p text:style-name="P825"><text:tab/>(2) Odsouzení zařazení do denní formy studia jsou pro účely tohoto zákona posuzováni jako odsouzení zařazení do práce.<text:s/></text:p>
      <text:p text:style-name="P826"><text:s/></text:p>
      <text:p text:style-name="P827"><text:span text:style-name="T828"><text:tab/>§ 35<text:s/></text:span><text:a xlink:href="aspi://module='KO'&amp;link='KO169_1999CZ%252335'&amp;ucin-k-dni='30.12.9999'" office:target-frame-name="_top" xlink:show="replace"><text:span text:style-name="T829">[Komentář WK] [DZ]</text:span></text:a><text:span text:style-name="T830"><text:s/></text:span></text:p>
      <text:p text:style-name="P831"/>
      <text:p text:style-name="P832"><text:tab/>Povinnost hradit náklady výkonu trestu<text:s/></text:p>
      <text:p text:style-name="P833"/>
      <text:p text:style-name="P834"><text:tab/>(1) Odsouzený je povinen hradit náklady výkonu trestu. Nelze-li tyto náklady srazit z odměny za práci, může věznice k jejich úhradě použít peněžní prostředky, které má odsouzený uloženy ve věznici. Výši nákladů výkonu trestu a podrobnosti její úhrady stanoví ministerstvo vyhláškou.<text:s/></text:p>
      <text:p text:style-name="P835"><text:s/></text:p>
      <text:p text:style-name="P836"><text:span text:style-name="T837"><text:tab/>(2) Od povinnosti podle<text:s/></text:span><text:a xlink:href="aspi://module='ASPI'&amp;link='169/1999%20Sb.%252335'&amp;ucin-k-dni='30.12.9999'" office:target-frame-name="_top" xlink:show="replace"><text:span text:style-name="T838">odstavce 1</text:span></text:a><text:span text:style-name="T839"><text:s/>je osvobozen odsouzený po dobu, po kterou<text:s/></text:span></text:p>
      <text:p text:style-name="P840"><text:s/></text:p>
      <text:p text:style-name="P841">a) nebyl nezaviněně zařazen do práce, pokud nebyl poživatelem důchodu nebo výsluhového příspěvku nebo neobdržel v kalendářním měsíci peníze na účet v úschově,<text:s/></text:p>
      <text:p text:style-name="P842"><text:s/></text:p>
      <text:p text:style-name="P843">b) nedovršil osmnáctý rok věku,<text:s/></text:p>
      <text:p text:style-name="P844"><text:s/></text:p>
      <text:p text:style-name="P845"><text:span text:style-name="T846">c) mu byla poskytována lůžková zdravotní péče, s výjimkou případů uvedených v<text:s/></text:span><text:a xlink:href="aspi://module='ASPI'&amp;link='169/1999%20Sb.%252336'&amp;ucin-k-dni='30.12.9999'" office:target-frame-name="_top" xlink:show="replace"><text:span text:style-name="T847">§ 36 odst. 2</text:span></text:a><text:span text:style-name="T848">,<text:s/></text:span></text:p>
      <text:p text:style-name="P849"><text:s/></text:p>
      <text:p text:style-name="P850">d) byl zařazen do vzdělávacího nebo terapeutického programu s dobou výuky nebo terapie nejméně 21 výukových hodin týdně,<text:s/></text:p>
      <text:p text:style-name="P851"><text:s/></text:p>
      <text:p text:style-name="P852">e) trest dočasně nevykonával,<text:s/></text:p>
      <text:p text:style-name="P853"><text:s/></text:p>
      <text:p text:style-name="P854">f) byl účasten na soudním jednání v postavení svědka nebo poškozeného.<text:s/></text:p>
      <text:p text:style-name="P855"><text:s/></text:p>
      <text:p text:style-name="P856"><text:tab/>(3) Od vymáhání nákladů výkonu trestu se upustí vždy, jestliže odsouzený zemřel a nezanechal majetek, ze kterého by bylo možno pohledávku uspokojit v rámci vypořádání dědictví, jestliže byl vydán nebo předán do ciziny nebo po propuštění z<text:s/><text:soft-page-break/>výkonu trestu vyhoštěn a ze všech okolností je zřejmé, že další vymáhání pohledávky by bylo neúspěšné. Upuštění od vymáhání pohledávky musí být písemné a dlužník se o něm nevyrozumívá. Upuštěním od vymáhání pohledávka nezaniká.<text:s/></text:p>
      <text:p text:style-name="P857"><text:s/></text:p>
      <text:p text:style-name="P858"><text:tab/>(4) Ředitel věznice může na základě písemné a potřebnými doklady doložené žádosti odsouzeného prominout zcela nebo zčásti povinnost uhradit náklady výkonu trestu, ze kterého byl odsouzený propuštěn, odůvodňují-li to tíživé sociální poměry odsouzeného.<text:s/></text:p>
      <text:p text:style-name="P859"><text:s/></text:p>
      <text:p text:style-name="P860"><text:tab/>(5) U pohledávky za náklady výkonu trestu se nepožadují úroky z prodlení.<text:s/></text:p>
      <text:p text:style-name="P861"><text:s/></text:p>
      <text:p text:style-name="P862"><text:span text:style-name="T863"><text:tab/>§ 36<text:s/></text:span><text:a xlink:href="aspi://module='KO'&amp;link='KO169_1999CZ%252336'&amp;ucin-k-dni='30.12.9999'" office:target-frame-name="_top" xlink:show="replace"><text:span text:style-name="T864">[Komentář WK] [DZ]</text:span></text:a><text:span text:style-name="T865"><text:s/></text:span></text:p>
      <text:p text:style-name="P866"/>
      <text:p text:style-name="P867"><text:tab/>Povinnost nahradit další náklady spojené s výkonem trestu<text:s/></text:p>
      <text:p text:style-name="P868"/>
      <text:p text:style-name="P869"><text:tab/>(1) Ředitel věznice rozhodne o povinnosti odsouzeného nahradit další náklady spojené s výkonem trestu, kterými jsou<text:s/></text:p>
      <text:p text:style-name="P870"><text:s/></text:p>
      <text:p text:style-name="P871"><text:span text:style-name="T872">a) náklady na odeslání nepředaných věcí nebo balíčku podle<text:s/></text:span><text:a xlink:href="aspi://module='ASPI'&amp;link='169/1999%20Sb.%252324'&amp;ucin-k-dni='30.12.9999'" office:target-frame-name="_top" xlink:show="replace"><text:span text:style-name="T873">§ 24 odst. 5</text:span></text:a><text:span text:style-name="T874">,<text:s/></text:span></text:p>
      <text:p text:style-name="P875"><text:s/></text:p>
      <text:p text:style-name="P876"><text:span text:style-name="T877">b) náklady na zdravotní služby podle<text:s/></text:span><text:a xlink:href="aspi://module='ASPI'&amp;link='169/1999%20Sb.%252328'&amp;ucin-k-dni='30.12.9999'" office:target-frame-name="_top" xlink:show="replace"><text:span text:style-name="T878">§ 28 odst. 2 písm. k)</text:span></text:a><text:span text:style-name="T879"><text:s/>a na regulační poplatky,<text:s/></text:span></text:p>
      <text:p text:style-name="P880"><text:s/></text:p>
      <text:p text:style-name="P881"><text:span text:style-name="T882">c) náklady na vyšetření ke zjištění, zda užil návykovou látku, v případě, že se prokáže přítomnost návykové látky, podle<text:s/></text:span><text:a xlink:href="aspi://module='ASPI'&amp;link='169/1999%20Sb.%252328'&amp;ucin-k-dni='30.12.9999'" office:target-frame-name="_top" xlink:show="replace"><text:span text:style-name="T883">§ 28 odst. 2 písm. o)</text:span></text:a><text:span text:style-name="T884">,<text:s/></text:span></text:p>
      <text:p text:style-name="P885"><text:s/></text:p>
      <text:p text:style-name="P886">d) zvýšené náklady na zdravotní služby.<text:s/></text:p>
      <text:p text:style-name="P887"><text:s/></text:p>
      <text:p text:style-name="P888"><text:span text:style-name="T889"><text:tab/>(2) Zvýšenými náklady na zdravotní služby podle<text:s/></text:span><text:a xlink:href="aspi://module='ASPI'&amp;link='169/1999%20Sb.%252336'&amp;ucin-k-dni='30.12.9999'" office:target-frame-name="_top" xlink:show="replace"><text:span text:style-name="T890">odstavce 1 písm. d)</text:span></text:a><text:span text:style-name="T891"><text:s/>se rozumí zvýšené náklady na střežení a náklady na dopravu a předvedení do zdravotnického zařízení poskytovatele zdravotních služeb mimo objekty spravované Vězeňskou službou, jestliže odsouzený<text:s/></text:span></text:p>
      <text:p text:style-name="P892"><text:s/></text:p>
      <text:p text:style-name="P893">a) si úmyslně způsobil nebo jinému úmyslně umožnil způsobit mu újmu na zdraví anebo se opakovaně dopustil porušování léčebného režimu,<text:s/></text:p>
      <text:p text:style-name="P894"><text:s/></text:p>
      <text:p text:style-name="P895">b) zneužil poskytnutí zdravotních služeb předstíráním poruchy zdraví, nebo<text:s/></text:p>
      <text:p text:style-name="P896"><text:s/></text:p>
      <text:p text:style-name="P897">c) se z vlastního rozhodnutí nepodrobil poskytnuté zdravotní službě, k níž dal předchozí souhlas nebo o kterou požádal.<text:s/></text:p>
      <text:p text:style-name="P898"><text:s/></text:p>
      <text:p text:style-name="P899"><text:span text:style-name="T900"><text:tab/>(3) V rozhodnutí podle<text:s/></text:span><text:a xlink:href="aspi://module='ASPI'&amp;link='169/1999%20Sb.%252336'&amp;ucin-k-dni='30.12.9999'" office:target-frame-name="_top" xlink:show="replace"><text:span text:style-name="T901">odstavce 1</text:span></text:a><text:span text:style-name="T902"><text:s/>musí být jednotlivé náklady vyčísleny. Proti tomuto rozhodnutí může odsouzený do 3 dnů od oznámení podat stížnost, o níž rozhoduje generální ředitel Vězeňské služby nebo jím pověřený zaměstnanec Vězeňské služby. Podání stížnosti má odkladný účinek.<text:s/></text:span></text:p>
      <text:p text:style-name="P903"><text:s/></text:p>
      <text:p text:style-name="P904"><text:span text:style-name="T905"><text:tab/>(4) Výkon rozhodnutí podle<text:s/></text:span><text:a xlink:href="aspi://module='ASPI'&amp;link='169/1999%20Sb.%252336'&amp;ucin-k-dni='30.12.9999'" office:target-frame-name="_top" xlink:show="replace"><text:span text:style-name="T906">odstavce 1</text:span></text:a><text:span text:style-name="T907"><text:s/>se po dobu výkonu trestu provádí srážkami z pracovní odměny, peněz uložených ve věznici nebo přikázáním pohledávky.<text:s/></text:span></text:p>
      <text:p text:style-name="P908"><text:s/></text:p>
      <text:p text:style-name="P909"><text:span text:style-name="T910"><text:tab/>(5) Podle<text:s/></text:span><text:a xlink:href="aspi://module='ASPI'&amp;link='169/1999%20Sb.%252336'&amp;ucin-k-dni='30.12.9999'" office:target-frame-name="_top" xlink:show="replace"><text:span text:style-name="T911">odstavce 4</text:span></text:a><text:span text:style-name="T912"><text:s/>se postupuje i při náhradě neuhrazených nákladů spojených s výkonem vazby předcházející tomuto výkonu trestu.<text:s/></text:span></text:p>
      <text:p text:style-name="P913"><text:s/></text:p>
      <text:p text:style-name="P914"><text:span text:style-name="T915"><text:tab/>(6) Pro náhradu nákladů podle<text:s/></text:span><text:a xlink:href="aspi://module='ASPI'&amp;link='169/1999%20Sb.%252336'&amp;ucin-k-dni='30.12.9999'" office:target-frame-name="_top" xlink:show="replace"><text:span text:style-name="T916">odstavců 1</text:span></text:a><text:span text:style-name="T917"><text:s/>a<text:s/></text:span><text:a xlink:href="aspi://module='ASPI'&amp;link='169/1999%20Sb.%252336'&amp;ucin-k-dni='30.12.9999'" office:target-frame-name="_top" xlink:show="replace"><text:span text:style-name="T918">5</text:span></text:a><text:span text:style-name="T919"><text:s/>se obdobně použijí ustanovení<text:s/></text:span><text:a xlink:href="aspi://module='ASPI'&amp;link='169/1999%20Sb.%252335'&amp;ucin-k-dni='30.12.9999'" office:target-frame-name="_top" xlink:show="replace"><text:span text:style-name="T920">§ 35 odst. 3 až 5</text:span></text:a><text:span text:style-name="T921">.<text:s/></text:span></text:p>
      <text:p text:style-name="P922"><text:s/></text:p>
      <text:p text:style-name="P923"><text:tab/>Díl 4<text:s/></text:p>
      <text:p text:style-name="P924"/>
      <text:p text:style-name="P925"><text:tab/>Odpovědnost za škodu<text:s/></text:p>
      <text:p text:style-name="P926"/>
      <text:p text:style-name="P927"><text:span text:style-name="T928"><text:tab/>§ 37<text:s/></text:span><text:a xlink:href="aspi://module='KO'&amp;link='KO169_1999CZ%252337'&amp;ucin-k-dni='30.12.9999'" office:target-frame-name="_top" xlink:show="replace"><text:span text:style-name="T929">[Komentář WK] [DZ]</text:span></text:a><text:span text:style-name="T930"><text:s/></text:span></text:p>
      <text:p text:style-name="P931"/>
      <text:p text:style-name="P932"><text:tab/>Obecné ustanovení<text:s/></text:p>
      <text:p text:style-name="P933"/>
      <text:p text:style-name="P934"><text:span text:style-name="T935"><text:tab/>Není-li dále stanoveno jinak, řídí se odpovědnost za škodu způsobenou během výkonu trestu a podmínky jejího uplatnění<text:s/></text:span><text:a xlink:href="aspi://module='ASPI'&amp;link='40/1964%20Sb.%2523'&amp;ucin-k-dni='30.12.9999'" office:target-frame-name="_top" xlink:show="replace"><text:span text:style-name="T936">občanským zákoníkem</text:span></text:a><text:span text:style-name="T937">.<text:s/></text:span></text:p>
      <text:p text:style-name="P938"><text:s/></text:p>
      <text:p text:style-name="P939"><text:span text:style-name="T940"><text:tab/>§ 38<text:s/></text:span><text:a xlink:href="aspi://module='KO'&amp;link='KO169_1999CZ%252338'&amp;ucin-k-dni='30.12.9999'" office:target-frame-name="_top" xlink:show="replace"><text:span text:style-name="T941">[Komentář WK] [DZ]</text:span></text:a><text:span text:style-name="T942"><text:s/></text:span></text:p>
      <text:p text:style-name="P943"/>
      <text:p text:style-name="P944"><text:tab/>Odpovědnost odsouzeného za škodu způsobenou při plnění pracovních úkolů<text:s/></text:p>
      <text:p text:style-name="P945"/>
      <text:p text:style-name="P946"><text:tab/>(1) Odsouzený odpovídá za škodu, kterou způsobil Vězeňské službě nebo jinému subjektu, u něhož byl zařazen do práce, zaviněným porušením povinností při plnění pracovních úkolů nebo v přímé souvislosti s tím v rozsahu a za podmínek stanovených zvláštními právními předpisy vztahujícími se na zaměstnance v pracovním poměru.16)<text:s/></text:p>
      <text:p text:style-name="P947"><text:s/></text:p>
      <text:p text:style-name="P948"><text:tab/>(2) Jiný subjekt, jemuž byla způsobena škoda, projedná výši požadované náhrady též s Vězeňskou službou.<text:s/></text:p>
      <text:p text:style-name="P949"><text:s/></text:p>
      <text:p text:style-name="P950"><text:span text:style-name="T951"><text:tab/>§ 39<text:s/></text:span><text:a xlink:href="aspi://module='KO'&amp;link='KO169_1999CZ%252339'&amp;ucin-k-dni='30.12.9999'" office:target-frame-name="_top" xlink:show="replace"><text:span text:style-name="T952">[Komentář WK] [DZ]</text:span></text:a><text:span text:style-name="T953"><text:s/></text:span></text:p>
      <text:p text:style-name="P954"/>
      <text:p text:style-name="P955"><text:tab/>Odpovědnost za škodu způsobenou odsouzenému při plnění pracovních úkolů<text:s/></text:p>
      <text:p text:style-name="P956"/>
      <text:p text:style-name="P957"><text:span text:style-name="T958"><text:tab/>(1) Za škodu způsobenou odsouzenému při plnění pracovních úkolů nebo v přímé souvislosti s plněním těchto úkolů odpovídá podle zvláštního zákona</text:span><text:span text:style-name="T959">17)</text:span><text:span text:style-name="T960"><text:s/>Vězeňská služba nebo jiný subjekt, u něhož je odsouzený zařazen do práce. Obdobně odpovídá odsouzenému Vězeňská služba nebo jiný subjekt, u něhož je odsouzený zařazen do práce, za škodu vzniklou<text:s/></text:span><text:soft-page-break/><text:span text:style-name="T961">pracovním úrazem nebo nemocí z povolání,</text:span><text:span text:style-name="T962">18)</text:span><text:span text:style-name="T963"><text:s/>za škodu způsobenou na odložených věcech a při odvracení škody.19)<text:s/></text:span></text:p>
      <text:p text:style-name="P964"><text:s/></text:p>
      <text:p text:style-name="P965"><text:tab/>(2) Práce při úklidu, jiné obdobné práce potřebné k zajištění běžného provozu věznice, denní forma studia a pracovní terapie se z hlediska odpovědnosti za škodu nepovažují za plnění pracovních úkolů.<text:s/></text:p>
      <text:p text:style-name="P966"><text:s/></text:p>
      <text:p text:style-name="P967"><text:span text:style-name="T968"><text:tab/>§ 39a<text:s/></text:span><text:a xlink:href="aspi://module='KO'&amp;link='KO169_1999CZ%252339a'&amp;ucin-k-dni='30.12.9999'" office:target-frame-name="_top" xlink:show="replace"><text:span text:style-name="T969">[Komentář WK]</text:span></text:a><text:span text:style-name="T970"><text:s/></text:span></text:p>
      <text:p text:style-name="P971"/>
      <text:p text:style-name="P972"><text:tab/>Zvláštní ustanovení<text:s/></text:p>
      <text:p text:style-name="P973"/>
      <text:p text:style-name="P974"><text:tab/>(1) Způsobil-li odsouzený zaviněným porušením povinnosti stanovené tímto zákonem škodu na majetku státu, se kterým hospodaří Vězeňská služba, a výše škody nepřevyšuje 10 000 Kč, rozhodne o povinnosti nahradit škodu ředitel věznice.<text:s/></text:p>
      <text:p text:style-name="P975"><text:s/></text:p>
      <text:p text:style-name="P976"><text:span text:style-name="T977"><text:tab/>(2) Proti rozhodnutí ředitele věznice podle<text:s/></text:span><text:a xlink:href="aspi://module='ASPI'&amp;link='169/1999%20Sb.%252339a'&amp;ucin-k-dni='30.12.9999'" office:target-frame-name="_top" xlink:show="replace"><text:span text:style-name="T978">odstavce 1</text:span></text:a><text:span text:style-name="T979"><text:s/>může odsouzený do 3 dnů od oznámení podat stížnost, o níž rozhoduje generální ředitel Vězeňské služby nebo jím pověřený zaměstnanec Vězeňské služby. Podání stížnosti má odkladný účinek.<text:s/></text:span></text:p>
      <text:p text:style-name="P980"><text:s/></text:p>
      <text:p text:style-name="P981"><text:span text:style-name="T982"><text:tab/>(3) Při upuštění od vymáhání náhrady škody podle<text:s/></text:span><text:a xlink:href="aspi://module='ASPI'&amp;link='169/1999%20Sb.%252339a'&amp;ucin-k-dni='30.12.9999'" office:target-frame-name="_top" xlink:show="replace"><text:span text:style-name="T983">odstavce 1</text:span></text:a><text:span text:style-name="T984"><text:s/>nebo při jejím prominutí se obdobně užije ustanovení<text:s/></text:span><text:a xlink:href="aspi://module='ASPI'&amp;link='169/1999%20Sb.%252335'&amp;ucin-k-dni='30.12.9999'" office:target-frame-name="_top" xlink:show="replace"><text:span text:style-name="T985">§ 35 odst. 3</text:span></text:a><text:span text:style-name="T986"><text:s/>a<text:s/></text:span><text:a xlink:href="aspi://module='ASPI'&amp;link='169/1999%20Sb.%252335'&amp;ucin-k-dni='30.12.9999'" office:target-frame-name="_top" xlink:show="replace"><text:span text:style-name="T987">4</text:span></text:a><text:span text:style-name="T988">.<text:s/></text:span></text:p>
      <text:p text:style-name="P989"><text:s/></text:p>
      <text:p text:style-name="P990"><text:span text:style-name="T991"><text:tab/>(4) Výkon rozhodnutí podle<text:s/></text:span><text:a xlink:href="aspi://module='ASPI'&amp;link='169/1999%20Sb.%252339a'&amp;ucin-k-dni='30.12.9999'" office:target-frame-name="_top" xlink:show="replace"><text:span text:style-name="T992">odstavce 1</text:span></text:a><text:span text:style-name="T993"><text:s/>se po dobu výkonu trestu provádí srážkami z pracovní odměny, peněz uložených ve věznici nebo přikázáním pohledávky.<text:s/></text:span></text:p>
      <text:p text:style-name="P994"><text:s/></text:p>
      <text:p text:style-name="P995">HLAVA III<text:s/></text:p>
      <text:p text:style-name="P996"/>
      <text:p text:style-name="P997">ZACHÁZENÍ S ODSOUZENÝMI<text:s/></text:p>
      <text:p text:style-name="P998"/>
      <text:p text:style-name="P999"><text:span text:style-name="T1000">§ 40<text:s/></text:span><text:a xlink:href="aspi://module='KO'&amp;link='KO169_1999CZ%252340'&amp;ucin-k-dni='30.12.9999'" office:target-frame-name="_top" xlink:show="replace"><text:span text:style-name="T1001">[Komentář WK] [DZ]</text:span></text:a><text:span text:style-name="T1002"><text:s/></text:span></text:p>
      <text:p text:style-name="P1003"/>
      <text:p text:style-name="P1004">Obecné ustanovení<text:s/></text:p>
      <text:p text:style-name="P1005"/>
      <text:p text:style-name="P1006"><text:tab/>(1) Během výkonu trestu je odsouzený povinen dodržovat vnitřní řád věznice, který kromě jiného vymezuje druh a obsah činností, které jsou pro jednotlivé skupiny odsouzených buď povinné nebo dobrovolné. Okruh konkrétních činností, kterých je odsouzený povinen se zúčastnit nebo které může vykonávat, jsou stanoveny v programu zacházení.<text:s/></text:p>
      <text:p text:style-name="P1007"><text:s/></text:p>
      <text:p text:style-name="P1008"><text:tab/>(2) K dosažení účelu výkonu trestu věznice stanoví pro každého odsouzeného program zacházení jako základní formu cílevědomého a komplexního působení, jehož cílem je připravit odsouzeného na soběstačný život v souladu se zákonem po propuštění z výkonu trestu. Součástí působení na odsouzeného jsou rovněž metody a formy práce zaměřené na oblast řešení důsledků a dopadů trestné činnosti na poškozeného. Program se nezpracovává v případech, kdy odsouzený má vykonat trest nebo jeho zbytek ve výměře nepřesahující 3 měsíce.<text:s/></text:p>
      <text:p text:style-name="P1009"><text:s/></text:p>
      <text:p text:style-name="P1010"><text:tab/>(3) Rozhodnutí ředitele věznice o povolení opustit věznici je veřejnou listinou, kterou lze prokázat totožnost odsouzeného.<text:s/></text:p>
      <text:p text:style-name="P1011"><text:s/></text:p>
      <text:p text:style-name="P1012"><text:span text:style-name="T1013">§ 41<text:s/></text:span><text:a xlink:href="aspi://module='KO'&amp;link='KO169_1999CZ%252341'&amp;ucin-k-dni='30.12.9999'" office:target-frame-name="_top" xlink:show="replace"><text:span text:style-name="T1014">[Komentář WK] [DZ]</text:span></text:a><text:span text:style-name="T1015"><text:s/></text:span></text:p>
      <text:p text:style-name="P1016"/>
      <text:p text:style-name="P1017">Program zacházení<text:s/></text:p>
      <text:p text:style-name="P1018"/>
      <text:p text:style-name="P1019"><text:tab/>(1) Program zacházení se zpracovává na základě komplexní zprávy o odsouzeném s ohledem na délku trestu, charakteristiku osobnosti a příčiny trestné činnosti.<text:s/></text:p>
      <text:p text:style-name="P1020"><text:s/></text:p>
      <text:p text:style-name="P1021"><text:tab/>(2) Komplexní zpráva je shrnutím výsledků psychologického, pedagogického, sociálního, případně lékařského posouzení, hodnocení rizik a potřeb a jiných dostupných materiálů k osobě odsouzeného; její obsah je důvěrný.<text:s/></text:p>
      <text:p text:style-name="P1022"><text:s/></text:p>
      <text:p text:style-name="P1023"><text:tab/>(3) Program zacházení obsahuje konkrétně formulovaný cíl působení na odsouzeného, metody zacházení s odsouzeným směřující k dosažení cíle a způsob a četnost hodnocení. Pravidelnou součástí programu zacházení je určení způsobu zaměstnávání odsouzeného, případně jeho účasti na pracovní terapii, vzdělávání anebo jiné náhradní činnosti, směřující k vytvoření předpokladů pro jeho soběstačný život v souladu se zákonem. Pokud u odsouzeného přichází v úvahu více variant programu zacházení, umožní se mu výběr.<text:s/></text:p>
      <text:p text:style-name="P1024"><text:s/></text:p>
      <text:p text:style-name="P1025"><text:tab/>(4) V rámci programu zacházení se pro odsouzené nezařazené do výstupního oddílu vytvářejí nejméně 3 měsíce před propuštěním podmínky pro soběstačný život v souladu se zákonem a za tím účelem se aktualizuje program zacházení.<text:s/></text:p>
      <text:p text:style-name="P1026"><text:s/></text:p>
      <text:p text:style-name="P1027"><text:tab/>(5) Při vypracování programu zacházení věznice podle potřeby spolupracuje s příslušnými orgány sociálního zabezpečení.<text:s/></text:p>
      <text:p text:style-name="P1028"><text:s/></text:p>
      <text:p text:style-name="P1029"><text:span text:style-name="T1030">§ 42<text:s/></text:span><text:a xlink:href="aspi://module='KO'&amp;link='KO169_1999CZ%252342'&amp;ucin-k-dni='30.12.9999'" office:target-frame-name="_top" xlink:show="replace"><text:span text:style-name="T1031">[Komentář WK] [DZ]</text:span></text:a><text:span text:style-name="T1032"><text:s/></text:span></text:p>
      <text:p text:style-name="P1033"/>
      <text:p text:style-name="P1034">Oprávnění soudů a dalších orgánů činných v trestním řízení<text:s/></text:p>
      <text:p text:style-name="P1035"/>
      <text:p text:style-name="P1036"><text:tab/>Při výkonu své pravomoci stanovené zákonem a v souvislosti s konkrétním řízením jsou soudci, případně zaměstnanci soudu k tomu určení a další orgány činné v trestním řízení oprávněni navštěvovat odsouzené ve výkonu trestu, mluvit s nimi bez přítomnosti třetí osoby a nahlížet do jejich osobních spisů a dalších písemností, které souvisejí s výkonem trestu a jejichž znalost je nutná k vedení probíhajícího řízení.<text:s/></text:p>
      <text:p text:style-name="P1037"><text:s/></text:p>
      <text:p text:style-name="P1038">§ 42a<text:s/></text:p>
      <text:p text:style-name="P1039"/>
      <text:p text:style-name="P1040">Předávání odsouzených<text:s/></text:p>
      <text:p text:style-name="P1041"/>
      <text:p text:style-name="P1042"><text:tab/>(1) Odsouzený se předá policejnímu orgánu mimo věznici na dobu nezbytně nutnou k provedení úkonu probíhajícího řízení na základě písemné žádosti obsahující odůvodnění takového postupu. Žádost zašle policejní orgán alespoň 3 dny před provedením takového úkonu řediteli věznice. Žádost musí být schválena ředitelem příslušného útvaru Policie České republiky nebo jím písemně pověřeným příslušníkem Policie České republiky, náčelníkem Vojenské policie, anebo vedoucím příslušníkem Generální inspekce bezpečnostních sborů.<text:s/></text:p>
      <text:p text:style-name="P1043"><text:s/></text:p>
      <text:p text:style-name="P1044"><text:tab/>(2) Jestliže je odsouzený předán na dobu převyšující 24 hodin a úkon je prováděn mimo obec, v níž se nachází věznice, kde je odsouzený umístěn, může být do ukončení úkonu odsouzený umístěn ve věznici, která je nejblíže místu, kde je úkon prováděn. Eskorty mezi věznicemi zajišťuje Vězeňská služba.<text:s/></text:p>
      <text:p text:style-name="P1045"><text:s/></text:p>
      <text:p text:style-name="P1046"><text:tab/>(3) V době od předání odsouzeného policejnímu orgánu až do jeho vrácení nebo umístění do jiné věznice zajišťuje ostrahu odsouzeného Policie České republiky.<text:s/></text:p>
      <text:p text:style-name="P1047"><text:s/></text:p>
      <text:p text:style-name="P1048"><text:span text:style-name="T1049">§ 43<text:s/></text:span><text:a xlink:href="aspi://module='KO'&amp;link='KO169_1999CZ%252343'&amp;ucin-k-dni='30.12.9999'" office:target-frame-name="_top" xlink:show="replace"><text:span text:style-name="T1050">[Komentář WK] [DZ]</text:span></text:a><text:span text:style-name="T1051"><text:s/></text:span></text:p>
      <text:p text:style-name="P1052"/>
      <text:p text:style-name="P1053">Účast církví, náboženských společností, zájmových sdružení občanů, nevládních organizací a dalších orgánů a institucí na naplňování účelu trestu<text:s/></text:p>
      <text:p text:style-name="P1054"/>
      <text:p text:style-name="P1055"><text:tab/>(1) Na naplňování účelu trestu se v souladu se zvláštními právními předpisy mohou podílet po dohodě s generálním ředitelem Vězeňské služby, případně ředitelem věznice registrované církve a náboženské společnosti, zájmová sdružení občanů, nevládní organizace a další orgány a instituce, se kterými odsouzený udržuje styk a které mohou přispět k plnění účelu výkonu trestu (dále jen "orgány a instituce").<text:s/></text:p>
      <text:p text:style-name="P1056"><text:s/></text:p>
      <text:p text:style-name="P1057"><text:tab/>(2) Pověření zástupci orgánů a institucí mohou po dobu výkonu trestu udržovat s odsouzeným osobní styk, zajímat se o jeho chování ve výkonu trestu a pomáhat mu při vytváření příznivých podmínek pro jeho soběstačný život v souladu se zákonem. Na požádání je věznice informuje o stavu převýchovy a chování odsouzeného, pokud s tím odsouzený souhlasí.<text:s/></text:p>
      <text:p text:style-name="P1058"><text:s/></text:p>
      <text:p text:style-name="P1059"><text:span text:style-name="T1060"><text:tab/>(3) Zástupce orgánů a institucí pověřené výkonem oprávnění podle<text:s/></text:span><text:a xlink:href="aspi://module='ASPI'&amp;link='169/1999%20Sb.%252343'&amp;ucin-k-dni='30.12.9999'" office:target-frame-name="_top" xlink:show="replace"><text:span text:style-name="T1061">odstavce 2</text:span></text:a><text:span text:style-name="T1062"><text:s/>věznice poučí o povinnosti dodržovat právní předpisy pro výkon trestu a respektovat vnitřní řád věznice včetně časového rozvrhu dne.<text:s/></text:span></text:p>
      <text:p text:style-name="P1063"><text:s/></text:p>
      <text:p text:style-name="P1064"><text:tab/>(4) Věznice v případě potřeby zabezpečí vhodné prostory a podmínky pro činnost orgánů a institucí tak, aby nebylo narušeno nebo ohroženo plnění programů zacházení.<text:s/></text:p>
      <text:p text:style-name="P1065"><text:s/></text:p>
      <text:p text:style-name="P1066"><text:span text:style-name="T1067"><text:tab/>(5) Poskytování humanitárních služeb ve věznici podle<text:s/></text:span><text:a xlink:href="aspi://module='ASPI'&amp;link='169/1999%20Sb.%252343'&amp;ucin-k-dni='30.12.9999'" office:target-frame-name="_top" xlink:show="replace"><text:span text:style-name="T1068">odstavců 1 až 4</text:span></text:a><text:span text:style-name="T1069"><text:s/>se nepovažuje za návštěvy podle<text:s/></text:span><text:a xlink:href="aspi://module='ASPI'&amp;link='169/1999%20Sb.%252319'&amp;ucin-k-dni='30.12.9999'" office:target-frame-name="_top" xlink:show="replace"><text:span text:style-name="T1070">§ 19</text:span></text:a><text:span text:style-name="T1071">.<text:s/></text:span></text:p>
      <text:p text:style-name="P1072"><text:s/></text:p>
      <text:p text:style-name="P1073"><text:span text:style-name="T1074">§ 44<text:s/></text:span><text:a xlink:href="aspi://module='KO'&amp;link='KO169_1999CZ%252344'&amp;ucin-k-dni='30.12.9999'" office:target-frame-name="_top" xlink:show="replace"><text:span text:style-name="T1075">[Komentář WK] [DZ]</text:span></text:a><text:span text:style-name="T1076"><text:s/></text:span></text:p>
      <text:p text:style-name="P1077"/>
      <text:p text:style-name="P1078">Účast odsouzených na výkonu trestu<text:s/></text:p>
      <text:p text:style-name="P1079"/>
      <text:p text:style-name="P1080"><text:tab/>Odsouzení se mohou podílet na řešení otázek souvisejících s jejich životem ve věznici předkládáním návrhů a připomínek zaměstnancům Vězeňské služby.<text:s/></text:p>
      <text:p text:style-name="P1081"><text:s/></text:p>
      <text:p text:style-name="P1082"><text:span text:style-name="T1083">§ 45<text:s/></text:span><text:a xlink:href="aspi://module='KO'&amp;link='KO169_1999CZ%252345'&amp;ucin-k-dni='30.12.9999'" office:target-frame-name="_top" xlink:show="replace"><text:span text:style-name="T1084">[Komentář WK] [DZ]</text:span></text:a><text:span text:style-name="T1085"><text:s/></text:span></text:p>
      <text:p text:style-name="P1086"/>
      <text:p text:style-name="P1087">Odměny</text:p>
      <text:p text:style-name="P1088"/>
      <text:p text:style-name="P1089"><text:s/></text:p>
      <text:p text:style-name="P1090"><text:tab/>(1) Jestliže odsouzený svým chováním a jednáním nebo příkladným činem projevuje odpovědný přístup k plnění stanovených povinností a spolupracuje při naplňování účelu výkonu trestu, lze mu udělit odměnu.<text:s/></text:p>
      <text:p text:style-name="P1091"><text:s/></text:p>
      <text:p text:style-name="P1092"><text:tab/>(2) Odměnami jsou:<text:s/></text:p>
      <text:p text:style-name="P1093"><text:s/></text:p>
      <text:p text:style-name="P1094">a) pochvala,<text:s/></text:p>
      <text:p text:style-name="P1095"><text:s/></text:p>
      <text:p text:style-name="P1096">b) mimořádné zvýšení doby trvání návštěv během jednoho kalendářního měsíce až na 5 hodin,<text:s/></text:p>
      <text:p text:style-name="P1097"><text:s/></text:p>
      <text:p text:style-name="P1098">c) povolení jednorázového nákupu potravin a věcí osobní potřeby odsouzenému, který jinak tyto nákupy nemůže provádět,<text:s/></text:p>
      <text:p text:style-name="P1099"><text:s/></text:p>
      <text:p text:style-name="P1100">d) zvýšení kapesného nejvýše o jednu třetinu až na dobu 3 kalendářních měsíců,<text:s/></text:p>
      <text:p text:style-name="P1101"><text:s/></text:p>
      <text:p text:style-name="P1102">e) věcná nebo peněžitá odměna až do výše 1 000 Kč,<text:s/></text:p>
      <text:p text:style-name="P1103"><text:s/></text:p>
      <text:p text:style-name="P1104">f) rozšíření osobního volna na sportovní, kulturní nebo jiné zájmové aktivity až na dobu 1 měsíce,<text:s/></text:p>
      <text:p text:style-name="P1105"><text:s/></text:p>
      <text:p text:style-name="P1106">g) povolení opustit věznici až na 24 hodin v souvislosti s návštěvou nebo s programem zacházení,<text:s/></text:p>
      <text:p text:style-name="P1107"><text:s/></text:p>
      <text:p text:style-name="P1108">h) přerušení výkonu trestu.<text:s/></text:p>
      <text:p text:style-name="P1109"><text:s/></text:p>
      <text:p text:style-name="P1110"><text:span text:style-name="T1111">§ 46<text:s/></text:span><text:a xlink:href="aspi://module='KO'&amp;link='KO169_1999CZ%252346'&amp;ucin-k-dni='30.12.9999'" office:target-frame-name="_top" xlink:show="replace"><text:span text:style-name="T1112">[Komentář WK] [DZ]</text:span></text:a><text:span text:style-name="T1113"><text:s/></text:span></text:p>
      <text:p text:style-name="P1114"/>
      <text:p text:style-name="P1115">Kázeňské tresty<text:s/></text:p>
      <text:p text:style-name="P1116"/>
      <text:p text:style-name="P1117"><text:tab/>(1) Kázeňským přestupkem je zaviněné porušení zákonem stanovené nebo na jeho základě uložené povinnosti,<text:s/><text:soft-page-break/>pořádku nebo kázně během výkonu trestu.<text:s/></text:p>
      <text:p text:style-name="P1118"><text:s/></text:p>
      <text:p text:style-name="P1119"><text:tab/>(2) Za kázeňský přestupek lze odsouzenému uložit kázeňský trest. Kázeňský trest se neuloží, jestliže samotným projednáním kázeňského přestupku s odsouzeným lze dosáhnout sledovaného účelu.<text:s/></text:p>
      <text:p text:style-name="P1120"><text:s/></text:p>
      <text:p text:style-name="P1121"><text:tab/>(3) Kázeňskými tresty jsou:<text:s/></text:p>
      <text:p text:style-name="P1122"><text:s/></text:p>
      <text:p text:style-name="P1123">a) důtka,<text:s/></text:p>
      <text:p text:style-name="P1124"><text:s/></text:p>
      <text:p text:style-name="P1125">b) snížení kapesného nejvýše o jednu třetinu až na dobu 3 kalendářních měsíců,<text:s/></text:p>
      <text:p text:style-name="P1126"><text:s/></text:p>
      <text:p text:style-name="P1127">c) zákaz přijetí jednoho balíčku v kalendářním roce,<text:s/></text:p>
      <text:p text:style-name="P1128"><text:s/></text:p>
      <text:p text:style-name="P1129">d) pokuta až do výše 5 000 Kč,<text:s/></text:p>
      <text:p text:style-name="P1130"><text:s/></text:p>
      <text:p text:style-name="P1131">e) propadnutí věci,<text:s/></text:p>
      <text:p text:style-name="P1132"><text:s/></text:p>
      <text:p text:style-name="P1133">f) umístění do uzavřeného oddílu až na 28 dnů, s výjimkou doby stanovené k plnění určených úkolů programu zacházení,<text:s/></text:p>
      <text:p text:style-name="P1134"><text:s/></text:p>
      <text:p text:style-name="P1135">g) celodenní umístění do uzavřeného oddílu až na 20 dnů,<text:s/></text:p>
      <text:p text:style-name="P1136"><text:s/></text:p>
      <text:p text:style-name="P1137">h) umístění do samovazby až na 20 dnů,<text:s/></text:p>
      <text:p text:style-name="P1138"><text:s/></text:p>
      <text:p text:style-name="P1139">i) odnětí výhod vyplývajících z předchozí kázeňské odměny.<text:s/></text:p>
      <text:p text:style-name="P1140"><text:s/></text:p>
      <text:p text:style-name="P1141"><text:span text:style-name="T1142"><text:tab/>(4) Výkon kázeňských trestů uvedených v<text:s/></text:span><text:a xlink:href="aspi://module='ASPI'&amp;link='169/1999%20Sb.%252346'&amp;ucin-k-dni='30.12.9999'" office:target-frame-name="_top" xlink:show="replace"><text:span text:style-name="T1143">odstavci 3 písm. f)</text:span></text:a><text:span text:style-name="T1144"><text:s/>a<text:s/></text:span><text:a xlink:href="aspi://module='ASPI'&amp;link='169/1999%20Sb.%252346'&amp;ucin-k-dni='30.12.9999'" office:target-frame-name="_top" xlink:show="replace"><text:span text:style-name="T1145">g)</text:span></text:a><text:span text:style-name="T1146"><text:s/>lze uložit též podmíněně se zkušební dobou až na 6 měsíců. Zkušební doba počíná běžet právní mocí rozhodnutí o kázeňském přestupku. Nespáchá-li odsouzený během zkušební doby jiný kázeňský přestupek, kázeňský trest se zahladí. V opačném případě odsouzený kázeňský trest vykoná; tím není dotčena jeho odpovědnost za kázeňský přestupek spáchaný ve zkušební době.<text:s/></text:span></text:p>
      <text:p text:style-name="P1147"><text:s/></text:p>
      <text:p text:style-name="P1148"><text:span text:style-name="T1149">§ 47<text:s/></text:span><text:a xlink:href="aspi://module='KO'&amp;link='KO169_1999CZ%252347'&amp;ucin-k-dni='30.12.9999'" office:target-frame-name="_top" xlink:show="replace"><text:span text:style-name="T1150">[Komentář WK] [DZ]</text:span></text:a><text:span text:style-name="T1151"><text:s/></text:span></text:p>
      <text:p text:style-name="P1152"/>
      <text:p text:style-name="P1153">Ukládání kázeňských trestů<text:s/></text:p>
      <text:p text:style-name="P1154"/>
      <text:p text:style-name="P1155"><text:tab/>(1) Kázeňský trest lze uložit, jen jsou-li náležitě objasněny okolnosti kázeňského přestupku a prokázána vina odsouzeného. Před uložením kázeňského trestu musí být odsouzenému umožněno, aby se vyjádřil ke všem skutečnostem, které se mu kladou za vinu, a důkazům o nich. Může uvádět okolnosti, které jeho vinu vyvracejí nebo zmírňují a na podporu svých tvrzení navrhovat provedení dalších důkazů sloužících k jeho obhajobě.<text:s/></text:p>
      <text:p text:style-name="P1156"><text:s/></text:p>
      <text:p text:style-name="P1157"><text:tab/>(2) Uložený kázeňský trest musí být úměrný závažnosti spáchaného kázeňského přestupku a musí být v souladu se zájmem na dosažení účelu trestu. Za kázeňský přestupek lze uložit jen jeden kázeňský trest. Trest propadnutí věci lze uložit i vedle jiného kázeňského trestu.<text:s/></text:p>
      <text:p text:style-name="P1158"><text:s/></text:p>
      <text:p text:style-name="P1159"><text:tab/>(3) Kázeňský trest nelze uložit, jestliže od spáchání kázeňského přestupku uplynula doba jednoho roku.<text:s/></text:p>
      <text:p text:style-name="P1160"><text:s/></text:p>
      <text:p text:style-name="P1161"><text:span text:style-name="T1162">§ 48<text:s/></text:span><text:a xlink:href="aspi://module='KO'&amp;link='KO169_1999CZ%252348'&amp;ucin-k-dni='30.12.9999'" office:target-frame-name="_top" xlink:show="replace"><text:span text:style-name="T1163">[Komentář WK] [DZ]</text:span></text:a><text:span text:style-name="T1164"><text:s/></text:span></text:p>
      <text:p text:style-name="P1165"/>
      <text:p text:style-name="P1166">Propadnutí věci<text:s/></text:p>
      <text:p text:style-name="P1167"/>
      <text:p text:style-name="P1168"><text:tab/>(1) Kázeňský trest propadnutí věci lze uložit, jde-li o věc,<text:s/></text:p>
      <text:p text:style-name="P1169"><text:s/></text:p>
      <text:p text:style-name="P1170">a) jíž bylo použito ke spáchání kázeňského přestupku,<text:s/></text:p>
      <text:p text:style-name="P1171"><text:s/></text:p>
      <text:p text:style-name="P1172">b) která byla určena ke spáchání kázeňského přestupku,<text:s/></text:p>
      <text:p text:style-name="P1173"><text:s/></text:p>
      <text:p text:style-name="P1174">c) kterou odsouzený získal kázeňským přestupkem nebo jako odměnu za něj, nebo<text:s/></text:p>
      <text:p text:style-name="P1175"><text:s/></text:p>
      <text:p text:style-name="P1176">d) kterou odsouzený nabyl za věc uvedenou pod písmenem c).<text:s/></text:p>
      <text:p text:style-name="P1177"><text:s/></text:p>
      <text:p text:style-name="P1178"><text:tab/>(2) Kázeňský trest propadnutí věci je možno uložit samostatně nebo s jiným kázeňským trestem, patří-li věc pachateli kázeňského přestupku. Vlastníkem propadlé věci se stává stát.<text:s/></text:p>
      <text:p text:style-name="P1179"><text:s/></text:p>
      <text:p text:style-name="P1180"><text:tab/>(3) Kázeňský trest propadnutí věci nelze uložit, pokud by vzhledem k vyšší hodnotě věci bylo vyslovení jejího propadnutí v nápadném nepoměru k povaze kázeňského přestupku.<text:s/></text:p>
      <text:p text:style-name="P1181"><text:s/></text:p>
      <text:p text:style-name="P1182"><text:span text:style-name="T1183">§ 49<text:s/></text:span><text:a xlink:href="aspi://module='KO'&amp;link='KO169_1999CZ%252349'&amp;ucin-k-dni='30.12.9999'" office:target-frame-name="_top" xlink:show="replace"><text:span text:style-name="T1184">[Komentář WK] [DZ]</text:span></text:a><text:span text:style-name="T1185"><text:s/></text:span></text:p>
      <text:p text:style-name="P1186"/>
      <text:p text:style-name="P1187">Umístění do uzavřeného oddílu a samovazby<text:s/></text:p>
      <text:p text:style-name="P1188"/>
      <text:p text:style-name="P1189"><text:tab/>(1) K uložení kázeňského trestu celodenního umístění do uzavřeného oddílu a umístění do samovazby je nezbytné předchozí posouzení lékaře, že odsouzený je zdravotně způsobilý podrobit se tomuto kázeňskému trestu.<text:s/></text:p>
      <text:p text:style-name="P1190"><text:s/></text:p>
      <text:p text:style-name="P1191"><text:tab/>(2) Před nástupem kázeňského trestu celodenního umístění do uzavřeného oddílu nebo umístění do samovazby a nejméně jednou týdně v průběhu jeho výkonu musí být odsouzený prohlédnut lékařem, který posoudí, zda je zdravotně způsobilý k výkonu tohoto kázeňského trestu. Tím není dotčeno právo odsouzeného na poskytování zdravotních služeb i v jiné době během výkonu kázeňského trestu.<text:s/></text:p>
      <text:soft-page-break/>
      <text:p text:style-name="P1192"><text:s/></text:p>
      <text:p text:style-name="P1193"><text:tab/>(3) Při kázeňském trestu umístění do samovazby odsouzený nepracuje, neúčastní se programu zacházení, není mu dovoleno kouřit, číst denní tisk, knihy nebo jiné publikace, kromě právnické, vzdělávací nebo náboženské literatury, a nakupovat potraviny a věci osobní potřeby s výjimkou hygienických potřeb. Není mu dovoleno odpočívat na lůžku mimo dobu k tomu vnitřním řádem určenou. Stejně se postupuje i při kázeňském trestu celodenního umístění do uzavřeného oddílu s tím rozdílem, že odsouzený je povinen vykonávat úklidové práce a práce nezbytné k zajištění běžného provozu ve věznici.<text:s/></text:p>
      <text:p text:style-name="P1194"><text:s/></text:p>
      <text:p text:style-name="P1195"><text:tab/>(4) S výkonem znovu uloženého kázeňského trestu celodenního umístění do uzavřeného oddílu nebo umístění do samovazby nelze začít dříve než po uplynutí alespoň 10 dnů od výkonu některého z těchto kázeňských trestů. Jestliže však kázeňský trest celodenního umístění do uzavřeného oddílu nebo umístění do samovazby byl znovu uložen ještě v průběhu výkonu některého z těchto kázeňských trestů, lze vykonat oba takové kázeňské tresty bezprostředně za sebou.<text:s/></text:p>
      <text:p text:style-name="P1196"><text:s/></text:p>
      <text:p text:style-name="P1197"><text:span text:style-name="T1198">§ 50<text:s/></text:span><text:a xlink:href="aspi://module='KO'&amp;link='KO169_1999CZ%252350'&amp;ucin-k-dni='30.12.9999'" office:target-frame-name="_top" xlink:show="replace"><text:span text:style-name="T1199">[Komentář WK] [DZ]</text:span></text:a><text:span text:style-name="T1200"><text:s/></text:span></text:p>
      <text:p text:style-name="P1201"/>
      <text:p text:style-name="P1202">Zabrání věci<text:s/></text:p>
      <text:p text:style-name="P1203"/>
      <text:p text:style-name="P1204"><text:tab/>(1) Pokud nebylo rozhodnuto o propadnutí věci, lze rozhodnout o tom, že se taková věc zabírá,<text:s/></text:p>
      <text:p text:style-name="P1205"><text:s/></text:p>
      <text:p text:style-name="P1206">a) jestliže pachatele nelze za kázeňský přestupek stíhat nebo kázeňsky potrestat,<text:s/></text:p>
      <text:p text:style-name="P1207"><text:s/></text:p>
      <text:p text:style-name="P1208">b) jestliže mu věc nepatří, nebo<text:s/></text:p>
      <text:p text:style-name="P1209"><text:s/></text:p>
      <text:p text:style-name="P1210">c) jestliže to vyžaduje bezpečnost osob, majetku, pořádek ve věznici, případně jiný obdobný obecný zájem.<text:s/></text:p>
      <text:p text:style-name="P1211"><text:s/></text:p>
      <text:p text:style-name="P1212"><text:tab/>(2) Rozhodnutí o zabrání věci je třeba písemně oznámit pachateli kázeňského přestupku a osobě, které se přímo týká, pokud je známa. Vlastníkem zabrané věci se stává stát.<text:s/></text:p>
      <text:p text:style-name="P1213"><text:s/></text:p>
      <text:p text:style-name="P1214"><text:tab/>(3) O zabrání věci nelze rozhodnout, jestliže od spáchání kázeňského přestupku uplynula doba jednoho roku.<text:s/></text:p>
      <text:p text:style-name="P1215"><text:s/></text:p>
      <text:p text:style-name="P1216"><text:span text:style-name="T1217">§ 51<text:s/></text:span><text:a xlink:href="aspi://module='KO'&amp;link='KO169_1999CZ%252351'&amp;ucin-k-dni='30.12.9999'" office:target-frame-name="_top" xlink:show="replace"><text:span text:style-name="T1218">[Komentář WK] [DZ]</text:span></text:a><text:span text:style-name="T1219"><text:s/></text:span></text:p>
      <text:p text:style-name="P1220"/>
      <text:p text:style-name="P1221">Kázeňská pravomoc<text:s/></text:p>
      <text:p text:style-name="P1222"/>
      <text:p text:style-name="P1223"><text:tab/>(1) Kázeňskou pravomoc nad odsouzenými vykonávají generální ředitel Vězeňské služby a ředitelé věznic. Jiní zaměstnanci Vězeňské služby mohou kázeňskou pravomoc vykonávat, pokud k tomu byli zmocněni generálním ředitelem Vězeňské služby nebo s jeho souhlasem ředitelem věznice.<text:s/></text:p>
      <text:p text:style-name="P1224"><text:s/></text:p>
      <text:p text:style-name="P1225"><text:tab/>(2) Generální ředitel Vězeňské služby rozhoduje v kázeňském řízení jen o stížnosti proti uložení kázeňského trestu.<text:s/></text:p>
      <text:p text:style-name="P1226"><text:s/></text:p>
      <text:p text:style-name="P1227"><text:span text:style-name="T1228">§ 52<text:s/></text:span><text:a xlink:href="aspi://module='KO'&amp;link='KO169_1999CZ%252352'&amp;ucin-k-dni='30.12.9999'" office:target-frame-name="_top" xlink:show="replace"><text:span text:style-name="T1229">[Komentář WK] [DZ]</text:span></text:a><text:span text:style-name="T1230"><text:s/></text:span></text:p>
      <text:p text:style-name="P1231"/>
      <text:p text:style-name="P1232">Stížnost proti rozhodnutí o uložení kázeňského trestu<text:s/></text:p>
      <text:p text:style-name="P1233"/>
      <text:p text:style-name="P1234"><text:tab/>(1) Odsouzený má právo do 3 dnů ode dne oznámení rozhodnutí o uložení kázeňského trestu podat proti němu stížnost. Odkladný účinek má jen stížnost proti uložení kázeňského trestu propadnutí věci.<text:s/></text:p>
      <text:p text:style-name="P1235"><text:s/></text:p>
      <text:p text:style-name="P1236"><text:tab/>(2) Proti rozhodnutí o zabrání věci má pachatel kázeňského přestupku a osoba, které se rozhodnutí o zabrání věci přímo týká, právo do 3 dnů ode dne oznámení tohoto rozhodnutí podat stížnost, která má odkladný účinek.<text:s/></text:p>
      <text:p text:style-name="P1237"><text:s/></text:p>
      <text:p text:style-name="P1238"><text:tab/>(3) O stížnosti rozhodne do 5 pracovních dnů od jejího podání ředitel věznice nebo k tomu zmocněný zaměstnanec Vězeňské služby. K rozhodnutí o stížnosti nelze zmocnit zaměstnance, který kázeňský trest uložil nebo který rozhodl o zabrání věci. O stížnosti proti rozhodnutí ředitele věznice rozhodne generální ředitel Vězeňské služby.<text:s/></text:p>
      <text:p text:style-name="P1239"><text:s/></text:p>
      <text:p text:style-name="P1240"><text:span text:style-name="T1241"><text:tab/>(4) Přezkoumání rozhodnutí o uložení kázeňských trestů podle<text:s/></text:span><text:a xlink:href="aspi://module='ASPI'&amp;link='169/1999%20Sb.%252346'&amp;ucin-k-dni='30.12.9999'" office:target-frame-name="_top" xlink:show="replace"><text:span text:style-name="T1242">§ 46 odst. 3 písm. e) až h)</text:span></text:a><text:span text:style-name="T1243"><text:s/>a rozhodnutí o zabrání věci se lze domáhat u soudu za podmínek stanovených zvláštním právním předpisem ve stejném rozsahu, v jakém je takový přezkum možný v řízení o přestupku. Rozhodnutí vydaná v kárném řízení, kterými byly uloženy kázeňské tresty podle<text:s/></text:span><text:a xlink:href="aspi://module='ASPI'&amp;link='169/1999%20Sb.%252346'&amp;ucin-k-dni='30.12.9999'" office:target-frame-name="_top" xlink:show="replace"><text:span text:style-name="T1244">§ 46 odst. 3 písm. a) až d)</text:span></text:a><text:span text:style-name="T1245"><text:s/>a<text:s/></text:span><text:a xlink:href="aspi://module='ASPI'&amp;link='169/1999%20Sb.%252346'&amp;ucin-k-dni='30.12.9999'" office:target-frame-name="_top" xlink:show="replace"><text:span text:style-name="T1246">i)</text:span></text:a><text:span text:style-name="T1247">, nepodléhají přezkoumání soudu.<text:s/></text:span></text:p>
      <text:p text:style-name="P1248"><text:s/></text:p>
      <text:p text:style-name="P1249"><text:span text:style-name="T1250">§ 53<text:s/></text:span><text:a xlink:href="aspi://module='KO'&amp;link='KO169_1999CZ%252353'&amp;ucin-k-dni='30.12.9999'" office:target-frame-name="_top" xlink:show="replace"><text:span text:style-name="T1251">[Komentář WK] [DZ]</text:span></text:a><text:span text:style-name="T1252"><text:s/></text:span></text:p>
      <text:p text:style-name="P1253"/>
      <text:p text:style-name="P1254">Prominutí kázeňského trestu a upuštění od výkonu zbytku kázeňského trestu<text:s/></text:p>
      <text:p text:style-name="P1255"/>
      <text:p text:style-name="P1256"><text:tab/>(1) Jestliže výkon kázeňského trestu, proti jehož uložení již nelze podat stížnost, není vzhledem k dalšímu chování a jednání odsouzeného potřebný, lze tento trest prominout.<text:s/></text:p>
      <text:p text:style-name="P1257"><text:s/></text:p>
      <text:p text:style-name="P1258"><text:tab/>(2) Jestliže další výkon kázeňského trestu není potřebný, protože odsouzený projevuje účinnou snahu po nápravě, lze od výkonu jeho zbytku upustit.<text:s/></text:p>
      <text:p text:style-name="P1259"><text:s/></text:p>
      <text:p text:style-name="P1260"><text:tab/>(3) Prominutím kázeňského trestu a upuštěním od výkonu jeho zbytku se kázeňský trest považuje za vykonaný.<text:s/></text:p>
      <text:p text:style-name="P1261"><text:s/></text:p>
      <text:p text:style-name="P1262"><text:span text:style-name="T1263">§ 54<text:s/></text:span><text:a xlink:href="aspi://module='KO'&amp;link='KO169_1999CZ%252354'&amp;ucin-k-dni='30.12.9999'" office:target-frame-name="_top" xlink:show="replace"><text:span text:style-name="T1264">[Komentář WK] [DZ]</text:span></text:a><text:span text:style-name="T1265"><text:s/></text:span></text:p>
      <text:p text:style-name="P1266"/>
      <text:p text:style-name="P1267">Zahlazení kázeňského trestu<text:s/></text:p>
      <text:p text:style-name="P1268"/>
      <text:p text:style-name="P1269"><text:tab/>(1) Jestliže po výkonu kázeňského trestu odsouzený splní podmínky pro udělení kázeňské odměny, lze mu místo jejího udělení zahladit kázeňský trest.<text:s/></text:p>
      <text:soft-page-break/>
      <text:p text:style-name="P1270"><text:s/></text:p>
      <text:p text:style-name="P1271"><text:tab/>(2) Zahlazením kázeňského trestu se na odsouzeného hledí, jako by mu nebyl kázeňský trest uložen.<text:s/></text:p>
      <text:p text:style-name="P1272"><text:s/></text:p>
      <text:p text:style-name="P1273"><text:span text:style-name="T1274">§ 55<text:s/></text:span><text:a xlink:href="aspi://module='KO'&amp;link='KO169_1999CZ%252355'&amp;ucin-k-dni='30.12.9999'" office:target-frame-name="_top" xlink:show="replace"><text:span text:style-name="T1275">[Komentář WK] [DZ]</text:span></text:a><text:span text:style-name="T1276"><text:s/></text:span></text:p>
      <text:p text:style-name="P1277"/>
      <text:p text:style-name="P1278">Kázeňské vyřízení jiného protispolečenského jednání<text:s/></text:p>
      <text:p text:style-name="P1279"/>
      <text:p text:style-name="P1280"><text:tab/>(1) Uložením kázeňského trestu se vyřizují též jednání, která mají znaky přestupků, pokud byly spáchány během výkonu trestu.<text:s/></text:p>
      <text:p text:style-name="P1281"><text:s/></text:p>
      <text:p text:style-name="P1282"><text:tab/>(2) Uložením kázeňského trestu odsouzenému se nevylučuje jeho trestní stíhání, je-li skutek trestným činem.<text:s/></text:p>
      <text:p text:style-name="P1283"><text:s/></text:p>
      <text:p text:style-name="P1284"><text:tab/>(3) Rozhodnutí o jednání, které má znaky přestupku zapisovaného do evidence přestupků vedené Rejstříkem trestů, se zapíše po nabytí právní moci do této evidence. Na postup při zápisu do evidence přestupků a postup při uplatňování námitek proti jejímu obsahu se použijí obdobně ustanovení zákona o přestupcích.<text:s/></text:p>
      <text:p text:style-name="P1285"><text:s/></text:p>
      <text:p text:style-name="P1286"><text:span text:style-name="T1287">§ 56<text:s/></text:span><text:a xlink:href="aspi://module='KO'&amp;link='KO169_1999CZ%252356'&amp;ucin-k-dni='30.12.9999'" office:target-frame-name="_top" xlink:show="replace"><text:span text:style-name="T1288">[Komentář WK] [DZ]</text:span></text:a><text:span text:style-name="T1289"><text:s/></text:span></text:p>
      <text:p text:style-name="P1290"/>
      <text:p text:style-name="P1291">Přerušení výkonu trestu<text:s/></text:p>
      <text:p text:style-name="P1292"/>
      <text:p text:style-name="P1293"><text:tab/>(1) V případě úspěšného plnění programu zacházení a dosahování účelu výkonu trestu může ředitel věznice formou odměny přerušit výkon trestu odsouzenému až na 20 dnů během kalendářního roku. Doba přerušení se počítá do výkonu trestu.<text:s/></text:p>
      <text:p text:style-name="P1294"><text:s/></text:p>
      <text:p text:style-name="P1295"><text:tab/>(2) Pro naléhavé rodinné důvody může ředitel věznice přerušit odsouzenému výkon trestu až na 10 dnů během kalendářního roku.<text:s/></text:p>
      <text:p text:style-name="P1296"><text:s/></text:p>
      <text:p text:style-name="P1297"><text:tab/>(3) Je-li třeba odsouzenému neodkladně poskytnout zdravotní službu, kterou nelze zajistit ve věznici nebo ve specializovaném zdravotnickém zařízení Vězeňské služby, může ředitel věznice na nezbytně nutnou dobu výkon trestu odsouzenému přerušit. Pokud si odsouzený újmu na zdraví nezpůsobil úmyslně, doba přerušení výkonu trestu nepřesahující 30 dnů v kalendářním roce se započítává do doby výkonu trestu.<text:s/></text:p>
      <text:p text:style-name="P1298"><text:s/></text:p>
      <text:p text:style-name="P1299"><text:span text:style-name="T1300">§ 57<text:s/></text:span><text:a xlink:href="aspi://module='KO'&amp;link='KO169_1999CZ%252357'&amp;ucin-k-dni='30.12.9999'" office:target-frame-name="_top" xlink:show="replace"><text:span text:style-name="T1301">[Komentář WK] [DZ]</text:span></text:a><text:span text:style-name="T1302"><text:s/></text:span></text:p>
      <text:p text:style-name="P1303"/>
      <text:p text:style-name="P1304">Výkon ochranného léčení<text:s/></text:p>
      <text:p text:style-name="P1305"/>
      <text:p text:style-name="P1306"><text:tab/>(1) Během výkonu trestu lze též vykonávat uložené ochranné léčení.<text:s/></text:p>
      <text:p text:style-name="P1307"><text:s/></text:p>
      <text:p text:style-name="P1308"><text:tab/>(2) Umožňuje-li to výměra uloženého trestu nebo jeho zbytku, započne se s výkonem ochranného léčení uloženého ve formě ambulantní zdravotní péče bezprostředně po nástupu výkonu trestu.<text:s/></text:p>
      <text:p text:style-name="P1309"><text:s/></text:p>
      <text:p text:style-name="P1310"><text:tab/>(3) Pokud soudem uložené ochranné léčení v ústavní formě, jež bylo uloženo vedle výkonu trestu, nebylo vykonáno před nástupem výkonu trestu, a s ohledem na kapacitu věznice je možné takové léčení v podmínkách výkonu trestu provádět, učiní věznice opatření potřebná k tomu, aby s výkonem takového ochranného léčení bylo započato co nejdříve po nástupu výkonu trestu.<text:s/></text:p>
      <text:p text:style-name="P1311"><text:s/></text:p>
      <text:p text:style-name="P1312"><text:tab/>(4) Pokud je třeba ve výkonu ochranného léčení v ústavní formě pokračovat i po propuštění z výkonu trestu za současného omezení na svobodě, nebo nebylo-li ve výkonu trestu ochranné léčení zahájeno, věznice poskytne včas potřebné informace poskytovateli lůžkové péče, u kterého se má ochranné léčení vykonávat. Je-li zajištěno zahájení nebo pokračování ve výkonu ochranného léčení bezprostředně po výkonu trestu, předá dnem ukončení výkonu trestu Vězeňská služba odsouzeného do zdravotnického zařízení příslušného poskytovatele lůžkové péče.<text:s/></text:p>
      <text:p text:style-name="P1313"><text:s/></text:p>
      <text:p text:style-name="P1314"><text:tab/>(5) Nebylo-li v průběhu výkonu trestu ochranné léčení ukončeno a není-li zajištěn jeho další výkon u příslušného poskytovatele zdravotních služeb, zašle věznice zprávu o jeho dosavadním průběhu a výsledku soudu.<text:s/></text:p>
      <text:p text:style-name="P1315"><text:s/></text:p>
      <text:p text:style-name="P1316">HLAVA IV<text:s/></text:p>
      <text:p text:style-name="P1317"/>
      <text:p text:style-name="P1318">ODLIŠNOSTI VÝKONU TRESTU U NĚKTERÝCH SKUPIN ODSOUZENÝCH<text:s/></text:p>
      <text:p text:style-name="P1319"/>
      <text:p text:style-name="P1320"><text:tab/>Díl 1<text:s/></text:p>
      <text:p text:style-name="P1321"/>
      <text:p text:style-name="P1322"><text:tab/>Obecná ustanovení<text:s/></text:p>
      <text:p text:style-name="P1323"/>
      <text:p text:style-name="P1324"><text:span text:style-name="T1325"><text:tab/>§ 58<text:s/></text:span><text:a xlink:href="aspi://module='KO'&amp;link='KO169_1999CZ%252358'&amp;ucin-k-dni='30.12.9999'" office:target-frame-name="_top" xlink:show="replace"><text:span text:style-name="T1326">[Komentář WK] [DZ]</text:span></text:a><text:span text:style-name="T1327"><text:s/></text:span></text:p>
      <text:p text:style-name="P1328"/>
      <text:p text:style-name="P1329"><text:tab/>(1) Pokud tato hlava neobsahuje ustanovení zvláštní, užije se na výkon trestu dále uvedených skupin odsouzených ostatních ustanovení tohoto zákona.<text:s/></text:p>
      <text:p text:style-name="P1330"><text:s/></text:p>
      <text:p text:style-name="P1331"><text:tab/>(2) Při výkonu trestu odsouzených uvedených v této hlavě se přihlíží k jejich psychickým, fyziologickým a věkovým zvláštnostem.<text:s/></text:p>
      <text:p text:style-name="P1332"><text:s/></text:p>
      <text:p text:style-name="P1333"><text:span text:style-name="T1334"><text:tab/>(3) Pro odsouzené uvedené v<text:s/></text:span><text:a xlink:href="aspi://module='ASPI'&amp;link='169/1999%20Sb.%252367'&amp;ucin-k-dni='30.12.9999'" office:target-frame-name="_top" xlink:show="replace"><text:span text:style-name="T1335">§ 67</text:span></text:a><text:span text:style-name="T1336">,<text:s/></text:span><text:a xlink:href="aspi://module='ASPI'&amp;link='169/1999%20Sb.%252369'&amp;ucin-k-dni='30.12.9999'" office:target-frame-name="_top" xlink:show="replace"><text:span text:style-name="T1337">69</text:span></text:a><text:span text:style-name="T1338"><text:s/>a<text:s/></text:span><text:a xlink:href="aspi://module='ASPI'&amp;link='169/1999%20Sb.%252370'&amp;ucin-k-dni='30.12.9999'" office:target-frame-name="_top" xlink:show="replace"><text:span text:style-name="T1339">70</text:span></text:a><text:span text:style-name="T1340"><text:s/>se zpravidla ve věznici zřizují specializované oddíly. Totéž platí pro příslušníky bezpečnostních sborů, vojáky z povolání a strážníky obecní policie, byť jejich služební nebo obdobný poměr již netrvá.<text:s/></text:span></text:p>
      <text:p text:style-name="P1341"><text:s/></text:p>
      <text:soft-page-break/>
      <text:p text:style-name="P1342"><text:tab/>Díl 2<text:s/></text:p>
      <text:p text:style-name="P1343"/>
      <text:p text:style-name="P1344"><text:tab/>Výkon trestu ve věznici pro místní výkon trestu<text:s/></text:p>
      <text:p text:style-name="P1345"/>
      <text:p text:style-name="P1346"><text:span text:style-name="T1347"><text:tab/>§ 59<text:s/></text:span><text:a xlink:href="aspi://module='KO'&amp;link='KO169_1999CZ%252359'&amp;ucin-k-dni='30.12.9999'" office:target-frame-name="_top" xlink:show="replace"><text:span text:style-name="T1348">[Komentář WK] [DZ]</text:span></text:a><text:span text:style-name="T1349"><text:s/></text:span></text:p>
      <text:p text:style-name="P1350"/>
      <text:p text:style-name="P1351"><text:tab/>(1) Trest lze za podmínek stanovených tímto zákonem vykonávat též ve věznici pro místní výkon trestu.<text:s/></text:p>
      <text:p text:style-name="P1352"><text:s/></text:p>
      <text:p text:style-name="P1353"><text:tab/>(2) Věznice pro místní výkon trestu zřizuje ministr po dohodě s obcí, která se má na zajišťování provozu věznice podílet.<text:s/></text:p>
      <text:p text:style-name="P1354"><text:s/></text:p>
      <text:p text:style-name="P1355"><text:tab/>(3) Obec zajišťuje provoz věznice pro místní výkon trestu z hlediska finančního a vytváří potřebné stavebně technické podmínky pro výkon účinného střežení věznice.<text:s/></text:p>
      <text:p text:style-name="P1356"><text:s/></text:p>
      <text:p text:style-name="P1357"><text:tab/>(4) Na provoz věznice pro místní výkon trestu stát poskytuje obci dotace v závislosti na kapacitě věznice. Způsob výpočtu výše dotací a podmínky jejich poskytování stanoví vláda nařízením.<text:s/></text:p>
      <text:p text:style-name="P1358"><text:s/></text:p>
      <text:p text:style-name="P1359"><text:tab/>(5) Za střežení a za dodržování zákonem stanovených podmínek výkonu trestu odpovídá Vězeňská služba.<text:s/></text:p>
      <text:p text:style-name="P1360"><text:s/></text:p>
      <text:p text:style-name="P1361"><text:tab/>(6) Do věznice pro místní výkon trestu zařazuje generální ředitelství Vězeňské služby odsouzené, u nichž trest nebo jeho nevykonaný zbytek nepřevyšuje 6 měsíců. Do této věznice nelze zařadit odsouzeného, kterému byl uložen výkon trestu ve věznici se zvýšenou ostrahou nebo který má soudem uložené ochranné léčení v ústavní formě nebo zabezpečovací detenci.<text:s/></text:p>
      <text:p text:style-name="P1362"><text:s/></text:p>
      <text:p text:style-name="P1363"><text:tab/>(7) V závislosti na kapacitě věznice pro místní výkon trestu se odsouzený k výkonu trestu umístí do takové věznice, která je v místě jeho bydliště nebo v jeho blízkosti.<text:s/></text:p>
      <text:p text:style-name="P1364"><text:s/></text:p>
      <text:p text:style-name="P1365"><text:tab/>(8) Během výkonu trestu ve věznici pro místní výkon trestu jsou odsouzení povinni vykonávat práce ve prospěch obce za podmínek, za nichž věznice zajišťují zaměstnávání odsouzených. Nemůže-li obec po přechodnou dobu tyto práce zajistit, věznice pro místní výkon trestu může zaměstnávání odsouzených zajistit smluvně i s jinými subjekty.<text:s/></text:p>
      <text:p text:style-name="P1366"><text:s/></text:p>
      <text:p text:style-name="P1367"><text:tab/>(9) Odsouzenému, který řádně plní své povinnosti, může ředitel věznice pro místní výkon trestu přerušit výkon trestu na dny pracovního klidu.<text:s/></text:p>
      <text:p text:style-name="P1368"><text:s/></text:p>
      <text:p text:style-name="P1369"><text:tab/>(10) Ustanovení tohoto zákona o přerušení výkonu trestu ze zdravotních důvodů tím není dotčeno.<text:s/></text:p>
      <text:p text:style-name="P1370"><text:s/></text:p>
      <text:p text:style-name="P1371"><text:tab/>Díl 3<text:s/></text:p>
      <text:p text:style-name="P1372"/>
      <text:p text:style-name="P1373"><text:tab/>Výkon trestu u mladistvých<text:s/></text:p>
      <text:p text:style-name="P1374"/>
      <text:p text:style-name="P1375"><text:span text:style-name="T1376"><text:tab/>§ 60<text:s/></text:span><text:a xlink:href="aspi://module='KO'&amp;link='KO169_1999CZ%252360'&amp;ucin-k-dni='30.12.9999'" office:target-frame-name="_top" xlink:show="replace"><text:span text:style-name="T1377">[Komentář WK] [DZ]</text:span></text:a><text:span text:style-name="T1378"><text:s/></text:span></text:p>
      <text:p text:style-name="P1379"/>
      <text:p text:style-name="P1380"><text:tab/>Ustanovení tohoto dílu se užijí jen na výkon trestu u mladistvého, který je zařazen do věznice pro mladistvé.<text:s/></text:p>
      <text:p text:style-name="P1381"><text:s/></text:p>
      <text:p text:style-name="P1382"><text:span text:style-name="T1383"><text:tab/>§ 61<text:s/></text:span><text:a xlink:href="aspi://module='KO'&amp;link='KO169_1999CZ%252361'&amp;ucin-k-dni='30.12.9999'" office:target-frame-name="_top" xlink:show="replace"><text:span text:style-name="T1384">[Komentář WK] [DZ]</text:span></text:a><text:span text:style-name="T1385"><text:s/></text:span></text:p>
      <text:p text:style-name="P1386"/>
      <text:p text:style-name="P1387"><text:tab/>(1) Během výkonu trestu odsouzeného, který nedovršil 18. rok věku, se věznice především zaměří na jeho výchovu a zabezpečení jeho přípravy na budoucí povolání.<text:s/></text:p>
      <text:p text:style-name="P1388"><text:s/></text:p>
      <text:p text:style-name="P1389"><text:tab/>(2) Mladistvému, který má plnit povinnou školní docházku, věznice zabezpečí její plnění vyučováním místo výkonu práce.<text:s/></text:p>
      <text:p text:style-name="P1390"><text:s/></text:p>
      <text:p text:style-name="P1391"><text:tab/>(3) Má-li ředitel věznice za to, že u mladistvého, který ve výkonu trestu dovršil 19. rok věku, bude dosaženo účelu trestu jeho výkonem ve věznici pro ostatní odsouzené, podá soudu návrh na přeřazení mladistvého. Přitom přihlíží zejména k dosaženému stupni jeho výchovy a k délce nevykonaného zbytku trestu.<text:s/></text:p>
      <text:p text:style-name="P1392"><text:s/></text:p>
      <text:p text:style-name="P1393"><text:span text:style-name="T1394"><text:tab/>(4) I když soud rozhodl o ponechání mladistvého po dovršení 19. roku věku ve věznici pro mladistvé, může ředitel věznice podat návrh na jeho přeřazení podle<text:s/></text:span><text:a xlink:href="aspi://module='ASPI'&amp;link='169/1999%20Sb.%252361'&amp;ucin-k-dni='30.12.9999'" office:target-frame-name="_top" xlink:show="replace"><text:span text:style-name="T1395">odstavce 3</text:span></text:a><text:span text:style-name="T1396">, jestliže odsouzený soustavně porušuje nebo závažným způsobem porušil stanovené povinnosti, pořádek nebo kázeň.<text:s/></text:span></text:p>
      <text:p text:style-name="P1397"><text:s/></text:p>
      <text:p text:style-name="P1398"><text:tab/>(5) Při stanovení obsahu programu zacházení s mladistvým se vždy sleduje zabezpečení jeho pracovní kvalifikace a soběstačný život v souladu se zákonem.<text:s/></text:p>
      <text:p text:style-name="P1399"><text:s/></text:p>
      <text:p text:style-name="P1400"><text:tab/>(6) K formě a obsahu přípravy mladistvého na budoucí povolání věznice požádá o vyjádření zákonného zástupce mladistvého, pokud s mladistvým ve výkonu trestu udržuje styk, a příslušný orgán sociálněprávní ochrany dětí. K zařazení mladistvého do práce se vyjádření zákonného zástupce mladistvého ani orgánu sociálněprávní ochrany nevyžaduje; tím není dotčena povinnost věznice úzce spolupracovat s rodiči nebo jinými zákonnými zástupci mladistvých.<text:s/></text:p>
      <text:p text:style-name="P1401"><text:s/></text:p>
      <text:p text:style-name="P1402"><text:tab/>(7) Pro mladistvého je účast na stanovené formě vzdělávání a dalších určených aktivitách programu zacházení povinná, pokud je k němu zdravotně způsobilý; po dobu výuky se mladistvý nezařazuje do práce a jeho vzdělávání se uskutečňuje formou denního studia.<text:s/></text:p>
      <text:p text:style-name="P1403"><text:s/></text:p>
      <text:p text:style-name="P1404"><text:tab/>(8) Mladistvý má právo přijímat návštěvy na dobu 5 hodin během jednoho kalendářního měsíce.<text:s/></text:p>
      <text:p text:style-name="P1405"><text:s/></text:p>
      <text:p text:style-name="P1406"><text:span text:style-name="T1407"><text:tab/>(9) Věznice umožní zaměstnanci obce s rozšířenou působností zařazenému do obecního úřadu pověřeného zajišťováním sociálněprávní ochrany dětí při výkonu jeho oprávnění navštěvovat mladistvého a hovořit s ním bez přítomnosti<text:s/></text:span><text:soft-page-break/><text:span text:style-name="T1408">třetí osoby. Tyto návštěvy se nezapočítávají do návštěv podle<text:s/></text:span><text:a xlink:href="aspi://module='ASPI'&amp;link='169/1999%20Sb.%252361'&amp;ucin-k-dni='30.12.9999'" office:target-frame-name="_top" xlink:show="replace"><text:span text:style-name="T1409">odstavce 8</text:span></text:a><text:span text:style-name="T1410">.<text:s/></text:span></text:p>
      <text:p text:style-name="P1411"><text:s/></text:p>
      <text:p text:style-name="P1412"><text:span text:style-name="T1413"><text:tab/>§ 62<text:s/></text:span><text:a xlink:href="aspi://module='KO'&amp;link='KO169_1999CZ%252362'&amp;ucin-k-dni='30.12.9999'" office:target-frame-name="_top" xlink:show="replace"><text:span text:style-name="T1414">[Komentář WK] [DZ]</text:span></text:a><text:span text:style-name="T1415"><text:s/></text:span></text:p>
      <text:p text:style-name="P1416"/>
      <text:p text:style-name="P1417"><text:tab/>Balíčky</text:p>
      <text:p text:style-name="P1418"/>
      <text:p text:style-name="P1419"><text:s/></text:p>
      <text:p text:style-name="P1420"><text:tab/>Mladistvý má právo čtyřikrát ročně přijmout balíček s potravinami a věcmi osobní potřeby do hmotnosti 5 kg.<text:s/></text:p>
      <text:p text:style-name="P1421"><text:s/></text:p>
      <text:p text:style-name="P1422"><text:span text:style-name="T1423"><text:tab/>§ 63<text:s/></text:span><text:a xlink:href="aspi://module='KO'&amp;link='KO169_1999CZ%252363'&amp;ucin-k-dni='30.12.9999'" office:target-frame-name="_top" xlink:show="replace"><text:span text:style-name="T1424">[Komentář WK] [DZ]</text:span></text:a><text:span text:style-name="T1425"><text:s/></text:span></text:p>
      <text:p text:style-name="P1426"/>
      <text:p text:style-name="P1427"><text:tab/>Odměny u mladistvých<text:s/></text:p>
      <text:p text:style-name="P1428"/>
      <text:p text:style-name="P1429"><text:tab/>Odměnami u mladistvých jsou:<text:s/></text:p>
      <text:p text:style-name="P1430"><text:s/></text:p>
      <text:p text:style-name="P1431">a) pochvala,<text:s/></text:p>
      <text:p text:style-name="P1432"><text:s/></text:p>
      <text:p text:style-name="P1433">b) mimořádné zvýšení doby trvání návštěv během jednoho kalendářního měsíce až na 8 hodin,<text:s/></text:p>
      <text:p text:style-name="P1434"><text:s/></text:p>
      <text:p text:style-name="P1435">c) povolení jednorázového nákupu potravin a věcí osobní potřeby mladistvému, který jinak tyto nákupy nemůže provádět,<text:s/></text:p>
      <text:p text:style-name="P1436"><text:s/></text:p>
      <text:p text:style-name="P1437">d) zvýšení kapesného nejvýše o jednu třetinu až na dobu 3 kalendářních měsíců,<text:s/></text:p>
      <text:p text:style-name="P1438"><text:s/></text:p>
      <text:p text:style-name="P1439">e) věcná nebo peněžitá odměna až do výše 1 000 Kč,<text:s/></text:p>
      <text:p text:style-name="P1440"><text:s/></text:p>
      <text:p text:style-name="P1441">f) mimořádné povolení balíčku,<text:s/></text:p>
      <text:p text:style-name="P1442"><text:s/></text:p>
      <text:p text:style-name="P1443">g) rozšíření osobního volna na sportovní, kulturní nebo jiné zájmové aktivity až na dobu 1 měsíce,<text:s/></text:p>
      <text:p text:style-name="P1444"><text:s/></text:p>
      <text:p text:style-name="P1445">h) povolení opustit věznici až na 24 hodin v souvislosti s návštěvou nebo s programem zacházení s mladistvým,<text:s/></text:p>
      <text:p text:style-name="P1446"><text:s/></text:p>
      <text:p text:style-name="P1447">i) přerušení výkonu trestu.<text:s/></text:p>
      <text:p text:style-name="P1448"><text:s/></text:p>
      <text:p text:style-name="P1449"><text:span text:style-name="T1450"><text:tab/>§ 64<text:s/></text:span><text:a xlink:href="aspi://module='KO'&amp;link='KO169_1999CZ%252364'&amp;ucin-k-dni='30.12.9999'" office:target-frame-name="_top" xlink:show="replace"><text:span text:style-name="T1451">[Komentář WK] [DZ]</text:span></text:a><text:span text:style-name="T1452"><text:s/></text:span></text:p>
      <text:p text:style-name="P1453"/>
      <text:p text:style-name="P1454"><text:tab/>Kázeňské tresty ukládané mladistvým<text:s/></text:p>
      <text:p text:style-name="P1455"/>
      <text:p text:style-name="P1456"><text:tab/>(1) Za kázeňský přestupek lze mladistvému uložit jen některý z těchto kázeňských trestů:<text:s/></text:p>
      <text:p text:style-name="P1457"><text:s/></text:p>
      <text:p text:style-name="P1458">a) důtku,<text:s/></text:p>
      <text:p text:style-name="P1459"><text:s/></text:p>
      <text:p text:style-name="P1460">b) snížení kapesného nejvýše o jednu třetinu až na dobu 2 kalendářních měsíců,<text:s/></text:p>
      <text:p text:style-name="P1461"><text:s/></text:p>
      <text:p text:style-name="P1462">c) zákaz přijetí jednoho balíčku v kalendářním roce,<text:s/></text:p>
      <text:p text:style-name="P1463"><text:s/></text:p>
      <text:p text:style-name="P1464">d) propadnutí věci,<text:s/></text:p>
      <text:p text:style-name="P1465"><text:s/></text:p>
      <text:p text:style-name="P1466">e) umístění do uzavřeného oddílu až na 14 dnů, s výjimkou doby stanovené k plnění určených úkolů programu zacházení s mladistvými,<text:s/></text:p>
      <text:p text:style-name="P1467"><text:s/></text:p>
      <text:p text:style-name="P1468">f) celodenní umístění do uzavřeného oddílu až na 10 dnů,<text:s/></text:p>
      <text:p text:style-name="P1469"><text:s/></text:p>
      <text:p text:style-name="P1470">g) umístění do samovazby až na 10 dnů,<text:s/></text:p>
      <text:p text:style-name="P1471"><text:s/></text:p>
      <text:p text:style-name="P1472">h) odnětí výhod vyplývajících z předchozí kázeňské odměny.<text:s/></text:p>
      <text:p text:style-name="P1473"><text:s/></text:p>
      <text:p text:style-name="P1474"><text:span text:style-name="T1475"><text:tab/>(2) Výkon kázeňských trestů uvedených v<text:s/></text:span><text:a xlink:href="aspi://module='ASPI'&amp;link='169/1999%20Sb.%252364'&amp;ucin-k-dni='30.12.9999'" office:target-frame-name="_top" xlink:show="replace"><text:span text:style-name="T1476">odstavci 1 písm. e)</text:span></text:a><text:span text:style-name="T1477"><text:s/>a<text:s/></text:span><text:a xlink:href="aspi://module='ASPI'&amp;link='169/1999%20Sb.%252364'&amp;ucin-k-dni='30.12.9999'" office:target-frame-name="_top" xlink:show="replace"><text:span text:style-name="T1478">f)</text:span></text:a><text:span text:style-name="T1479"><text:s/>lze uložit též podmíněně se zkušební dobou až na 6 měsíců.<text:s/></text:span></text:p>
      <text:p text:style-name="P1480"><text:s/></text:p>
      <text:p text:style-name="P1481"><text:span text:style-name="T1482"><text:tab/>§ 65<text:s/></text:span><text:a xlink:href="aspi://module='KO'&amp;link='KO169_1999CZ%252365'&amp;ucin-k-dni='30.12.9999'" office:target-frame-name="_top" xlink:show="replace"><text:span text:style-name="T1483">[Komentář WK] [DZ]</text:span></text:a><text:span text:style-name="T1484"><text:s/></text:span></text:p>
      <text:p text:style-name="P1485"/>
      <text:p text:style-name="P1486"><text:tab/>Přerušení výkonu trestu u mladistvých a zajištění výkonu ochranné výchovy<text:s/></text:p>
      <text:p text:style-name="P1487"/>
      <text:p text:style-name="P1488"><text:span text:style-name="T1489"><text:tab/>(1) Ředitel věznice mladistvému umožní přerušení výkonu trestu z důvodů uvedených v<text:s/></text:span><text:a xlink:href="aspi://module='ASPI'&amp;link='169/1999%20Sb.%252356'&amp;ucin-k-dni='30.12.9999'" office:target-frame-name="_top" xlink:show="replace"><text:span text:style-name="T1490">§ 56 odst. 1</text:span></text:a><text:span text:style-name="T1491">, pokud lze mít důvodně za to, že mladistvý bude v prostředí, které jej nebude negativně ovlivňovat. Přerušení výkonu trestu mu zpravidla neumožní, jestliže mladistvý musel být do výkonu trestu dodán.<text:s/></text:span></text:p>
      <text:p text:style-name="P1492"><text:s/></text:p>
      <text:p text:style-name="P1493"><text:tab/>(2) Jestliže byla mladistvému uložena ochranná výchova a je-li zajištěn její výkon, dodá dnem ukončení výkonu trestu Vězeňská služba odsouzeného do příslušného školského zařízení pro výkon ústavní nebo ochranné výchovy.<text:s/></text:p>
      <text:p text:style-name="P1494"><text:s/></text:p>
      <text:p text:style-name="P1495"><text:tab/>Díl 4<text:s/></text:p>
      <text:p text:style-name="P1496"/>
      <text:p text:style-name="P1497"><text:tab/>Výkon trestu u odsouzených žen<text:s/></text:p>
      <text:p text:style-name="P1498"/>
      <text:p text:style-name="P1499"><text:span text:style-name="T1500"><text:tab/>§ 66<text:s/></text:span><text:a xlink:href="aspi://module='KO'&amp;link='KO169_1999CZ%252366'&amp;ucin-k-dni='30.12.9999'" office:target-frame-name="_top" xlink:show="replace"><text:span text:style-name="T1501">[Komentář WK] [DZ]</text:span></text:a><text:span text:style-name="T1502"><text:s/></text:span></text:p>
      <text:p text:style-name="P1503"/>
      <text:p text:style-name="P1504"><text:tab/>Kázeňské tresty ukládané odsouzeným ženám<text:s/></text:p>
      <text:p text:style-name="P1505"/>
      <text:p text:style-name="P1506"><text:tab/>Těhotné ženě a ženě, u níž od porodu dítěte neuplynula doba delší než 6 měsíců, lze uložit za kázeňský přestupek jen některý z těchto kázeňských trestů:<text:s/></text:p>
      <text:p text:style-name="P1507"><text:s/></text:p>
      <text:p text:style-name="P1508">a) důtku,<text:s/></text:p>
      <text:p text:style-name="P1509"><text:s/></text:p>
      <text:p text:style-name="P1510">b) propadnutí věci,<text:s/></text:p>
      <text:p text:style-name="P1511"><text:s/></text:p>
      <text:p text:style-name="P1512">c) odnětí výhod vyplývajících z předchozí kázeňské odměny.<text:s/></text:p>
      <text:p text:style-name="P1513"><text:s/></text:p>
      <text:p text:style-name="P1514"><text:span text:style-name="T1515"><text:tab/>§ 67<text:s/></text:span><text:a xlink:href="aspi://module='KO'&amp;link='KO169_1999CZ%252367'&amp;ucin-k-dni='30.12.9999'" office:target-frame-name="_top" xlink:show="replace"><text:span text:style-name="T1516">[Komentář WK] [DZ]</text:span></text:a><text:span text:style-name="T1517"><text:s/></text:span></text:p>
      <text:p text:style-name="P1518"/>
      <text:p text:style-name="P1519"><text:tab/>Výkon trestu u matek nezletilých dětí<text:s/></text:p>
      <text:p text:style-name="P1520"/>
      <text:p text:style-name="P1521"><text:tab/>(1) V případech hodných zvláštního zřetele, jestliže takový postup umožňují podmínky ve věznici a osobnostní předpoklady odsouzené ženy, může být odsouzené ženě na její žádost povoleno, aby ve výkonu trestu měla u sebe a starala se o své dítě zpravidla do 3 let jeho věku, pokud takové dítě nebylo soudem svěřeno do výchovy jiné osoby. Před rozhodnutím si ředitel věznice vyžádá posouzení lékaře a klinického psychologa a orgánu sociálněprávní ochrany dětí, zda je takový postup ve prospěch dítěte.<text:s/></text:p>
      <text:p text:style-name="P1522"><text:s/></text:p>
      <text:p text:style-name="P1523"><text:span text:style-name="T1524"><text:tab/>(2) Proti rozhodnutí ředitele věznice podle<text:s/></text:span><text:a xlink:href="aspi://module='ASPI'&amp;link='169/1999%20Sb.%252367'&amp;ucin-k-dni='30.12.9999'" office:target-frame-name="_top" xlink:show="replace"><text:span text:style-name="T1525">odstavce 1</text:span></text:a><text:span text:style-name="T1526"><text:s/>může odsouzená žena podat do 3 dnů od jeho oznámení stížnost, jež má odkladný účinek. O stížnosti rozhoduje generální ředitel Vězeňské služby nebo k tomu zmocněný zaměstnanec Vězeňské služby.<text:s/></text:span></text:p>
      <text:p text:style-name="P1527"><text:s/></text:p>
      <text:p text:style-name="P1528"><text:span text:style-name="T1529"><text:tab/>(3) Byla-li žádost podle<text:s/></text:span><text:a xlink:href="aspi://module='ASPI'&amp;link='169/1999%20Sb.%252367'&amp;ucin-k-dni='30.12.9999'" office:target-frame-name="_top" xlink:show="replace"><text:span text:style-name="T1530">odstavce 1</text:span></text:a><text:span text:style-name="T1531"><text:s/>zamítnuta, může ji odsouzená žena opakovat nejdříve po 3 měsících od právní moci rozhodnutí.<text:s/></text:span></text:p>
      <text:p text:style-name="P1532"><text:s/></text:p>
      <text:p text:style-name="P1533"><text:tab/>(4) Věznice umožní příslušnému orgánu sociálněprávní ochrany dětí pravidelně sledovat vývoj dítěte, o které odsouzená žena pečuje ve věznici.<text:s/></text:p>
      <text:p text:style-name="P1534"><text:s/></text:p>
      <text:p text:style-name="P1535"><text:tab/>(5) Základem programu zacházení je u matky, které bylo povoleno mít u sebe a starat se o své dítě, celodenní péče o dítě.<text:s/></text:p>
      <text:p text:style-name="P1536"><text:s/></text:p>
      <text:p text:style-name="P1537"><text:tab/>(6) Ředitel věznice může rozhodnout o zrušení povolení mít ve výkonu trestu u sebe své dítě a starat se o ně, a to na základě negativního vyjádření lékaře nebo klinického psychologa anebo orgánu sociálně-právní ochrany dětí k dalšímu pobytu dítěte s matkou ve věznici. O tomto rozhodnutí ředitele informuje věznice neprodleně okresní soud a orgán sociálně-právní ochrany dětí, v jejichž obvodu se věznice nachází.<text:s/></text:p>
      <text:p text:style-name="P1538"><text:s/></text:p>
      <text:p text:style-name="P1539"><text:span text:style-name="T1540"><text:tab/>(7) Proti rozhodnutí ředitele věznice podle<text:s/></text:span><text:a xlink:href="aspi://module='ASPI'&amp;link='169/1999%20Sb.%252367'&amp;ucin-k-dni='30.12.9999'" office:target-frame-name="_top" xlink:show="replace"><text:span text:style-name="T1541">odstavce 6</text:span></text:a><text:span text:style-name="T1542"><text:s/>může odsouzená žena podat do 3 dnů od jeho oznámení stížnost, která nemá odkladný účinek. O stížnosti rozhoduje bezodkladně generální ředitel Vězeňské služby nebo k tomu zmocněný zaměstnanec Vězeňské služby.<text:s/></text:span></text:p>
      <text:p text:style-name="P1543"><text:s/></text:p>
      <text:p text:style-name="P1544"><text:span text:style-name="T1545"><text:tab/>§ 68<text:s/></text:span><text:a xlink:href="aspi://module='KO'&amp;link='KO169_1999CZ%252368'&amp;ucin-k-dni='30.12.9999'" office:target-frame-name="_top" xlink:show="replace"><text:span text:style-name="T1546">[Komentář WK] [DZ]</text:span></text:a><text:span text:style-name="T1547"><text:s/></text:span></text:p>
      <text:p text:style-name="P1548"/>
      <text:p text:style-name="P1549"><text:tab/>Přerušení výkonu trestu u odsouzených žen<text:s/></text:p>
      <text:p text:style-name="P1550"/>
      <text:p text:style-name="P1551"><text:tab/>Odsouzené ženě, která před nástupem výkonu trestu řádně pečovala o své nezletilé dítě, lze po vyjádření příslušného orgánu sociálněprávní ochrany dětí prodloužit dobu, po kterou je přerušen výkon trestu, až o 10 dnů v kalendářním roce k návštěvě dítěte, které se nachází v péči jiné osoby.<text:s/></text:p>
      <text:p text:style-name="P1552"><text:s/></text:p>
      <text:p text:style-name="P1553"><text:tab/>Díl 5<text:s/></text:p>
      <text:p text:style-name="P1554"/>
      <text:p text:style-name="P1555"><text:tab/>Výkon trestu odsouzených trvale pracovně nezařaditelných<text:s/></text:p>
      <text:p text:style-name="P1556"/>
      <text:p text:style-name="P1557"><text:span text:style-name="T1558"><text:tab/>§ 69<text:s/></text:span><text:a xlink:href="aspi://module='KO'&amp;link='KO169_1999CZ%252369'&amp;ucin-k-dni='30.12.9999'" office:target-frame-name="_top" xlink:show="replace"><text:span text:style-name="T1559">[Komentář WK] [DZ]</text:span></text:a><text:span text:style-name="T1560"><text:s/></text:span></text:p>
      <text:p text:style-name="P1561"/>
      <text:p text:style-name="P1562"><text:tab/>(1) Odsouzeným trvale pracovně nezařaditelným je odsouzený,<text:s/></text:p>
      <text:p text:style-name="P1563"><text:s/></text:p>
      <text:p text:style-name="P1564">a) který je starší 65 let, pokud sám nepožádá o zařazení do práce,<text:s/></text:p>
      <text:p text:style-name="P1565"><text:s/></text:p>
      <text:p text:style-name="P1566"><text:span text:style-name="T1567">b) který byl uznán invalidním ve třetím stupni</text:span><text:span text:style-name="T1568">22)</text:span><text:span text:style-name="T1569">, ledaže sám požádá o zařazení do práce a jeho pracovní schopnost takovéto zařazení připouští, nebo<text:s/></text:span></text:p>
      <text:p text:style-name="P1570"><text:s/></text:p>
      <text:p text:style-name="P1571">c) jehož zdravotní stav neumožňuje trvalé pracovní zařazení.<text:s/></text:p>
      <text:p text:style-name="P1572"><text:s/></text:p>
      <text:p text:style-name="P1573"><text:tab/>(2) Trvale pracovně nezařaditelným odsouzeným lze ukládat jen takové kázeňské tresty, které lze jinak uložit mladistvým.<text:s/></text:p>
      <text:p text:style-name="P1574"><text:s/></text:p>
      <text:p text:style-name="P1575"><text:tab/>Díl 6<text:s/></text:p>
      <text:p text:style-name="P1576"/>
      <text:p text:style-name="P1577"><text:tab/>Výkon trestu odsouzených s poruchami duševními a s poruchami chování<text:s/></text:p>
      <text:p text:style-name="P1578"/>
      <text:p text:style-name="P1579"><text:span text:style-name="T1580"><text:tab/>§ 70<text:s/></text:span><text:a xlink:href="aspi://module='KO'&amp;link='KO169_1999CZ%252370'&amp;ucin-k-dni='30.12.9999'" office:target-frame-name="_top" xlink:show="replace"><text:span text:style-name="T1581">[Komentář WK] [DZ]</text:span></text:a><text:span text:style-name="T1582"><text:s/></text:span></text:p>
      <text:p text:style-name="P1583"/>
      <text:p text:style-name="P1584"><text:tab/>U odsouzených<text:s/></text:p>
      <text:p text:style-name="P1585"><text:s/></text:p>
      <text:p text:style-name="P1586">a) s poruchou duševní a poruchou chování,<text:s/></text:p>
      <text:p text:style-name="P1587"><text:s/></text:p>
      <text:p text:style-name="P1588">b) s poruchou osobnosti a chování, způsobenou užíváním návykových látek, nebo<text:s/></text:p>
      <text:p text:style-name="P1589"><text:s/></text:p>
      <text:p text:style-name="P1590">c) s mentální retardací<text:s/></text:p>
      <text:p text:style-name="P1591"><text:tab/>se ve vnitřním řádu věznice, zejména při volbě obsahu a forem programu zacházení, přihlíží k závěrům odborného lékařského posouzení těchto odsouzených a k nutnosti individuálního nebo skupinového terapeutického působení.<text:s/></text:p>
      <text:p text:style-name="P1592"><text:s/></text:p>
      <text:p text:style-name="P1593"><text:tab/>Díl 7<text:s/></text:p>
      <text:p text:style-name="P1594"/>
      <text:p text:style-name="P1595"><text:tab/>Výkon doživotního trestu<text:s/></text:p>
      <text:p text:style-name="P1596"/>
      <text:p text:style-name="P1597"><text:span text:style-name="T1598"><text:tab/>§ 71<text:s/></text:span><text:a xlink:href="aspi://module='KO'&amp;link='KO169_1999CZ%252371'&amp;ucin-k-dni='30.12.9999'" office:target-frame-name="_top" xlink:show="replace"><text:span text:style-name="T1599">[Komentář WK] [DZ]</text:span></text:a><text:span text:style-name="T1600"><text:s/></text:span></text:p>
      <text:p text:style-name="P1601"/>
      <text:p text:style-name="P1602"><text:tab/>(1) Vnitřní řád věznice, jakož i obsah a formy zacházení s odsouzenými k doživotnímu trestu musí přihlížet též k povaze tohoto trestu a nebezpečnosti odsouzených, kterým je takový trest uložen.<text:s/></text:p>
      <text:p text:style-name="P1603"><text:s/></text:p>
      <text:p text:style-name="P1604"><text:tab/>(2) Odsouzenému k doživotnímu trestu nelze přerušit výkon trestu nebo mu udělit kázeňskou odměnu spočívající v povolení dočasně opustit věznici v souvislosti s návštěvou nebo s programem zacházení.<text:s/></text:p>
      <text:p text:style-name="P1605"><text:s/></text:p>
      <text:p text:style-name="P1606"><text:tab/>Díl 8<text:s/></text:p>
      <text:p text:style-name="P1607"/>
      <text:p text:style-name="P1608"><text:tab/>Výkon trestu u odsouzených cizinců<text:s/></text:p>
      <text:p text:style-name="P1609"/>
      <text:p text:style-name="P1610"><text:span text:style-name="T1611"><text:tab/>§ 72<text:s/></text:span><text:a xlink:href="aspi://module='KO'&amp;link='KO169_1999CZ%252372'&amp;ucin-k-dni='30.12.9999'" office:target-frame-name="_top" xlink:show="replace"><text:span text:style-name="T1612">[Komentář WK] [DZ]</text:span></text:a><text:span text:style-name="T1613"><text:s/></text:span></text:p>
      <text:p text:style-name="P1614"/>
      <text:p text:style-name="P1615"><text:tab/>(1) Při umísťování odsouzených, kteří nejsou státními občany České republiky (dále jen "cizinci"), do věznice se podle možností postupuje tak, aby cizinci téhož státního občanství nebo hovořící stejným nebo podobným jazykem spolu mohli komunikovat, pokud to není v rozporu s účelem trestu.<text:s/></text:p>
      <text:p text:style-name="P1616"><text:s/></text:p>
      <text:p text:style-name="P1617"><text:tab/>(2) Cizincům se podle možností umožní přístup k četbě knih v jazyce, který ovládají, popřípadě v závislosti na výměře trestu se jim vytvoří vhodné podmínky pro výuku českého jazyka.<text:s/></text:p>
      <text:p text:style-name="P1618"><text:s/></text:p>
      <text:p text:style-name="P1619"><text:tab/>(3) Cizinec se bezprostředně po přijetí do výkonu trestu poučí o právu obracet se na diplomatickou misi a konzulární úřad státu, jehož je státním občanem. Uprchlíci a osoby bez státního občanství se poučí o právu obracet se na diplomatickou misi státu pověřeného chránit jejich zájmy nebo na mezinárodní orgány a mezinárodní organizace, jejichž posláním je tyto zájmy chránit.<text:s/></text:p>
      <text:p text:style-name="P1620"><text:s/></text:p>
      <text:p text:style-name="P1621"><text:span text:style-name="T1622"><text:tab/>(4) Cizinci se poučí o právu na přijetí konzulární návštěvy. Taková návštěva se nezapočítává do návštěv podle<text:s/></text:span><text:a xlink:href="aspi://module='ASPI'&amp;link='169/1999%20Sb.%252319'&amp;ucin-k-dni='30.12.9999'" office:target-frame-name="_top" xlink:show="replace"><text:span text:style-name="T1623">§ 19</text:span></text:a><text:span text:style-name="T1624">.<text:s/></text:span></text:p>
      <text:p text:style-name="P1625"><text:s/></text:p>
      <text:p text:style-name="P1626"><text:tab/>(5) Cizinci se bezprostředně po přijetí do výkonu trestu poučí o možnosti podat žádost o předání k výkonu trestu do státu, jehož jsou státními občany, jakož i o právních důsledcích tohoto předání, pokud takový postup umožňuje mezinárodní smlouva, kterou je Česká republika vázána.<text:s/></text:p>
      <text:p text:style-name="P1627"><text:s/></text:p>
      <text:p text:style-name="P1628"><text:tab/>(6) Věznice poučí cizince o jejich právech a povinnostech v mateřském jazyce nebo v jazyce, jemuž rozumí; o poučení se vyhotoví záznam, který cizinec podepíše.<text:s/></text:p>
      <text:p text:style-name="P1629"><text:s/></text:p>
      <text:p text:style-name="P1630"><text:tab/>Díl 9<text:s/></text:p>
      <text:p text:style-name="P1631"/>
      <text:p text:style-name="P1632"><text:tab/>Výkon trestu velmi nebezpečných odsouzených<text:s/></text:p>
      <text:p text:style-name="P1633"/>
      <text:p text:style-name="P1634"><text:tab/>§ 72a<text:s/></text:p>
      <text:p text:style-name="P1635"/>
      <text:p text:style-name="P1636"><text:tab/>(1) Velmi nebezpečným odsouzeným je odsouzený,<text:s/></text:p>
      <text:p text:style-name="P1637"><text:s/></text:p>
      <text:p text:style-name="P1638">a) který byl odsouzen k výjimečnému trestu,<text:s/></text:p>
      <text:p text:style-name="P1639"><text:s/></text:p>
      <text:p text:style-name="P1640">b) proti kterému je vedeno trestní stíhání pro zvlášť závažný zločin spáchaný během výkonu vazby nebo výkonu trestu,<text:s/></text:p>
      <text:p text:style-name="P1641"><text:s/></text:p>
      <text:p text:style-name="P1642">c) který se v posledních pěti letech pokusil uprchnout nebo uprchl z výkonu vazby nebo výkonu trestu,<text:s/></text:p>
      <text:p text:style-name="P1643"><text:s/></text:p>
      <text:p text:style-name="P1644">d) u kterého lze důvodně předpokládat, že ohrozí bezpečnost jiných osob.<text:s/></text:p>
      <text:p text:style-name="P1645"><text:s/></text:p>
      <text:p text:style-name="P1646"><text:tab/>(2) Velmi nebezpečný odsouzený se zpravidla umisťuje do oddílu se zesíleným stavebně technickým zabezpečením. Rozhodnutí ředitele věznice o zařazení do oddílu se zesíleným stavebně technickým zabezpečením se vyhotovuje písemně a doručuje se odsouzenému. Proti rozhodnutí může odsouzený podat do 3 dnů od doručení stížnost, která nemá odkladný účinek. O stížnosti rozhoduje generální ředitel Vězeňské služby nebo jím pověřený zaměstnanec Vězeňské služby.<text:s/></text:p>
      <text:p text:style-name="P1647"><text:s/></text:p>
      <text:p text:style-name="P1648"><text:span text:style-name="T1649"><text:tab/>(3) Velmi nebezpečný odsouzený podle<text:s/></text:span><text:a xlink:href="aspi://module='ASPI'&amp;link='169/1999%20Sb.%252372a'&amp;ucin-k-dni='30.12.9999'" office:target-frame-name="_top" xlink:show="replace"><text:span text:style-name="T1650">odstavce 1 písm. a) až c)</text:span></text:a><text:span text:style-name="T1651"><text:s/>se do oddílu se zesíleným stavebně technickým zabezpečením umístí na dobu nejdéle 90 dnů. Nejsou-li v této době zjištěny důvody podle<text:s/></text:span><text:a xlink:href="aspi://module='ASPI'&amp;link='169/1999%20Sb.%252372a'&amp;ucin-k-dni='30.12.9999'" office:target-frame-name="_top" xlink:show="replace"><text:span text:style-name="T1652">odstavce 1 písm. d)</text:span></text:a><text:span text:style-name="T1653">, odsouzený se z tohoto oddílu vyřadí. Jsou-li v této době takové důvody zjištěny, odsouzený se v tomto oddílu ponechá, a to i opakovaně, nejdéle na dalších 180 dnů.<text:s/></text:span></text:p>
      <text:soft-page-break/>
      <text:p text:style-name="P1654"><text:s/></text:p>
      <text:p text:style-name="P1655"><text:span text:style-name="T1656"><text:tab/>(4) Velmi nebezpečný odsouzený podle<text:s/></text:span><text:a xlink:href="aspi://module='ASPI'&amp;link='169/1999%20Sb.%252372a'&amp;ucin-k-dni='30.12.9999'" office:target-frame-name="_top" xlink:show="replace"><text:span text:style-name="T1657">odstavce 1 písm. d)</text:span></text:a><text:span text:style-name="T1658"><text:s/>se do oddílu se zesíleným stavebně technickým zabezpečením umístí na dobu nejdéle 180 dnů. Nejsou-li v této době zjištěny důvody pro toto umístění, odsouzený se z tohoto oddílu vyřadí. Jsou-li v této době takové důvody zjištěny, odsouzený se v tomto oddílu ponechá, a to i opakovaně, nejdéle na dalších 180 dnů.<text:s/></text:span></text:p>
      <text:p text:style-name="P1659"><text:s/></text:p>
      <text:p text:style-name="P1660"><text:tab/>(5) Odsouzený zařazený do oddílu se zesíleným stavebně technickým zabezpečením může požádat ředitele věznice o vyřazení z tohoto oddílu, má-li za to, že důvody pro takové zařazení nenastaly nebo pominuly. Rozhodnutí o žádosti se vyhotovuje písemně a doručuje se odsouzenému. Proti rozhodnutí může odsouzený podat do 3 dnů od doručení stížnost, která nemá odkladný účinek. O stížnosti rozhoduje generální ředitel Vězeňské služby nebo jím pověřený zaměstnanec Vězeňské služby. Byla-li žádost odsouzeného zamítnuta, může ji odsouzený podat znovu až po uplynutí tří měsíců od právní moci rozhodnutí.<text:s/></text:p>
      <text:p text:style-name="P1661"><text:s/></text:p>
      <text:p text:style-name="P1662"><text:tab/>Díl 10<text:s/></text:p>
      <text:p text:style-name="P1663"/>
      <text:p text:style-name="P1664"><text:tab/>Výkon trestu ve věznici se zvýšenou ostrahou<text:s/></text:p>
      <text:p text:style-name="P1665"/>
      <text:p text:style-name="P1666"><text:tab/>§ 72b<text:s/></text:p>
      <text:p text:style-name="P1667"/>
      <text:p text:style-name="P1668"><text:span text:style-name="T1669"><text:tab/>Při výkonu trestu ve věznici se zvýšenou ostrahou se nepoužijí ustanovení<text:s/></text:span><text:a xlink:href="aspi://module='ASPI'&amp;link='169/1999%20Sb.%252319'&amp;ucin-k-dni='30.12.9999'" office:target-frame-name="_top" xlink:show="replace"><text:span text:style-name="T1670">§ 19 odst. 8</text:span></text:a><text:span text:style-name="T1671">,<text:s/></text:span><text:a xlink:href="aspi://module='ASPI'&amp;link='169/1999%20Sb.%252345'&amp;ucin-k-dni='30.12.9999'" office:target-frame-name="_top" xlink:show="replace"><text:span text:style-name="T1672">§ 45 odst. 2 písm. g)</text:span></text:a><text:span text:style-name="T1673"><text:s/>a<text:s/></text:span><text:a xlink:href="aspi://module='ASPI'&amp;link='169/1999%20Sb.%252345'&amp;ucin-k-dni='30.12.9999'" office:target-frame-name="_top" xlink:show="replace"><text:span text:style-name="T1674">h)</text:span></text:a><text:span text:style-name="T1675">,<text:s/></text:span><text:a xlink:href="aspi://module='ASPI'&amp;link='169/1999%20Sb.%252356'&amp;ucin-k-dni='30.12.9999'" office:target-frame-name="_top" xlink:show="replace"><text:span text:style-name="T1676">§ 56 odst. 1</text:span></text:a><text:span text:style-name="T1677"><text:s/>a<text:s/></text:span><text:a xlink:href="aspi://module='ASPI'&amp;link='169/1999%20Sb.%252356'&amp;ucin-k-dni='30.12.9999'" office:target-frame-name="_top" xlink:show="replace"><text:span text:style-name="T1678">2</text:span></text:a><text:span text:style-name="T1679"><text:s/>a<text:s/></text:span><text:a xlink:href="aspi://module='ASPI'&amp;link='169/1999%20Sb.%252368'&amp;ucin-k-dni='30.12.9999'" office:target-frame-name="_top" xlink:show="replace"><text:span text:style-name="T1680">§ 68</text:span></text:a><text:span text:style-name="T1681">.<text:s/></text:span></text:p>
      <text:p text:style-name="P1682"><text:s/></text:p>
      <text:p text:style-name="P1683">HLAVA V<text:s/></text:p>
      <text:p text:style-name="P1684"/>
      <text:p text:style-name="P1685">PROPUŠTĚNÍ Z VÝKONU TRESTU<text:s/></text:p>
      <text:p text:style-name="P1686"/>
      <text:p text:style-name="P1687"><text:span text:style-name="T1688">§ 73<text:s/></text:span><text:a xlink:href="aspi://module='KO'&amp;link='KO169_1999CZ%252373'&amp;ucin-k-dni='30.12.9999'" office:target-frame-name="_top" xlink:show="replace"><text:span text:style-name="T1689">[Komentář WK] [DZ]</text:span></text:a><text:span text:style-name="T1690"><text:s/></text:span></text:p>
      <text:p text:style-name="P1691"/>
      <text:p text:style-name="P1692">Důvody propuštění<text:s/></text:p>
      <text:p text:style-name="P1693"/>
      <text:p text:style-name="P1694"><text:tab/>Věznice propustí odsouzeného z výkonu trestu, jestliže<text:s/></text:p>
      <text:p text:style-name="P1695"><text:s/></text:p>
      <text:p text:style-name="P1696">a) uplynula doba trestu stanovená v pravomocném a vykonatelném rozhodnutí soudu a Vězeňské službě nebylo doručeno nařízení soudu k výkonu dalšího trestu,<text:s/></text:p>
      <text:p text:style-name="P1697"><text:s/></text:p>
      <text:p text:style-name="P1698">b) obdržela písemný příkaz, aby odsouzený byl propuštěn na svobodu, vydaný soudem na základě jeho rozhodnutí,<text:s/></text:p>
      <text:p text:style-name="P1699"><text:s/></text:p>
      <text:p text:style-name="P1700">c) propuštění nařídil státní zástupce při výkonu dozoru nad výkonem trestu, nebo<text:s/></text:p>
      <text:p text:style-name="P1701"><text:s/></text:p>
      <text:p text:style-name="P1702"><text:span text:style-name="T1703">d) o propuštění rozhodl prezident republiky při udělování milosti nebo ministr při výkonu svých oprávnění podle<text:s/></text:span><text:a xlink:href="aspi://module='ASPI'&amp;link='141/1961%20Sb.%2523'&amp;ucin-k-dni='30.12.9999'" office:target-frame-name="_top" xlink:show="replace"><text:span text:style-name="T1704">trestního řádu</text:span></text:a><text:span text:style-name="T1705">.<text:s/></text:span></text:p>
      <text:p text:style-name="P1706"><text:s/></text:p>
      <text:p text:style-name="P1707"><text:span text:style-name="T1708">§ 74<text:s/></text:span><text:a xlink:href="aspi://module='KO'&amp;link='KO169_1999CZ%252374'&amp;ucin-k-dni='30.12.9999'" office:target-frame-name="_top" xlink:show="replace"><text:span text:style-name="T1709">[Komentář WK] [DZ]</text:span></text:a><text:span text:style-name="T1710"><text:s/></text:span></text:p>
      <text:p text:style-name="P1711"/>
      <text:p text:style-name="P1712">Výstupní oddíl<text:s/></text:p>
      <text:p text:style-name="P1713"/>
      <text:p text:style-name="P1714"><text:tab/>(1) Ve věznicích lze zřídit výstupní oddíl, do nichž se přiměřenou dobu před očekávaným skončením výkonu trestu zpravidla zařazují odsouzení, kterým byl uložen trest na dobu delší než 3 roky, a odsouzení, jimž je třeba pomáhat při vytváření příznivých podmínek pro soběstačný život v souladu se zákonem.<text:s/></text:p>
      <text:p text:style-name="P1715"><text:s/></text:p>
      <text:p text:style-name="P1716"><text:tab/>(2) Programy zacházení jsou po zařazení odsouzených do výstupního oddílu aktualizovány a zaměřeny na jejich přípravu na soběstačný život v souladu se zákonem.<text:s/></text:p>
      <text:p text:style-name="P1717"><text:s/></text:p>
      <text:p text:style-name="P1718"><text:span text:style-name="T1719">§ 75<text:s/></text:span><text:a xlink:href="aspi://module='KO'&amp;link='KO169_1999CZ%252375'&amp;ucin-k-dni='30.12.9999'" office:target-frame-name="_top" xlink:show="replace"><text:span text:style-name="T1720">[Komentář WK] [DZ]</text:span></text:a><text:span text:style-name="T1721"><text:s/></text:span></text:p>
      <text:p text:style-name="P1722"/>
      <text:p text:style-name="P1723">Spolupráce s orgány sociálního zabezpečení<text:s/></text:p>
      <text:p text:style-name="P1724"/>
      <text:p text:style-name="P1725"><text:tab/>Po dobu výkonu trestu věznice vytvářejí předpoklady k tomu, aby odsouzení mohli po propuštění z výkonu trestu plynule přejít do soběstačného života v souladu se zákonem. Přitom úzce spolupracují s příslušnými orgány sociálního zabezpečení, zejména jim poskytují včas potřebné informace a umožňují jim průběžný kontakt s odsouzeným.<text:s/></text:p>
      <text:p text:style-name="P1726"><text:s/></text:p>
      <text:p text:style-name="P1727">HLAVA VI<text:s/></text:p>
      <text:p text:style-name="P1728"/>
      <text:p text:style-name="P1729">SPOLEČNÁ, PŘECHODNÁ A ZÁVĚREČNÁ USTANOVENÍ<text:s/></text:p>
      <text:p text:style-name="P1730"/>
      <text:p text:style-name="P1731"><text:tab/>Díl 1<text:s/></text:p>
      <text:p text:style-name="P1732"/>
      <text:p text:style-name="P1733"><text:tab/>Společná ustanovení<text:s/></text:p>
      <text:p text:style-name="P1734"/>
      <text:p text:style-name="P1735"><text:span text:style-name="T1736"><text:tab/>§ 76<text:s/></text:span><text:a xlink:href="aspi://module='KO'&amp;link='KO169_1999CZ%252376'&amp;ucin-k-dni='30.12.9999'" office:target-frame-name="_top" xlink:show="replace"><text:span text:style-name="T1737">[Komentář WK] [DZ]</text:span></text:a><text:span text:style-name="T1738"><text:s/></text:span></text:p>
      <text:p text:style-name="P1739"/>
      <text:p text:style-name="P1740"><text:tab/>Společná ustanovení o řízení<text:s/></text:p>
      <text:p text:style-name="P1741"/>
      <text:p text:style-name="P1742"><text:span text:style-name="T1743"><text:tab/>(1) Na řízení podle tohoto zákona se nevztahuje<text:s/></text:span><text:a xlink:href="aspi://module='ASPI'&amp;link='71/1967%20Sb.%2523'&amp;ucin-k-dni='30.12.9999'" office:target-frame-name="_top" xlink:show="replace"><text:span text:style-name="T1744">správní řád</text:span></text:a><text:span text:style-name="T1745">.<text:s/></text:span></text:p>
      <text:p text:style-name="P1746"><text:s/></text:p>
      <text:soft-page-break/>
      <text:p text:style-name="P1747"><text:tab/>(2) Rozhodnutí vydané podle tohoto zákona je třeba oznámit osobě, jíž se týká; v případě, že zákon proti takovému rozhodnutí připouští stížnost, je třeba je písemně vyhotovit a takové osobě doručit.<text:s/></text:p>
      <text:p text:style-name="P1748"><text:s/></text:p>
      <text:p text:style-name="P1749"><text:tab/>(3) Oznámení se činí buď vyhlášením rozhodnutí v přítomnosti toho, jehož se týká, anebo doručením písemného vyhotovení takového rozhodnutí.<text:s/></text:p>
      <text:p text:style-name="P1750"><text:s/></text:p>
      <text:p text:style-name="P1751"><text:tab/>(4) Stížnost proti rozhodnutí má odkladný účinek pouze tehdy, jestliže tak tento zákon výslovně stanoví.<text:s/></text:p>
      <text:p text:style-name="P1752"><text:s/></text:p>
      <text:p text:style-name="P1753"><text:tab/>(5) K rozhodování o žalobách proti rozhodnutím Vězeňské služby je příslušný okresní soud, v jehož obvodu bylo napadené rozhodnutí vydáno.<text:s/></text:p>
      <text:p text:style-name="P1754"><text:s/></text:p>
      <text:p text:style-name="P1755"><text:span text:style-name="T1756"><text:tab/>§ 77<text:s/></text:span><text:a xlink:href="aspi://module='KO'&amp;link='KO169_1999CZ%252377'&amp;ucin-k-dni='30.12.9999'" office:target-frame-name="_top" xlink:show="replace"><text:span text:style-name="T1757">[Komentář WK] [DZ]</text:span></text:a><text:span text:style-name="T1758"><text:s/></text:span></text:p>
      <text:p text:style-name="P1759"/>
      <text:p text:style-name="P1760"><text:tab/>Výkon postupně uložených trestů<text:s/></text:p>
      <text:p text:style-name="P1761"/>
      <text:p text:style-name="P1762"><text:tab/>Postupně uložené a dosud zcela nevykonané tresty se považují z hlediska výkonu trestu za trest jediný.<text:s/></text:p>
      <text:p text:style-name="P1763"><text:s/></text:p>
      <text:p text:style-name="P1764"><text:span text:style-name="T1765"><text:tab/>§ 78<text:s/></text:span><text:a xlink:href="aspi://module='KO'&amp;link='KO169_1999CZ%252378'&amp;ucin-k-dni='30.12.9999'" office:target-frame-name="_top" xlink:show="replace"><text:span text:style-name="T1766">[Komentář WK] [DZ]</text:span></text:a><text:span text:style-name="T1767"><text:s/></text:span></text:p>
      <text:p text:style-name="P1768"/>
      <text:p text:style-name="P1769"><text:tab/>Dozor nad výkonem trestu<text:s/></text:p>
      <text:p text:style-name="P1770"/>
      <text:p text:style-name="P1771"><text:tab/>(1) Dozor nad dodržováním právních předpisů při výkonu trestu provádí krajské státní zastupitelství, v jehož obvodu se trest vykonává.<text:s/></text:p>
      <text:p text:style-name="P1772"><text:s/></text:p>
      <text:p text:style-name="P1773"><text:tab/>(2) Při výkonu dozoru je státní zástupce oprávněn:<text:s/></text:p>
      <text:p text:style-name="P1774"><text:s/></text:p>
      <text:p text:style-name="P1775">a) v kteroukoliv dobu navštěvovat místa, kde se provádí výkon trestu,<text:s/></text:p>
      <text:p text:style-name="P1776"><text:s/></text:p>
      <text:p text:style-name="P1777">b) nahlížet do dokladů, podle nichž byli odsouzení zbaveni svobody, hovořit s odsouzenými bez přítomnosti jiných osob,<text:s/></text:p>
      <text:p text:style-name="P1778"><text:s/></text:p>
      <text:p text:style-name="P1779">c) prověřovat, zda příkazy a rozhodnutí Vězeňské služby ve věznici týkající se výkonu trestu odpovídají zákonům a jiným právním předpisům,<text:s/></text:p>
      <text:p text:style-name="P1780"><text:s/></text:p>
      <text:p text:style-name="P1781">d) žádat od zaměstnanců Vězeňské služby ve věznici potřebná vysvětlení, předložení spisů, dokladů, příkazů a rozhodnutí týkajících se výkonu trestu,<text:s/></text:p>
      <text:p text:style-name="P1782"><text:s/></text:p>
      <text:p text:style-name="P1783">e) vydávat příkazy k zachovávání předpisů platných pro výkon trestu,<text:s/></text:p>
      <text:p text:style-name="P1784"><text:s/></text:p>
      <text:p text:style-name="P1785">f) nařídit, aby osoba, která je ve výkonu trestu držena nezákonně, byla ihned propuštěna.<text:s/></text:p>
      <text:p text:style-name="P1786"><text:s/></text:p>
      <text:p text:style-name="P1787"><text:span text:style-name="T1788"><text:tab/>(3) Vězeňská služba je povinna příkazy státního zástupce podle<text:s/></text:span><text:a xlink:href="aspi://module='ASPI'&amp;link='169/1999%20Sb.%252378'&amp;ucin-k-dni='30.12.9999'" office:target-frame-name="_top" xlink:show="replace"><text:span text:style-name="T1789">odstavce 2</text:span></text:a><text:span text:style-name="T1790"><text:s/>bez odkladu provést.<text:s/></text:span></text:p>
      <text:p text:style-name="P1791"><text:s/></text:p>
      <text:p text:style-name="P1792"><text:tab/>(4) Ustanovením o dozoru není dotčena povinnost Vězeňské služby v rozsahu své působnosti provádět vlastní kontrolní činnost a oprávnění ministra, případně orgánů nebo osob jím k tomu zmocněných stanovené zvláštním zákonem.1)<text:s/></text:p>
      <text:p text:style-name="P1793"><text:s/></text:p>
      <text:p text:style-name="P1794"><text:span text:style-name="T1795"><text:tab/>§ 79<text:s/></text:span><text:a xlink:href="aspi://module='KO'&amp;link='KO169_1999CZ%252379'&amp;ucin-k-dni='30.12.9999'" office:target-frame-name="_top" xlink:show="replace"><text:span text:style-name="T1796">[Komentář WK] [DZ]</text:span></text:a><text:span text:style-name="T1797"><text:s/></text:span></text:p>
      <text:p text:style-name="P1798"/>
      <text:p text:style-name="P1799"><text:tab/>Úhrada zdravotních služeb ve zvláštních případech<text:s/></text:p>
      <text:p text:style-name="P1800"/>
      <text:p text:style-name="P1801"><text:span text:style-name="T1802"><text:tab/>Zdravotní služby poskytnuté odsouzenému, který není pojištěncem podle zákona o veřejném zdravotním pojištění</text:span><text:span text:style-name="T1803">23)</text:span><text:span text:style-name="T1804">, hradí Vězeňská služba.<text:s/></text:span></text:p>
      <text:p text:style-name="P1805"><text:s/></text:p>
      <text:p text:style-name="P1806"><text:tab/>Díl 2<text:s/></text:p>
      <text:p text:style-name="P1807"/>
      <text:p text:style-name="P1808"><text:tab/>Přechodná, zmocňovací a zrušovací ustanovení<text:s/></text:p>
      <text:p text:style-name="P1809"/>
      <text:p text:style-name="P1810"><text:span text:style-name="T1811"><text:tab/>§ 80<text:s/></text:span><text:a xlink:href="aspi://module='KO'&amp;link='KO169_1999CZ%252380'&amp;ucin-k-dni='30.12.9999'" office:target-frame-name="_top" xlink:show="replace"><text:span text:style-name="T1812">[Komentář WK] [DZ]</text:span></text:a><text:span text:style-name="T1813"><text:s/></text:span></text:p>
      <text:p text:style-name="P1814"/>
      <text:p text:style-name="P1815"><text:tab/>Časová působnost zákona<text:s/></text:p>
      <text:p text:style-name="P1816"/>
      <text:p text:style-name="P1817"><text:tab/>Ustanovení tohoto zákona se užijí též na výkon trestů, jež byly pravomocně uloženy před účinností tohoto zákona.<text:s/></text:p>
      <text:p text:style-name="P1818"><text:s/></text:p>
      <text:p text:style-name="P1819"><text:span text:style-name="T1820"><text:tab/>§ 81<text:s/></text:span><text:a xlink:href="aspi://module='KO'&amp;link='KO169_1999CZ%252381'&amp;ucin-k-dni='30.12.9999'" office:target-frame-name="_top" xlink:show="replace"><text:span text:style-name="T1821">[Komentář WK] [DZ]</text:span></text:a><text:span text:style-name="T1822"><text:s/></text:span></text:p>
      <text:p text:style-name="P1823"/>
      <text:p text:style-name="P1824"><text:tab/>Zmocňovací ustanovení<text:s/></text:p>
      <text:p text:style-name="P1825"/>
      <text:p text:style-name="P1826"><text:tab/>Ministerstvo spravedlnosti stanoví vyhláškou řád výkonu trestu odnětí svobody, ve kterém stanoví podrobnosti při<text:s/></text:p>
      <text:p text:style-name="P1827"><text:s/></text:p>
      <text:p text:style-name="P1828">a) přijímání, umísťování, zařazování, přeřazování a propouštění odsouzených,<text:s/></text:p>
      <text:p text:style-name="P1829"><text:s/></text:p>
      <text:p text:style-name="P1830">b) zajišťování práv odsouzených a jejich sociálního postavení podle tohoto zákona,<text:s/></text:p>
      <text:p text:style-name="P1831"><text:s/></text:p>
      <text:p text:style-name="P1832">c) realizaci programu zacházení a zaměstnávání odsouzených,<text:s/></text:p>
      <text:p text:style-name="P1833"><text:s/></text:p>
      <text:p text:style-name="P1834">d) zajišťování pořádku a bezpečnosti v místech výkonu trestu,<text:s/></text:p>
      <text:soft-page-break/>
      <text:p text:style-name="P1835"><text:s/></text:p>
      <text:p text:style-name="P1836">e) kázeňském řízení,<text:s/></text:p>
      <text:p text:style-name="P1837"><text:s/></text:p>
      <text:p text:style-name="P1838">f) účasti nestátních subjektů na naplňování účelu trestu,<text:s/></text:p>
      <text:p text:style-name="P1839"><text:s/></text:p>
      <text:p text:style-name="P1840">g) režimu výkonu trestu u některých skupin odsouzených, a<text:s/></text:p>
      <text:p text:style-name="P1841"><text:s/></text:p>
      <text:p text:style-name="P1842">h) výkonu ochranného léčení v průběhu výkonu trestu.<text:s/></text:p>
      <text:p text:style-name="P1843"><text:s/></text:p>
      <text:p text:style-name="P1844"><text:span text:style-name="T1845"><text:tab/>§ 82<text:s/></text:span><text:a xlink:href="aspi://module='KO'&amp;link='KO169_1999CZ%252382'&amp;ucin-k-dni='30.12.9999'" office:target-frame-name="_top" xlink:show="replace"><text:span text:style-name="T1846">[Komentář WK] [DZ]</text:span></text:a><text:span text:style-name="T1847"><text:s/></text:span></text:p>
      <text:p text:style-name="P1848"/>
      <text:p text:style-name="P1849"><text:tab/>Zrušovací ustanovení<text:s/></text:p>
      <text:p text:style-name="P1850"/>
      <text:p text:style-name="P1851"><text:span text:style-name="T1852"><text:tab/>Zrušuje se zákon č.<text:s/></text:span><text:a xlink:href="aspi://module='ASPI'&amp;link='59/1965%20Sb.%2523'&amp;ucin-k-dni='30.12.9999'" office:target-frame-name="_top" xlink:show="replace"><text:span text:style-name="T1853">59/1965 Sb.</text:span></text:a><text:span text:style-name="T1854">, o výkonu trestu odnětí svobody, ve znění zákona č.<text:s/></text:span><text:a xlink:href="aspi://module='ASPI'&amp;link='173/1968%20Sb.%2523'&amp;ucin-k-dni='30.12.9999'" office:target-frame-name="_top" xlink:show="replace"><text:span text:style-name="T1855">173/1968 Sb.</text:span></text:a><text:span text:style-name="T1856">, zákona č.<text:s/></text:span><text:a xlink:href="aspi://module='ASPI'&amp;link='100/1970%20Sb.%2523'&amp;ucin-k-dni='30.12.9999'" office:target-frame-name="_top" xlink:show="replace"><text:span text:style-name="T1857">100/1970 Sb.</text:span></text:a><text:span text:style-name="T1858">, zákona č.<text:s/></text:span><text:a xlink:href="aspi://module='ASPI'&amp;link='47/1973%20Sb.%2523'&amp;ucin-k-dni='30.12.9999'" office:target-frame-name="_top" xlink:show="replace"><text:span text:style-name="T1859">47/1973 Sb.</text:span></text:a><text:span text:style-name="T1860">, zákona č.<text:s/></text:span><text:a xlink:href="aspi://module='ASPI'&amp;link='179/1990%20Sb.%2523'&amp;ucin-k-dni='30.12.9999'" office:target-frame-name="_top" xlink:show="replace"><text:span text:style-name="T1861">179/1990 Sb.</text:span></text:a><text:span text:style-name="T1862">, zákona č.<text:s/></text:span><text:a xlink:href="aspi://module='ASPI'&amp;link='294/1993%20Sb.%2523'&amp;ucin-k-dni='30.12.9999'" office:target-frame-name="_top" xlink:show="replace"><text:span text:style-name="T1863">294/1993 Sb.</text:span></text:a><text:span text:style-name="T1864">, nálezu Ústavního soudu č.<text:s/></text:span><text:a xlink:href="aspi://module='ASPI'&amp;link='8/1995%20Sb.%2523'&amp;ucin-k-dni='30.12.9999'" office:target-frame-name="_top" xlink:show="replace"><text:span text:style-name="T1865">8/1995 Sb.</text:span></text:a><text:span text:style-name="T1866"><text:s/>a zákona č.<text:s/></text:span><text:a xlink:href="aspi://module='ASPI'&amp;link='152/1995%20Sb.%2523'&amp;ucin-k-dni='30.12.9999'" office:target-frame-name="_top" xlink:show="replace"><text:span text:style-name="T1867">152/1995 Sb.</text:span></text:a><text:span text:style-name="T1868"><text:s/></text:span></text:p>
      <text:p text:style-name="P1869"><text:s/></text:p>
      <text:p text:style-name="P1870">ČÁST DRUHÁ<text:s/></text:p>
      <text:p text:style-name="P1871"/>
      <text:p text:style-name="P1872"><text:span text:style-name="T1873">Změna<text:s/></text:span><text:a xlink:href="aspi://module='ASPI'&amp;link='283/1993%20Sb.%2523'&amp;ucin-k-dni='30.12.9999'" office:target-frame-name="_top" xlink:show="replace"><text:span text:style-name="T1874">zákona o státním zastupitelství</text:span></text:a><text:span text:style-name="T1875"><text:s/></text:span></text:p>
      <text:p text:style-name="P1876"/>
      <text:p text:style-name="P1877"><text:span text:style-name="T1878">§ 83<text:s/></text:span><text:a xlink:href="aspi://module='KO'&amp;link='KO169_1999CZ%252383'&amp;ucin-k-dni='30.12.9999'" office:target-frame-name="_top" xlink:show="replace"><text:span text:style-name="T1879">[Komentář WK] [DZ]</text:span></text:a><text:span text:style-name="T1880"><text:s/></text:span></text:p>
      <text:p text:style-name="P1881"/>
      <text:p text:style-name="P1882"><text:span text:style-name="T1883"><text:tab/>Zákon č.<text:s/></text:span><text:a xlink:href="aspi://module='ASPI'&amp;link='283/1993%20Sb.%2523'&amp;ucin-k-dni='30.12.9999'" office:target-frame-name="_top" xlink:show="replace"><text:span text:style-name="T1884">283/1993 Sb.</text:span></text:a><text:span text:style-name="T1885">, o státním zastupitelství, ve znění zákona č.<text:s/></text:span><text:a xlink:href="aspi://module='ASPI'&amp;link='261/1994%20Sb.%2523'&amp;ucin-k-dni='30.12.9999'" office:target-frame-name="_top" xlink:show="replace"><text:span text:style-name="T1886">261/1994 Sb.</text:span></text:a><text:span text:style-name="T1887"><text:s/>a zákona č.<text:s/></text:span><text:a xlink:href="aspi://module='ASPI'&amp;link='201/1997%20Sb.%2523'&amp;ucin-k-dni='30.12.9999'" office:target-frame-name="_top" xlink:show="replace"><text:span text:style-name="T1888">201/1997 Sb.</text:span></text:a><text:span text:style-name="T1889">, se mění takto:<text:s/></text:span></text:p>
      <text:p text:style-name="P1890"/>
      <text:p text:style-name="P1891"><text:span text:style-name="T1892"><text:tab/>1. Za<text:s/></text:span><text:a xlink:href="aspi://module='ASPI'&amp;link='283/1993%20Sb.%25234'&amp;ucin-k-dni='30.12.9999'" office:target-frame-name="_top" xlink:show="replace"><text:span text:style-name="T1893">§ 4</text:span></text:a><text:span text:style-name="T1894"><text:s/>se vkládá nový<text:s/></text:span><text:a xlink:href="aspi://module='ASPI'&amp;link='283/1993%20Sb.%25234a'&amp;ucin-k-dni='30.12.9999'" office:target-frame-name="_top" xlink:show="replace"><text:span text:style-name="T1895">§ 4a</text:span></text:a><text:span text:style-name="T1896">, který zní:<text:s/></text:span></text:p>
      <text:p text:style-name="P1897"/>
      <text:p text:style-name="P1898">"§ 4a<text:s/></text:p>
      <text:p text:style-name="P1899"/>
      <text:p text:style-name="P1900"><text:tab/>Státní zastupitelství vykonává v rozsahu a za podmínek stanovených zvláštním zákonem dozor nad dodržováním právních předpisů v místech, kde se vykonává vazba, trest odnětí svobody, ochranné léčení, ochranná nebo ústavní výchova a v jiných místech, kde je podle zákonného oprávnění omezována osobní svoboda.".<text:s/></text:p>
      <text:p text:style-name="P1901"><text:s/></text:p>
      <text:p text:style-name="P1902"><text:span text:style-name="T1903"><text:tab/>2. Za<text:s/></text:span><text:a xlink:href="aspi://module='ASPI'&amp;link='283/1993%20Sb.%252311'&amp;ucin-k-dni='30.12.9999'" office:target-frame-name="_top" xlink:show="replace"><text:span text:style-name="T1904">§ 11</text:span></text:a><text:span text:style-name="T1905"><text:s/>se vkládá nový<text:s/></text:span><text:a xlink:href="aspi://module='ASPI'&amp;link='283/1993%20Sb.%252311a'&amp;ucin-k-dni='30.12.9999'" office:target-frame-name="_top" xlink:show="replace"><text:span text:style-name="T1906">§ 11a</text:span></text:a><text:span text:style-name="T1907">, který zní:<text:s/></text:span></text:p>
      <text:p text:style-name="P1908"/>
      <text:p text:style-name="P1909">"§ 11a<text:s/></text:p>
      <text:p text:style-name="P1910"/>
      <text:p text:style-name="P1911"><text:span text:style-name="T1912"><text:tab/>Oprávnění podle<text:s/></text:span><text:a xlink:href="aspi://module='ASPI'&amp;link='283/1993%20Sb.%252310'&amp;ucin-k-dni='30.12.9999'" office:target-frame-name="_top" xlink:show="replace"><text:span text:style-name="T1913">§ 10</text:span></text:a><text:span text:style-name="T1914"><text:s/>a<text:s/></text:span><text:a xlink:href="aspi://module='ASPI'&amp;link='283/1993%20Sb.%252311'&amp;ucin-k-dni='30.12.9999'" office:target-frame-name="_top" xlink:show="replace"><text:span text:style-name="T1915">§ 11 odst. 3</text:span></text:a><text:span text:style-name="T1916"><text:s/>vůči státnímu zástupci pověřenému výkonem dozoru podle<text:s/></text:span><text:a xlink:href="aspi://module='ASPI'&amp;link='283/1993%20Sb.%25234a'&amp;ucin-k-dni='30.12.9999'" office:target-frame-name="_top" xlink:show="replace"><text:span text:style-name="T1917">§ 4a</text:span></text:a><text:span text:style-name="T1918"><text:s/>může vykonávat pouze pověřený státní zástupce nejblíže vyššího státního zastupitelství, kterému rovněž přísluší právo dohledu podle<text:s/></text:span><text:a xlink:href="aspi://module='ASPI'&amp;link='283/1993%20Sb.%25239'&amp;ucin-k-dni='30.12.9999'" office:target-frame-name="_top" xlink:show="replace"><text:span text:style-name="T1919">§ 9 odst. 1</text:span></text:a><text:span text:style-name="T1920"><text:s/>a<text:s/></text:span><text:a xlink:href="aspi://module='ASPI'&amp;link='283/1993%20Sb.%25239'&amp;ucin-k-dni='30.12.9999'" office:target-frame-name="_top" xlink:show="replace"><text:span text:style-name="T1921">2</text:span></text:a><text:span text:style-name="T1922">.".<text:s/></text:span></text:p>
      <text:p text:style-name="P1923"><text:s/></text:p>
      <text:p text:style-name="P1924"><text:span text:style-name="T1925"><text:tab/>3. Za<text:s/></text:span><text:a xlink:href="aspi://module='ASPI'&amp;link='283/1993%20Sb.%252319'&amp;ucin-k-dni='30.12.9999'" office:target-frame-name="_top" xlink:show="replace"><text:span text:style-name="T1926">§ 19</text:span></text:a><text:span text:style-name="T1927"><text:s/>se vkládá nový<text:s/></text:span><text:a xlink:href="aspi://module='ASPI'&amp;link='283/1993%20Sb.%252319a'&amp;ucin-k-dni='30.12.9999'" office:target-frame-name="_top" xlink:show="replace"><text:span text:style-name="T1928">§ 19a</text:span></text:a><text:span text:style-name="T1929">, který zní:<text:s/></text:span></text:p>
      <text:p text:style-name="P1930"/>
      <text:p text:style-name="P1931">"§ 19a<text:s/></text:p>
      <text:p text:style-name="P1932"/>
      <text:p text:style-name="P1933"><text:span text:style-name="T1934"><text:tab/>Výkonem dozoru podle<text:s/></text:span><text:a xlink:href="aspi://module='ASPI'&amp;link='283/1993%20Sb.%25234a'&amp;ucin-k-dni='30.12.9999'" office:target-frame-name="_top" xlink:show="replace"><text:span text:style-name="T1935">§ 4a</text:span></text:a><text:span text:style-name="T1936"><text:s/>a výkonem oprávnění uvedených v<text:s/></text:span><text:a xlink:href="aspi://module='ASPI'&amp;link='283/1993%20Sb.%252311a'&amp;ucin-k-dni='30.12.9999'" office:target-frame-name="_top" xlink:show="replace"><text:span text:style-name="T1937">§ 11a</text:span></text:a><text:span text:style-name="T1938"><text:s/>pověřuje státní zástupce přidělené k určitému státnímu zastupitelství nejvyšší státní zástupce.".<text:s/></text:span></text:p>
      <text:p text:style-name="P1939"><text:s/></text:p>
      <text:p text:style-name="P1940">ČÁST TŘETÍ<text:s/></text:p>
      <text:p text:style-name="P1941"/>
      <text:p text:style-name="P1942"><text:span text:style-name="T1943">Změna<text:s/></text:span><text:a xlink:href="aspi://module='ASPI'&amp;link='555/1992%20Sb.%2523'&amp;ucin-k-dni='30.12.9999'" office:target-frame-name="_top" xlink:show="replace"><text:span text:style-name="T1944">zákona o Vězeňské službě a justiční stráži</text:span></text:a><text:span text:style-name="T1945"><text:s/></text:span></text:p>
      <text:p text:style-name="P1946"/>
      <text:p text:style-name="P1947"><text:span text:style-name="T1948">§ 84<text:s/></text:span><text:a xlink:href="aspi://module='KO'&amp;link='KO169_1999CZ%252384'&amp;ucin-k-dni='30.12.9999'" office:target-frame-name="_top" xlink:show="replace"><text:span text:style-name="T1949">[Komentář WK] [DZ]</text:span></text:a><text:span text:style-name="T1950"><text:s/></text:span></text:p>
      <text:p text:style-name="P1951"/>
      <text:p text:style-name="P1952"><text:span text:style-name="T1953"><text:tab/>Zákon č.<text:s/></text:span><text:a xlink:href="aspi://module='ASPI'&amp;link='555/1992%20Sb.%2523'&amp;ucin-k-dni='30.12.9999'" office:target-frame-name="_top" xlink:show="replace"><text:span text:style-name="T1954">555/1992 Sb.</text:span></text:a><text:span text:style-name="T1955">, o Vězeňské službě a justiční stráži České republiky, se mění takto:<text:s/></text:span></text:p>
      <text:p text:style-name="P1956"/>
      <text:p text:style-name="P1957"><text:span text:style-name="T1958"><text:tab/>1. V<text:s/></text:span><text:a xlink:href="aspi://module='ASPI'&amp;link='555/1992%20Sb.%25232'&amp;ucin-k-dni='30.12.9999'" office:target-frame-name="_top" xlink:show="replace"><text:span text:style-name="T1959">§ 2 odst. 1 písmeno a)</text:span></text:a><text:span text:style-name="T1960"><text:s/>včetně poznámek pod čarou č. 1) a 2) zní:<text:s/></text:span></text:p>
      <text:p text:style-name="P1961"/>
      <text:p text:style-name="P1962"><text:span text:style-name="T1963">"a) spravuje a střeží ústavy, v nichž se vykonává vazba a trest odnětí svobody, odpovídá za střežení ústavů, které jsou podle zvláštního právního předpisu</text:span><text:span text:style-name="T1964">1)</text:span><text:span text:style-name="T1965"><text:s/>spravovány jinou osobou než Vězeňskou službou, a odpovídá za střežení věznic pro místní výkon trestu, které jsou provozovány obcemi podle zvláštního právního předpisu.2)<text:s/></text:span></text:p>
      <text:p text:style-name="P1966"><text:span text:style-name="T1967"><text:tab/>1)<text:s/></text:span><text:a xlink:href="aspi://module='ASPI'&amp;link='169/1999%20Sb.%252313'&amp;ucin-k-dni='30.12.9999'" office:target-frame-name="_top" xlink:show="replace"><text:span text:style-name="T1968">§ 13 zákona č. 169/1999 Sb.</text:span></text:a><text:span text:style-name="T1969">, o výkonu trestu odnětí svobody a o změně některých souvisejících zákonů.<text:s/></text:span></text:p>
      <text:p text:style-name="P1970"/>
      <text:p text:style-name="P1971"><text:span text:style-name="T1972"><text:tab/>2)<text:s/></text:span><text:a xlink:href="aspi://module='ASPI'&amp;link='169/1999%20Sb.%252359'&amp;ucin-k-dni='30.12.9999'" office:target-frame-name="_top" xlink:show="replace"><text:span text:style-name="T1973">§ 59 zákona č. 169/1999 Sb.</text:span></text:a><text:span text:style-name="T1974">".<text:s/></text:span></text:p>
      <text:p text:style-name="P1975"/>
      <text:p text:style-name="P1976">Dosavadní poznámky pod čarou č. 1) až 5) se označují jako poznámky pod čarou č. 3) až 7), a to včetně odkazů na poznámky pod čarou.<text:s/></text:p>
      <text:p text:style-name="P1977"><text:s/></text:p>
      <text:p text:style-name="P1978"><text:span text:style-name="T1979"><text:tab/>2. V<text:s/></text:span><text:a xlink:href="aspi://module='ASPI'&amp;link='555/1992%20Sb.%252317'&amp;ucin-k-dni='30.12.9999'" office:target-frame-name="_top" xlink:show="replace"><text:span text:style-name="T1980">§ 17 odst. 2</text:span></text:a><text:span text:style-name="T1981"><text:s/>se písmeno g) zrušuje; dosavadní písmena h) až m) se označují jako písmena g) až l).<text:s/></text:span></text:p>
      <text:p text:style-name="P1982"/>
      <text:p text:style-name="P1983"><text:span text:style-name="T1984"><text:tab/>3. V<text:s/></text:span><text:a xlink:href="aspi://module='ASPI'&amp;link='555/1992%20Sb.%252317'&amp;ucin-k-dni='30.12.9999'" office:target-frame-name="_top" xlink:show="replace"><text:span text:style-name="T1985">§ 17</text:span></text:a><text:span text:style-name="T1986"><text:s/>se doplňuje odstavec 5, který zní:<text:s/></text:span></text:p>
      <text:p text:style-name="P1987"/>
      <text:p text:style-name="P1988"><text:span text:style-name="T1989"><text:tab/>"(5) Je-li vzhledem k předchozímu chování odsouzeného, který vykonává trest ve věznici se zvýšenou ostrahou nebo<text:s/></text:span><text:soft-page-break/><text:span text:style-name="T1990">s ostrahou, důvodná obava, že by se mohl chovat násilným způsobem, lze při jeho předvádění použít donucovací prostředky uvedené v odstavci<text:s/></text:span><text:a xlink:href="aspi://module='ASPI'&amp;link='555/1992%20Sb.%252317'&amp;ucin-k-dni='30.12.9999'" office:target-frame-name="_top" xlink:show="replace"><text:span text:style-name="T1991">2 písm. b)</text:span></text:a><text:span text:style-name="T1992">,<text:s/></text:span><text:a xlink:href="aspi://module='ASPI'&amp;link='555/1992%20Sb.%252317'&amp;ucin-k-dni='30.12.9999'" office:target-frame-name="_top" xlink:show="replace"><text:span text:style-name="T1993">c)</text:span></text:a><text:span text:style-name="T1994"><text:s/>a<text:s/></text:span><text:a xlink:href="aspi://module='ASPI'&amp;link='555/1992%20Sb.%252317'&amp;ucin-k-dni='30.12.9999'" office:target-frame-name="_top" xlink:show="replace"><text:span text:style-name="T1995">e)</text:span></text:a><text:span text:style-name="T1996"><text:s/>i bez splnění podmínek stanovených v<text:s/></text:span><text:a xlink:href="aspi://module='ASPI'&amp;link='555/1992%20Sb.%252317'&amp;ucin-k-dni='30.12.9999'" office:target-frame-name="_top" xlink:show="replace"><text:span text:style-name="T1997">odstavci 1</text:span></text:a><text:span text:style-name="T1998">. Příslušník je oprávněn takové donucovací prostředky použít, pokud to je ke splnění účelu úkonu nezbytné.".<text:s/></text:span></text:p>
      <text:p text:style-name="P1999"><text:s/></text:p>
      <text:p text:style-name="P2000">ČÁST ČTVRTÁ<text:s/></text:p>
      <text:p text:style-name="P2001"/>
      <text:p text:style-name="P2002">zrušena</text:p>
      <text:p text:style-name="P2003"/>
      <text:p text:style-name="P2004"><text:s/></text:p>
      <text:p text:style-name="P2005"><text:span text:style-name="T2006">§ 85<text:s/></text:span><text:a xlink:href="aspi://module='KO'&amp;link='KO169_1999CZ%252385'&amp;ucin-k-dni='30.12.9999'" office:target-frame-name="_top" xlink:show="replace"><text:span text:style-name="T2007">[Komentář WK] [DZ]</text:span></text:a><text:span text:style-name="T2008"><text:s/></text:span></text:p>
      <text:p text:style-name="P2009"/>
      <text:p text:style-name="P2010">zrušen</text:p>
      <text:p text:style-name="P2011"/>
      <text:p text:style-name="P2012"><text:s/></text:p>
      <text:p text:style-name="P2013">ČÁST PÁTÁ<text:s/></text:p>
      <text:p text:style-name="P2014"/>
      <text:p text:style-name="P2015"><text:span text:style-name="T2016">§ 86<text:s/></text:span><text:a xlink:href="aspi://module='KO'&amp;link='KO169_1999CZ%252386'&amp;ucin-k-dni='30.12.9999'" office:target-frame-name="_top" xlink:show="replace"><text:span text:style-name="T2017">[Komentář WK] [DZ]</text:span></text:a><text:span text:style-name="T2018"><text:s/></text:span></text:p>
      <text:p text:style-name="P2019"/>
      <text:p text:style-name="P2020">Účinnost</text:p>
      <text:p text:style-name="P2021"/>
      <text:p text:style-name="P2022"><text:s/></text:p>
      <text:p text:style-name="P2023"><text:tab/>Tento zákon nabývá účinnosti dnem 1. ledna 2000.<text:s/></text:p>
      <text:p text:style-name="P2024"/>
      <text:p text:style-name="P2025">Klaus v. r.<text:s/></text:p>
      <text:p text:style-name="P2026"/>
      <text:p text:style-name="P2027">Havel v. r.<text:s/></text:p>
      <text:p text:style-name="P2028"/>
      <text:p text:style-name="P2029">Zeman v. r.<text:s/></text:p>
      <text:p text:style-name="P2030"/>
      <text:p text:style-name="P2031">Vybraná ustanovení novel<text:s/></text:p>
      <text:p text:style-name="P2032"/>
      <text:p text:style-name="P2033"><text:span text:style-name="T2034"><text:s/></text:span><text:a xlink:href="aspi://module='ASPI'&amp;link='58/2017%20Sb.%2523%25C8l.IV'&amp;ucin-k-dni='30.12.9999'" office:target-frame-name="_top" xlink:show="replace"><text:span text:style-name="T2035">Čl. IV zákona č. 58/2017 Sb.</text:span></text:a><text:span text:style-name="T2036"><text:s/></text:span></text:p>
      <text:p text:style-name="P2037"/>
      <text:p text:style-name="P2038">Přechodné ustanovení<text:s/></text:p>
      <text:p text:style-name="P2039"/>
      <text:p text:style-name="P2040"><text:tab/>Odsouzení zařazení k výkonu trestu odnětí svobody do věznice s dohledem za nedbalostní trestné činy se ode dne nabytí účinnosti tohoto zákona považují za umístěné do oddělení s nízkým stupněm zabezpečení, odsouzení zařazení k výkonu trestu odnětí svobody do věznice s dohledem za jiné než nedbalostní trestné činy za umístěné do oddělení se středním stupněm zabezpečení a odsouzení zařazení k výkonu trestu odnětí svobody do věznice s dozorem a do věznice s ostrahou za umístěné do oddělení s vysokým stupněm zabezpečení, nestanoví-li Vězeňská služba jinak.<text:s/></text:p>
      <text:p text:style-name="P2041"><text:s/></text:p>
      <text:p text:style-name="P2042">____________________</text:p>
      <text:p text:style-name="P2043"/>
      <text:p text:style-name="P2044"><text:s/></text:p>
      <text:p text:style-name="P2045"><text:span text:style-name="T2046">1) Zákon č.<text:s/></text:span><text:a xlink:href="aspi://module='ASPI'&amp;link='555/1992%20Sb.%2523'&amp;ucin-k-dni='30.12.9999'" office:target-frame-name="_top" xlink:show="replace"><text:span text:style-name="T2047">555/1992 Sb.</text:span></text:a><text:span text:style-name="T2048">, o Vězeňské službě a justiční stráži České republiky.<text:s/></text:span></text:p>
      <text:p text:style-name="P2049"><text:s/></text:p>
      <text:p text:style-name="P2050"><text:span text:style-name="T2051">3b)<text:s/></text:span><text:a xlink:href="aspi://module='ASPI'&amp;link='218/2003%20Sb.%25232'&amp;ucin-k-dni='30.12.9999'" office:target-frame-name="_top" xlink:show="replace"><text:span text:style-name="T2052">§ 2 odst. 1 písm. c) zákona č. 218/2003 Sb.</text:span></text:a><text:span text:style-name="T2053">, o odpovědnosti mládeže za protiprávní činy a o soudnictví ve věcech mládeže a o změně některých zákonů (zákon o soudnictví ve věcech mládeže).<text:s/></text:span></text:p>
      <text:p text:style-name="P2054"><text:s/></text:p>
      <text:p text:style-name="P2055"><text:span text:style-name="T2056">4) Zákon č.<text:s/></text:span><text:a xlink:href="aspi://module='ASPI'&amp;link='40/2009%20Sb.%2523'&amp;ucin-k-dni='30.12.9999'" office:target-frame-name="_top" xlink:show="replace"><text:span text:style-name="T2057">40/2009 Sb.</text:span></text:a><text:span text:style-name="T2058">, trestní zákoník, ve znění pozdějších předpisů.<text:s/></text:span></text:p>
      <text:p text:style-name="P2059"><text:s/></text:p>
      <text:p text:style-name="P2060"><text:span text:style-name="T2061">Zákon č.<text:s/></text:span><text:a xlink:href="aspi://module='ASPI'&amp;link='141/1961%20Sb.%2523'&amp;ucin-k-dni='30.12.9999'" office:target-frame-name="_top" xlink:show="replace"><text:span text:style-name="T2062">141/1961 Sb.</text:span></text:a><text:span text:style-name="T2063">, o trestním řízení soudním (trestní řád), ve znění pozdějších předpisů.<text:s/></text:span></text:p>
      <text:p text:style-name="P2064"><text:s/></text:p>
      <text:p text:style-name="P2065"><text:span text:style-name="T2066">5) Zákon č.<text:s/></text:span><text:a xlink:href="aspi://module='ASPI'&amp;link='372/2011%20Sb.%2523'&amp;ucin-k-dni='30.12.9999'" office:target-frame-name="_top" xlink:show="replace"><text:span text:style-name="T2067">372/2011 Sb.</text:span></text:a><text:span text:style-name="T2068">, o zdravotních službách a podmínkách jejich poskytování (zákon o zdravotních službách), ve znění pozdějších předpisů, ve znění pozdějších předpisů.<text:s/></text:span></text:p>
      <text:p text:style-name="P2069"><text:s/></text:p>
      <text:p text:style-name="P2070"><text:span text:style-name="T2071">Zákon č.<text:s/></text:span><text:a xlink:href="aspi://module='ASPI'&amp;link='48/1997%20Sb.%2523'&amp;ucin-k-dni='30.12.9999'" office:target-frame-name="_top" xlink:show="replace"><text:span text:style-name="T2072">48/1997 Sb.</text:span></text:a><text:span text:style-name="T2073">, o veřejném zdravotním pojištění a o změně a doplnění některých souvisejících zákonů, ve znění pozdějších předpisů.<text:s/></text:span></text:p>
      <text:p text:style-name="P2074"><text:s/></text:p>
      <text:p text:style-name="P2075"><text:span text:style-name="T2076">Zákon č.<text:s/></text:span><text:a xlink:href="aspi://module='ASPI'&amp;link='592/1992%20Sb.%2523'&amp;ucin-k-dni='30.12.9999'" office:target-frame-name="_top" xlink:show="replace"><text:span text:style-name="T2077">592/1992 Sb.</text:span></text:a><text:span text:style-name="T2078">, o pojistném na všeobecné zdravotní pojištění, ve znění pozdějších předpisů.<text:s/></text:span></text:p>
      <text:p text:style-name="P2079"><text:s/></text:p>
      <text:p text:style-name="P2080"><text:span text:style-name="T2081">6) Vyhláška č.<text:s/></text:span><text:a xlink:href="aspi://module='ASPI'&amp;link='157/1964%20Sb.%2523'&amp;ucin-k-dni='30.12.9999'" office:target-frame-name="_top" xlink:show="replace"><text:span text:style-name="T2082">157/1964 Sb.</text:span></text:a><text:span text:style-name="T2083">, o Vídeňské úmluvě o diplomatických stycích.<text:s/></text:span></text:p>
      <text:p text:style-name="P2084"><text:s/></text:p>
      <text:p text:style-name="P2085"><text:span text:style-name="T2086">Vyhláška č.<text:s/></text:span><text:a xlink:href="aspi://module='ASPI'&amp;link='32/1969%20Sb.%2523'&amp;ucin-k-dni='30.12.9999'" office:target-frame-name="_top" xlink:show="replace"><text:span text:style-name="T2087">32/1969 Sb.</text:span></text:a><text:span text:style-name="T2088">, o Vídeňské úmluvě o konzulárních stycích.<text:s/></text:span></text:p>
      <text:p text:style-name="P2089"><text:s/></text:p>
      <text:p text:style-name="P2090"><text:span text:style-name="T2091">7)<text:s/></text:span><text:a xlink:href="aspi://module='ASPI'&amp;link='40/1964%20Sb.%2523116'&amp;ucin-k-dni='30.12.9999'" office:target-frame-name="_top" xlink:show="replace"><text:span text:style-name="T2092">§ 116 zákona č. 40/1964 Sb.</text:span></text:a><text:span text:style-name="T2093">, občanský zákoník, ve znění pozdějších předpisů.<text:s/></text:span></text:p>
      <text:p text:style-name="P2094"><text:s/></text:p>
      <text:p text:style-name="P2095"><text:span text:style-name="T2096">8) Zákon č.<text:s/></text:span><text:a xlink:href="aspi://module='ASPI'&amp;link='3/2002%20Sb.%2523'&amp;ucin-k-dni='30.12.9999'" office:target-frame-name="_top" xlink:show="replace"><text:span text:style-name="T2097">3/2002 Sb.</text:span></text:a><text:span text:style-name="T2098">, o svobodě náboženského vyznání a postavení církví a náboženských společností a o změně některých zákonů (zákon o církvích a náboženských společnostech), ve znění nálezu Ústavního soudu uveřejněného pod č.<text:s/></text:span><text:a xlink:href="aspi://module='ASPI'&amp;link='4/2003%20Sb.%2523'&amp;ucin-k-dni='30.12.9999'" office:target-frame-name="_top" xlink:show="replace"><text:span text:style-name="T2099">4/2003 Sb.</text:span></text:a><text:span text:style-name="T2100"><text:s/></text:span></text:p>
      <text:p text:style-name="P2101"><text:s/></text:p>
      <text:p text:style-name="P2102"><text:span text:style-name="T2103">9) Zákon č.<text:s/></text:span><text:a xlink:href="aspi://module='ASPI'&amp;link='108/2006%20Sb.%2523'&amp;ucin-k-dni='30.12.9999'" office:target-frame-name="_top" xlink:show="replace"><text:span text:style-name="T2104">108/2006 Sb.</text:span></text:a><text:span text:style-name="T2105">, o sociálních službách.<text:s/></text:span></text:p>
      <text:p text:style-name="P2106"><text:s/></text:p>
      <text:p text:style-name="P2107"><text:span text:style-name="T2108">10) Zákon č.<text:s/></text:span><text:a xlink:href="aspi://module='ASPI'&amp;link='262/2006%20Sb.%2523'&amp;ucin-k-dni='30.12.9999'" office:target-frame-name="_top" xlink:show="replace"><text:span text:style-name="T2109">262/2006 Sb.</text:span></text:a><text:span text:style-name="T2110">, ve znění pozdějších předpisů.<text:s/></text:span></text:p>
      <text:p text:style-name="P2111"><text:s/></text:p>
      <text:p text:style-name="P2112"><text:span text:style-name="T2113">Zákon č.<text:s/></text:span><text:a xlink:href="aspi://module='ASPI'&amp;link='174/1968%20Sb.%2523'&amp;ucin-k-dni='30.12.9999'" office:target-frame-name="_top" xlink:show="replace"><text:span text:style-name="T2114">174/1968 Sb.</text:span></text:a><text:span text:style-name="T2115">, o státním odborném dozoru nad bezpečností práce, ve znění pozdějších předpisů.<text:s/></text:span></text:p>
      <text:p text:style-name="P2116"><text:s/></text:p>
      <text:p text:style-name="P2117"><text:span text:style-name="T2118">Zákon č.<text:s/></text:span><text:a xlink:href="aspi://module='ASPI'&amp;link='133/1985%20Sb.%2523'&amp;ucin-k-dni='30.12.9999'" office:target-frame-name="_top" xlink:show="replace"><text:span text:style-name="T2119">133/1985 Sb.</text:span></text:a><text:span text:style-name="T2120">, o požární ochraně, ve znění pozdějších předpisů.<text:s/></text:span></text:p>
      <text:p text:style-name="P2121"><text:s/></text:p>
      <text:soft-page-break/>
      <text:p text:style-name="P2122"><text:span text:style-name="T2123">12)<text:s/></text:span><text:a xlink:href="aspi://module='ASPI'&amp;link='262/2006%20Sb.%2523238-247'&amp;ucin-k-dni='30.12.9999'" office:target-frame-name="_top" xlink:show="replace"><text:span text:style-name="T2124">§ 238 až 247 zákona č. 262/2006 Sb.</text:span></text:a><text:span text:style-name="T2125">, ve znění pozdějších předpisů.<text:s/></text:span></text:p>
      <text:p text:style-name="P2126"><text:s/></text:p>
      <text:p text:style-name="P2127"><text:span text:style-name="T2128">Úmluva o noční práci mladistvých zaměstnaných v průmyslu, vyhlášená pod č.<text:s/></text:span><text:a xlink:href="aspi://module='ASPI'&amp;link='460/1990%20Sb.%2523'&amp;ucin-k-dni='30.12.9999'" office:target-frame-name="_top" xlink:show="replace"><text:span text:style-name="T2129">460/1990 Sb.</text:span></text:a><text:span text:style-name="T2130"><text:s/></text:span></text:p>
      <text:p text:style-name="P2131"><text:s/></text:p>
      <text:p text:style-name="P2132"><text:span text:style-name="T2133">13)<text:s/></text:span><text:a xlink:href="aspi://module='ASPI'&amp;link='262/2006%20Sb.%252393'&amp;ucin-k-dni='30.12.9999'" office:target-frame-name="_top" xlink:show="replace"><text:span text:style-name="T2134">§ 93 zákona č. 262/2006 Sb.</text:span></text:a><text:span text:style-name="T2135">, ve znění pozdějších předpisů.<text:s/></text:span></text:p>
      <text:p text:style-name="P2136"><text:s/></text:p>
      <text:p text:style-name="P2137"><text:span text:style-name="T2138">15)<text:s/></text:span><text:a xlink:href="aspi://module='ASPI'&amp;link='99/1963%20Sb.%2523258'&amp;ucin-k-dni='30.12.9999'" office:target-frame-name="_top" xlink:show="replace"><text:span text:style-name="T2139">§ 258 zákona č. 99/1963 Sb.</text:span></text:a><text:span text:style-name="T2140">, občanský soudní řád, ve znění pozdějších předpisů.<text:s/></text:span></text:p>
      <text:p text:style-name="P2141"><text:s/></text:p>
      <text:p text:style-name="P2142"><text:span text:style-name="T2143">16)<text:s/></text:span><text:a xlink:href="aspi://module='ASPI'&amp;link='262/2006%20Sb.%2523250'&amp;ucin-k-dni='30.12.9999'" office:target-frame-name="_top" xlink:show="replace"><text:span text:style-name="T2144">§ 250 zákona č. 262/2006 Sb.</text:span></text:a><text:span text:style-name="T2145">, ve znění pozdějších předpisů.<text:s/></text:span></text:p>
      <text:p text:style-name="P2146"><text:s/></text:p>
      <text:p text:style-name="P2147"><text:span text:style-name="T2148">17)<text:s/></text:span><text:a xlink:href="aspi://module='ASPI'&amp;link='262/2006%20Sb.%2523265'&amp;ucin-k-dni='30.12.9999'" office:target-frame-name="_top" xlink:show="replace"><text:span text:style-name="T2149">§ 265</text:span></text:a><text:span text:style-name="T2150">,<text:s/></text:span><text:a xlink:href="aspi://module='ASPI'&amp;link='262/2006%20Sb.%2523269'&amp;ucin-k-dni='30.12.9999'" office:target-frame-name="_top" xlink:show="replace"><text:span text:style-name="T2151">269</text:span></text:a><text:span text:style-name="T2152"><text:s/>a<text:s/></text:span><text:a xlink:href="aspi://module='ASPI'&amp;link='262/2006%20Sb.%2523270'&amp;ucin-k-dni='30.12.9999'" office:target-frame-name="_top" xlink:show="replace"><text:span text:style-name="T2153">270 zákona č. 262/2006 Sb.</text:span></text:a><text:span text:style-name="T2154">, ve znění pozdějších předpisů.<text:s/></text:span></text:p>
      <text:p text:style-name="P2155"><text:s/></text:p>
      <text:p text:style-name="P2156"><text:span text:style-name="T2157">18)<text:s/></text:span><text:a xlink:href="aspi://module='ASPI'&amp;link='167/1998%20Sb.%2523'&amp;ucin-k-dni='30.12.9999'" office:target-frame-name="_top" xlink:show="replace"><text:span text:style-name="T2158">§ 365 až 393 zákona č. 262/2006 Sb.</text:span></text:a><text:span text:style-name="T2159">, ve znění pozdějších předpisů.<text:s/></text:span></text:p>
      <text:p text:style-name="P2160"><text:s/></text:p>
      <text:p text:style-name="P2161"><text:span text:style-name="T2162">19)<text:s/></text:span><text:a xlink:href="aspi://module='ASPI'&amp;link='262/2006%20Sb.%2523266-268'&amp;ucin-k-dni='30.12.9999'" office:target-frame-name="_top" xlink:show="replace"><text:span text:style-name="T2163">§ 266 až 268 zákona č. 262/2006 Sb.</text:span></text:a><text:span text:style-name="T2164">, ve znění pozdějších předpisů.<text:s/></text:span></text:p>
      <text:p text:style-name="P2165"><text:s/></text:p>
      <text:p text:style-name="P2166"><text:span text:style-name="T2167">20)<text:s/></text:span><text:a xlink:href="aspi://module='ASPI'&amp;link='99/1963%20Sb.%2523250'&amp;ucin-k-dni='30.12.9999'" office:target-frame-name="_top" xlink:show="replace"><text:span text:style-name="T2168">§ 250 a násl. zákona č. 99/1963 Sb.</text:span></text:a><text:span text:style-name="T2169">, ve znění pozdějších předpisů.<text:s/></text:span></text:p>
      <text:p text:style-name="P2170"><text:s/></text:p>
      <text:p text:style-name="P2171"><text:span text:style-name="T2172">22)<text:s/></text:span><text:a xlink:href="aspi://module='ASPI'&amp;link='155/1995%20Sb.%252339'&amp;ucin-k-dni='30.12.9999'" office:target-frame-name="_top" xlink:show="replace"><text:span text:style-name="T2173">§ 39 zákona č. 155/1995 Sb.</text:span></text:a><text:span text:style-name="T2174">, o důchodovém pojištění, ve znění pozdějších předpisů.<text:s/></text:span></text:p>
      <text:p text:style-name="P2175"><text:s/></text:p>
      <text:p text:style-name="P2176"><text:span text:style-name="T2177">23) Zákon č.<text:s/></text:span><text:a xlink:href="aspi://module='ASPI'&amp;link='48/1997%20Sb.%2523'&amp;ucin-k-dni='30.12.9999'" office:target-frame-name="_top" xlink:show="replace"><text:span text:style-name="T2178">48/1997 Sb.</text:span></text:a><text:span text:style-name="T2179">, ve znění pozdějších předpisů.</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ormální" style:display-name="Normální" style:family="paragraph">
      <style:text-properties fo:hyphenate="false"/>
    </style:style>
    <style:style style:name="Standardnípísmoodstavce" style:display-name="Standardní písmo odstavce" style:family="text"/>
    <style:style style:name="Textbubliny" style:display-name="Text bubliny" style:family="paragraph" style:parent-style-name="Normální">
      <style:paragraph-properties fo:margin-bottom="0in" fo:line-height="100%"/>
      <style:text-properties style:font-name="Segoe UI" style:font-name-complex="Segoe UI" fo:font-size="9pt" style:font-size-asian="9pt" style:font-size-complex="9pt" fo:hyphenate="false"/>
    </style:style>
    <style:style style:name="TextbublinyChar" style:display-name="Text bubliny Char" style:family="text" style:parent-style-name="Standardnípísmoodstavce">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7in" fo:page-height="11.6944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ádrová Pavlína Mgr.</meta:initial-creator>
    <dc:creator>Bádrová Pavlína Mgr.</dc:creator>
    <meta:creation-date>2018-09-18T09:52:00Z</meta:creation-date>
    <dc:date>2018-09-18T09:52:00Z</dc:date>
    <meta:print-date>2018-09-18T09:49:00Z</meta:print-date>
    <meta:template xlink:href="Normal" xlink:type="simple"/>
    <meta:editing-cycles>2</meta:editing-cycles>
    <meta:editing-duration>PT0S</meta:editing-duration>
    <meta:document-statistic meta:page-count="26" meta:paragraph-count="228" meta:word-count="16585" meta:character-count="114210" meta:row-count="815" meta:non-whitespace-character-count="97853"/>
  </office:meta>
</office:document-meta>
</file>